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C000000FD000000FDD97D1AA5.svm" manifest:media-type=""/>
  <manifest:file-entry manifest:full-path="Object 1/Pictures/2000000C000000FD000000FD5927F5C1.svm" manifest:media-type=""/>
  <manifest:file-entry manifest:full-path="Object 1/Pictures/2000000C000000FD000000FD5B94D82E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0.593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0.672cm"/>
    </style:style>
    <style:style style:name="co8" style:family="table-column">
      <style:table-column-properties fo:break-before="auto" style:column-width="0.935cm"/>
    </style:style>
    <style:style style:name="co9" style:family="table-column">
      <style:table-column-properties fo:break-before="auto" style:column-width="1.094cm"/>
    </style:style>
    <style:style style:name="co10" style:family="table-column">
      <style:table-column-properties fo:break-before="auto" style:column-width="0.778cm"/>
    </style:style>
    <style:style style:name="co11" style:family="table-column">
      <style:table-column-properties fo:break-before="auto" style:column-width="3.1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Droid Sans Fallback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>
            <text:p>Scalar</text:p>
          </table:table-cell>
          <table:table-cell office:value-type="string">
            <text:p>data</text:p>
          </table:table-cell>
          <table:table-cell office:value-type="string">
            <text:p>d/d_R(Mag(&lt;Br,Bz,0&gt;))</text:p>
          </table:table-cell>
          <table:table-cell table:number-columns-repeated="12"/>
        </table:table-row>
        <table:table-row table:style-name="ro1">
          <table:table-cell office:value-type="string">
            <text:p>Grid</text:p>
          </table:table-cell>
          <table:table-cell office:value-type="string">
            <text:p>Output</text:p>
          </table:table-cell>
          <table:table-cell office:value-type="string">
            <text:p>Min:</text:p>
          </table:table-cell>
          <table:table-cell office:value-type="string">
            <text:p>[7</text:p>
          </table:table-cell>
          <table:table-cell office:value-type="float" office:value="-10">
            <text:p>-10</text:p>
          </table:table-cell>
          <table:table-cell office:value-type="string">
            <text:p>0]</text:p>
          </table:table-cell>
          <table:table-cell office:value-type="string">
            <text:p>Max:</text:p>
          </table:table-cell>
          <table:table-cell office:value-type="string">
            <text:p>[7</text:p>
          </table:table-cell>
          <table:table-cell office:value-type="float" office:value="10">
            <text:p>10</text:p>
          </table:table-cell>
          <table:table-cell office:value-type="string">
            <text:p>0]</text:p>
          </table:table-cell>
          <table:table-cell office:value-type="string">
            <text:p>Grid</text:p>
          </table:table-cell>
          <table:table-cell office:value-type="string">
            <text:p>Size:</text:p>
          </table:table-cell>
          <table:table-cell office:value-type="string">
            <text:p>[1</text:p>
          </table:table-cell>
          <table:table-cell office:value-type="float" office:value="0.1">
            <text:p>0.1</text:p>
          </table:table-cell>
          <table:table-cell office:value-type="string">
            <text:p>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/>
          <table:table-cell office:value-type="float" office:value="-143.806518975765">
            <text:p>-143.806518975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9">
            <text:p>-9.9</text:p>
          </table:table-cell>
          <table:table-cell office:value-type="float" office:value="0">
            <text:p>0</text:p>
          </table:table-cell>
          <table:table-cell/>
          <table:table-cell office:value-type="float" office:value="-137.516391616898">
            <text:p>-137.516391616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8">
            <text:p>-9.8</text:p>
          </table:table-cell>
          <table:table-cell office:value-type="float" office:value="0">
            <text:p>0</text:p>
          </table:table-cell>
          <table:table-cell/>
          <table:table-cell office:value-type="float" office:value="-140.873266568847">
            <text:p>-140.873266568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7">
            <text:p>-9.7</text:p>
          </table:table-cell>
          <table:table-cell office:value-type="float" office:value="0">
            <text:p>0</text:p>
          </table:table-cell>
          <table:table-cell/>
          <table:table-cell office:value-type="float" office:value="-146.543872927588">
            <text:p>-146.543872927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6">
            <text:p>-9.6</text:p>
          </table:table-cell>
          <table:table-cell office:value-type="float" office:value="0">
            <text:p>0</text:p>
          </table:table-cell>
          <table:table-cell/>
          <table:table-cell office:value-type="float" office:value="-143.611559181966">
            <text:p>-143.61155918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5">
            <text:p>-9.5</text:p>
          </table:table-cell>
          <table:table-cell office:value-type="float" office:value="0">
            <text:p>0</text:p>
          </table:table-cell>
          <table:table-cell/>
          <table:table-cell office:value-type="float" office:value="-136.573579488822">
            <text:p>-136.573579488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4">
            <text:p>-9.4</text:p>
          </table:table-cell>
          <table:table-cell office:value-type="float" office:value="0">
            <text:p>0</text:p>
          </table:table-cell>
          <table:table-cell/>
          <table:table-cell office:value-type="float" office:value="-142.09593680703">
            <text:p>-142.09593680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3">
            <text:p>-9.3</text:p>
          </table:table-cell>
          <table:table-cell office:value-type="float" office:value="0">
            <text:p>0</text:p>
          </table:table-cell>
          <table:table-cell/>
          <table:table-cell office:value-type="float" office:value="-140.098122722194">
            <text:p>-140.098122722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2">
            <text:p>-9.2</text:p>
          </table:table-cell>
          <table:table-cell office:value-type="float" office:value="0">
            <text:p>0</text:p>
          </table:table-cell>
          <table:table-cell/>
          <table:table-cell office:value-type="float" office:value="-141.170391044112">
            <text:p>-141.170391044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.1">
            <text:p>-9.1</text:p>
          </table:table-cell>
          <table:table-cell office:value-type="float" office:value="0">
            <text:p>0</text:p>
          </table:table-cell>
          <table:table-cell/>
          <table:table-cell office:value-type="float" office:value="-140.87094510324">
            <text:p>-140.870945103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/>
          <table:table-cell office:value-type="float" office:value="-142.502621925716">
            <text:p>-142.502621925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9">
            <text:p>-8.9</text:p>
          </table:table-cell>
          <table:table-cell office:value-type="float" office:value="0">
            <text:p>0</text:p>
          </table:table-cell>
          <table:table-cell/>
          <table:table-cell office:value-type="float" office:value="-148.204891216122">
            <text:p>-148.204891216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8">
            <text:p>-8.8</text:p>
          </table:table-cell>
          <table:table-cell office:value-type="float" office:value="0">
            <text:p>0</text:p>
          </table:table-cell>
          <table:table-cell/>
          <table:table-cell office:value-type="float" office:value="-146.45141224147">
            <text:p>-146.451412241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7">
            <text:p>-8.7</text:p>
          </table:table-cell>
          <table:table-cell office:value-type="float" office:value="0">
            <text:p>0</text:p>
          </table:table-cell>
          <table:table-cell/>
          <table:table-cell office:value-type="float" office:value="-142.717899866183">
            <text:p>-142.717899866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60000000000001">
            <text:p>-8.6</text:p>
          </table:table-cell>
          <table:table-cell office:value-type="float" office:value="0">
            <text:p>0</text:p>
          </table:table-cell>
          <table:table-cell/>
          <table:table-cell office:value-type="float" office:value="-150.643329119757">
            <text:p>-150.643329119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50000000000001">
            <text:p>-8.5</text:p>
          </table:table-cell>
          <table:table-cell office:value-type="float" office:value="0">
            <text:p>0</text:p>
          </table:table-cell>
          <table:table-cell/>
          <table:table-cell office:value-type="float" office:value="-148.503295377024">
            <text:p>-148.50329537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40000000000001">
            <text:p>-8.4</text:p>
          </table:table-cell>
          <table:table-cell office:value-type="float" office:value="0">
            <text:p>0</text:p>
          </table:table-cell>
          <table:table-cell/>
          <table:table-cell office:value-type="float" office:value="-158.203753486518">
            <text:p>-158.203753486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30000000000001">
            <text:p>-8.3</text:p>
          </table:table-cell>
          <table:table-cell office:value-type="float" office:value="0">
            <text:p>0</text:p>
          </table:table-cell>
          <table:table-cell/>
          <table:table-cell office:value-type="float" office:value="-167.184271381268">
            <text:p>-167.18427138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20000000000001">
            <text:p>-8.2</text:p>
          </table:table-cell>
          <table:table-cell office:value-type="float" office:value="0">
            <text:p>0</text:p>
          </table:table-cell>
          <table:table-cell/>
          <table:table-cell office:value-type="float" office:value="-171.936939186225">
            <text:p>-171.936939186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10000000000001">
            <text:p>-8.1</text:p>
          </table:table-cell>
          <table:table-cell office:value-type="float" office:value="0">
            <text:p>0</text:p>
          </table:table-cell>
          <table:table-cell/>
          <table:table-cell office:value-type="float" office:value="-177.009957035991">
            <text:p>-177.00995703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.00000000000001">
            <text:p>-8</text:p>
          </table:table-cell>
          <table:table-cell office:value-type="float" office:value="0">
            <text:p>0</text:p>
          </table:table-cell>
          <table:table-cell/>
          <table:table-cell office:value-type="float" office:value="-182.029054794709">
            <text:p>-182.029054794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90000000000001">
            <text:p>-7.9</text:p>
          </table:table-cell>
          <table:table-cell office:value-type="float" office:value="0">
            <text:p>0</text:p>
          </table:table-cell>
          <table:table-cell/>
          <table:table-cell office:value-type="float" office:value="-186.213227750374">
            <text:p>-186.213227750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80000000000001">
            <text:p>-7.8</text:p>
          </table:table-cell>
          <table:table-cell office:value-type="float" office:value="0">
            <text:p>0</text:p>
          </table:table-cell>
          <table:table-cell/>
          <table:table-cell office:value-type="float" office:value="-189.545689921267">
            <text:p>-189.54568992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70000000000001">
            <text:p>-7.7</text:p>
          </table:table-cell>
          <table:table-cell office:value-type="float" office:value="0">
            <text:p>0</text:p>
          </table:table-cell>
          <table:table-cell/>
          <table:table-cell office:value-type="float" office:value="-198.587843618369">
            <text:p>-198.587843618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60000000000001">
            <text:p>-7.6</text:p>
          </table:table-cell>
          <table:table-cell office:value-type="float" office:value="0">
            <text:p>0</text:p>
          </table:table-cell>
          <table:table-cell/>
          <table:table-cell office:value-type="float" office:value="-191.90067521174">
            <text:p>-191.900675211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50000000000001">
            <text:p>-7.5</text:p>
          </table:table-cell>
          <table:table-cell office:value-type="float" office:value="0">
            <text:p>0</text:p>
          </table:table-cell>
          <table:table-cell/>
          <table:table-cell office:value-type="float" office:value="-190.399831097041">
            <text:p>-190.39983109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40000000000001">
            <text:p>-7.4</text:p>
          </table:table-cell>
          <table:table-cell office:value-type="float" office:value="0">
            <text:p>0</text:p>
          </table:table-cell>
          <table:table-cell/>
          <table:table-cell office:value-type="float" office:value="-189.687848077197">
            <text:p>-189.687848077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30000000000001">
            <text:p>-7.3</text:p>
          </table:table-cell>
          <table:table-cell office:value-type="float" office:value="0">
            <text:p>0</text:p>
          </table:table-cell>
          <table:table-cell/>
          <table:table-cell office:value-type="float" office:value="-190.353722057642">
            <text:p>-190.353722057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20000000000001">
            <text:p>-7.2</text:p>
          </table:table-cell>
          <table:table-cell office:value-type="float" office:value="0">
            <text:p>0</text:p>
          </table:table-cell>
          <table:table-cell/>
          <table:table-cell office:value-type="float" office:value="-188.258168693015">
            <text:p>-188.25816869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10000000000001">
            <text:p>-7.1</text:p>
          </table:table-cell>
          <table:table-cell office:value-type="float" office:value="0">
            <text:p>0</text:p>
          </table:table-cell>
          <table:table-cell/>
          <table:table-cell office:value-type="float" office:value="-187.299705709033">
            <text:p>-187.29970570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.00000000000001">
            <text:p>-7</text:p>
          </table:table-cell>
          <table:table-cell office:value-type="float" office:value="0">
            <text:p>0</text:p>
          </table:table-cell>
          <table:table-cell/>
          <table:table-cell office:value-type="float" office:value="-168.894837339251">
            <text:p>-168.894837339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90000000000001">
            <text:p>-6.9</text:p>
          </table:table-cell>
          <table:table-cell office:value-type="float" office:value="0">
            <text:p>0</text:p>
          </table:table-cell>
          <table:table-cell/>
          <table:table-cell office:value-type="float" office:value="-174.278082461257">
            <text:p>-174.27808246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80000000000001">
            <text:p>-6.8</text:p>
          </table:table-cell>
          <table:table-cell office:value-type="float" office:value="0">
            <text:p>0</text:p>
          </table:table-cell>
          <table:table-cell/>
          <table:table-cell office:value-type="float" office:value="-175.149971619862">
            <text:p>-175.149971619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70000000000001">
            <text:p>-6.7</text:p>
          </table:table-cell>
          <table:table-cell office:value-type="float" office:value="0">
            <text:p>0</text:p>
          </table:table-cell>
          <table:table-cell/>
          <table:table-cell office:value-type="float" office:value="-171.008633644599">
            <text:p>-171.008633644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60000000000001">
            <text:p>-6.6</text:p>
          </table:table-cell>
          <table:table-cell office:value-type="float" office:value="0">
            <text:p>0</text:p>
          </table:table-cell>
          <table:table-cell/>
          <table:table-cell office:value-type="float" office:value="-178.248225490499">
            <text:p>-178.248225490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50000000000001">
            <text:p>-6.5</text:p>
          </table:table-cell>
          <table:table-cell office:value-type="float" office:value="0">
            <text:p>0</text:p>
          </table:table-cell>
          <table:table-cell/>
          <table:table-cell office:value-type="float" office:value="-173.853888642532">
            <text:p>-173.853888642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40000000000001">
            <text:p>-6.4</text:p>
          </table:table-cell>
          <table:table-cell office:value-type="float" office:value="0">
            <text:p>0</text:p>
          </table:table-cell>
          <table:table-cell/>
          <table:table-cell office:value-type="float" office:value="-176.510633127627">
            <text:p>-176.510633127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30000000000001">
            <text:p>-6.3</text:p>
          </table:table-cell>
          <table:table-cell office:value-type="float" office:value="0">
            <text:p>0</text:p>
          </table:table-cell>
          <table:table-cell/>
          <table:table-cell office:value-type="float" office:value="-180.978711896387">
            <text:p>-180.978711896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20000000000001">
            <text:p>-6.2</text:p>
          </table:table-cell>
          <table:table-cell office:value-type="float" office:value="0">
            <text:p>0</text:p>
          </table:table-cell>
          <table:table-cell/>
          <table:table-cell office:value-type="float" office:value="-193.222218864631">
            <text:p>-193.222218864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10000000000001">
            <text:p>-6.1</text:p>
          </table:table-cell>
          <table:table-cell office:value-type="float" office:value="0">
            <text:p>0</text:p>
          </table:table-cell>
          <table:table-cell/>
          <table:table-cell office:value-type="float" office:value="-187.239590392408">
            <text:p>-187.239590392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.00000000000001">
            <text:p>-6</text:p>
          </table:table-cell>
          <table:table-cell office:value-type="float" office:value="0">
            <text:p>0</text:p>
          </table:table-cell>
          <table:table-cell/>
          <table:table-cell office:value-type="float" office:value="-197.862386746396">
            <text:p>-197.862386746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90000000000001">
            <text:p>-5.9</text:p>
          </table:table-cell>
          <table:table-cell office:value-type="float" office:value="0">
            <text:p>0</text:p>
          </table:table-cell>
          <table:table-cell/>
          <table:table-cell office:value-type="float" office:value="-199.094993190098">
            <text:p>-199.094993190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80000000000001">
            <text:p>-5.8</text:p>
          </table:table-cell>
          <table:table-cell office:value-type="float" office:value="0">
            <text:p>0</text:p>
          </table:table-cell>
          <table:table-cell/>
          <table:table-cell office:value-type="float" office:value="-199.108806844277">
            <text:p>-199.108806844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70000000000002">
            <text:p>-5.7</text:p>
          </table:table-cell>
          <table:table-cell office:value-type="float" office:value="0">
            <text:p>0</text:p>
          </table:table-cell>
          <table:table-cell/>
          <table:table-cell office:value-type="float" office:value="-196.964081001566">
            <text:p>-196.964081001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60000000000002">
            <text:p>-5.6</text:p>
          </table:table-cell>
          <table:table-cell office:value-type="float" office:value="0">
            <text:p>0</text:p>
          </table:table-cell>
          <table:table-cell/>
          <table:table-cell office:value-type="float" office:value="-196.578604935652">
            <text:p>-196.578604935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50000000000002">
            <text:p>-5.5</text:p>
          </table:table-cell>
          <table:table-cell office:value-type="float" office:value="0">
            <text:p>0</text:p>
          </table:table-cell>
          <table:table-cell/>
          <table:table-cell office:value-type="float" office:value="-191.988753459522">
            <text:p>-191.988753459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40000000000002">
            <text:p>-5.4</text:p>
          </table:table-cell>
          <table:table-cell office:value-type="float" office:value="0">
            <text:p>0</text:p>
          </table:table-cell>
          <table:table-cell/>
          <table:table-cell office:value-type="float" office:value="-189.272880685501">
            <text:p>-189.272880685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30000000000002">
            <text:p>-5.3</text:p>
          </table:table-cell>
          <table:table-cell office:value-type="float" office:value="0">
            <text:p>0</text:p>
          </table:table-cell>
          <table:table-cell/>
          <table:table-cell office:value-type="float" office:value="-186.235980206777">
            <text:p>-186.235980206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20000000000002">
            <text:p>-5.2</text:p>
          </table:table-cell>
          <table:table-cell office:value-type="float" office:value="0">
            <text:p>0</text:p>
          </table:table-cell>
          <table:table-cell/>
          <table:table-cell office:value-type="float" office:value="-179.764836900437">
            <text:p>-179.764836900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10000000000002">
            <text:p>-5.1</text:p>
          </table:table-cell>
          <table:table-cell office:value-type="float" office:value="0">
            <text:p>0</text:p>
          </table:table-cell>
          <table:table-cell/>
          <table:table-cell office:value-type="float" office:value="-176.242149024524">
            <text:p>-176.242149024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00000000000002">
            <text:p>-5</text:p>
          </table:table-cell>
          <table:table-cell office:value-type="float" office:value="0">
            <text:p>0</text:p>
          </table:table-cell>
          <table:table-cell/>
          <table:table-cell office:value-type="float" office:value="-173.151766735585">
            <text:p>-173.151766735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90000000000002">
            <text:p>-4.9</text:p>
          </table:table-cell>
          <table:table-cell office:value-type="float" office:value="0">
            <text:p>0</text:p>
          </table:table-cell>
          <table:table-cell/>
          <table:table-cell office:value-type="float" office:value="-171.116648031277">
            <text:p>-171.11664803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80000000000002">
            <text:p>-4.8</text:p>
          </table:table-cell>
          <table:table-cell office:value-type="float" office:value="0">
            <text:p>0</text:p>
          </table:table-cell>
          <table:table-cell/>
          <table:table-cell office:value-type="float" office:value="-169.604094234157">
            <text:p>-169.604094234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70000000000002">
            <text:p>-4.7</text:p>
          </table:table-cell>
          <table:table-cell office:value-type="float" office:value="0">
            <text:p>0</text:p>
          </table:table-cell>
          <table:table-cell/>
          <table:table-cell office:value-type="float" office:value="-168.545319934784">
            <text:p>-168.545319934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60000000000002">
            <text:p>-4.6</text:p>
          </table:table-cell>
          <table:table-cell office:value-type="float" office:value="0">
            <text:p>0</text:p>
          </table:table-cell>
          <table:table-cell/>
          <table:table-cell office:value-type="float" office:value="-167.291814796726">
            <text:p>-167.291814796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50000000000002">
            <text:p>-4.5</text:p>
          </table:table-cell>
          <table:table-cell office:value-type="float" office:value="0">
            <text:p>0</text:p>
          </table:table-cell>
          <table:table-cell/>
          <table:table-cell office:value-type="float" office:value="-168.993587567624">
            <text:p>-168.993587567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40000000000002">
            <text:p>-4.4</text:p>
          </table:table-cell>
          <table:table-cell office:value-type="float" office:value="0">
            <text:p>0</text:p>
          </table:table-cell>
          <table:table-cell/>
          <table:table-cell office:value-type="float" office:value="-169.394885791597">
            <text:p>-169.394885791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30000000000002">
            <text:p>-4.3</text:p>
          </table:table-cell>
          <table:table-cell office:value-type="float" office:value="0">
            <text:p>0</text:p>
          </table:table-cell>
          <table:table-cell/>
          <table:table-cell office:value-type="float" office:value="-161.464899275376">
            <text:p>-161.464899275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20000000000002">
            <text:p>-4.2</text:p>
          </table:table-cell>
          <table:table-cell office:value-type="float" office:value="0">
            <text:p>0</text:p>
          </table:table-cell>
          <table:table-cell/>
          <table:table-cell office:value-type="float" office:value="-163.938054494748">
            <text:p>-163.938054494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10000000000002">
            <text:p>-4.1</text:p>
          </table:table-cell>
          <table:table-cell office:value-type="float" office:value="0">
            <text:p>0</text:p>
          </table:table-cell>
          <table:table-cell/>
          <table:table-cell office:value-type="float" office:value="-166.878140293631">
            <text:p>-166.878140293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00000000000002">
            <text:p>-4</text:p>
          </table:table-cell>
          <table:table-cell office:value-type="float" office:value="0">
            <text:p>0</text:p>
          </table:table-cell>
          <table:table-cell/>
          <table:table-cell office:value-type="float" office:value="-169.948027721047">
            <text:p>-169.94802772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90000000000002">
            <text:p>-3.9</text:p>
          </table:table-cell>
          <table:table-cell office:value-type="float" office:value="0">
            <text:p>0</text:p>
          </table:table-cell>
          <table:table-cell/>
          <table:table-cell office:value-type="float" office:value="-173.584114396827">
            <text:p>-173.584114396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80000000000002">
            <text:p>-3.8</text:p>
          </table:table-cell>
          <table:table-cell office:value-type="float" office:value="0">
            <text:p>0</text:p>
          </table:table-cell>
          <table:table-cell/>
          <table:table-cell office:value-type="float" office:value="-176.879477830996">
            <text:p>-176.87947783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70000000000002">
            <text:p>-3.7</text:p>
          </table:table-cell>
          <table:table-cell office:value-type="float" office:value="0">
            <text:p>0</text:p>
          </table:table-cell>
          <table:table-cell/>
          <table:table-cell office:value-type="float" office:value="-186.477721663695">
            <text:p>-186.477721663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60000000000002">
            <text:p>-3.6</text:p>
          </table:table-cell>
          <table:table-cell office:value-type="float" office:value="0">
            <text:p>0</text:p>
          </table:table-cell>
          <table:table-cell/>
          <table:table-cell office:value-type="float" office:value="-191.507538118079">
            <text:p>-191.507538118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50000000000002">
            <text:p>-3.5</text:p>
          </table:table-cell>
          <table:table-cell office:value-type="float" office:value="0">
            <text:p>0</text:p>
          </table:table-cell>
          <table:table-cell/>
          <table:table-cell office:value-type="float" office:value="-197.264930121118">
            <text:p>-197.264930121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40000000000002">
            <text:p>-3.4</text:p>
          </table:table-cell>
          <table:table-cell office:value-type="float" office:value="0">
            <text:p>0</text:p>
          </table:table-cell>
          <table:table-cell/>
          <table:table-cell office:value-type="float" office:value="-187.200493989143">
            <text:p>-187.200493989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30000000000002">
            <text:p>-3.3</text:p>
          </table:table-cell>
          <table:table-cell office:value-type="float" office:value="0">
            <text:p>0</text:p>
          </table:table-cell>
          <table:table-cell/>
          <table:table-cell office:value-type="float" office:value="-185.998664936604">
            <text:p>-185.998664936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20000000000002">
            <text:p>-3.2</text:p>
          </table:table-cell>
          <table:table-cell office:value-type="float" office:value="0">
            <text:p>0</text:p>
          </table:table-cell>
          <table:table-cell/>
          <table:table-cell office:value-type="float" office:value="-201.778371768608">
            <text:p>-201.778371768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10000000000002">
            <text:p>-3.1</text:p>
          </table:table-cell>
          <table:table-cell office:value-type="float" office:value="0">
            <text:p>0</text:p>
          </table:table-cell>
          <table:table-cell/>
          <table:table-cell office:value-type="float" office:value="-197.049522071302">
            <text:p>-197.04952207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.00000000000002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198.07584439401">
            <text:p>-198.07584439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90000000000002">
            <text:p>-2.9</text:p>
          </table:table-cell>
          <table:table-cell office:value-type="float" office:value="0">
            <text:p>0</text:p>
          </table:table-cell>
          <table:table-cell/>
          <table:table-cell office:value-type="float" office:value="-187.754177083338">
            <text:p>-187.754177083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80000000000002">
            <text:p>-2.8</text:p>
          </table:table-cell>
          <table:table-cell office:value-type="float" office:value="0">
            <text:p>0</text:p>
          </table:table-cell>
          <table:table-cell/>
          <table:table-cell office:value-type="float" office:value="-187.772238618633">
            <text:p>-187.772238618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70000000000002">
            <text:p>-2.7</text:p>
          </table:table-cell>
          <table:table-cell office:value-type="float" office:value="0">
            <text:p>0</text:p>
          </table:table-cell>
          <table:table-cell/>
          <table:table-cell office:value-type="float" office:value="-186.495394764902">
            <text:p>-186.495394764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60000000000002">
            <text:p>-2.6</text:p>
          </table:table-cell>
          <table:table-cell office:value-type="float" office:value="0">
            <text:p>0</text:p>
          </table:table-cell>
          <table:table-cell/>
          <table:table-cell office:value-type="float" office:value="-179.990550626535">
            <text:p>-179.990550626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50000000000002">
            <text:p>-2.5</text:p>
          </table:table-cell>
          <table:table-cell office:value-type="float" office:value="0">
            <text:p>0</text:p>
          </table:table-cell>
          <table:table-cell/>
          <table:table-cell office:value-type="float" office:value="-179.804692830776">
            <text:p>-179.804692830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40000000000002">
            <text:p>-2.4</text:p>
          </table:table-cell>
          <table:table-cell office:value-type="float" office:value="0">
            <text:p>0</text:p>
          </table:table-cell>
          <table:table-cell/>
          <table:table-cell office:value-type="float" office:value="-180.425165167186">
            <text:p>-180.425165167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30000000000002">
            <text:p>-2.3</text:p>
          </table:table-cell>
          <table:table-cell office:value-type="float" office:value="0">
            <text:p>0</text:p>
          </table:table-cell>
          <table:table-cell/>
          <table:table-cell office:value-type="float" office:value="-173.415550979991">
            <text:p>-173.4155509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20000000000002">
            <text:p>-2.2</text:p>
          </table:table-cell>
          <table:table-cell office:value-type="float" office:value="0">
            <text:p>0</text:p>
          </table:table-cell>
          <table:table-cell/>
          <table:table-cell office:value-type="float" office:value="-176.785850478986">
            <text:p>-176.78585047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10000000000002">
            <text:p>-2.1</text:p>
          </table:table-cell>
          <table:table-cell office:value-type="float" office:value="0">
            <text:p>0</text:p>
          </table:table-cell>
          <table:table-cell/>
          <table:table-cell office:value-type="float" office:value="-174.632186857753">
            <text:p>-174.632186857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.0000000000000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-183.771510352224">
            <text:p>-183.771510352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90000000000002">
            <text:p>-1.9</text:p>
          </table:table-cell>
          <table:table-cell office:value-type="float" office:value="0">
            <text:p>0</text:p>
          </table:table-cell>
          <table:table-cell/>
          <table:table-cell office:value-type="float" office:value="-173.971701822785">
            <text:p>-173.971701822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80000000000002">
            <text:p>-1.8</text:p>
          </table:table-cell>
          <table:table-cell office:value-type="float" office:value="0">
            <text:p>0</text:p>
          </table:table-cell>
          <table:table-cell/>
          <table:table-cell office:value-type="float" office:value="-181.050309358176">
            <text:p>-181.050309358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70000000000002">
            <text:p>-1.7</text:p>
          </table:table-cell>
          <table:table-cell office:value-type="float" office:value="0">
            <text:p>0</text:p>
          </table:table-cell>
          <table:table-cell/>
          <table:table-cell office:value-type="float" office:value="-184.68469243123">
            <text:p>-184.684692431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60000000000002">
            <text:p>-1.6</text:p>
          </table:table-cell>
          <table:table-cell office:value-type="float" office:value="0">
            <text:p>0</text:p>
          </table:table-cell>
          <table:table-cell/>
          <table:table-cell office:value-type="float" office:value="-189.284903191815">
            <text:p>-189.284903191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50000000000002">
            <text:p>-1.5</text:p>
          </table:table-cell>
          <table:table-cell office:value-type="float" office:value="0">
            <text:p>0</text:p>
          </table:table-cell>
          <table:table-cell/>
          <table:table-cell office:value-type="float" office:value="-191.839045819215">
            <text:p>-191.839045819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40000000000002">
            <text:p>-1.4</text:p>
          </table:table-cell>
          <table:table-cell office:value-type="float" office:value="0">
            <text:p>0</text:p>
          </table:table-cell>
          <table:table-cell/>
          <table:table-cell office:value-type="float" office:value="-195.447118832833">
            <text:p>-195.447118832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30000000000002">
            <text:p>-1.3</text:p>
          </table:table-cell>
          <table:table-cell office:value-type="float" office:value="0">
            <text:p>0</text:p>
          </table:table-cell>
          <table:table-cell/>
          <table:table-cell office:value-type="float" office:value="-194.869857462325">
            <text:p>-194.869857462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20000000000002">
            <text:p>-1.2</text:p>
          </table:table-cell>
          <table:table-cell office:value-type="float" office:value="0">
            <text:p>0</text:p>
          </table:table-cell>
          <table:table-cell/>
          <table:table-cell office:value-type="float" office:value="-194.027972594378">
            <text:p>-194.027972594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10000000000002">
            <text:p>-1.1</text:p>
          </table:table-cell>
          <table:table-cell office:value-type="float" office:value="0">
            <text:p>0</text:p>
          </table:table-cell>
          <table:table-cell/>
          <table:table-cell office:value-type="float" office:value="-188.851826525845">
            <text:p>-188.851826525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00000000000002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-186.755140305987">
            <text:p>-186.75514030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900000000000019">
            <text:p>-0.9</text:p>
          </table:table-cell>
          <table:table-cell office:value-type="float" office:value="0">
            <text:p>0</text:p>
          </table:table-cell>
          <table:table-cell/>
          <table:table-cell office:value-type="float" office:value="-183.917338790536">
            <text:p>-183.917338790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800000000000019">
            <text:p>-0.8</text:p>
          </table:table-cell>
          <table:table-cell office:value-type="float" office:value="0">
            <text:p>0</text:p>
          </table:table-cell>
          <table:table-cell/>
          <table:table-cell office:value-type="float" office:value="-180.665342614035">
            <text:p>-180.66534261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700000000000019">
            <text:p>-0.7</text:p>
          </table:table-cell>
          <table:table-cell office:value-type="float" office:value="0">
            <text:p>0</text:p>
          </table:table-cell>
          <table:table-cell/>
          <table:table-cell office:value-type="float" office:value="-177.879167214692">
            <text:p>-177.879167214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600000000000019">
            <text:p>-0.6</text:p>
          </table:table-cell>
          <table:table-cell office:value-type="float" office:value="0">
            <text:p>0</text:p>
          </table:table-cell>
          <table:table-cell/>
          <table:table-cell office:value-type="float" office:value="-173.330194027001">
            <text:p>-173.33019402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500000000000019">
            <text:p>-0.5</text:p>
          </table:table-cell>
          <table:table-cell office:value-type="float" office:value="0">
            <text:p>0</text:p>
          </table:table-cell>
          <table:table-cell/>
          <table:table-cell office:value-type="float" office:value="-170.860690649151">
            <text:p>-170.860690649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400000000000019">
            <text:p>-0.4</text:p>
          </table:table-cell>
          <table:table-cell office:value-type="float" office:value="0">
            <text:p>0</text:p>
          </table:table-cell>
          <table:table-cell/>
          <table:table-cell office:value-type="float" office:value="-168.04580846536">
            <text:p>-168.045808465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300000000000019">
            <text:p>-0.3</text:p>
          </table:table-cell>
          <table:table-cell office:value-type="float" office:value="0">
            <text:p>0</text:p>
          </table:table-cell>
          <table:table-cell/>
          <table:table-cell office:value-type="float" office:value="-168.914486663138">
            <text:p>-168.914486663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00000000000019">
            <text:p>-0.2</text:p>
          </table:table-cell>
          <table:table-cell office:value-type="float" office:value="0">
            <text:p>0</text:p>
          </table:table-cell>
          <table:table-cell/>
          <table:table-cell office:value-type="float" office:value="-165.689178973313">
            <text:p>-165.689178973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00000000000019">
            <text:p>-0.1</text:p>
          </table:table-cell>
          <table:table-cell office:value-type="float" office:value="0">
            <text:p>0</text:p>
          </table:table-cell>
          <table:table-cell/>
          <table:table-cell office:value-type="float" office:value="-166.079062867528">
            <text:p>-166.079062867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000000000000187905246917808">
            <text:p>-1.87905246917808E-014</text:p>
          </table:table-cell>
          <table:table-cell office:value-type="float" office:value="0">
            <text:p>0</text:p>
          </table:table-cell>
          <table:table-cell/>
          <table:table-cell office:value-type="float" office:value="-165.216207919228">
            <text:p>-165.216207919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99999999999812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-158.720776763547">
            <text:p>-158.720776763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99999999999981">
            <text:p>0.2</text:p>
          </table:table-cell>
          <table:table-cell office:value-type="float" office:value="0">
            <text:p>0</text:p>
          </table:table-cell>
          <table:table-cell/>
          <table:table-cell office:value-type="float" office:value="-164.419297232163">
            <text:p>-164.419297232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99999999999981">
            <text:p>0.3</text:p>
          </table:table-cell>
          <table:table-cell office:value-type="float" office:value="0">
            <text:p>0</text:p>
          </table:table-cell>
          <table:table-cell/>
          <table:table-cell office:value-type="float" office:value="-161.008183230793">
            <text:p>-161.008183230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99999999999981">
            <text:p>0.4</text:p>
          </table:table-cell>
          <table:table-cell office:value-type="float" office:value="0">
            <text:p>0</text:p>
          </table:table-cell>
          <table:table-cell/>
          <table:table-cell office:value-type="float" office:value="-168.501825316343">
            <text:p>-168.501825316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99999999999981">
            <text:p>0.5</text:p>
          </table:table-cell>
          <table:table-cell office:value-type="float" office:value="0">
            <text:p>0</text:p>
          </table:table-cell>
          <table:table-cell/>
          <table:table-cell office:value-type="float" office:value="-171.661400739167">
            <text:p>-171.661400739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99999999999981">
            <text:p>0.6</text:p>
          </table:table-cell>
          <table:table-cell office:value-type="float" office:value="0">
            <text:p>0</text:p>
          </table:table-cell>
          <table:table-cell/>
          <table:table-cell office:value-type="float" office:value="-174.567177278801">
            <text:p>-174.567177278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99999999999981">
            <text:p>0.7</text:p>
          </table:table-cell>
          <table:table-cell office:value-type="float" office:value="0">
            <text:p>0</text:p>
          </table:table-cell>
          <table:table-cell/>
          <table:table-cell office:value-type="float" office:value="-178.380074532512">
            <text:p>-178.380074532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99999999999981">
            <text:p>0.8</text:p>
          </table:table-cell>
          <table:table-cell office:value-type="float" office:value="0">
            <text:p>0</text:p>
          </table:table-cell>
          <table:table-cell/>
          <table:table-cell office:value-type="float" office:value="-181.618195788037">
            <text:p>-181.61819578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9999999999981">
            <text:p>0.9</text:p>
          </table:table-cell>
          <table:table-cell office:value-type="float" office:value="0">
            <text:p>0</text:p>
          </table:table-cell>
          <table:table-cell/>
          <table:table-cell office:value-type="float" office:value="-185.533994127504">
            <text:p>-185.533994127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9999999999998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188.783128363603">
            <text:p>-188.783128363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09999999999998">
            <text:p>1.1</text:p>
          </table:table-cell>
          <table:table-cell office:value-type="float" office:value="0">
            <text:p>0</text:p>
          </table:table-cell>
          <table:table-cell/>
          <table:table-cell office:value-type="float" office:value="-192.936916929548">
            <text:p>-192.936916929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19999999999998">
            <text:p>1.2</text:p>
          </table:table-cell>
          <table:table-cell office:value-type="float" office:value="0">
            <text:p>0</text:p>
          </table:table-cell>
          <table:table-cell/>
          <table:table-cell office:value-type="float" office:value="-197.753615714373">
            <text:p>-197.753615714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9999999999998">
            <text:p>1.3</text:p>
          </table:table-cell>
          <table:table-cell office:value-type="float" office:value="0">
            <text:p>0</text:p>
          </table:table-cell>
          <table:table-cell/>
          <table:table-cell office:value-type="float" office:value="-198.480335981368">
            <text:p>-198.480335981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9999999999998">
            <text:p>1.4</text:p>
          </table:table-cell>
          <table:table-cell office:value-type="float" office:value="0">
            <text:p>0</text:p>
          </table:table-cell>
          <table:table-cell/>
          <table:table-cell office:value-type="float" office:value="-197.135283020812">
            <text:p>-197.135283020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49999999999998">
            <text:p>1.5</text:p>
          </table:table-cell>
          <table:table-cell office:value-type="float" office:value="0">
            <text:p>0</text:p>
          </table:table-cell>
          <table:table-cell/>
          <table:table-cell office:value-type="float" office:value="-198.429478509648">
            <text:p>-198.429478509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9999999999998">
            <text:p>1.6</text:p>
          </table:table-cell>
          <table:table-cell office:value-type="float" office:value="0">
            <text:p>0</text:p>
          </table:table-cell>
          <table:table-cell/>
          <table:table-cell office:value-type="float" office:value="-209.653690474877">
            <text:p>-209.653690474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69999999999998">
            <text:p>1.7</text:p>
          </table:table-cell>
          <table:table-cell office:value-type="float" office:value="0">
            <text:p>0</text:p>
          </table:table-cell>
          <table:table-cell/>
          <table:table-cell office:value-type="float" office:value="-192.627942877108">
            <text:p>-192.627942877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9999999999998">
            <text:p>1.8</text:p>
          </table:table-cell>
          <table:table-cell office:value-type="float" office:value="0">
            <text:p>0</text:p>
          </table:table-cell>
          <table:table-cell/>
          <table:table-cell office:value-type="float" office:value="-187.993182718311">
            <text:p>-187.993182718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89999999999998">
            <text:p>1.9</text:p>
          </table:table-cell>
          <table:table-cell office:value-type="float" office:value="0">
            <text:p>0</text:p>
          </table:table-cell>
          <table:table-cell/>
          <table:table-cell office:value-type="float" office:value="-183.718974682598">
            <text:p>-183.718974682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9999999999998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-182.182303767917">
            <text:p>-182.182303767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09999999999998">
            <text:p>2.1</text:p>
          </table:table-cell>
          <table:table-cell office:value-type="float" office:value="0">
            <text:p>0</text:p>
          </table:table-cell>
          <table:table-cell/>
          <table:table-cell office:value-type="float" office:value="-178.897785488224">
            <text:p>-178.897785488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19999999999998">
            <text:p>2.2</text:p>
          </table:table-cell>
          <table:table-cell office:value-type="float" office:value="0">
            <text:p>0</text:p>
          </table:table-cell>
          <table:table-cell/>
          <table:table-cell office:value-type="float" office:value="-178.788716622286">
            <text:p>-178.788716622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9999999999998">
            <text:p>2.3</text:p>
          </table:table-cell>
          <table:table-cell office:value-type="float" office:value="0">
            <text:p>0</text:p>
          </table:table-cell>
          <table:table-cell/>
          <table:table-cell office:value-type="float" office:value="-177.770963362589">
            <text:p>-177.770963362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39999999999998">
            <text:p>2.4</text:p>
          </table:table-cell>
          <table:table-cell office:value-type="float" office:value="0">
            <text:p>0</text:p>
          </table:table-cell>
          <table:table-cell/>
          <table:table-cell office:value-type="float" office:value="-179.038763083037">
            <text:p>-179.03876308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49999999999998">
            <text:p>2.5</text:p>
          </table:table-cell>
          <table:table-cell office:value-type="float" office:value="0">
            <text:p>0</text:p>
          </table:table-cell>
          <table:table-cell/>
          <table:table-cell office:value-type="float" office:value="-176.146760840569">
            <text:p>-176.146760840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9999999999998">
            <text:p>2.6</text:p>
          </table:table-cell>
          <table:table-cell office:value-type="float" office:value="0">
            <text:p>0</text:p>
          </table:table-cell>
          <table:table-cell/>
          <table:table-cell office:value-type="float" office:value="-175.799133140914">
            <text:p>-175.799133140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69999999999998">
            <text:p>2.7</text:p>
          </table:table-cell>
          <table:table-cell office:value-type="float" office:value="0">
            <text:p>0</text:p>
          </table:table-cell>
          <table:table-cell/>
          <table:table-cell office:value-type="float" office:value="-180.549389617364">
            <text:p>-180.549389617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79999999999998">
            <text:p>2.8</text:p>
          </table:table-cell>
          <table:table-cell office:value-type="float" office:value="0">
            <text:p>0</text:p>
          </table:table-cell>
          <table:table-cell/>
          <table:table-cell office:value-type="float" office:value="-186.403867373008">
            <text:p>-186.40386737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89999999999998">
            <text:p>2.9</text:p>
          </table:table-cell>
          <table:table-cell office:value-type="float" office:value="0">
            <text:p>0</text:p>
          </table:table-cell>
          <table:table-cell/>
          <table:table-cell office:value-type="float" office:value="-186.148770671522">
            <text:p>-186.148770671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99999999999998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189.943143473933">
            <text:p>-189.943143473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09999999999998">
            <text:p>3.1</text:p>
          </table:table-cell>
          <table:table-cell office:value-type="float" office:value="0">
            <text:p>0</text:p>
          </table:table-cell>
          <table:table-cell/>
          <table:table-cell office:value-type="float" office:value="-191.809263333815">
            <text:p>-191.809263333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19999999999998">
            <text:p>3.2</text:p>
          </table:table-cell>
          <table:table-cell office:value-type="float" office:value="0">
            <text:p>0</text:p>
          </table:table-cell>
          <table:table-cell/>
          <table:table-cell office:value-type="float" office:value="-181.080603512446">
            <text:p>-181.080603512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29999999999998">
            <text:p>3.3</text:p>
          </table:table-cell>
          <table:table-cell office:value-type="float" office:value="0">
            <text:p>0</text:p>
          </table:table-cell>
          <table:table-cell/>
          <table:table-cell office:value-type="float" office:value="-190.954863371978">
            <text:p>-190.95486337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39999999999998">
            <text:p>3.4</text:p>
          </table:table-cell>
          <table:table-cell office:value-type="float" office:value="0">
            <text:p>0</text:p>
          </table:table-cell>
          <table:table-cell/>
          <table:table-cell office:value-type="float" office:value="-189.816278797627">
            <text:p>-189.816278797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49999999999998">
            <text:p>3.5</text:p>
          </table:table-cell>
          <table:table-cell office:value-type="float" office:value="0">
            <text:p>0</text:p>
          </table:table-cell>
          <table:table-cell/>
          <table:table-cell office:value-type="float" office:value="-192.418432552399">
            <text:p>-192.418432552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9999999999998">
            <text:p>3.6</text:p>
          </table:table-cell>
          <table:table-cell office:value-type="float" office:value="0">
            <text:p>0</text:p>
          </table:table-cell>
          <table:table-cell/>
          <table:table-cell office:value-type="float" office:value="-186.822343893645">
            <text:p>-186.822343893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9999999999998">
            <text:p>3.7</text:p>
          </table:table-cell>
          <table:table-cell office:value-type="float" office:value="0">
            <text:p>0</text:p>
          </table:table-cell>
          <table:table-cell/>
          <table:table-cell office:value-type="float" office:value="-182.952518264462">
            <text:p>-182.952518264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9999999999998">
            <text:p>3.8</text:p>
          </table:table-cell>
          <table:table-cell office:value-type="float" office:value="0">
            <text:p>0</text:p>
          </table:table-cell>
          <table:table-cell/>
          <table:table-cell office:value-type="float" office:value="-181.506964518044">
            <text:p>-181.50696451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9999999999998">
            <text:p>3.9</text:p>
          </table:table-cell>
          <table:table-cell office:value-type="float" office:value="0">
            <text:p>0</text:p>
          </table:table-cell>
          <table:table-cell/>
          <table:table-cell office:value-type="float" office:value="-174.544862568936">
            <text:p>-174.544862568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99999999999998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174.46082993045">
            <text:p>-174.460829930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09999999999998">
            <text:p>4.1</text:p>
          </table:table-cell>
          <table:table-cell office:value-type="float" office:value="0">
            <text:p>0</text:p>
          </table:table-cell>
          <table:table-cell/>
          <table:table-cell office:value-type="float" office:value="-166.376427519489">
            <text:p>-166.376427519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19999999999998">
            <text:p>4.2</text:p>
          </table:table-cell>
          <table:table-cell office:value-type="float" office:value="0">
            <text:p>0</text:p>
          </table:table-cell>
          <table:table-cell/>
          <table:table-cell office:value-type="float" office:value="-165.271013100222">
            <text:p>-165.271013100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29999999999998">
            <text:p>4.3</text:p>
          </table:table-cell>
          <table:table-cell office:value-type="float" office:value="0">
            <text:p>0</text:p>
          </table:table-cell>
          <table:table-cell/>
          <table:table-cell office:value-type="float" office:value="-162.789741512977">
            <text:p>-162.7897415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39999999999998">
            <text:p>4.4</text:p>
          </table:table-cell>
          <table:table-cell office:value-type="float" office:value="0">
            <text:p>0</text:p>
          </table:table-cell>
          <table:table-cell/>
          <table:table-cell office:value-type="float" office:value="-166.764765988918">
            <text:p>-166.764765988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49999999999998">
            <text:p>4.5</text:p>
          </table:table-cell>
          <table:table-cell office:value-type="float" office:value="0">
            <text:p>0</text:p>
          </table:table-cell>
          <table:table-cell/>
          <table:table-cell office:value-type="float" office:value="-165.033960714589">
            <text:p>-165.033960714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59999999999998">
            <text:p>4.6</text:p>
          </table:table-cell>
          <table:table-cell office:value-type="float" office:value="0">
            <text:p>0</text:p>
          </table:table-cell>
          <table:table-cell/>
          <table:table-cell office:value-type="float" office:value="-170.972945019906">
            <text:p>-170.972945019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69999999999998">
            <text:p>4.7</text:p>
          </table:table-cell>
          <table:table-cell office:value-type="float" office:value="0">
            <text:p>0</text:p>
          </table:table-cell>
          <table:table-cell/>
          <table:table-cell office:value-type="float" office:value="-167.07148490774">
            <text:p>-167.071484907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79999999999998">
            <text:p>4.8</text:p>
          </table:table-cell>
          <table:table-cell office:value-type="float" office:value="0">
            <text:p>0</text:p>
          </table:table-cell>
          <table:table-cell/>
          <table:table-cell office:value-type="float" office:value="-174.395469992132">
            <text:p>-174.395469992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89999999999998">
            <text:p>4.9</text:p>
          </table:table-cell>
          <table:table-cell office:value-type="float" office:value="0">
            <text:p>0</text:p>
          </table:table-cell>
          <table:table-cell/>
          <table:table-cell office:value-type="float" office:value="-174.361432053968">
            <text:p>-174.36143205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99999999999998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172.754752519609">
            <text:p>-172.754752519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9999999999998">
            <text:p>5.1</text:p>
          </table:table-cell>
          <table:table-cell office:value-type="float" office:value="0">
            <text:p>0</text:p>
          </table:table-cell>
          <table:table-cell/>
          <table:table-cell office:value-type="float" office:value="-177.531706657465">
            <text:p>-177.531706657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19999999999998">
            <text:p>5.2</text:p>
          </table:table-cell>
          <table:table-cell office:value-type="float" office:value="0">
            <text:p>0</text:p>
          </table:table-cell>
          <table:table-cell/>
          <table:table-cell office:value-type="float" office:value="-180.589427067344">
            <text:p>-180.589427067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29999999999998">
            <text:p>5.3</text:p>
          </table:table-cell>
          <table:table-cell office:value-type="float" office:value="0">
            <text:p>0</text:p>
          </table:table-cell>
          <table:table-cell/>
          <table:table-cell office:value-type="float" office:value="-183.915684406361">
            <text:p>-183.915684406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39999999999998">
            <text:p>5.4</text:p>
          </table:table-cell>
          <table:table-cell office:value-type="float" office:value="0">
            <text:p>0</text:p>
          </table:table-cell>
          <table:table-cell/>
          <table:table-cell office:value-type="float" office:value="-180.001394470155">
            <text:p>-180.001394470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49999999999998">
            <text:p>5.5</text:p>
          </table:table-cell>
          <table:table-cell office:value-type="float" office:value="0">
            <text:p>0</text:p>
          </table:table-cell>
          <table:table-cell/>
          <table:table-cell office:value-type="float" office:value="-189.490207184993">
            <text:p>-189.49020718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9999999999998">
            <text:p>5.6</text:p>
          </table:table-cell>
          <table:table-cell office:value-type="float" office:value="0">
            <text:p>0</text:p>
          </table:table-cell>
          <table:table-cell/>
          <table:table-cell office:value-type="float" office:value="-195.358874871559">
            <text:p>-195.358874871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69999999999998">
            <text:p>5.7</text:p>
          </table:table-cell>
          <table:table-cell office:value-type="float" office:value="0">
            <text:p>0</text:p>
          </table:table-cell>
          <table:table-cell/>
          <table:table-cell office:value-type="float" office:value="-203.969500231349">
            <text:p>-203.969500231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79999999999998">
            <text:p>5.8</text:p>
          </table:table-cell>
          <table:table-cell office:value-type="float" office:value="0">
            <text:p>0</text:p>
          </table:table-cell>
          <table:table-cell/>
          <table:table-cell office:value-type="float" office:value="-199.052514173284">
            <text:p>-199.052514173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89999999999998">
            <text:p>5.9</text:p>
          </table:table-cell>
          <table:table-cell office:value-type="float" office:value="0">
            <text:p>0</text:p>
          </table:table-cell>
          <table:table-cell/>
          <table:table-cell office:value-type="float" office:value="-194.314174486907">
            <text:p>-194.314174486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9999999999998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199.275624182732">
            <text:p>-199.275624182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09999999999998">
            <text:p>6.1</text:p>
          </table:table-cell>
          <table:table-cell office:value-type="float" office:value="0">
            <text:p>0</text:p>
          </table:table-cell>
          <table:table-cell/>
          <table:table-cell office:value-type="float" office:value="-189.095665018783">
            <text:p>-189.095665018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19999999999998">
            <text:p>6.2</text:p>
          </table:table-cell>
          <table:table-cell office:value-type="float" office:value="0">
            <text:p>0</text:p>
          </table:table-cell>
          <table:table-cell/>
          <table:table-cell office:value-type="float" office:value="-189.229313377154">
            <text:p>-189.229313377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29999999999998">
            <text:p>6.3</text:p>
          </table:table-cell>
          <table:table-cell office:value-type="float" office:value="0">
            <text:p>0</text:p>
          </table:table-cell>
          <table:table-cell/>
          <table:table-cell office:value-type="float" office:value="-178.174908991916">
            <text:p>-178.174908991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39999999999998">
            <text:p>6.4</text:p>
          </table:table-cell>
          <table:table-cell office:value-type="float" office:value="0">
            <text:p>0</text:p>
          </table:table-cell>
          <table:table-cell/>
          <table:table-cell office:value-type="float" office:value="-183.122425128673">
            <text:p>-183.122425128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49999999999998">
            <text:p>6.5</text:p>
          </table:table-cell>
          <table:table-cell office:value-type="float" office:value="0">
            <text:p>0</text:p>
          </table:table-cell>
          <table:table-cell/>
          <table:table-cell office:value-type="float" office:value="-180.421105507553">
            <text:p>-180.421105507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59999999999997">
            <text:p>6.6</text:p>
          </table:table-cell>
          <table:table-cell office:value-type="float" office:value="0">
            <text:p>0</text:p>
          </table:table-cell>
          <table:table-cell/>
          <table:table-cell office:value-type="float" office:value="-170.213405204274">
            <text:p>-170.213405204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69999999999997">
            <text:p>6.7</text:p>
          </table:table-cell>
          <table:table-cell office:value-type="float" office:value="0">
            <text:p>0</text:p>
          </table:table-cell>
          <table:table-cell/>
          <table:table-cell office:value-type="float" office:value="-175.051540077233">
            <text:p>-175.051540077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79999999999997">
            <text:p>6.8</text:p>
          </table:table-cell>
          <table:table-cell office:value-type="float" office:value="0">
            <text:p>0</text:p>
          </table:table-cell>
          <table:table-cell/>
          <table:table-cell office:value-type="float" office:value="-169.434591835634">
            <text:p>-169.434591835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89999999999997">
            <text:p>6.9</text:p>
          </table:table-cell>
          <table:table-cell office:value-type="float" office:value="0">
            <text:p>0</text:p>
          </table:table-cell>
          <table:table-cell/>
          <table:table-cell office:value-type="float" office:value="-176.314259076886">
            <text:p>-176.314259076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9999999999999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171.645259202621">
            <text:p>-171.645259202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09999999999997">
            <text:p>7.1</text:p>
          </table:table-cell>
          <table:table-cell office:value-type="float" office:value="0">
            <text:p>0</text:p>
          </table:table-cell>
          <table:table-cell/>
          <table:table-cell office:value-type="float" office:value="-184.076901364993">
            <text:p>-184.07690136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19999999999997">
            <text:p>7.2</text:p>
          </table:table-cell>
          <table:table-cell office:value-type="float" office:value="0">
            <text:p>0</text:p>
          </table:table-cell>
          <table:table-cell/>
          <table:table-cell office:value-type="float" office:value="-185.537650326072">
            <text:p>-185.537650326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29999999999997">
            <text:p>7.3</text:p>
          </table:table-cell>
          <table:table-cell office:value-type="float" office:value="0">
            <text:p>0</text:p>
          </table:table-cell>
          <table:table-cell/>
          <table:table-cell office:value-type="float" office:value="-185.815451530308">
            <text:p>-185.815451530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9999999999997">
            <text:p>7.4</text:p>
          </table:table-cell>
          <table:table-cell office:value-type="float" office:value="0">
            <text:p>0</text:p>
          </table:table-cell>
          <table:table-cell/>
          <table:table-cell office:value-type="float" office:value="-185.088806612113">
            <text:p>-185.088806612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49999999999997">
            <text:p>7.5</text:p>
          </table:table-cell>
          <table:table-cell office:value-type="float" office:value="0">
            <text:p>0</text:p>
          </table:table-cell>
          <table:table-cell/>
          <table:table-cell office:value-type="float" office:value="-192.544217691631">
            <text:p>-192.544217691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59999999999997">
            <text:p>7.6</text:p>
          </table:table-cell>
          <table:table-cell office:value-type="float" office:value="0">
            <text:p>0</text:p>
          </table:table-cell>
          <table:table-cell/>
          <table:table-cell office:value-type="float" office:value="-194.44978726347">
            <text:p>-194.449787263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69999999999997">
            <text:p>7.7</text:p>
          </table:table-cell>
          <table:table-cell office:value-type="float" office:value="0">
            <text:p>0</text:p>
          </table:table-cell>
          <table:table-cell/>
          <table:table-cell office:value-type="float" office:value="-192.611228918982">
            <text:p>-192.61122891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79999999999997">
            <text:p>7.8</text:p>
          </table:table-cell>
          <table:table-cell office:value-type="float" office:value="0">
            <text:p>0</text:p>
          </table:table-cell>
          <table:table-cell/>
          <table:table-cell office:value-type="float" office:value="-192.209622700881">
            <text:p>-192.209622700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89999999999997">
            <text:p>7.9</text:p>
          </table:table-cell>
          <table:table-cell office:value-type="float" office:value="0">
            <text:p>0</text:p>
          </table:table-cell>
          <table:table-cell/>
          <table:table-cell office:value-type="float" office:value="-182.856743488657">
            <text:p>-182.856743488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99999999999997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181.335676129173">
            <text:p>-181.335676129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09999999999997">
            <text:p>8.1</text:p>
          </table:table-cell>
          <table:table-cell office:value-type="float" office:value="0">
            <text:p>0</text:p>
          </table:table-cell>
          <table:table-cell/>
          <table:table-cell office:value-type="float" office:value="-173.170456041745">
            <text:p>-173.170456041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19999999999997">
            <text:p>8.2</text:p>
          </table:table-cell>
          <table:table-cell office:value-type="float" office:value="0">
            <text:p>0</text:p>
          </table:table-cell>
          <table:table-cell/>
          <table:table-cell office:value-type="float" office:value="-174.31374012026">
            <text:p>-174.313740120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9999999999997">
            <text:p>8.3</text:p>
          </table:table-cell>
          <table:table-cell office:value-type="float" office:value="0">
            <text:p>0</text:p>
          </table:table-cell>
          <table:table-cell/>
          <table:table-cell office:value-type="float" office:value="-162.088576487155">
            <text:p>-162.088576487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39999999999997">
            <text:p>8.4</text:p>
          </table:table-cell>
          <table:table-cell office:value-type="float" office:value="0">
            <text:p>0</text:p>
          </table:table-cell>
          <table:table-cell/>
          <table:table-cell office:value-type="float" office:value="-152.400394522133">
            <text:p>-152.400394522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49999999999997">
            <text:p>8.5</text:p>
          </table:table-cell>
          <table:table-cell office:value-type="float" office:value="0">
            <text:p>0</text:p>
          </table:table-cell>
          <table:table-cell/>
          <table:table-cell office:value-type="float" office:value="-157.326636098064">
            <text:p>-157.326636098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59999999999997">
            <text:p>8.6</text:p>
          </table:table-cell>
          <table:table-cell office:value-type="float" office:value="0">
            <text:p>0</text:p>
          </table:table-cell>
          <table:table-cell/>
          <table:table-cell office:value-type="float" office:value="-146.260311637629">
            <text:p>-146.260311637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69999999999997">
            <text:p>8.7</text:p>
          </table:table-cell>
          <table:table-cell office:value-type="float" office:value="0">
            <text:p>0</text:p>
          </table:table-cell>
          <table:table-cell/>
          <table:table-cell office:value-type="float" office:value="-149.391719975824">
            <text:p>-149.391719975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9999999999997">
            <text:p>8.8</text:p>
          </table:table-cell>
          <table:table-cell office:value-type="float" office:value="0">
            <text:p>0</text:p>
          </table:table-cell>
          <table:table-cell/>
          <table:table-cell office:value-type="float" office:value="-145.944024916978">
            <text:p>-145.94402491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89999999999997">
            <text:p>8.9</text:p>
          </table:table-cell>
          <table:table-cell office:value-type="float" office:value="0">
            <text:p>0</text:p>
          </table:table-cell>
          <table:table-cell/>
          <table:table-cell office:value-type="float" office:value="-143.604972448732">
            <text:p>-143.604972448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9999999999997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146.202019850337">
            <text:p>-146.202019850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09999999999997">
            <text:p>9.1</text:p>
          </table:table-cell>
          <table:table-cell office:value-type="float" office:value="0">
            <text:p>0</text:p>
          </table:table-cell>
          <table:table-cell/>
          <table:table-cell office:value-type="float" office:value="-141.223896479157">
            <text:p>-141.223896479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19999999999997">
            <text:p>9.2</text:p>
          </table:table-cell>
          <table:table-cell office:value-type="float" office:value="0">
            <text:p>0</text:p>
          </table:table-cell>
          <table:table-cell/>
          <table:table-cell office:value-type="float" office:value="-141.977498603596">
            <text:p>-141.977498603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29999999999997">
            <text:p>9.3</text:p>
          </table:table-cell>
          <table:table-cell office:value-type="float" office:value="0">
            <text:p>0</text:p>
          </table:table-cell>
          <table:table-cell/>
          <table:table-cell office:value-type="float" office:value="-139.234828926018">
            <text:p>-139.23482892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39999999999996">
            <text:p>9.4</text:p>
          </table:table-cell>
          <table:table-cell office:value-type="float" office:value="0">
            <text:p>0</text:p>
          </table:table-cell>
          <table:table-cell/>
          <table:table-cell office:value-type="float" office:value="-145.84920216538">
            <text:p>-145.849202165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49999999999996">
            <text:p>9.5</text:p>
          </table:table-cell>
          <table:table-cell office:value-type="float" office:value="0">
            <text:p>0</text:p>
          </table:table-cell>
          <table:table-cell/>
          <table:table-cell office:value-type="float" office:value="-136.54820596854">
            <text:p>-136.548205968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59999999999996">
            <text:p>9.6</text:p>
          </table:table-cell>
          <table:table-cell office:value-type="float" office:value="0">
            <text:p>0</text:p>
          </table:table-cell>
          <table:table-cell/>
          <table:table-cell office:value-type="float" office:value="-143.791279795421">
            <text:p>-143.791279795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69999999999996">
            <text:p>9.7</text:p>
          </table:table-cell>
          <table:table-cell office:value-type="float" office:value="0">
            <text:p>0</text:p>
          </table:table-cell>
          <table:table-cell/>
          <table:table-cell office:value-type="float" office:value="-138.999666713537">
            <text:p>-138.999666713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79999999999996">
            <text:p>9.8</text:p>
          </table:table-cell>
          <table:table-cell office:value-type="float" office:value="0">
            <text:p>0</text:p>
          </table:table-cell>
          <table:table-cell/>
          <table:table-cell office:value-type="float" office:value="-143.4240169542">
            <text:p>-143.424016954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89999999999996">
            <text:p>9.9</text:p>
          </table:table-cell>
          <table:table-cell office:value-type="float" office:value="0">
            <text:p>0</text:p>
          </table:table-cell>
          <table:table-cell/>
          <table:table-cell office:value-type="float" office:value="-147.835849224346">
            <text:p>-147.835849224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99999999999996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152.410487829786">
            <text:p>-152.4104878298</text:p>
          </table:table-cell>
          <table:table-cell table:number-columns-repeated="10"/>
        </table:table-row>
      </table:table>
      <table:table table:name="Sheet1" table:style-name="ta1">
        <table:shapes>
          <draw:frame draw:z-index="0" draw:style-name="gr1" svg:width="23.954cm" svg:height="12.305cm" svg:x="3.001cm" svg:y="10.994cm">
            <draw:object draw:notify-on-update-of-ranges="Sheet1.C3:Sheet1.AQ3 Sheet1.A6:Sheet1.A6 Sheet1.C6:Sheet1.AQ6 Sheet1.C3:Sheet1.AQ3 Sheet1.A11:Sheet1.A11 Sheet1.C11:Sheet1.AQ11 Sheet1.C3:Sheet1.AQ3 Sheet1.A16:Sheet1.A16 Sheet1.C16:Sheet1.AQ16 Sheet1.C3:Sheet1.AQ3 Sheet1.A21:Sheet1.A21 Sheet1.C21:Sheet1.AQ21 Sheet1.C24:Sheet1.GU24 Sheet1.A26:Sheet1.A26 Sheet1.C30:Sheet1.GU30 Sheet1.C24:Sheet1.GU24 Sheet1.A28:Sheet1.A28 Sheet1.C32:Sheet1.GU32 Sheet1.C24:Sheet1.GU24 Sheet1.A25:Sheet1.A25 Sheet1.C29:Sheet1.GU29 Sheet1.C24:Sheet1.GU24 Sheet1.A34:Sheet1.A34 Sheet1.C34:Sheet1.GU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1"/>
        <table:table-column table:style-name="co12" table:number-columns-repeated="1021" table:default-cell-style-name="ce1"/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9.5" calcext:value-type="float">
            <text:p>-9.5</text:p>
          </table:table-cell>
          <table:table-cell office:value-type="float" office:value="-9" calcext:value-type="float">
            <text:p>-9</text:p>
          </table:table-cell>
          <table:table-cell office:value-type="float" office:value="-8.5" calcext:value-type="float">
            <text:p>-8.5</text:p>
          </table:table-cell>
          <table:table-cell office:value-type="float" office:value="-8" calcext:value-type="float">
            <text:p>-8</text:p>
          </table:table-cell>
          <table:table-cell office:value-type="float" office:value="-7.5" calcext:value-type="float">
            <text:p>-7.5</text:p>
          </table:table-cell>
          <table:table-cell office:value-type="float" office:value="-7" calcext:value-type="float">
            <text:p>-7</text:p>
          </table:table-cell>
          <table:table-cell office:value-type="float" office:value="-6.5" calcext:value-type="float">
            <text:p>-6.5</text:p>
          </table:table-cell>
          <table:table-cell office:value-type="float" office:value="-6" calcext:value-type="float">
            <text:p>-6</text:p>
          </table:table-cell>
          <table:table-cell office:value-type="float" office:value="-5.5" calcext:value-type="float">
            <text:p>-5.5</text:p>
          </table:table-cell>
          <table:table-cell office:value-type="float" office:value="-5" calcext:value-type="float">
            <text:p>-5</text:p>
          </table:table-cell>
          <table:table-cell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-3.5" calcext:value-type="float">
            <text:p>-3.5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ypeB</text:p>
          </table:table-cell>
          <table:table-cell office:value-type="string" calcext:value-type="string">
            <text:p>before</text:p>
          </table:table-cell>
          <table:table-cell table:style-name="ce3" office:value-type="float" office:value="174.666666666667" calcext:value-type="float">
            <text:p>174.666666666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81.333333333333" calcext:value-type="float">
            <text:p>181.3333333333</text:p>
          </table:table-cell>
          <table:table-cell table:style-name="ce3" office:value-type="float" office:value="180.333333333333" calcext:value-type="float">
            <text:p>180.3333333333</text:p>
          </table:table-cell>
          <table:table-cell table:style-name="ce3" office:value-type="float" office:value="180.666666666667" calcext:value-type="float">
            <text:p>180.6666666667</text:p>
          </table:table-cell>
          <table:table-cell table:style-name="ce3" office:value-type="float" office:value="175.666666666667" calcext:value-type="float">
            <text:p>175.6666666667</text:p>
          </table:table-cell>
          <table:table-cell table:style-name="ce3" office:value-type="float" office:value="173.666666666667" calcext:value-type="float">
            <text:p>173.6666666667</text:p>
          </table:table-cell>
          <table:table-cell table:style-name="ce3" office:value-type="float" office:value="169.666666666667" calcext:value-type="float">
            <text:p>169.6666666667</text:p>
          </table:table-cell>
          <table:table-cell table:style-name="ce3" office:value-type="float" office:value="176.666666666667" calcext:value-type="float">
            <text:p>176.6666666667</text:p>
          </table:table-cell>
          <table:table-cell table:style-name="ce3" office:value-type="float" office:value="166.666666666667" calcext:value-type="float">
            <text:p>166.6666666667</text:p>
          </table:table-cell>
          <table:table-cell table:style-name="ce3" office:value-type="float" office:value="169.333333333333" calcext:value-type="float">
            <text:p>169.333333333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67.333333333333" calcext:value-type="float">
            <text:p>167.333333333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57.666666666667" calcext:value-type="float">
            <text:p>157.666666666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1.333333333333" calcext:value-type="float">
            <text:p>151.333333333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0.333333333333" calcext:value-type="float">
            <text:p>140.3333333333</text:p>
          </table:table-cell>
          <table:table-cell table:style-name="ce3" office:value-type="float" office:value="137.666666666667" calcext:value-type="float">
            <text:p>137.666666666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1.666666666667" calcext:value-type="float">
            <text:p>131.6666666667</text:p>
          </table:table-cell>
          <table:table-cell table:style-name="ce3" office:value-type="float" office:value="134.333333333333" calcext:value-type="float">
            <text:p>134.3333333333</text:p>
          </table:table-cell>
          <table:table-cell table:style-name="ce3" office:value-type="float" office:value="130.333333333333" calcext:value-type="float">
            <text:p>130.3333333333</text:p>
          </table:table-cell>
          <table:table-cell table:style-name="ce3" office:value-type="float" office:value="131.333333333333" calcext:value-type="float">
            <text:p>131.3333333333</text:p>
          </table:table-cell>
          <table:table-cell table:style-name="ce3" office:value-type="float" office:value="125.333333333333" calcext:value-type="float">
            <text:p>125.3333333333</text:p>
          </table:table-cell>
          <table:table-cell table:style-name="ce3" office:value-type="float" office:value="131.666666666667" calcext:value-type="float">
            <text:p>131.6666666667</text:p>
          </table:table-cell>
          <table:table-cell table:style-name="ce3" office:value-type="float" office:value="130.333333333333" calcext:value-type="float">
            <text:p>130.3333333333</text:p>
          </table:table-cell>
          <table:table-cell table:style-name="ce3" office:value-type="float" office:value="135.666666666667" calcext:value-type="float">
            <text:p>135.6666666667</text:p>
          </table:table-cell>
          <table:table-cell table:style-name="ce3" office:value-type="float" office:value="133.666666666667" calcext:value-type="float">
            <text:p>133.6666666667</text:p>
          </table:table-cell>
          <table:table-cell table:style-name="ce3" office:value-type="float" office:value="141.333333333333" calcext:value-type="float">
            <text:p>141.3333333333</text:p>
          </table:table-cell>
          <table:table-cell table:number-columns-repeated="2" table:style-name="ce3" office:value-type="float" office:value="136.666666666667" calcext:value-type="float">
            <text:p>136.6666666667</text:p>
          </table:table-cell>
          <table:table-cell table:style-name="ce3" office:value-type="float" office:value="142.333333333333" calcext:value-type="float">
            <text:p>142.3333333333</text:p>
          </table:table-cell>
          <table:table-cell table:style-name="ce3" office:value-type="float" office:value="144.666666666667" calcext:value-type="float">
            <text:p>144.6666666667</text:p>
          </table:table-cell>
          <table:table-cell table:style-name="ce3" office:value-type="float" office:value="137.666666666667" calcext:value-type="float">
            <text:p>137.666666666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8.666666666667" calcext:value-type="float">
            <text:p>138.6666666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=20min</text:p>
          </table:table-cell>
          <table:table-cell office:value-type="string" calcext:value-type="string">
            <text:p>after</text:p>
          </table:table-cell>
          <table:table-cell office:value-type="float" office:value="97.3333333333333" calcext:value-type="float">
            <text:p>97.3333333333</text:p>
          </table:table-cell>
          <table:table-cell office:value-type="float" office:value="101.333333333333" calcext:value-type="float">
            <text:p>101.3333333333</text:p>
          </table:table-cell>
          <table:table-cell office:value-type="float" office:value="113.333333333333" calcext:value-type="float">
            <text:p>113.3333333333</text:p>
          </table:table-cell>
          <table:table-cell office:value-type="float" office:value="148.666666666667" calcext:value-type="float">
            <text:p>148.6666666667</text:p>
          </table:table-cell>
          <table:table-cell office:value-type="float" office:value="185.666666666667" calcext:value-type="float">
            <text:p>185.6666666667</text:p>
          </table:table-cell>
          <table:table-cell office:value-type="float" office:value="175" calcext:value-type="float">
            <text:p>175</text:p>
          </table:table-cell>
          <table:table-cell office:value-type="float" office:value="175.333333333333" calcext:value-type="float">
            <text:p>175.3333333333</text:p>
          </table:table-cell>
          <table:table-cell office:value-type="float" office:value="169.333333333333" calcext:value-type="float">
            <text:p>169.3333333333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107.333333333333" calcext:value-type="float">
            <text:p>107.3333333333</text:p>
          </table:table-cell>
          <table:table-cell table:number-columns-repeated="2" office:value-type="float" office:value="120.666666666667" calcext:value-type="float">
            <text:p>120.6666666667</text:p>
          </table:table-cell>
          <table:table-cell office:value-type="float" office:value="137.333333333333" calcext:value-type="float">
            <text:p>137.3333333333</text:p>
          </table:table-cell>
          <table:table-cell office:value-type="float" office:value="162.666666666667" calcext:value-type="float">
            <text:p>162.6666666667</text:p>
          </table:table-cell>
          <table:table-cell office:value-type="float" office:value="162.333333333333" calcext:value-type="float">
            <text:p>162.3333333333</text:p>
          </table:table-cell>
          <table:table-cell office:value-type="float" office:value="154" calcext:value-type="float">
            <text:p>154</text:p>
          </table:table-cell>
          <table:table-cell office:value-type="float" office:value="124" calcext:value-type="float">
            <text:p>124</text:p>
          </table:table-cell>
          <table:table-cell office:value-type="float" office:value="104.333333333333" calcext:value-type="float">
            <text:p>104.3333333333</text:p>
          </table:table-cell>
          <table:table-cell office:value-type="float" office:value="100.666666666667" calcext:value-type="float">
            <text:p>100.6666666667</text:p>
          </table:table-cell>
          <table:table-cell office:value-type="float" office:value="102.666666666667" calcext:value-type="float">
            <text:p>102.6666666667</text:p>
          </table:table-cell>
          <table:table-cell office:value-type="float" office:value="104" calcext:value-type="float">
            <text:p>104</text:p>
          </table:table-cell>
          <table:table-cell office:value-type="float" office:value="110.666666666667" calcext:value-type="float">
            <text:p>110.6666666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.666666666667" calcext:value-type="float">
            <text:p>134.6666666667</text:p>
          </table:table-cell>
          <table:table-cell office:value-type="float" office:value="110" calcext:value-type="float">
            <text:p>110</text:p>
          </table:table-cell>
          <table:table-cell office:value-type="float" office:value="89.3333333333333" calcext:value-type="float">
            <text:p>89.3333333333</text:p>
          </table:table-cell>
          <table:table-cell office:value-type="float" office:value="81" calcext:value-type="float">
            <text:p>81</text:p>
          </table:table-cell>
          <table:table-cell office:value-type="float" office:value="79.3333333333333" calcext:value-type="float">
            <text:p>79.3333333333</text:p>
          </table:table-cell>
          <table:table-cell office:value-type="float" office:value="77" calcext:value-type="float">
            <text:p>77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141.666666666667" calcext:value-type="float">
            <text:p>141.6666666667</text:p>
          </table:table-cell>
          <table:table-cell office:value-type="float" office:value="139.333333333333" calcext:value-type="float">
            <text:p>139.3333333333</text:p>
          </table:table-cell>
          <table:table-cell office:value-type="float" office:value="134.333333333333" calcext:value-type="float">
            <text:p>134.3333333333</text:p>
          </table:table-cell>
          <table:table-cell office:value-type="float" office:value="135.666666666667" calcext:value-type="float">
            <text:p>135.6666666667</text:p>
          </table:table-cell>
          <table:table-cell office:value-type="float" office:value="133.333333333333" calcext:value-type="float">
            <text:p>133.3333333333</text:p>
          </table:table-cell>
          <table:table-cell office:value-type="float" office:value="98.6666666666667" calcext:value-type="float">
            <text:p>98.6666666667</text:p>
          </table:table-cell>
          <table:table-cell office:value-type="float" office:value="94" calcext:value-type="float">
            <text:p>94</text:p>
          </table:table-cell>
          <table:table-cell office:value-type="float" office:value="87.6666666666667" calcext:value-type="float">
            <text:p>87.6666666667</text:p>
          </table:table-cell>
          <table:table-cell office:value-type="float" office:value="81.3333333333333" calcext:value-type="float">
            <text:p>81.33333333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asured ΔR <text:s text:c="6"/>( n=750rpm )</text:p>
          </table:table-cell>
          <table:table-cell office:value-type="string" calcext:value-type="string">
            <text:p>difference</text:p>
          </table:table-cell>
          <table:table-cell table:formula="of:=[.C5]-[.C4]" office:value-type="float" office:value="-77.3333333333337" calcext:value-type="float">
            <text:p>-77.3333333333</text:p>
          </table:table-cell>
          <table:table-cell table:formula="of:=[.D5]-[.D4]" office:value-type="float" office:value="-78.666666666667" calcext:value-type="float">
            <text:p>-78.6666666667</text:p>
          </table:table-cell>
          <table:table-cell table:formula="of:=[.E5]-[.E4]" office:value-type="float" office:value="-68" calcext:value-type="float">
            <text:p>-68</text:p>
          </table:table-cell>
          <table:table-cell table:formula="of:=[.F5]-[.F4]" office:value-type="float" office:value="-31.666666666666" calcext:value-type="float">
            <text:p>-31.6666666667</text:p>
          </table:table-cell>
          <table:table-cell table:formula="of:=[.G5]-[.G4]" office:value-type="float" office:value="5" calcext:value-type="float">
            <text:p>5</text:p>
          </table:table-cell>
          <table:table-cell table:formula="of:=[.H5]-[.H4]" office:value-type="float" office:value="-0.666666666666998" calcext:value-type="float">
            <text:p>-0.6666666667</text:p>
          </table:table-cell>
          <table:table-cell table:formula="of:=[.I5]-[.I4]" office:value-type="float" office:value="1.666666666666" calcext:value-type="float">
            <text:p>1.6666666667</text:p>
          </table:table-cell>
          <table:table-cell table:formula="of:=[.J5]-[.J4]" office:value-type="float" office:value="-0.333333333333996" calcext:value-type="float">
            <text:p>-0.3333333333</text:p>
          </table:table-cell>
          <table:table-cell table:formula="of:=[.K5]-[.K4]" office:value-type="float" office:value="-53.666666666667" calcext:value-type="float">
            <text:p>-53.6666666667</text:p>
          </table:table-cell>
          <table:table-cell table:formula="of:=[.L5]-[.L4]" office:value-type="float" office:value="-72.666666666667" calcext:value-type="float">
            <text:p>-72.6666666667</text:p>
          </table:table-cell>
          <table:table-cell table:formula="of:=[.M5]-[.M4]" office:value-type="float" office:value="-62" calcext:value-type="float">
            <text:p>-62</text:p>
          </table:table-cell>
          <table:table-cell table:formula="of:=[.N5]-[.N4]" office:value-type="float" office:value="-52.333333333333" calcext:value-type="float">
            <text:p>-52.3333333333</text:p>
          </table:table-cell>
          <table:table-cell table:formula="of:=[.O5]-[.O4]" office:value-type="float" office:value="-46.666666666666" calcext:value-type="float">
            <text:p>-46.6666666667</text:p>
          </table:table-cell>
          <table:table-cell table:formula="of:=[.P5]-[.P4]" office:value-type="float" office:value="-31.666666666667" calcext:value-type="float">
            <text:p>-31.6666666667</text:p>
          </table:table-cell>
          <table:table-cell table:formula="of:=[.Q5]-[.Q4]" office:value-type="float" office:value="-3.333333333333" calcext:value-type="float">
            <text:p>-3.3333333333</text:p>
          </table:table-cell>
          <table:table-cell table:formula="of:=[.R5]-[.R4]" office:value-type="float" office:value="4.666666666666" calcext:value-type="float">
            <text:p>4.6666666667</text:p>
          </table:table-cell>
          <table:table-cell table:formula="of:=[.S5]-[.S4]" office:value-type="float" office:value="-4" calcext:value-type="float">
            <text:p>-4</text:p>
          </table:table-cell>
          <table:table-cell table:formula="of:=[.T5]-[.T4]" office:value-type="float" office:value="-27.333333333333" calcext:value-type="float">
            <text:p>-27.3333333333</text:p>
          </table:table-cell>
          <table:table-cell table:formula="of:=[.U5]-[.U4]" office:value-type="float" office:value="-39.666666666667" calcext:value-type="float">
            <text:p>-39.6666666667</text:p>
          </table:table-cell>
          <table:table-cell table:formula="of:=[.V5]-[.V4]" office:value-type="float" office:value="-39.333333333333" calcext:value-type="float">
            <text:p>-39.3333333333</text:p>
          </table:table-cell>
          <table:table-cell table:formula="of:=[.W5]-[.W4]" office:value-type="float" office:value="-37.666666666666" calcext:value-type="float">
            <text:p>-37.6666666667</text:p>
          </table:table-cell>
          <table:table-cell table:formula="of:=[.X5]-[.X4]" office:value-type="float" office:value="-33.666666666667" calcext:value-type="float">
            <text:p>-33.6666666667</text:p>
          </table:table-cell>
          <table:table-cell table:formula="of:=[.Y5]-[.Y4]" office:value-type="float" office:value="-28.333333333333" calcext:value-type="float">
            <text:p>-28.3333333333</text:p>
          </table:table-cell>
          <table:table-cell table:formula="of:=[.Z5]-[.Z4]" office:value-type="float" office:value="1" calcext:value-type="float">
            <text:p>1</text:p>
          </table:table-cell>
          <table:table-cell table:formula="of:=[.AA5]-[.AA4]" office:value-type="float" office:value="3" calcext:value-type="float">
            <text:p>3</text:p>
          </table:table-cell>
          <table:table-cell table:formula="of:=[.AB5]-[.AB4]" office:value-type="float" office:value="0.333333333333996" calcext:value-type="float">
            <text:p>0.3333333333</text:p>
          </table:table-cell>
          <table:table-cell table:formula="of:=[.AC5]-[.AC4]" office:value-type="float" office:value="-20.333333333333" calcext:value-type="float">
            <text:p>-20.3333333333</text:p>
          </table:table-cell>
          <table:table-cell table:formula="of:=[.AD5]-[.AD4]" office:value-type="float" office:value="-41.9999999999997" calcext:value-type="float">
            <text:p>-42</text:p>
          </table:table-cell>
          <table:table-cell table:formula="of:=[.AE5]-[.AE4]" office:value-type="float" office:value="-44.333333333333" calcext:value-type="float">
            <text:p>-44.3333333333</text:p>
          </table:table-cell>
          <table:table-cell table:formula="of:=[.AF5]-[.AF4]" office:value-type="float" office:value="-52.3333333333337" calcext:value-type="float">
            <text:p>-52.3333333333</text:p>
          </table:table-cell>
          <table:table-cell table:formula="of:=[.AG5]-[.AG4]" office:value-type="float" office:value="-53.333333333333" calcext:value-type="float">
            <text:p>-53.3333333333</text:p>
          </table:table-cell>
          <table:table-cell table:formula="of:=[.AH5]-[.AH4]" office:value-type="float" office:value="-54.0000000000003" calcext:value-type="float">
            <text:p>-54</text:p>
          </table:table-cell>
          <table:table-cell table:formula="of:=[.AI5]-[.AI4]" office:value-type="float" office:value="8" calcext:value-type="float">
            <text:p>8</text:p>
          </table:table-cell>
          <table:table-cell table:formula="of:=[.AJ5]-[.AJ4]" office:value-type="float" office:value="-2" calcext:value-type="float">
            <text:p>-2</text:p>
          </table:table-cell>
          <table:table-cell table:formula="of:=[.AK5]-[.AK4]" office:value-type="float" office:value="-2.333333333334" calcext:value-type="float">
            <text:p>-2.3333333333</text:p>
          </table:table-cell>
          <table:table-cell table:formula="of:=[.AL5]-[.AL4]" office:value-type="float" office:value="-1" calcext:value-type="float">
            <text:p>-1</text:p>
          </table:table-cell>
          <table:table-cell table:formula="of:=[.AM5]-[.AM4]" office:value-type="float" office:value="-9" calcext:value-type="float">
            <text:p>-9</text:p>
          </table:table-cell>
          <table:table-cell table:formula="of:=[.AN5]-[.AN4]" office:value-type="float" office:value="-46.0000000000003" calcext:value-type="float">
            <text:p>-46</text:p>
          </table:table-cell>
          <table:table-cell table:formula="of:=[.AO5]-[.AO4]" office:value-type="float" office:value="-43.666666666667" calcext:value-type="float">
            <text:p>-43.6666666667</text:p>
          </table:table-cell>
          <table:table-cell table:formula="of:=[.AP5]-[.AP4]" office:value-type="float" office:value="-46.3333333333333" calcext:value-type="float">
            <text:p>-46.3333333333</text:p>
          </table:table-cell>
          <table:table-cell table:formula="of:=[.AQ5]-[.AQ4]" office:value-type="float" office:value="-57.3333333333337" calcext:value-type="float">
            <text:p>-57.3333333333</text:p>
          </table:table-cell>
          <table:table-cell table:number-columns-repeated="97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typeA</text:p>
          </table:table-cell>
          <table:table-cell office:value-type="string" calcext:value-type="string">
            <text:p>before</text:p>
          </table:table-cell>
          <table:table-cell table:style-name="ce3" office:value-type="float" office:value="107.333333333333" calcext:value-type="float">
            <text:p>107.333333333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.333333333333" calcext:value-type="float">
            <text:p>105.3333333333</text:p>
          </table:table-cell>
          <table:table-cell table:style-name="ce3" office:value-type="float" office:value="98.3333333333333" calcext:value-type="float">
            <text:p>98.3333333333</text:p>
          </table:table-cell>
          <table:table-cell table:style-name="ce3" office:value-type="float" office:value="103.333333333333" calcext:value-type="float">
            <text:p>103.333333333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5.666666666667" calcext:value-type="float">
            <text:p>105.6666666667</text:p>
          </table:table-cell>
          <table:table-cell table:style-name="ce3" office:value-type="float" office:value="94.3333333333333" calcext:value-type="float">
            <text:p>94.3333333333</text:p>
          </table:table-cell>
          <table:table-cell table:style-name="ce3" office:value-type="float" office:value="92.3333333333333" calcext:value-type="float">
            <text:p>92.3333333333</text:p>
          </table:table-cell>
          <table:table-cell table:style-name="ce3" office:value-type="float" office:value="79.3333333333333" calcext:value-type="float">
            <text:p>79.3333333333</text:p>
          </table:table-cell>
          <table:table-cell table:style-name="ce3" office:value-type="float" office:value="76.3333333333333" calcext:value-type="float">
            <text:p>76.3333333333</text:p>
          </table:table-cell>
          <table:table-cell table:style-name="ce3" office:value-type="float" office:value="67.6666666666667" calcext:value-type="float">
            <text:p>67.6666666667</text:p>
          </table:table-cell>
          <table:table-cell table:style-name="ce3" office:value-type="float" office:value="67.3333333333333" calcext:value-type="float">
            <text:p>67.3333333333</text:p>
          </table:table-cell>
          <table:table-cell table:style-name="ce3" office:value-type="float" office:value="66.6666666666667" calcext:value-type="float">
            <text:p>66.666666666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5.3333333333333" calcext:value-type="float">
            <text:p>75.3333333333</text:p>
          </table:table-cell>
          <table:table-cell table:style-name="ce3" office:value-type="float" office:value="78.6666666666667" calcext:value-type="float">
            <text:p>78.6666666667</text:p>
          </table:table-cell>
          <table:table-cell table:style-name="ce3" office:value-type="float" office:value="87.6666666666667" calcext:value-type="float">
            <text:p>87.666666666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0.5" calcext:value-type="float">
            <text:p>90.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2.3333333333333" calcext:value-type="float">
            <text:p>92.333333333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43.333333333333" calcext:value-type="float">
            <text:p>143.333333333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3.3333333333333" calcext:value-type="float">
            <text:p>73.3333333333</text:p>
          </table:table-cell>
          <table:table-cell table:style-name="ce3" office:value-type="float" office:value="78.6666666666667" calcext:value-type="float">
            <text:p>78.6666666667</text:p>
          </table:table-cell>
          <table:table-cell table:style-name="ce3" office:value-type="float" office:value="81.6666666666667" calcext:value-type="float">
            <text:p>81.666666666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0.6666666666667" calcext:value-type="float">
            <text:p>80.6666666667</text:p>
          </table:table-cell>
          <table:table-cell table:style-name="ce3" office:value-type="float" office:value="80.3333333333333" calcext:value-type="float">
            <text:p>80.3333333333</text:p>
          </table:table-cell>
          <table:table-cell table:style-name="ce3" office:value-type="float" office:value="86.3333333333333" calcext:value-type="float">
            <text:p>86.333333333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7.3333333333333" calcext:value-type="float">
            <text:p>87.3333333333</text:p>
          </table:table-cell>
          <table:table-cell table:style-name="ce3" office:value-type="float" office:value="90.3333333333333" calcext:value-type="float">
            <text:p>90.3333333333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91.3333333333333" calcext:value-type="float">
            <text:p>91.33333333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=20min</text:p>
          </table:table-cell>
          <table:table-cell office:value-type="string" calcext:value-type="string">
            <text:p>after</text:p>
          </table:table-cell>
          <table:table-cell office:value-type="float" office:value="35.6666666666667" calcext:value-type="float">
            <text:p>35.6666666667</text:p>
          </table:table-cell>
          <table:table-cell office:value-type="float" office:value="39.6666666666667" calcext:value-type="float">
            <text:p>39.6666666667</text:p>
          </table:table-cell>
          <table:table-cell office:value-type="float" office:value="47" calcext:value-type="float">
            <text:p>47</text:p>
          </table:table-cell>
          <table:table-cell office:value-type="float" office:value="51.6666666666667" calcext:value-type="float">
            <text:p>51.6666666667</text:p>
          </table:table-cell>
          <table:table-cell office:value-type="float" office:value="64.6666666666667" calcext:value-type="float">
            <text:p>64.6666666667</text:p>
          </table:table-cell>
          <table:table-cell office:value-type="float" office:value="66.3333333333333" calcext:value-type="float">
            <text:p>66.3333333333</text:p>
          </table:table-cell>
          <table:table-cell office:value-type="float" office:value="62.3333333333333" calcext:value-type="float">
            <text:p>62.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27.6666666666667" calcext:value-type="float">
            <text:p>27.6666666667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33" calcext:value-type="float">
            <text:p>33</text:p>
          </table:table-cell>
          <table:table-cell office:value-type="float" office:value="26.3333333333333" calcext:value-type="float">
            <text:p>26.3333333333</text:p>
          </table:table-cell>
          <table:table-cell office:value-type="float" office:value="30.3333333333333" calcext:value-type="float">
            <text:p>30.3333333333</text:p>
          </table:table-cell>
          <table:table-cell office:value-type="float" office:value="44.3333333333333" calcext:value-type="float">
            <text:p>44.3333333333</text:p>
          </table:table-cell>
          <table:table-cell office:value-type="float" office:value="59.3333333333333" calcext:value-type="float">
            <text:p>59.3333333333</text:p>
          </table:table-cell>
          <table:table-cell office:value-type="float" office:value="64" calcext:value-type="float">
            <text:p>64</text:p>
          </table:table-cell>
          <table:table-cell office:value-type="float" office:value="52.6666666666667" calcext:value-type="float">
            <text:p>52.6666666667</text:p>
          </table:table-cell>
          <table:table-cell office:value-type="float" office:value="35.3333333333333" calcext:value-type="float">
            <text:p>35.3333333333</text:p>
          </table:table-cell>
          <table:table-cell office:value-type="float" office:value="22.3333333333333" calcext:value-type="float">
            <text:p>22.33333333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.6666666666667" calcext:value-type="float">
            <text:p>14.6666666667</text:p>
          </table:table-cell>
          <table:table-cell office:value-type="float" office:value="27.6666666666667" calcext:value-type="float">
            <text:p>27.6666666667</text:p>
          </table:table-cell>
          <table:table-cell office:value-type="float" office:value="53.3333333333333" calcext:value-type="float">
            <text:p>53.3333333333</text:p>
          </table:table-cell>
          <table:table-cell office:value-type="float" office:value="69.6666666666667" calcext:value-type="float">
            <text:p>69.6666666667</text:p>
          </table:table-cell>
          <table:table-cell office:value-type="float" office:value="64.3333333333333" calcext:value-type="float">
            <text:p>64.3333333333</text:p>
          </table:table-cell>
          <table:table-cell office:value-type="float" office:value="35.6666666666667" calcext:value-type="float">
            <text:p>35.6666666667</text:p>
          </table:table-cell>
          <table:table-cell office:value-type="float" office:value="36.3333333333333" calcext:value-type="float">
            <text:p>36.3333333333</text:p>
          </table:table-cell>
          <table:table-cell office:value-type="float" office:value="36.6666666666667" calcext:value-type="float">
            <text:p>36.6666666667</text:p>
          </table:table-cell>
          <table:table-cell office:value-type="float" office:value="36.3333333333333" calcext:value-type="float">
            <text:p>36.333333333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64.5" calcext:value-type="float">
            <text:p>64.5</text:p>
          </table:table-cell>
          <table:table-cell office:value-type="float" office:value="73" calcext:value-type="float">
            <text:p>73</text:p>
          </table:table-cell>
          <table:table-cell office:value-type="float" office:value="79.3333333333333" calcext:value-type="float">
            <text:p>79.3333333333</text:p>
          </table:table-cell>
          <table:table-cell office:value-type="float" office:value="70.3333333333333" calcext:value-type="float">
            <text:p>70.3333333333</text:p>
          </table:table-cell>
          <table:table-cell office:value-type="float" office:value="64.6666666666667" calcext:value-type="float">
            <text:p>64.6666666667</text:p>
          </table:table-cell>
          <table:table-cell office:value-type="float" office:value="46" calcext:value-type="float">
            <text:p>46</text:p>
          </table:table-cell>
          <table:table-cell office:value-type="float" office:value="57.6666666666667" calcext:value-type="float">
            <text:p>57.6666666667</text:p>
          </table:table-cell>
          <table:table-cell office:value-type="float" office:value="60" calcext:value-type="float">
            <text:p>60</text:p>
          </table:table-cell>
          <table:table-cell office:value-type="float" office:value="59.3333333333333" calcext:value-type="float">
            <text:p>59.33333333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asured ΔR <text:s text:c="6"/>( n=1000rpm )</text:p>
          </table:table-cell>
          <table:table-cell office:value-type="string" calcext:value-type="string">
            <text:p>difference</text:p>
          </table:table-cell>
          <table:table-cell table:formula="of:=[.C10]-[.C9]" office:value-type="float" office:value="-71.6666666666663" calcext:value-type="float">
            <text:p>-71.6666666667</text:p>
          </table:table-cell>
          <table:table-cell table:formula="of:=[.D10]-[.D9]" office:value-type="float" office:value="-64.3333333333333" calcext:value-type="float">
            <text:p>-64.3333333333</text:p>
          </table:table-cell>
          <table:table-cell table:formula="of:=[.E10]-[.E9]" office:value-type="float" office:value="-58.333333333333" calcext:value-type="float">
            <text:p>-58.3333333333</text:p>
          </table:table-cell>
          <table:table-cell table:formula="of:=[.F10]-[.F9]" office:value-type="float" office:value="-46.6666666666666" calcext:value-type="float">
            <text:p>-46.6666666667</text:p>
          </table:table-cell>
          <table:table-cell table:formula="of:=[.G10]-[.G9]" office:value-type="float" office:value="-38.6666666666663" calcext:value-type="float">
            <text:p>-38.6666666667</text:p>
          </table:table-cell>
          <table:table-cell table:formula="of:=[.H10]-[.H9]" office:value-type="float" office:value="-49.6666666666667" calcext:value-type="float">
            <text:p>-49.6666666667</text:p>
          </table:table-cell>
          <table:table-cell table:formula="of:=[.I10]-[.I9]" office:value-type="float" office:value="-42.6666666666667" calcext:value-type="float">
            <text:p>-42.6666666667</text:p>
          </table:table-cell>
          <table:table-cell table:formula="of:=[.J10]-[.J9]" office:value-type="float" office:value="-55.666666666667" calcext:value-type="float">
            <text:p>-55.6666666667</text:p>
          </table:table-cell>
          <table:table-cell table:formula="of:=[.K10]-[.K9]" office:value-type="float" office:value="-66.6666666666666" calcext:value-type="float">
            <text:p>-66.6666666667</text:p>
          </table:table-cell>
          <table:table-cell table:formula="of:=[.L10]-[.L9]" office:value-type="float" office:value="-65.6666666666666" calcext:value-type="float">
            <text:p>-65.6666666667</text:p>
          </table:table-cell>
          <table:table-cell table:formula="of:=[.M10]-[.M9]" office:value-type="float" office:value="-46.3333333333333" calcext:value-type="float">
            <text:p>-46.3333333333</text:p>
          </table:table-cell>
          <table:table-cell table:formula="of:=[.N10]-[.N9]" office:value-type="float" office:value="-50" calcext:value-type="float">
            <text:p>-50</text:p>
          </table:table-cell>
          <table:table-cell table:formula="of:=[.O10]-[.O9]" office:value-type="float" office:value="-37.3333333333334" calcext:value-type="float">
            <text:p>-37.3333333333</text:p>
          </table:table-cell>
          <table:table-cell table:formula="of:=[.P10]-[.P9]" office:value-type="float" office:value="-23" calcext:value-type="float">
            <text:p>-23</text:p>
          </table:table-cell>
          <table:table-cell table:formula="of:=[.Q10]-[.Q9]" office:value-type="float" office:value="-7.3333333333334" calcext:value-type="float">
            <text:p>-7.3333333333</text:p>
          </table:table-cell>
          <table:table-cell table:formula="of:=[.R10]-[.R9]" office:value-type="float" office:value="-12" calcext:value-type="float">
            <text:p>-12</text:p>
          </table:table-cell>
          <table:table-cell table:formula="of:=[.S10]-[.S9]" office:value-type="float" office:value="-22.6666666666666" calcext:value-type="float">
            <text:p>-22.6666666667</text:p>
          </table:table-cell>
          <table:table-cell table:formula="of:=[.T10]-[.T9]" office:value-type="float" office:value="-43.3333333333334" calcext:value-type="float">
            <text:p>-43.3333333333</text:p>
          </table:table-cell>
          <table:table-cell table:formula="of:=[.U10]-[.U9]" office:value-type="float" office:value="-65.3333333333334" calcext:value-type="float">
            <text:p>-65.3333333333</text:p>
          </table:table-cell>
          <table:table-cell table:formula="of:=[.V10]-[.V9]" office:value-type="float" office:value="-55" calcext:value-type="float">
            <text:p>-55</text:p>
          </table:table-cell>
          <table:table-cell table:formula="of:=[.W10]-[.W9]" office:value-type="float" office:value="-77.3333333333333" calcext:value-type="float">
            <text:p>-77.3333333333</text:p>
          </table:table-cell>
          <table:table-cell table:formula="of:=[.X10]-[.X9]" office:value-type="float" office:value="-75.8333333333333" calcext:value-type="float">
            <text:p>-75.8333333333</text:p>
          </table:table-cell>
          <table:table-cell table:formula="of:=[.Y10]-[.Y9]" office:value-type="float" office:value="-60.3333333333333" calcext:value-type="float">
            <text:p>-60.3333333333</text:p>
          </table:table-cell>
          <table:table-cell table:formula="of:=[.Z10]-[.Z9]" office:value-type="float" office:value="-26.6666666666667" calcext:value-type="float">
            <text:p>-26.6666666667</text:p>
          </table:table-cell>
          <table:table-cell table:formula="of:=[.AA10]-[.AA9]" office:value-type="float" office:value="-22.6666666666666" calcext:value-type="float">
            <text:p>-22.6666666667</text:p>
          </table:table-cell>
          <table:table-cell table:formula="of:=[.AB10]-[.AB9]" office:value-type="float" office:value="-16.6666666666667" calcext:value-type="float">
            <text:p>-16.6666666667</text:p>
          </table:table-cell>
          <table:table-cell table:formula="of:=[.AC10]-[.AC9]" office:value-type="float" office:value="-107.666666666666" calcext:value-type="float">
            <text:p>-107.6666666667</text:p>
          </table:table-cell>
          <table:table-cell table:formula="of:=[.AD10]-[.AD9]" office:value-type="float" office:value="-46.6666666666667" calcext:value-type="float">
            <text:p>-46.6666666667</text:p>
          </table:table-cell>
          <table:table-cell table:formula="of:=[.AE10]-[.AE9]" office:value-type="float" office:value="-36.6666666666666" calcext:value-type="float">
            <text:p>-36.6666666667</text:p>
          </table:table-cell>
          <table:table-cell table:formula="of:=[.AF10]-[.AF9]" office:value-type="float" office:value="-42.3333333333334" calcext:value-type="float">
            <text:p>-42.3333333333</text:p>
          </table:table-cell>
          <table:table-cell table:formula="of:=[.AG10]-[.AG9]" office:value-type="float" office:value="-42.6666666666667" calcext:value-type="float">
            <text:p>-42.6666666667</text:p>
          </table:table-cell>
          <table:table-cell table:formula="of:=[.AH10]-[.AH9]" office:value-type="float" office:value="-52" calcext:value-type="float">
            <text:p>-52</text:p>
          </table:table-cell>
          <table:table-cell table:formula="of:=[.AI10]-[.AI9]" office:value-type="float" office:value="-16.1666666666667" calcext:value-type="float">
            <text:p>-16.1666666667</text:p>
          </table:table-cell>
          <table:table-cell table:formula="of:=[.AJ10]-[.AJ9]" office:value-type="float" office:value="-7.3333333333333" calcext:value-type="float">
            <text:p>-7.3333333333</text:p>
          </table:table-cell>
          <table:table-cell table:formula="of:=[.AK10]-[.AK9]" office:value-type="float" office:value="-7" calcext:value-type="float">
            <text:p>-7</text:p>
          </table:table-cell>
          <table:table-cell table:formula="of:=[.AL10]-[.AL9]" office:value-type="float" office:value="-14.6666666666667" calcext:value-type="float">
            <text:p>-14.6666666667</text:p>
          </table:table-cell>
          <table:table-cell table:formula="of:=[.AM10]-[.AM9]" office:value-type="float" office:value="-22.6666666666666" calcext:value-type="float">
            <text:p>-22.6666666667</text:p>
          </table:table-cell>
          <table:table-cell table:formula="of:=[.AN10]-[.AN9]" office:value-type="float" office:value="-44.3333333333333" calcext:value-type="float">
            <text:p>-44.3333333333</text:p>
          </table:table-cell>
          <table:table-cell table:formula="of:=[.AO10]-[.AO9]" office:value-type="float" office:value="-30.3333333333333" calcext:value-type="float">
            <text:p>-30.3333333333</text:p>
          </table:table-cell>
          <table:table-cell table:formula="of:=[.AP10]-[.AP9]" office:value-type="float" office:value="-31.3333333333333" calcext:value-type="float">
            <text:p>-31.3333333333</text:p>
          </table:table-cell>
          <table:table-cell table:formula="of:=[.AQ10]-[.AQ9]" office:value-type="float" office:value="-32" calcext:value-type="float">
            <text:p>-32</text:p>
          </table:table-cell>
          <table:table-cell table:number-columns-repeated="97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typeA</text:p>
          </table:table-cell>
          <table:table-cell office:value-type="string" calcext:value-type="string">
            <text:p>before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8.333333333333" calcext:value-type="float">
            <text:p>128.3333333333</text:p>
          </table:table-cell>
          <table:table-cell table:style-name="ce3" office:value-type="float" office:value="112.666666666667" calcext:value-type="float">
            <text:p>112.6666666667</text:p>
          </table:table-cell>
          <table:table-cell table:style-name="ce3" office:value-type="float" office:value="98.3333333333333" calcext:value-type="float">
            <text:p>98.3333333333</text:p>
          </table:table-cell>
          <table:table-cell table:style-name="ce3" office:value-type="float" office:value="109.333333333333" calcext:value-type="float">
            <text:p>109.3333333333</text:p>
          </table:table-cell>
          <table:table-cell table:style-name="ce3" office:value-type="float" office:value="143.666666666667" calcext:value-type="float">
            <text:p>143.666666666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35.666666666667" calcext:value-type="float">
            <text:p>135.6666666667</text:p>
          </table:table-cell>
          <table:table-cell table:style-name="ce3" office:value-type="float" office:value="125.666666666667" calcext:value-type="float">
            <text:p>125.6666666667</text:p>
          </table:table-cell>
          <table:table-cell table:style-name="ce3" office:value-type="float" office:value="122.333333333333" calcext:value-type="float">
            <text:p>122.3333333333</text:p>
          </table:table-cell>
          <table:table-cell table:style-name="ce3" office:value-type="float" office:value="121.333333333333" calcext:value-type="float">
            <text:p>121.333333333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5.333333333333" calcext:value-type="float">
            <text:p>115.333333333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17.666666666667" calcext:value-type="float">
            <text:p>117.666666666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56.333333333333" calcext:value-type="float">
            <text:p>156.3333333333</text:p>
          </table:table-cell>
          <table:table-cell table:style-name="ce3" office:value-type="float" office:value="117.333333333333" calcext:value-type="float">
            <text:p>117.3333333333</text:p>
          </table:table-cell>
          <table:table-cell table:style-name="ce3" office:value-type="float" office:value="108.666666666667" calcext:value-type="float">
            <text:p>108.666666666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7.666666666667" calcext:value-type="float">
            <text:p>107.6666666667</text:p>
          </table:table-cell>
          <table:table-cell table:style-name="ce3" office:value-type="float" office:value="103.333333333333" calcext:value-type="float">
            <text:p>103.333333333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0.333333333333" calcext:value-type="float">
            <text:p>110.3333333333</text:p>
          </table:table-cell>
          <table:table-cell table:number-columns-repeated="3" table:style-name="ce3" office:value-type="float" office:value="102.333333333333" calcext:value-type="float">
            <text:p>102.3333333333</text:p>
          </table:table-cell>
          <table:table-cell table:style-name="ce3" office:value-type="float" office:value="129.333333333333" calcext:value-type="float">
            <text:p>129.3333333333</text:p>
          </table:table-cell>
          <table:table-cell table:style-name="ce3" office:value-type="float" office:value="105.666666666667" calcext:value-type="float">
            <text:p>105.666666666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5.333333333333" calcext:value-type="float">
            <text:p>105.3333333333</text:p>
          </table:table-cell>
          <table:table-cell table:style-name="ce3" office:value-type="float" office:value="133.333333333333" calcext:value-type="float">
            <text:p>133.3333333333</text:p>
          </table:table-cell>
          <table:table-cell table:style-name="ce3" office:value-type="float" office:value="101.666666666667" calcext:value-type="float">
            <text:p>101.666666666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=20min</text:p>
          </table:table-cell>
          <table:table-cell office:value-type="string" calcext:value-type="string">
            <text:p>after</text:p>
          </table:table-cell>
          <table:table-cell office:value-type="float" office:value="47.3333333333333" calcext:value-type="float">
            <text:p>47.3333333333</text:p>
          </table:table-cell>
          <table:table-cell office:value-type="float" office:value="49.3333333333333" calcext:value-type="float">
            <text:p>49.3333333333</text:p>
          </table:table-cell>
          <table:table-cell office:value-type="float" office:value="61.3333333333333" calcext:value-type="float">
            <text:p>61.3333333333</text:p>
          </table:table-cell>
          <table:table-cell office:value-type="float" office:value="82.6666666666667" calcext:value-type="float">
            <text:p>82.6666666667</text:p>
          </table:table-cell>
          <table:table-cell office:value-type="float" office:value="100.333333333333" calcext:value-type="float">
            <text:p>100.3333333333</text:p>
          </table:table-cell>
          <table:table-cell office:value-type="float" office:value="103.666666666667" calcext:value-type="float">
            <text:p>103.6666666667</text:p>
          </table:table-cell>
          <table:table-cell office:value-type="float" office:value="106.666666666667" calcext:value-type="float">
            <text:p>106.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71.3333333333333" calcext:value-type="float">
            <text:p>71.3333333333</text:p>
          </table:table-cell>
          <table:table-cell office:value-type="float" office:value="40.6666666666667" calcext:value-type="float">
            <text:p>40.6666666667</text:p>
          </table:table-cell>
          <table:table-cell office:value-type="float" office:value="30.3333333333333" calcext:value-type="float">
            <text:p>30.3333333333</text:p>
          </table:table-cell>
          <table:table-cell office:value-type="float" office:value="27.3333333333333" calcext:value-type="float">
            <text:p>27.3333333333</text:p>
          </table:table-cell>
          <table:table-cell office:value-type="float" office:value="34.3333333333333" calcext:value-type="float">
            <text:p>34.3333333333</text:p>
          </table:table-cell>
          <table:table-cell office:value-type="float" office:value="48" calcext:value-type="float">
            <text:p>48</text:p>
          </table:table-cell>
          <table:table-cell office:value-type="float" office:value="88.6666666666667" calcext:value-type="float">
            <text:p>88.6666666667</text:p>
          </table:table-cell>
          <table:table-cell office:value-type="float" office:value="112.333333333333" calcext:value-type="float">
            <text:p>112.3333333333</text:p>
          </table:table-cell>
          <table:table-cell office:value-type="float" office:value="95" calcext:value-type="float">
            <text:p>95</text:p>
          </table:table-cell>
          <table:table-cell office:value-type="float" office:value="54.6666666666667" calcext:value-type="float">
            <text:p>54.666666666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.3333333333333" calcext:value-type="float">
            <text:p>32.3333333333</text:p>
          </table:table-cell>
          <table:table-cell office:value-type="float" office:value="40.6666666666667" calcext:value-type="float">
            <text:p>40.6666666667</text:p>
          </table:table-cell>
          <table:table-cell office:value-type="float" office:value="83.6666666666667" calcext:value-type="float">
            <text:p>83.6666666667</text:p>
          </table:table-cell>
          <table:table-cell office:value-type="float" office:value="95.3333333333333" calcext:value-type="float">
            <text:p>95.333333333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9.6666666666667" calcext:value-type="float">
            <text:p>69.666666666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3.6666666666667" calcext:value-type="float">
            <text:p>53.6666666667</text:p>
          </table:table-cell>
          <table:table-cell office:value-type="float" office:value="52.3333333333333" calcext:value-type="float">
            <text:p>52.3333333333</text:p>
          </table:table-cell>
          <table:table-cell office:value-type="float" office:value="91.3333333333333" calcext:value-type="float">
            <text:p>91.333333333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96.3333333333333" calcext:value-type="float">
            <text:p>96.3333333333</text:p>
          </table:table-cell>
          <table:table-cell office:value-type="float" office:value="88.3333333333333" calcext:value-type="float">
            <text:p>88.3333333333</text:p>
          </table:table-cell>
          <table:table-cell office:value-type="float" office:value="69.3333333333333" calcext:value-type="float">
            <text:p>69.3333333333</text:p>
          </table:table-cell>
          <table:table-cell office:value-type="float" office:value="57.3333333333333" calcext:value-type="float">
            <text:p>57.3333333333</text:p>
          </table:table-cell>
          <table:table-cell office:value-type="float" office:value="49.3333333333333" calcext:value-type="float">
            <text:p>49.3333333333</text:p>
          </table:table-cell>
          <table:table-cell office:value-type="float" office:value="54.6666666666667" calcext:value-type="float">
            <text:p>54.6666666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asured ΔR <text:s text:c="6"/>( n=1250rpm )</text:p>
          </table:table-cell>
          <table:table-cell office:value-type="string" calcext:value-type="string">
            <text:p>difference</text:p>
          </table:table-cell>
          <table:table-cell table:formula="of:=[.C15]-[.C14]" office:value-type="float" office:value="-55.6666666666667" calcext:value-type="float">
            <text:p>-55.6666666667</text:p>
          </table:table-cell>
          <table:table-cell table:formula="of:=[.D15]-[.D14]" office:value-type="float" office:value="-78.9999999999997" calcext:value-type="float">
            <text:p>-79</text:p>
          </table:table-cell>
          <table:table-cell table:formula="of:=[.E15]-[.E14]" office:value-type="float" office:value="-51.3333333333337" calcext:value-type="float">
            <text:p>-51.3333333333</text:p>
          </table:table-cell>
          <table:table-cell table:formula="of:=[.F15]-[.F14]" office:value-type="float" office:value="-15.6666666666666" calcext:value-type="float">
            <text:p>-15.6666666667</text:p>
          </table:table-cell>
          <table:table-cell table:formula="of:=[.G15]-[.G14]" office:value-type="float" office:value="-9" calcext:value-type="float">
            <text:p>-9</text:p>
          </table:table-cell>
          <table:table-cell table:formula="of:=[.H15]-[.H14]" office:value-type="float" office:value="-40" calcext:value-type="float">
            <text:p>-40</text:p>
          </table:table-cell>
          <table:table-cell table:formula="of:=[.I15]-[.I14]" office:value-type="float" office:value="-25.333333333333" calcext:value-type="float">
            <text:p>-25.3333333333</text:p>
          </table:table-cell>
          <table:table-cell table:formula="of:=[.J15]-[.J14]" office:value-type="float" office:value="-15" calcext:value-type="float">
            <text:p>-15</text:p>
          </table:table-cell>
          <table:table-cell table:formula="of:=[.K15]-[.K14]" office:value-type="float" office:value="-64.3333333333337" calcext:value-type="float">
            <text:p>-64.3333333333</text:p>
          </table:table-cell>
          <table:table-cell table:formula="of:=[.L15]-[.L14]" office:value-type="float" office:value="-85.0000000000003" calcext:value-type="float">
            <text:p>-85</text:p>
          </table:table-cell>
          <table:table-cell table:formula="of:=[.M15]-[.M14]" office:value-type="float" office:value="-91.9999999999997" calcext:value-type="float">
            <text:p>-92</text:p>
          </table:table-cell>
          <table:table-cell table:formula="of:=[.N15]-[.N14]" office:value-type="float" office:value="-93.9999999999997" calcext:value-type="float">
            <text:p>-94</text:p>
          </table:table-cell>
          <table:table-cell table:formula="of:=[.O15]-[.O14]" office:value-type="float" office:value="-82.6666666666667" calcext:value-type="float">
            <text:p>-82.6666666667</text:p>
          </table:table-cell>
          <table:table-cell table:formula="of:=[.P15]-[.P14]" office:value-type="float" office:value="-68" calcext:value-type="float">
            <text:p>-68</text:p>
          </table:table-cell>
          <table:table-cell table:formula="of:=[.Q15]-[.Q14]" office:value-type="float" office:value="-32.3333333333333" calcext:value-type="float">
            <text:p>-32.3333333333</text:p>
          </table:table-cell>
          <table:table-cell table:formula="of:=[.R15]-[.R14]" office:value-type="float" office:value="-15.666666666667" calcext:value-type="float">
            <text:p>-15.6666666667</text:p>
          </table:table-cell>
          <table:table-cell table:formula="of:=[.S15]-[.S14]" office:value-type="float" office:value="-20.333333333333" calcext:value-type="float">
            <text:p>-20.3333333333</text:p>
          </table:table-cell>
          <table:table-cell table:formula="of:=[.T15]-[.T14]" office:value-type="float" office:value="-64.3333333333333" calcext:value-type="float">
            <text:p>-64.3333333333</text:p>
          </table:table-cell>
          <table:table-cell table:formula="of:=[.U15]-[.U14]" office:value-type="float" office:value="-84.666666666667" calcext:value-type="float">
            <text:p>-84.6666666667</text:p>
          </table:table-cell>
          <table:table-cell table:formula="of:=[.V15]-[.V14]" office:value-type="float" office:value="-88" calcext:value-type="float">
            <text:p>-88</text:p>
          </table:table-cell>
          <table:table-cell table:formula="of:=[.W15]-[.W14]" office:value-type="float" office:value="-78.6666666666667" calcext:value-type="float">
            <text:p>-78.6666666667</text:p>
          </table:table-cell>
          <table:table-cell table:formula="of:=[.X15]-[.X14]" office:value-type="float" office:value="-115.666666666666" calcext:value-type="float">
            <text:p>-115.6666666667</text:p>
          </table:table-cell>
          <table:table-cell table:formula="of:=[.Y15]-[.Y14]" office:value-type="float" office:value="-33.6666666666663" calcext:value-type="float">
            <text:p>-33.6666666667</text:p>
          </table:table-cell>
          <table:table-cell table:formula="of:=[.Z15]-[.Z14]" office:value-type="float" office:value="-13.3333333333337" calcext:value-type="float">
            <text:p>-13.3333333333</text:p>
          </table:table-cell>
          <table:table-cell table:formula="of:=[.AA15]-[.AA14]" office:value-type="float" office:value="8" calcext:value-type="float">
            <text:p>8</text:p>
          </table:table-cell>
          <table:table-cell table:formula="of:=[.AB15]-[.AB14]" office:value-type="float" office:value="-7.666666666667" calcext:value-type="float">
            <text:p>-7.6666666667</text:p>
          </table:table-cell>
          <table:table-cell table:formula="of:=[.AC15]-[.AC14]" office:value-type="float" office:value="-38.333333333333" calcext:value-type="float">
            <text:p>-38.3333333333</text:p>
          </table:table-cell>
          <table:table-cell table:formula="of:=[.AD15]-[.AD14]" office:value-type="float" office:value="-49.3333333333333" calcext:value-type="float">
            <text:p>-49.3333333333</text:p>
          </table:table-cell>
          <table:table-cell table:formula="of:=[.AE15]-[.AE14]" office:value-type="float" office:value="-57" calcext:value-type="float">
            <text:p>-57</text:p>
          </table:table-cell>
          <table:table-cell table:formula="of:=[.AF15]-[.AF14]" office:value-type="float" office:value="-64.333333333333" calcext:value-type="float">
            <text:p>-64.3333333333</text:p>
          </table:table-cell>
          <table:table-cell table:formula="of:=[.AG15]-[.AG14]" office:value-type="float" office:value="-48.6666666666663" calcext:value-type="float">
            <text:p>-48.6666666667</text:p>
          </table:table-cell>
          <table:table-cell table:formula="of:=[.AH15]-[.AH14]" office:value-type="float" office:value="-49.9999999999997" calcext:value-type="float">
            <text:p>-50</text:p>
          </table:table-cell>
          <table:table-cell table:formula="of:=[.AI15]-[.AI14]" office:value-type="float" office:value="-10.9999999999997" calcext:value-type="float">
            <text:p>-11</text:p>
          </table:table-cell>
          <table:table-cell table:formula="of:=[.AJ15]-[.AJ14]" office:value-type="float" office:value="-37.333333333333" calcext:value-type="float">
            <text:p>-37.3333333333</text:p>
          </table:table-cell>
          <table:table-cell table:formula="of:=[.AK15]-[.AK14]" office:value-type="float" office:value="6.333333333333" calcext:value-type="float">
            <text:p>6.3333333333</text:p>
          </table:table-cell>
          <table:table-cell table:formula="of:=[.AL15]-[.AL14]" office:value-type="float" office:value="-13.6666666666667" calcext:value-type="float">
            <text:p>-13.6666666667</text:p>
          </table:table-cell>
          <table:table-cell table:formula="of:=[.AM15]-[.AM14]" office:value-type="float" office:value="-16.9999999999997" calcext:value-type="float">
            <text:p>-17</text:p>
          </table:table-cell>
          <table:table-cell table:formula="of:=[.AN15]-[.AN14]" office:value-type="float" office:value="-63.9999999999997" calcext:value-type="float">
            <text:p>-64</text:p>
          </table:table-cell>
          <table:table-cell table:formula="of:=[.AO15]-[.AO14]" office:value-type="float" office:value="-44.3333333333337" calcext:value-type="float">
            <text:p>-44.3333333333</text:p>
          </table:table-cell>
          <table:table-cell table:formula="of:=[.AP15]-[.AP14]" office:value-type="float" office:value="-52.6666666666667" calcext:value-type="float">
            <text:p>-52.6666666667</text:p>
          </table:table-cell>
          <table:table-cell table:formula="of:=[.AQ15]-[.AQ14]" office:value-type="float" office:value="-44.3333333333333" calcext:value-type="float">
            <text:p>-44.3333333333</text:p>
          </table:table-cell>
          <table:table-cell table:number-columns-repeated="97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typeA</text:p>
          </table:table-cell>
          <table:table-cell office:value-type="string" calcext:value-type="string">
            <text:p>before</text:p>
          </table:table-cell>
          <table:table-cell table:style-name="ce3" office:value-type="float" office:value="119.333333333333" calcext:value-type="float">
            <text:p>119.3333333333</text:p>
          </table:table-cell>
          <table:table-cell table:style-name="ce3" office:value-type="float" office:value="113.333333333333" calcext:value-type="float">
            <text:p>113.3333333333</text:p>
          </table:table-cell>
          <table:table-cell table:style-name="ce3" office:value-type="float" office:value="107.666666666667" calcext:value-type="float">
            <text:p>107.666666666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2.333333333333" calcext:value-type="float">
            <text:p>102.3333333333</text:p>
          </table:table-cell>
          <table:table-cell table:style-name="ce3" office:value-type="float" office:value="126.666666666667" calcext:value-type="float">
            <text:p>126.6666666667</text:p>
          </table:table-cell>
          <table:table-cell table:style-name="ce3" office:value-type="float" office:value="105.333333333333" calcext:value-type="float">
            <text:p>105.3333333333</text:p>
          </table:table-cell>
          <table:table-cell table:style-name="ce3" office:value-type="float" office:value="108.666666666667" calcext:value-type="float">
            <text:p>108.6666666667</text:p>
          </table:table-cell>
          <table:table-cell table:style-name="ce3" office:value-type="float" office:value="112.333333333333" calcext:value-type="float">
            <text:p>112.3333333333</text:p>
          </table:table-cell>
          <table:table-cell table:style-name="ce3" office:value-type="float" office:value="113.666666666667" calcext:value-type="float">
            <text:p>113.6666666667</text:p>
          </table:table-cell>
          <table:table-cell table:style-name="ce3" office:value-type="float" office:value="115.333333333333" calcext:value-type="float">
            <text:p>115.3333333333</text:p>
          </table:table-cell>
          <table:table-cell table:style-name="ce3" office:value-type="float" office:value="118.666666666667" calcext:value-type="float">
            <text:p>118.6666666667</text:p>
          </table:table-cell>
          <table:table-cell table:style-name="ce3" office:value-type="float" office:value="126.666666666667" calcext:value-type="float">
            <text:p>126.666666666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5.666666666667" calcext:value-type="float">
            <text:p>115.666666666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0.333333333333" calcext:value-type="float">
            <text:p>110.3333333333</text:p>
          </table:table-cell>
          <table:table-cell table:style-name="ce3" office:value-type="float" office:value="111.333333333333" calcext:value-type="float">
            <text:p>111.333333333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11.333333333333" calcext:value-type="float">
            <text:p>111.3333333333</text:p>
          </table:table-cell>
          <table:table-cell table:style-name="ce3" office:value-type="float" office:value="113.666666666667" calcext:value-type="float">
            <text:p>113.6666666667</text:p>
          </table:table-cell>
          <table:table-cell table:style-name="ce3" office:value-type="float" office:value="116.333333333333" calcext:value-type="float">
            <text:p>116.3333333333</text:p>
          </table:table-cell>
          <table:table-cell table:style-name="ce3" office:value-type="float" office:value="117.666666666667" calcext:value-type="float">
            <text:p>117.6666666667</text:p>
          </table:table-cell>
          <table:table-cell table:style-name="ce3" office:value-type="float" office:value="128.666666666667" calcext:value-type="float">
            <text:p>128.6666666667</text:p>
          </table:table-cell>
          <table:table-cell table:style-name="ce3" office:value-type="float" office:value="131.333333333333" calcext:value-type="float">
            <text:p>131.3333333333</text:p>
          </table:table-cell>
          <table:table-cell table:style-name="ce3" office:value-type="float" office:value="128.333333333333" calcext:value-type="float">
            <text:p>128.3333333333</text:p>
          </table:table-cell>
          <table:table-cell table:style-name="ce3" office:value-type="float" office:value="134.666666666667" calcext:value-type="float">
            <text:p>134.6666666667</text:p>
          </table:table-cell>
          <table:table-cell table:style-name="ce3" office:value-type="float" office:value="135.333333333333" calcext:value-type="float">
            <text:p>135.333333333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5.333333333333" calcext:value-type="float">
            <text:p>135.333333333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7.333333333333" calcext:value-type="float">
            <text:p>137.333333333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40.666666666667" calcext:value-type="float">
            <text:p>140.6666666667</text:p>
          </table:table-cell>
          <table:table-cell table:style-name="ce3" office:value-type="float" office:value="139.333333333333" calcext:value-type="float">
            <text:p>139.3333333333</text:p>
          </table:table-cell>
          <table:table-cell table:style-name="ce3" office:value-type="float" office:value="141.333333333333" calcext:value-type="float">
            <text:p>141.3333333333</text:p>
          </table:table-cell>
          <table:table-cell table:style-name="ce3" office:value-type="float" office:value="145.666666666667" calcext:value-type="float">
            <text:p>145.6666666667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=20min</text:p>
          </table:table-cell>
          <table:table-cell office:value-type="string" calcext:value-type="string">
            <text:p>after</text:p>
          </table:table-cell>
          <table:table-cell office:value-type="float" office:value="94.6666666666667" calcext:value-type="float">
            <text:p>94.6666666667</text:p>
          </table:table-cell>
          <table:table-cell office:value-type="float" office:value="98.6666666666667" calcext:value-type="float">
            <text:p>98.6666666667</text:p>
          </table:table-cell>
          <table:table-cell office:value-type="float" office:value="97.3333333333333" calcext:value-type="float">
            <text:p>97.3333333333</text:p>
          </table:table-cell>
          <table:table-cell office:value-type="float" office:value="90.3333333333333" calcext:value-type="float">
            <text:p>90.3333333333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05.333333333333" calcext:value-type="float">
            <text:p>105.3333333333</text:p>
          </table:table-cell>
          <table:table-cell office:value-type="float" office:value="104.666666666667" calcext:value-type="float">
            <text:p>104.6666666667</text:p>
          </table:table-cell>
          <table:table-cell office:value-type="float" office:value="100.333333333333" calcext:value-type="float">
            <text:p>100.333333333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1.3333333333333" calcext:value-type="float">
            <text:p>71.3333333333</text:p>
          </table:table-cell>
          <table:table-cell office:value-type="float" office:value="89.6666666666667" calcext:value-type="float">
            <text:p>89.6666666667</text:p>
          </table:table-cell>
          <table:table-cell office:value-type="float" office:value="104.333333333333" calcext:value-type="float">
            <text:p>104.3333333333</text:p>
          </table:table-cell>
          <table:table-cell office:value-type="float" office:value="95.3333333333333" calcext:value-type="float">
            <text:p>95.3333333333</text:p>
          </table:table-cell>
          <table:table-cell office:value-type="float" office:value="96.3333333333333" calcext:value-type="float">
            <text:p>96.3333333333</text:p>
          </table:table-cell>
          <table:table-cell office:value-type="float" office:value="95.3333333333333" calcext:value-type="float">
            <text:p>95.3333333333</text:p>
          </table:table-cell>
          <table:table-cell office:value-type="float" office:value="80.6666666666667" calcext:value-type="float">
            <text:p>80.6666666667</text:p>
          </table:table-cell>
          <table:table-cell office:value-type="float" office:value="71.3333333333333" calcext:value-type="float">
            <text:p>71.3333333333</text:p>
          </table:table-cell>
          <table:table-cell office:value-type="float" office:value="55.3333333333333" calcext:value-type="float">
            <text:p>55.3333333333</text:p>
          </table:table-cell>
          <table:table-cell office:value-type="float" office:value="65" calcext:value-type="float">
            <text:p>65</text:p>
          </table:table-cell>
          <table:table-cell office:value-type="float" office:value="68.3333333333333" calcext:value-type="float">
            <text:p>68.3333333333</text:p>
          </table:table-cell>
          <table:table-cell office:value-type="float" office:value="83.6666666666667" calcext:value-type="float">
            <text:p>83.6666666667</text:p>
          </table:table-cell>
          <table:table-cell office:value-type="float" office:value="98.3333333333333" calcext:value-type="float">
            <text:p>98.3333333333</text:p>
          </table:table-cell>
          <table:table-cell office:value-type="float" office:value="114.333333333333" calcext:value-type="float">
            <text:p>114.3333333333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94.6666666666667" calcext:value-type="float">
            <text:p>94.6666666667</text:p>
          </table:table-cell>
          <table:table-cell office:value-type="float" office:value="100.333333333333" calcext:value-type="float">
            <text:p>100.3333333333</text:p>
          </table:table-cell>
          <table:table-cell office:value-type="float" office:value="89.3333333333333" calcext:value-type="float">
            <text:p>89.3333333333</text:p>
          </table:table-cell>
          <table:table-cell office:value-type="float" office:value="86.3333333333333" calcext:value-type="float">
            <text:p>86.3333333333</text:p>
          </table:table-cell>
          <table:table-cell office:value-type="float" office:value="94.3333333333333" calcext:value-type="float">
            <text:p>94.3333333333</text:p>
          </table:table-cell>
          <table:table-cell office:value-type="float" office:value="119.333333333333" calcext:value-type="float">
            <text:p>119.3333333333</text:p>
          </table:table-cell>
          <table:table-cell office:value-type="float" office:value="131" calcext:value-type="float">
            <text:p>131</text:p>
          </table:table-cell>
          <table:table-cell office:value-type="float" office:value="126.333333333333" calcext:value-type="float">
            <text:p>126.3333333333</text:p>
          </table:table-cell>
          <table:table-cell office:value-type="float" office:value="125.333333333333" calcext:value-type="float">
            <text:p>125.3333333333</text:p>
          </table:table-cell>
          <table:table-cell office:value-type="float" office:value="112.333333333333" calcext:value-type="float">
            <text:p>112.3333333333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94.3333333333333" calcext:value-type="float">
            <text:p>94.3333333333</text:p>
          </table:table-cell>
          <table:table-cell office:value-type="float" office:value="81.3333333333333" calcext:value-type="float">
            <text:p>81.33333333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asured ΔR <text:s text:c="6"/>( n=1500rpm )</text:p>
          </table:table-cell>
          <table:table-cell office:value-type="string" calcext:value-type="string">
            <text:p>difference</text:p>
          </table:table-cell>
          <table:table-cell table:formula="of:=[.C20]-[.C19]" office:value-type="float" office:value="-24.6666666666663" calcext:value-type="float">
            <text:p>-24.6666666667</text:p>
          </table:table-cell>
          <table:table-cell table:formula="of:=[.D20]-[.D19]" office:value-type="float" office:value="-14.6666666666663" calcext:value-type="float">
            <text:p>-14.6666666667</text:p>
          </table:table-cell>
          <table:table-cell table:formula="of:=[.E20]-[.E19]" office:value-type="float" office:value="-10.3333333333337" calcext:value-type="float">
            <text:p>-10.3333333333</text:p>
          </table:table-cell>
          <table:table-cell table:formula="of:=[.F20]-[.F19]" office:value-type="float" office:value="-16.6666666666667" calcext:value-type="float">
            <text:p>-16.6666666667</text:p>
          </table:table-cell>
          <table:table-cell table:formula="of:=[.G20]-[.G19]" office:value-type="float" office:value="-13" calcext:value-type="float">
            <text:p>-13</text:p>
          </table:table-cell>
          <table:table-cell table:formula="of:=[.H20]-[.H19]" office:value-type="float" office:value="-1.333333333333" calcext:value-type="float">
            <text:p>-1.3333333333</text:p>
          </table:table-cell>
          <table:table-cell table:formula="of:=[.I20]-[.I19]" office:value-type="float" office:value="-21.333333333334" calcext:value-type="float">
            <text:p>-21.3333333333</text:p>
          </table:table-cell>
          <table:table-cell table:formula="of:=[.J20]-[.J19]" office:value-type="float" office:value="-0.666666666666004" calcext:value-type="float">
            <text:p>-0.6666666667</text:p>
          </table:table-cell>
          <table:table-cell table:formula="of:=[.K20]-[.K19]" office:value-type="float" office:value="-8.333333333334" calcext:value-type="float">
            <text:p>-8.3333333333</text:p>
          </table:table-cell>
          <table:table-cell table:formula="of:=[.L20]-[.L19]" office:value-type="float" office:value="-50.333333333333" calcext:value-type="float">
            <text:p>-50.3333333333</text:p>
          </table:table-cell>
          <table:table-cell table:formula="of:=[.M20]-[.M19]" office:value-type="float" office:value="-38.666666666667" calcext:value-type="float">
            <text:p>-38.6666666667</text:p>
          </table:table-cell>
          <table:table-cell table:formula="of:=[.N20]-[.N19]" office:value-type="float" office:value="-43.9999999999997" calcext:value-type="float">
            <text:p>-44</text:p>
          </table:table-cell>
          <table:table-cell table:formula="of:=[.O20]-[.O19]" office:value-type="float" office:value="-29.0000000000003" calcext:value-type="float">
            <text:p>-29</text:p>
          </table:table-cell>
          <table:table-cell table:formula="of:=[.P20]-[.P19]" office:value-type="float" office:value="-22.333333333334" calcext:value-type="float">
            <text:p>-22.3333333333</text:p>
          </table:table-cell>
          <table:table-cell table:formula="of:=[.Q20]-[.Q19]" office:value-type="float" office:value="-31.6666666666667" calcext:value-type="float">
            <text:p>-31.6666666667</text:p>
          </table:table-cell>
          <table:table-cell table:formula="of:=[.R20]-[.R19]" office:value-type="float" office:value="-19.3333333333337" calcext:value-type="float">
            <text:p>-19.3333333333</text:p>
          </table:table-cell>
          <table:table-cell table:formula="of:=[.S20]-[.S19]" office:value-type="float" office:value="-17.6666666666667" calcext:value-type="float">
            <text:p>-17.6666666667</text:p>
          </table:table-cell>
          <table:table-cell table:formula="of:=[.T20]-[.T19]" office:value-type="float" office:value="-29.6666666666663" calcext:value-type="float">
            <text:p>-29.6666666667</text:p>
          </table:table-cell>
          <table:table-cell table:formula="of:=[.U20]-[.U19]" office:value-type="float" office:value="-39.9999999999997" calcext:value-type="float">
            <text:p>-40</text:p>
          </table:table-cell>
          <table:table-cell table:formula="of:=[.V20]-[.V19]" office:value-type="float" office:value="-63.6666666666667" calcext:value-type="float">
            <text:p>-63.6666666667</text:p>
          </table:table-cell>
          <table:table-cell table:formula="of:=[.W20]-[.W19]" office:value-type="float" office:value="-46.333333333333" calcext:value-type="float">
            <text:p>-46.3333333333</text:p>
          </table:table-cell>
          <table:table-cell table:formula="of:=[.X20]-[.X19]" office:value-type="float" office:value="-45.3333333333337" calcext:value-type="float">
            <text:p>-45.3333333333</text:p>
          </table:table-cell>
          <table:table-cell table:formula="of:=[.Y20]-[.Y19]" office:value-type="float" office:value="-32.6666666666663" calcext:value-type="float">
            <text:p>-32.6666666667</text:p>
          </table:table-cell>
          <table:table-cell table:formula="of:=[.Z20]-[.Z19]" office:value-type="float" office:value="-19.3333333333337" calcext:value-type="float">
            <text:p>-19.3333333333</text:p>
          </table:table-cell>
          <table:table-cell table:formula="of:=[.AA20]-[.AA19]" office:value-type="float" office:value="-14.333333333334" calcext:value-type="float">
            <text:p>-14.3333333333</text:p>
          </table:table-cell>
          <table:table-cell table:formula="of:=[.AB20]-[.AB19]" office:value-type="float" office:value="-22.333333333333" calcext:value-type="float">
            <text:p>-22.3333333333</text:p>
          </table:table-cell>
          <table:table-cell table:formula="of:=[.AC20]-[.AC19]" office:value-type="float" office:value="-28.333333333333" calcext:value-type="float">
            <text:p>-28.3333333333</text:p>
          </table:table-cell>
          <table:table-cell table:formula="of:=[.AD20]-[.AD19]" office:value-type="float" office:value="-40.0000000000003" calcext:value-type="float">
            <text:p>-40</text:p>
          </table:table-cell>
          <table:table-cell table:formula="of:=[.AE20]-[.AE19]" office:value-type="float" office:value="-35" calcext:value-type="float">
            <text:p>-35</text:p>
          </table:table-cell>
          <table:table-cell table:formula="of:=[.AF20]-[.AF19]" office:value-type="float" office:value="-47.6666666666667" calcext:value-type="float">
            <text:p>-47.6666666667</text:p>
          </table:table-cell>
          <table:table-cell table:formula="of:=[.AG20]-[.AG19]" office:value-type="float" office:value="-48.9999999999997" calcext:value-type="float">
            <text:p>-49</text:p>
          </table:table-cell>
          <table:table-cell table:formula="of:=[.AH20]-[.AH19]" office:value-type="float" office:value="-40.6666666666667" calcext:value-type="float">
            <text:p>-40.6666666667</text:p>
          </table:table-cell>
          <table:table-cell table:formula="of:=[.AI20]-[.AI19]" office:value-type="float" office:value="-18" calcext:value-type="float">
            <text:p>-18</text:p>
          </table:table-cell>
          <table:table-cell table:formula="of:=[.AJ20]-[.AJ19]" office:value-type="float" office:value="-9" calcext:value-type="float">
            <text:p>-9</text:p>
          </table:table-cell>
          <table:table-cell table:formula="of:=[.AK20]-[.AK19]" office:value-type="float" office:value="-6.666666666667" calcext:value-type="float">
            <text:p>-6.6666666667</text:p>
          </table:table-cell>
          <table:table-cell table:formula="of:=[.AL20]-[.AL19]" office:value-type="float" office:value="-10.666666666667" calcext:value-type="float">
            <text:p>-10.6666666667</text:p>
          </table:table-cell>
          <table:table-cell table:formula="of:=[.AM20]-[.AM19]" office:value-type="float" office:value="-28.333333333334" calcext:value-type="float">
            <text:p>-28.3333333333</text:p>
          </table:table-cell>
          <table:table-cell table:formula="of:=[.AN20]-[.AN19]" office:value-type="float" office:value="-38.333333333333" calcext:value-type="float">
            <text:p>-38.3333333333</text:p>
          </table:table-cell>
          <table:table-cell table:formula="of:=[.AO20]-[.AO19]" office:value-type="float" office:value="-38.333333333333" calcext:value-type="float">
            <text:p>-38.3333333333</text:p>
          </table:table-cell>
          <table:table-cell table:formula="of:=[.AP20]-[.AP19]" office:value-type="float" office:value="-51.3333333333337" calcext:value-type="float">
            <text:p>-51.3333333333</text:p>
          </table:table-cell>
          <table:table-cell table:formula="of:=[.AQ20]-[.AQ19]" office:value-type="float" office:value="-64.6666666666667" calcext:value-type="float">
            <text:p>-64.6666666667</text:p>
          </table:table-cell>
          <table:table-cell table:number-columns-repeated="97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2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-9.9" calcext:value-type="float">
            <text:p>-9.9</text:p>
          </table:table-cell>
          <table:table-cell table:style-name="Default" office:value-type="float" office:value="-9.8" calcext:value-type="float">
            <text:p>-9.8</text:p>
          </table:table-cell>
          <table:table-cell table:style-name="Default" office:value-type="float" office:value="-9.7" calcext:value-type="float">
            <text:p>-9.7</text:p>
          </table:table-cell>
          <table:table-cell table:style-name="Default" office:value-type="float" office:value="-9.6" calcext:value-type="float">
            <text:p>-9.6</text:p>
          </table:table-cell>
          <table:table-cell table:style-name="Default" office:value-type="float" office:value="-9.5" calcext:value-type="float">
            <text:p>-9.5</text:p>
          </table:table-cell>
          <table:table-cell table:style-name="Default" office:value-type="float" office:value="-9.4" calcext:value-type="float">
            <text:p>-9.4</text:p>
          </table:table-cell>
          <table:table-cell table:style-name="Default" office:value-type="float" office:value="-9.3" calcext:value-type="float">
            <text:p>-9.3</text:p>
          </table:table-cell>
          <table:table-cell table:style-name="Default" office:value-type="float" office:value="-9.2" calcext:value-type="float">
            <text:p>-9.2</text:p>
          </table:table-cell>
          <table:table-cell table:style-name="Default" office:value-type="float" office:value="-9.1" calcext:value-type="float">
            <text:p>-9.1</text:p>
          </table:table-cell>
          <table:table-cell table:style-name="Default" office:value-type="float" office:value="-9" calcext:value-type="float">
            <text:p>-9</text:p>
          </table:table-cell>
          <table:table-cell table:style-name="Default" office:value-type="float" office:value="-8.9" calcext:value-type="float">
            <text:p>-8.9</text:p>
          </table:table-cell>
          <table:table-cell table:style-name="Default" office:value-type="float" office:value="-8.8" calcext:value-type="float">
            <text:p>-8.8</text:p>
          </table:table-cell>
          <table:table-cell table:style-name="Default" office:value-type="float" office:value="-8.7" calcext:value-type="float">
            <text:p>-8.7</text:p>
          </table:table-cell>
          <table:table-cell table:style-name="Default" office:value-type="float" office:value="-8.60000000000001" calcext:value-type="float">
            <text:p>-8.6</text:p>
          </table:table-cell>
          <table:table-cell table:style-name="Default" office:value-type="float" office:value="-8.50000000000001" calcext:value-type="float">
            <text:p>-8.5</text:p>
          </table:table-cell>
          <table:table-cell table:style-name="Default" office:value-type="float" office:value="-8.40000000000001" calcext:value-type="float">
            <text:p>-8.4</text:p>
          </table:table-cell>
          <table:table-cell table:style-name="Default" office:value-type="float" office:value="-8.30000000000001" calcext:value-type="float">
            <text:p>-8.3</text:p>
          </table:table-cell>
          <table:table-cell table:style-name="Default" office:value-type="float" office:value="-8.20000000000001" calcext:value-type="float">
            <text:p>-8.2</text:p>
          </table:table-cell>
          <table:table-cell table:style-name="Default" office:value-type="float" office:value="-8.10000000000001" calcext:value-type="float">
            <text:p>-8.1</text:p>
          </table:table-cell>
          <table:table-cell table:style-name="Default" office:value-type="float" office:value="-8.00000000000001" calcext:value-type="float">
            <text:p>-8</text:p>
          </table:table-cell>
          <table:table-cell table:style-name="Default" office:value-type="float" office:value="-7.90000000000001" calcext:value-type="float">
            <text:p>-7.9</text:p>
          </table:table-cell>
          <table:table-cell table:style-name="Default" office:value-type="float" office:value="-7.80000000000001" calcext:value-type="float">
            <text:p>-7.8</text:p>
          </table:table-cell>
          <table:table-cell table:style-name="Default" office:value-type="float" office:value="-7.70000000000001" calcext:value-type="float">
            <text:p>-7.7</text:p>
          </table:table-cell>
          <table:table-cell table:style-name="Default" office:value-type="float" office:value="-7.60000000000001" calcext:value-type="float">
            <text:p>-7.6</text:p>
          </table:table-cell>
          <table:table-cell table:style-name="Default" office:value-type="float" office:value="-7.50000000000001" calcext:value-type="float">
            <text:p>-7.5</text:p>
          </table:table-cell>
          <table:table-cell table:style-name="Default" office:value-type="float" office:value="-7.40000000000001" calcext:value-type="float">
            <text:p>-7.4</text:p>
          </table:table-cell>
          <table:table-cell table:style-name="Default" office:value-type="float" office:value="-7.30000000000001" calcext:value-type="float">
            <text:p>-7.3</text:p>
          </table:table-cell>
          <table:table-cell table:style-name="Default" office:value-type="float" office:value="-7.20000000000001" calcext:value-type="float">
            <text:p>-7.2</text:p>
          </table:table-cell>
          <table:table-cell table:style-name="Default" office:value-type="float" office:value="-7.10000000000001" calcext:value-type="float">
            <text:p>-7.1</text:p>
          </table:table-cell>
          <table:table-cell table:style-name="Default" office:value-type="float" office:value="-7.00000000000001" calcext:value-type="float">
            <text:p>-7</text:p>
          </table:table-cell>
          <table:table-cell table:style-name="Default" office:value-type="float" office:value="-6.90000000000001" calcext:value-type="float">
            <text:p>-6.9</text:p>
          </table:table-cell>
          <table:table-cell table:style-name="Default" office:value-type="float" office:value="-6.80000000000001" calcext:value-type="float">
            <text:p>-6.8</text:p>
          </table:table-cell>
          <table:table-cell table:style-name="Default" office:value-type="float" office:value="-6.70000000000001" calcext:value-type="float">
            <text:p>-6.7</text:p>
          </table:table-cell>
          <table:table-cell table:style-name="Default" office:value-type="float" office:value="-6.60000000000001" calcext:value-type="float">
            <text:p>-6.6</text:p>
          </table:table-cell>
          <table:table-cell table:style-name="Default" office:value-type="float" office:value="-6.50000000000001" calcext:value-type="float">
            <text:p>-6.5</text:p>
          </table:table-cell>
          <table:table-cell table:style-name="Default" office:value-type="float" office:value="-6.40000000000001" calcext:value-type="float">
            <text:p>-6.4</text:p>
          </table:table-cell>
          <table:table-cell table:style-name="Default" office:value-type="float" office:value="-6.30000000000001" calcext:value-type="float">
            <text:p>-6.3</text:p>
          </table:table-cell>
          <table:table-cell table:style-name="Default" office:value-type="float" office:value="-6.20000000000001" calcext:value-type="float">
            <text:p>-6.2</text:p>
          </table:table-cell>
          <table:table-cell table:style-name="Default" office:value-type="float" office:value="-6.10000000000001" calcext:value-type="float">
            <text:p>-6.1</text:p>
          </table:table-cell>
          <table:table-cell table:style-name="Default" office:value-type="float" office:value="-6.00000000000001" calcext:value-type="float">
            <text:p>-6</text:p>
          </table:table-cell>
          <table:table-cell table:style-name="Default" office:value-type="float" office:value="-5.90000000000001" calcext:value-type="float">
            <text:p>-5.9</text:p>
          </table:table-cell>
          <table:table-cell table:style-name="Default" office:value-type="float" office:value="-5.80000000000001" calcext:value-type="float">
            <text:p>-5.8</text:p>
          </table:table-cell>
          <table:table-cell table:style-name="Default" office:value-type="float" office:value="-5.70000000000002" calcext:value-type="float">
            <text:p>-5.7</text:p>
          </table:table-cell>
          <table:table-cell table:style-name="Default" office:value-type="float" office:value="-5.60000000000002" calcext:value-type="float">
            <text:p>-5.6</text:p>
          </table:table-cell>
          <table:table-cell table:style-name="Default" office:value-type="float" office:value="-5.50000000000002" calcext:value-type="float">
            <text:p>-5.5</text:p>
          </table:table-cell>
          <table:table-cell table:style-name="Default" office:value-type="float" office:value="-5.40000000000002" calcext:value-type="float">
            <text:p>-5.4</text:p>
          </table:table-cell>
          <table:table-cell table:style-name="Default" office:value-type="float" office:value="-5.30000000000002" calcext:value-type="float">
            <text:p>-5.3</text:p>
          </table:table-cell>
          <table:table-cell table:style-name="Default" office:value-type="float" office:value="-5.20000000000002" calcext:value-type="float">
            <text:p>-5.2</text:p>
          </table:table-cell>
          <table:table-cell table:style-name="Default" office:value-type="float" office:value="-5.10000000000002" calcext:value-type="float">
            <text:p>-5.1</text:p>
          </table:table-cell>
          <table:table-cell table:style-name="Default" office:value-type="float" office:value="-5.00000000000002" calcext:value-type="float">
            <text:p>-5</text:p>
          </table:table-cell>
          <table:table-cell table:style-name="Default" office:value-type="float" office:value="-4.90000000000002" calcext:value-type="float">
            <text:p>-4.9</text:p>
          </table:table-cell>
          <table:table-cell table:style-name="Default" office:value-type="float" office:value="-4.80000000000002" calcext:value-type="float">
            <text:p>-4.8</text:p>
          </table:table-cell>
          <table:table-cell table:style-name="Default" office:value-type="float" office:value="-4.70000000000002" calcext:value-type="float">
            <text:p>-4.7</text:p>
          </table:table-cell>
          <table:table-cell table:style-name="Default" office:value-type="float" office:value="-4.60000000000002" calcext:value-type="float">
            <text:p>-4.6</text:p>
          </table:table-cell>
          <table:table-cell table:style-name="Default" office:value-type="float" office:value="-4.50000000000002" calcext:value-type="float">
            <text:p>-4.5</text:p>
          </table:table-cell>
          <table:table-cell table:style-name="Default" office:value-type="float" office:value="-4.40000000000002" calcext:value-type="float">
            <text:p>-4.4</text:p>
          </table:table-cell>
          <table:table-cell table:style-name="Default" office:value-type="float" office:value="-4.30000000000002" calcext:value-type="float">
            <text:p>-4.3</text:p>
          </table:table-cell>
          <table:table-cell table:style-name="Default" office:value-type="float" office:value="-4.20000000000002" calcext:value-type="float">
            <text:p>-4.2</text:p>
          </table:table-cell>
          <table:table-cell table:style-name="Default" office:value-type="float" office:value="-4.10000000000002" calcext:value-type="float">
            <text:p>-4.1</text:p>
          </table:table-cell>
          <table:table-cell table:style-name="Default" office:value-type="float" office:value="-4.00000000000002" calcext:value-type="float">
            <text:p>-4</text:p>
          </table:table-cell>
          <table:table-cell table:style-name="Default" office:value-type="float" office:value="-3.90000000000002" calcext:value-type="float">
            <text:p>-3.9</text:p>
          </table:table-cell>
          <table:table-cell table:style-name="Default" office:value-type="float" office:value="-3.80000000000002" calcext:value-type="float">
            <text:p>-3.8</text:p>
          </table:table-cell>
          <table:table-cell table:style-name="Default" office:value-type="float" office:value="-3.70000000000002" calcext:value-type="float">
            <text:p>-3.7</text:p>
          </table:table-cell>
          <table:table-cell table:style-name="Default" office:value-type="float" office:value="-3.60000000000002" calcext:value-type="float">
            <text:p>-3.6</text:p>
          </table:table-cell>
          <table:table-cell table:style-name="Default" office:value-type="float" office:value="-3.50000000000002" calcext:value-type="float">
            <text:p>-3.5</text:p>
          </table:table-cell>
          <table:table-cell table:style-name="Default" office:value-type="float" office:value="-3.40000000000002" calcext:value-type="float">
            <text:p>-3.4</text:p>
          </table:table-cell>
          <table:table-cell table:style-name="Default" office:value-type="float" office:value="-3.30000000000002" calcext:value-type="float">
            <text:p>-3.3</text:p>
          </table:table-cell>
          <table:table-cell table:style-name="Default" office:value-type="float" office:value="-3.20000000000002" calcext:value-type="float">
            <text:p>-3.2</text:p>
          </table:table-cell>
          <table:table-cell table:style-name="Default" office:value-type="float" office:value="-3.10000000000002" calcext:value-type="float">
            <text:p>-3.1</text:p>
          </table:table-cell>
          <table:table-cell table:style-name="Default" office:value-type="float" office:value="-3.00000000000002" calcext:value-type="float">
            <text:p>-3</text:p>
          </table:table-cell>
          <table:table-cell table:style-name="Default" office:value-type="float" office:value="-2.90000000000002" calcext:value-type="float">
            <text:p>-2.9</text:p>
          </table:table-cell>
          <table:table-cell table:style-name="Default" office:value-type="float" office:value="-2.80000000000002" calcext:value-type="float">
            <text:p>-2.8</text:p>
          </table:table-cell>
          <table:table-cell table:style-name="Default" office:value-type="float" office:value="-2.70000000000002" calcext:value-type="float">
            <text:p>-2.7</text:p>
          </table:table-cell>
          <table:table-cell table:style-name="Default" office:value-type="float" office:value="-2.60000000000002" calcext:value-type="float">
            <text:p>-2.6</text:p>
          </table:table-cell>
          <table:table-cell table:style-name="Default" office:value-type="float" office:value="-2.50000000000002" calcext:value-type="float">
            <text:p>-2.5</text:p>
          </table:table-cell>
          <table:table-cell table:style-name="Default" office:value-type="float" office:value="-2.40000000000002" calcext:value-type="float">
            <text:p>-2.4</text:p>
          </table:table-cell>
          <table:table-cell table:style-name="Default" office:value-type="float" office:value="-2.30000000000002" calcext:value-type="float">
            <text:p>-2.3</text:p>
          </table:table-cell>
          <table:table-cell table:style-name="Default" office:value-type="float" office:value="-2.20000000000002" calcext:value-type="float">
            <text:p>-2.2</text:p>
          </table:table-cell>
          <table:table-cell table:style-name="Default" office:value-type="float" office:value="-2.10000000000002" calcext:value-type="float">
            <text:p>-2.1</text:p>
          </table:table-cell>
          <table:table-cell table:style-name="Default" office:value-type="float" office:value="-2.00000000000002" calcext:value-type="float">
            <text:p>-2</text:p>
          </table:table-cell>
          <table:table-cell table:style-name="Default" office:value-type="float" office:value="-1.90000000000002" calcext:value-type="float">
            <text:p>-1.9</text:p>
          </table:table-cell>
          <table:table-cell table:style-name="Default" office:value-type="float" office:value="-1.80000000000002" calcext:value-type="float">
            <text:p>-1.8</text:p>
          </table:table-cell>
          <table:table-cell table:style-name="Default" office:value-type="float" office:value="-1.70000000000002" calcext:value-type="float">
            <text:p>-1.7</text:p>
          </table:table-cell>
          <table:table-cell table:style-name="Default" office:value-type="float" office:value="-1.60000000000002" calcext:value-type="float">
            <text:p>-1.6</text:p>
          </table:table-cell>
          <table:table-cell table:style-name="Default" office:value-type="float" office:value="-1.50000000000002" calcext:value-type="float">
            <text:p>-1.5</text:p>
          </table:table-cell>
          <table:table-cell table:style-name="Default" office:value-type="float" office:value="-1.40000000000002" calcext:value-type="float">
            <text:p>-1.4</text:p>
          </table:table-cell>
          <table:table-cell table:style-name="Default" office:value-type="float" office:value="-1.30000000000002" calcext:value-type="float">
            <text:p>-1.3</text:p>
          </table:table-cell>
          <table:table-cell table:style-name="Default" office:value-type="float" office:value="-1.20000000000002" calcext:value-type="float">
            <text:p>-1.2</text:p>
          </table:table-cell>
          <table:table-cell table:style-name="Default" office:value-type="float" office:value="-1.10000000000002" calcext:value-type="float">
            <text:p>-1.1</text:p>
          </table:table-cell>
          <table:table-cell table:style-name="Default" office:value-type="float" office:value="-1.00000000000002" calcext:value-type="float">
            <text:p>-1</text:p>
          </table:table-cell>
          <table:table-cell table:style-name="Default" office:value-type="float" office:value="-0.900000000000019" calcext:value-type="float">
            <text:p>-0.9</text:p>
          </table:table-cell>
          <table:table-cell table:style-name="Default" office:value-type="float" office:value="-0.800000000000019" calcext:value-type="float">
            <text:p>-0.8</text:p>
          </table:table-cell>
          <table:table-cell table:style-name="Default" office:value-type="float" office:value="-0.700000000000019" calcext:value-type="float">
            <text:p>-0.7</text:p>
          </table:table-cell>
          <table:table-cell table:style-name="Default" office:value-type="float" office:value="-0.600000000000019" calcext:value-type="float">
            <text:p>-0.6</text:p>
          </table:table-cell>
          <table:table-cell table:style-name="Default" office:value-type="float" office:value="-0.500000000000019" calcext:value-type="float">
            <text:p>-0.5</text:p>
          </table:table-cell>
          <table:table-cell table:style-name="Default" office:value-type="float" office:value="-0.400000000000019" calcext:value-type="float">
            <text:p>-0.4</text:p>
          </table:table-cell>
          <table:table-cell table:style-name="Default" office:value-type="float" office:value="-0.300000000000019" calcext:value-type="float">
            <text:p>-0.3</text:p>
          </table:table-cell>
          <table:table-cell table:style-name="Default" office:value-type="float" office:value="-0.200000000000019" calcext:value-type="float">
            <text:p>-0.2</text:p>
          </table:table-cell>
          <table:table-cell table:style-name="Default" office:value-type="float" office:value="-0.100000000000019" calcext:value-type="float">
            <text:p>-0.1</text:p>
          </table:table-cell>
          <table:table-cell table:style-name="Default" office:value-type="float" office:value="-0.0000000000000187905246917808" calcext:value-type="float">
            <text:p>-1.87905246917808E-014</text:p>
          </table:table-cell>
          <table:table-cell table:style-name="Default" office:value-type="float" office:value="0.0999999999999812" calcext:value-type="float">
            <text:p>0.1</text:p>
          </table:table-cell>
          <table:table-cell table:style-name="Default" office:value-type="float" office:value="0.199999999999981" calcext:value-type="float">
            <text:p>0.2</text:p>
          </table:table-cell>
          <table:table-cell table:style-name="Default" office:value-type="float" office:value="0.299999999999981" calcext:value-type="float">
            <text:p>0.3</text:p>
          </table:table-cell>
          <table:table-cell table:style-name="Default" office:value-type="float" office:value="0.399999999999981" calcext:value-type="float">
            <text:p>0.4</text:p>
          </table:table-cell>
          <table:table-cell table:style-name="Default" office:value-type="float" office:value="0.499999999999981" calcext:value-type="float">
            <text:p>0.5</text:p>
          </table:table-cell>
          <table:table-cell table:style-name="Default" office:value-type="float" office:value="0.599999999999981" calcext:value-type="float">
            <text:p>0.6</text:p>
          </table:table-cell>
          <table:table-cell table:style-name="Default" office:value-type="float" office:value="0.699999999999981" calcext:value-type="float">
            <text:p>0.7</text:p>
          </table:table-cell>
          <table:table-cell table:style-name="Default" office:value-type="float" office:value="0.799999999999981" calcext:value-type="float">
            <text:p>0.8</text:p>
          </table:table-cell>
          <table:table-cell table:style-name="Default" office:value-type="float" office:value="0.899999999999981" calcext:value-type="float">
            <text:p>0.9</text:p>
          </table:table-cell>
          <table:table-cell table:style-name="Default" office:value-type="float" office:value="0.999999999999981" calcext:value-type="float">
            <text:p>1</text:p>
          </table:table-cell>
          <table:table-cell table:style-name="Default" office:value-type="float" office:value="1.09999999999998" calcext:value-type="float">
            <text:p>1.1</text:p>
          </table:table-cell>
          <table:table-cell table:style-name="Default" office:value-type="float" office:value="1.19999999999998" calcext:value-type="float">
            <text:p>1.2</text:p>
          </table:table-cell>
          <table:table-cell table:style-name="Default" office:value-type="float" office:value="1.29999999999998" calcext:value-type="float">
            <text:p>1.3</text:p>
          </table:table-cell>
          <table:table-cell table:style-name="Default" office:value-type="float" office:value="1.39999999999998" calcext:value-type="float">
            <text:p>1.4</text:p>
          </table:table-cell>
          <table:table-cell table:style-name="Default" office:value-type="float" office:value="1.49999999999998" calcext:value-type="float">
            <text:p>1.5</text:p>
          </table:table-cell>
          <table:table-cell table:style-name="Default" office:value-type="float" office:value="1.59999999999998" calcext:value-type="float">
            <text:p>1.6</text:p>
          </table:table-cell>
          <table:table-cell table:style-name="Default" office:value-type="float" office:value="1.69999999999998" calcext:value-type="float">
            <text:p>1.7</text:p>
          </table:table-cell>
          <table:table-cell table:style-name="Default" office:value-type="float" office:value="1.79999999999998" calcext:value-type="float">
            <text:p>1.8</text:p>
          </table:table-cell>
          <table:table-cell table:style-name="Default" office:value-type="float" office:value="1.89999999999998" calcext:value-type="float">
            <text:p>1.9</text:p>
          </table:table-cell>
          <table:table-cell table:style-name="Default" office:value-type="float" office:value="1.99999999999998" calcext:value-type="float">
            <text:p>2</text:p>
          </table:table-cell>
          <table:table-cell table:style-name="Default" office:value-type="float" office:value="2.09999999999998" calcext:value-type="float">
            <text:p>2.1</text:p>
          </table:table-cell>
          <table:table-cell table:style-name="Default" office:value-type="float" office:value="2.19999999999998" calcext:value-type="float">
            <text:p>2.2</text:p>
          </table:table-cell>
          <table:table-cell table:style-name="Default" office:value-type="float" office:value="2.29999999999998" calcext:value-type="float">
            <text:p>2.3</text:p>
          </table:table-cell>
          <table:table-cell table:style-name="Default" office:value-type="float" office:value="2.39999999999998" calcext:value-type="float">
            <text:p>2.4</text:p>
          </table:table-cell>
          <table:table-cell table:style-name="Default" office:value-type="float" office:value="2.49999999999998" calcext:value-type="float">
            <text:p>2.5</text:p>
          </table:table-cell>
          <table:table-cell table:style-name="Default" office:value-type="float" office:value="2.59999999999998" calcext:value-type="float">
            <text:p>2.6</text:p>
          </table:table-cell>
          <table:table-cell table:style-name="Default" office:value-type="float" office:value="2.69999999999998" calcext:value-type="float">
            <text:p>2.7</text:p>
          </table:table-cell>
          <table:table-cell table:style-name="Default" office:value-type="float" office:value="2.79999999999998" calcext:value-type="float">
            <text:p>2.8</text:p>
          </table:table-cell>
          <table:table-cell table:style-name="Default" office:value-type="float" office:value="2.89999999999998" calcext:value-type="float">
            <text:p>2.9</text:p>
          </table:table-cell>
          <table:table-cell table:style-name="Default" office:value-type="float" office:value="2.99999999999998" calcext:value-type="float">
            <text:p>3</text:p>
          </table:table-cell>
          <table:table-cell table:style-name="Default" office:value-type="float" office:value="3.09999999999998" calcext:value-type="float">
            <text:p>3.1</text:p>
          </table:table-cell>
          <table:table-cell table:style-name="Default" office:value-type="float" office:value="3.19999999999998" calcext:value-type="float">
            <text:p>3.2</text:p>
          </table:table-cell>
          <table:table-cell table:style-name="Default" office:value-type="float" office:value="3.29999999999998" calcext:value-type="float">
            <text:p>3.3</text:p>
          </table:table-cell>
          <table:table-cell table:style-name="Default" office:value-type="float" office:value="3.39999999999998" calcext:value-type="float">
            <text:p>3.4</text:p>
          </table:table-cell>
          <table:table-cell table:style-name="Default" office:value-type="float" office:value="3.49999999999998" calcext:value-type="float">
            <text:p>3.5</text:p>
          </table:table-cell>
          <table:table-cell table:style-name="Default" office:value-type="float" office:value="3.59999999999998" calcext:value-type="float">
            <text:p>3.6</text:p>
          </table:table-cell>
          <table:table-cell table:style-name="Default" office:value-type="float" office:value="3.69999999999998" calcext:value-type="float">
            <text:p>3.7</text:p>
          </table:table-cell>
          <table:table-cell table:style-name="Default" office:value-type="float" office:value="3.79999999999998" calcext:value-type="float">
            <text:p>3.8</text:p>
          </table:table-cell>
          <table:table-cell table:style-name="Default" office:value-type="float" office:value="3.89999999999998" calcext:value-type="float">
            <text:p>3.9</text:p>
          </table:table-cell>
          <table:table-cell table:style-name="Default" office:value-type="float" office:value="3.99999999999998" calcext:value-type="float">
            <text:p>4</text:p>
          </table:table-cell>
          <table:table-cell table:style-name="Default" office:value-type="float" office:value="4.09999999999998" calcext:value-type="float">
            <text:p>4.1</text:p>
          </table:table-cell>
          <table:table-cell table:style-name="Default" office:value-type="float" office:value="4.19999999999998" calcext:value-type="float">
            <text:p>4.2</text:p>
          </table:table-cell>
          <table:table-cell table:style-name="Default" office:value-type="float" office:value="4.29999999999998" calcext:value-type="float">
            <text:p>4.3</text:p>
          </table:table-cell>
          <table:table-cell table:style-name="Default" office:value-type="float" office:value="4.39999999999998" calcext:value-type="float">
            <text:p>4.4</text:p>
          </table:table-cell>
          <table:table-cell table:style-name="Default" office:value-type="float" office:value="4.49999999999998" calcext:value-type="float">
            <text:p>4.5</text:p>
          </table:table-cell>
          <table:table-cell table:style-name="Default" office:value-type="float" office:value="4.59999999999998" calcext:value-type="float">
            <text:p>4.6</text:p>
          </table:table-cell>
          <table:table-cell table:style-name="Default" office:value-type="float" office:value="4.69999999999998" calcext:value-type="float">
            <text:p>4.7</text:p>
          </table:table-cell>
          <table:table-cell table:style-name="Default" office:value-type="float" office:value="4.79999999999998" calcext:value-type="float">
            <text:p>4.8</text:p>
          </table:table-cell>
          <table:table-cell table:style-name="Default" office:value-type="float" office:value="4.89999999999998" calcext:value-type="float">
            <text:p>4.9</text:p>
          </table:table-cell>
          <table:table-cell table:style-name="Default" office:value-type="float" office:value="4.99999999999998" calcext:value-type="float">
            <text:p>5</text:p>
          </table:table-cell>
          <table:table-cell table:style-name="Default" office:value-type="float" office:value="5.09999999999998" calcext:value-type="float">
            <text:p>5.1</text:p>
          </table:table-cell>
          <table:table-cell table:style-name="Default" office:value-type="float" office:value="5.19999999999998" calcext:value-type="float">
            <text:p>5.2</text:p>
          </table:table-cell>
          <table:table-cell table:style-name="Default" office:value-type="float" office:value="5.29999999999998" calcext:value-type="float">
            <text:p>5.3</text:p>
          </table:table-cell>
          <table:table-cell table:style-name="Default" office:value-type="float" office:value="5.39999999999998" calcext:value-type="float">
            <text:p>5.4</text:p>
          </table:table-cell>
          <table:table-cell table:style-name="Default" office:value-type="float" office:value="5.49999999999998" calcext:value-type="float">
            <text:p>5.5</text:p>
          </table:table-cell>
          <table:table-cell table:style-name="Default" office:value-type="float" office:value="5.59999999999998" calcext:value-type="float">
            <text:p>5.6</text:p>
          </table:table-cell>
          <table:table-cell table:style-name="Default" office:value-type="float" office:value="5.69999999999998" calcext:value-type="float">
            <text:p>5.7</text:p>
          </table:table-cell>
          <table:table-cell table:style-name="Default" office:value-type="float" office:value="5.79999999999998" calcext:value-type="float">
            <text:p>5.8</text:p>
          </table:table-cell>
          <table:table-cell table:style-name="Default" office:value-type="float" office:value="5.89999999999998" calcext:value-type="float">
            <text:p>5.9</text:p>
          </table:table-cell>
          <table:table-cell table:style-name="Default" office:value-type="float" office:value="5.99999999999998" calcext:value-type="float">
            <text:p>6</text:p>
          </table:table-cell>
          <table:table-cell table:style-name="Default" office:value-type="float" office:value="6.09999999999998" calcext:value-type="float">
            <text:p>6.1</text:p>
          </table:table-cell>
          <table:table-cell table:style-name="Default" office:value-type="float" office:value="6.19999999999998" calcext:value-type="float">
            <text:p>6.2</text:p>
          </table:table-cell>
          <table:table-cell table:style-name="Default" office:value-type="float" office:value="6.29999999999998" calcext:value-type="float">
            <text:p>6.3</text:p>
          </table:table-cell>
          <table:table-cell table:style-name="Default" office:value-type="float" office:value="6.39999999999998" calcext:value-type="float">
            <text:p>6.4</text:p>
          </table:table-cell>
          <table:table-cell table:style-name="Default" office:value-type="float" office:value="6.49999999999998" calcext:value-type="float">
            <text:p>6.5</text:p>
          </table:table-cell>
          <table:table-cell table:style-name="Default" office:value-type="float" office:value="6.59999999999997" calcext:value-type="float">
            <text:p>6.6</text:p>
          </table:table-cell>
          <table:table-cell table:style-name="Default" office:value-type="float" office:value="6.69999999999997" calcext:value-type="float">
            <text:p>6.7</text:p>
          </table:table-cell>
          <table:table-cell table:style-name="Default" office:value-type="float" office:value="6.79999999999997" calcext:value-type="float">
            <text:p>6.8</text:p>
          </table:table-cell>
          <table:table-cell table:style-name="Default" office:value-type="float" office:value="6.89999999999997" calcext:value-type="float">
            <text:p>6.9</text:p>
          </table:table-cell>
          <table:table-cell table:style-name="Default" office:value-type="float" office:value="6.99999999999997" calcext:value-type="float">
            <text:p>7</text:p>
          </table:table-cell>
          <table:table-cell table:style-name="Default" office:value-type="float" office:value="7.09999999999997" calcext:value-type="float">
            <text:p>7.1</text:p>
          </table:table-cell>
          <table:table-cell table:style-name="Default" office:value-type="float" office:value="7.19999999999997" calcext:value-type="float">
            <text:p>7.2</text:p>
          </table:table-cell>
          <table:table-cell table:style-name="Default" office:value-type="float" office:value="7.29999999999997" calcext:value-type="float">
            <text:p>7.3</text:p>
          </table:table-cell>
          <table:table-cell table:style-name="Default" office:value-type="float" office:value="7.39999999999997" calcext:value-type="float">
            <text:p>7.4</text:p>
          </table:table-cell>
          <table:table-cell table:style-name="Default" office:value-type="float" office:value="7.49999999999997" calcext:value-type="float">
            <text:p>7.5</text:p>
          </table:table-cell>
          <table:table-cell table:style-name="Default" office:value-type="float" office:value="7.59999999999997" calcext:value-type="float">
            <text:p>7.6</text:p>
          </table:table-cell>
          <table:table-cell table:style-name="Default" office:value-type="float" office:value="7.69999999999997" calcext:value-type="float">
            <text:p>7.7</text:p>
          </table:table-cell>
          <table:table-cell table:style-name="Default" office:value-type="float" office:value="7.79999999999997" calcext:value-type="float">
            <text:p>7.8</text:p>
          </table:table-cell>
          <table:table-cell table:style-name="Default" office:value-type="float" office:value="7.89999999999997" calcext:value-type="float">
            <text:p>7.9</text:p>
          </table:table-cell>
          <table:table-cell table:style-name="Default" office:value-type="float" office:value="7.99999999999997" calcext:value-type="float">
            <text:p>8</text:p>
          </table:table-cell>
          <table:table-cell table:style-name="Default" office:value-type="float" office:value="8.09999999999997" calcext:value-type="float">
            <text:p>8.1</text:p>
          </table:table-cell>
          <table:table-cell table:style-name="Default" office:value-type="float" office:value="8.19999999999997" calcext:value-type="float">
            <text:p>8.2</text:p>
          </table:table-cell>
          <table:table-cell table:style-name="Default" office:value-type="float" office:value="8.29999999999997" calcext:value-type="float">
            <text:p>8.3</text:p>
          </table:table-cell>
          <table:table-cell table:style-name="Default" office:value-type="float" office:value="8.39999999999997" calcext:value-type="float">
            <text:p>8.4</text:p>
          </table:table-cell>
          <table:table-cell table:style-name="Default" office:value-type="float" office:value="8.49999999999997" calcext:value-type="float">
            <text:p>8.5</text:p>
          </table:table-cell>
          <table:table-cell table:style-name="Default" office:value-type="float" office:value="8.59999999999997" calcext:value-type="float">
            <text:p>8.6</text:p>
          </table:table-cell>
          <table:table-cell table:style-name="Default" office:value-type="float" office:value="8.69999999999997" calcext:value-type="float">
            <text:p>8.7</text:p>
          </table:table-cell>
          <table:table-cell table:style-name="Default" office:value-type="float" office:value="8.79999999999997" calcext:value-type="float">
            <text:p>8.8</text:p>
          </table:table-cell>
          <table:table-cell table:style-name="Default" office:value-type="float" office:value="8.89999999999997" calcext:value-type="float">
            <text:p>8.9</text:p>
          </table:table-cell>
          <table:table-cell table:style-name="Default" office:value-type="float" office:value="8.99999999999997" calcext:value-type="float">
            <text:p>9</text:p>
          </table:table-cell>
          <table:table-cell table:style-name="Default" office:value-type="float" office:value="9.09999999999997" calcext:value-type="float">
            <text:p>9.1</text:p>
          </table:table-cell>
          <table:table-cell table:style-name="Default" office:value-type="float" office:value="9.19999999999997" calcext:value-type="float">
            <text:p>9.2</text:p>
          </table:table-cell>
          <table:table-cell table:style-name="Default" office:value-type="float" office:value="9.29999999999997" calcext:value-type="float">
            <text:p>9.3</text:p>
          </table:table-cell>
          <table:table-cell table:style-name="Default" office:value-type="float" office:value="9.39999999999996" calcext:value-type="float">
            <text:p>9.4</text:p>
          </table:table-cell>
          <table:table-cell table:style-name="Default" office:value-type="float" office:value="9.49999999999996" calcext:value-type="float">
            <text:p>9.5</text:p>
          </table:table-cell>
          <table:table-cell table:style-name="Default" office:value-type="float" office:value="9.59999999999996" calcext:value-type="float">
            <text:p>9.6</text:p>
          </table:table-cell>
          <table:table-cell table:style-name="Default" office:value-type="float" office:value="9.69999999999996" calcext:value-type="float">
            <text:p>9.7</text:p>
          </table:table-cell>
          <table:table-cell table:style-name="Default" office:value-type="float" office:value="9.79999999999996" calcext:value-type="float">
            <text:p>9.8</text:p>
          </table:table-cell>
          <table:table-cell table:style-name="Default" office:value-type="float" office:value="9.89999999999996" calcext:value-type="float">
            <text:p>9.9</text:p>
          </table:table-cell>
          <table:table-cell table:style-name="Default" office:value-type="float" office:value="9.99999999999996" calcext:value-type="float">
            <text:p>10</text:p>
          </table:table-cell>
          <table:table-cell table:number-columns-repeated="819"/>
        </table:table-row>
        <table:table-row table:style-name="ro1">
          <table:table-cell table:style-name="ce2" office:value-type="string" calcext:value-type="string">
            <text:p>calculated ||B||</text:p>
          </table:table-cell>
          <table:table-cell/>
          <table:table-cell table:style-name="Default" office:value-type="float" office:value="0.181805374989175" calcext:value-type="float">
            <text:p>0.181805375</text:p>
          </table:table-cell>
          <table:table-cell table:style-name="Default" office:value-type="float" office:value="0.183940496399562" calcext:value-type="float">
            <text:p>0.1839404964</text:p>
          </table:table-cell>
          <table:table-cell table:style-name="Default" office:value-type="float" office:value="0.186382520707683" calcext:value-type="float">
            <text:p>0.1863825207</text:p>
          </table:table-cell>
          <table:table-cell table:style-name="Default" office:value-type="float" office:value="0.188662220181029" calcext:value-type="float">
            <text:p>0.1886622202</text:p>
          </table:table-cell>
          <table:table-cell table:style-name="Default" office:value-type="float" office:value="0.190837514411212" calcext:value-type="float">
            <text:p>0.1908375144</text:p>
          </table:table-cell>
          <table:table-cell table:style-name="Default" office:value-type="float" office:value="0.193026835466171" calcext:value-type="float">
            <text:p>0.1930268355</text:p>
          </table:table-cell>
          <table:table-cell table:style-name="Default" office:value-type="float" office:value="0.195305021194272" calcext:value-type="float">
            <text:p>0.1953050212</text:p>
          </table:table-cell>
          <table:table-cell table:style-name="Default" office:value-type="float" office:value="0.197716918385426" calcext:value-type="float">
            <text:p>0.1977169184</text:p>
          </table:table-cell>
          <table:table-cell table:style-name="Default" office:value-type="float" office:value="0.200268830366869" calcext:value-type="float">
            <text:p>0.2002688304</text:p>
          </table:table-cell>
          <table:table-cell table:style-name="Default" office:value-type="float" office:value="0.203048414998744" calcext:value-type="float">
            <text:p>0.203048415</text:p>
          </table:table-cell>
          <table:table-cell table:style-name="Default" office:value-type="float" office:value="0.206045269031885" calcext:value-type="float">
            <text:p>0.206045269</text:p>
          </table:table-cell>
          <table:table-cell table:style-name="Default" office:value-type="float" office:value="0.209187340635266" calcext:value-type="float">
            <text:p>0.2091873406</text:p>
          </table:table-cell>
          <table:table-cell table:style-name="Default" office:value-type="float" office:value="0.212750412219167" calcext:value-type="float">
            <text:p>0.2127504122</text:p>
          </table:table-cell>
          <table:table-cell table:style-name="Default" office:value-type="float" office:value="0.216140100479602" calcext:value-type="float">
            <text:p>0.2161401005</text:p>
          </table:table-cell>
          <table:table-cell table:style-name="Default" office:value-type="float" office:value="0.220060650974933" calcext:value-type="float">
            <text:p>0.220060651</text:p>
          </table:table-cell>
          <table:table-cell table:style-name="Default" office:value-type="float" office:value="0.224124284659875" calcext:value-type="float">
            <text:p>0.2241242847</text:p>
          </table:table-cell>
          <table:table-cell table:style-name="Default" office:value-type="float" office:value="0.228120631298283" calcext:value-type="float">
            <text:p>0.2281206313</text:p>
          </table:table-cell>
          <table:table-cell table:style-name="Default" office:value-type="float" office:value="0.232297133601662" calcext:value-type="float">
            <text:p>0.2322971336</text:p>
          </table:table-cell>
          <table:table-cell table:style-name="Default" office:value-type="float" office:value="0.236328522373181" calcext:value-type="float">
            <text:p>0.2363285224</text:p>
          </table:table-cell>
          <table:table-cell table:style-name="Default" office:value-type="float" office:value="0.24029476859788" calcext:value-type="float">
            <text:p>0.2402947686</text:p>
          </table:table-cell>
          <table:table-cell table:style-name="Default" office:value-type="float" office:value="0.24415542845451" calcext:value-type="float">
            <text:p>0.2441554285</text:p>
          </table:table-cell>
          <table:table-cell table:style-name="Default" office:value-type="float" office:value="0.247682938527721" calcext:value-type="float">
            <text:p>0.2476829385</text:p>
          </table:table-cell>
          <table:table-cell table:style-name="Default" office:value-type="float" office:value="0.250908946892896" calcext:value-type="float">
            <text:p>0.2509089469</text:p>
          </table:table-cell>
          <table:table-cell table:style-name="Default" office:value-type="float" office:value="0.253437682144885" calcext:value-type="float">
            <text:p>0.2534376821</text:p>
          </table:table-cell>
          <table:table-cell table:style-name="Default" office:value-type="float" office:value="0.255902607236036" calcext:value-type="float">
            <text:p>0.2559026072</text:p>
          </table:table-cell>
          <table:table-cell table:style-name="Default" office:value-type="float" office:value="0.257493611728571" calcext:value-type="float">
            <text:p>0.2574936117</text:p>
          </table:table-cell>
          <table:table-cell table:style-name="Default" office:value-type="float" office:value="0.258662009897921" calcext:value-type="float">
            <text:p>0.2586620099</text:p>
          </table:table-cell>
          <table:table-cell table:style-name="Default" office:value-type="float" office:value="0.259370815843816" calcext:value-type="float">
            <text:p>0.2593708158</text:p>
          </table:table-cell>
          <table:table-cell table:style-name="Default" office:value-type="float" office:value="0.25976967964475" calcext:value-type="float">
            <text:p>0.2597696796</text:p>
          </table:table-cell>
          <table:table-cell table:style-name="Default" office:value-type="float" office:value="0.259838675958869" calcext:value-type="float">
            <text:p>0.259838676</text:p>
          </table:table-cell>
          <table:table-cell table:style-name="Default" office:value-type="float" office:value="0.259521186965773" calcext:value-type="float">
            <text:p>0.259521187</text:p>
          </table:table-cell>
          <table:table-cell table:style-name="Default" office:value-type="float" office:value="0.259937718912864" calcext:value-type="float">
            <text:p>0.2599377189</text:p>
          </table:table-cell>
          <table:table-cell table:style-name="Default" office:value-type="float" office:value="0.259995133959537" calcext:value-type="float">
            <text:p>0.259995134</text:p>
          </table:table-cell>
          <table:table-cell table:style-name="Default" office:value-type="float" office:value="0.260197070898026" calcext:value-type="float">
            <text:p>0.2601970709</text:p>
          </table:table-cell>
          <table:table-cell table:style-name="Default" office:value-type="float" office:value="0.260466515591181" calcext:value-type="float">
            <text:p>0.2604665156</text:p>
          </table:table-cell>
          <table:table-cell table:style-name="Default" office:value-type="float" office:value="0.260812861570286" calcext:value-type="float">
            <text:p>0.2608128616</text:p>
          </table:table-cell>
          <table:table-cell table:style-name="Default" office:value-type="float" office:value="0.261265459430925" calcext:value-type="float">
            <text:p>0.2612654594</text:p>
          </table:table-cell>
          <table:table-cell table:style-name="Default" office:value-type="float" office:value="0.261604392709525" calcext:value-type="float">
            <text:p>0.2616043927</text:p>
          </table:table-cell>
          <table:table-cell table:style-name="Default" office:value-type="float" office:value="0.262110407868003" calcext:value-type="float">
            <text:p>0.2621104079</text:p>
          </table:table-cell>
          <table:table-cell table:style-name="Default" office:value-type="float" office:value="0.261850105541836" calcext:value-type="float">
            <text:p>0.2618501055</text:p>
          </table:table-cell>
          <table:table-cell table:style-name="Default" office:value-type="float" office:value="0.261663325421933" calcext:value-type="float">
            <text:p>0.2616633254</text:p>
          </table:table-cell>
          <table:table-cell table:style-name="Default" office:value-type="float" office:value="0.260950984807619" calcext:value-type="float">
            <text:p>0.2609509848</text:p>
          </table:table-cell>
          <table:table-cell table:style-name="Default" office:value-type="float" office:value="0.259709532683079" calcext:value-type="float">
            <text:p>0.2597095327</text:p>
          </table:table-cell>
          <table:table-cell table:style-name="Default" office:value-type="float" office:value="0.258025100496454" calcext:value-type="float">
            <text:p>0.2580251005</text:p>
          </table:table-cell>
          <table:table-cell table:style-name="Default" office:value-type="float" office:value="0.255994333233233" calcext:value-type="float">
            <text:p>0.2559943332</text:p>
          </table:table-cell>
          <table:table-cell table:style-name="Default" office:value-type="float" office:value="0.253636979248712" calcext:value-type="float">
            <text:p>0.2536369792</text:p>
          </table:table-cell>
          <table:table-cell table:style-name="Default" office:value-type="float" office:value="0.251107592626701" calcext:value-type="float">
            <text:p>0.2511075926</text:p>
          </table:table-cell>
          <table:table-cell table:style-name="Default" office:value-type="float" office:value="0.248507175160451" calcext:value-type="float">
            <text:p>0.2485071752</text:p>
          </table:table-cell>
          <table:table-cell table:style-name="Default" office:value-type="float" office:value="0.245938046354636" calcext:value-type="float">
            <text:p>0.2459380464</text:p>
          </table:table-cell>
          <table:table-cell table:style-name="Default" office:value-type="float" office:value="0.243425939471791" calcext:value-type="float">
            <text:p>0.2434259395</text:p>
          </table:table-cell>
          <table:table-cell table:style-name="Default" office:value-type="float" office:value="0.241029731486528" calcext:value-type="float">
            <text:p>0.2410297315</text:p>
          </table:table-cell>
          <table:table-cell table:style-name="Default" office:value-type="float" office:value="0.238807957860286" calcext:value-type="float">
            <text:p>0.2388079579</text:p>
          </table:table-cell>
          <table:table-cell table:style-name="Default" office:value-type="float" office:value="0.23687530553176" calcext:value-type="float">
            <text:p>0.2368753055</text:p>
          </table:table-cell>
          <table:table-cell table:style-name="Default" office:value-type="float" office:value="0.235222271566708" calcext:value-type="float">
            <text:p>0.2352222716</text:p>
          </table:table-cell>
          <table:table-cell table:style-name="Default" office:value-type="float" office:value="0.233906841834095" calcext:value-type="float">
            <text:p>0.2339068418</text:p>
          </table:table-cell>
          <table:table-cell table:style-name="Default" office:value-type="float" office:value="0.232944678867138" calcext:value-type="float">
            <text:p>0.2329446789</text:p>
          </table:table-cell>
          <table:table-cell table:style-name="Default" office:value-type="float" office:value="0.232237767649263" calcext:value-type="float">
            <text:p>0.2322377676</text:p>
          </table:table-cell>
          <table:table-cell table:style-name="Default" office:value-type="float" office:value="0.231946928841826" calcext:value-type="float">
            <text:p>0.2319469288</text:p>
          </table:table-cell>
          <table:table-cell table:style-name="Default" office:value-type="float" office:value="0.232042827114093" calcext:value-type="float">
            <text:p>0.2320428271</text:p>
          </table:table-cell>
          <table:table-cell table:style-name="Default" office:value-type="float" office:value="0.232502432751913" calcext:value-type="float">
            <text:p>0.2325024328</text:p>
          </table:table-cell>
          <table:table-cell table:style-name="Default" office:value-type="float" office:value="0.233195862925384" calcext:value-type="float">
            <text:p>0.2331958629</text:p>
          </table:table-cell>
          <table:table-cell table:style-name="Default" office:value-type="float" office:value="0.234165509077064" calcext:value-type="float">
            <text:p>0.2341655091</text:p>
          </table:table-cell>
          <table:table-cell table:style-name="Default" office:value-type="float" office:value="0.23534028397364" calcext:value-type="float">
            <text:p>0.235340284</text:p>
          </table:table-cell>
          <table:table-cell table:style-name="Default" office:value-type="float" office:value="0.236564577801832" calcext:value-type="float">
            <text:p>0.2365645778</text:p>
          </table:table-cell>
          <table:table-cell table:style-name="Default" office:value-type="float" office:value="0.237816581366344" calcext:value-type="float">
            <text:p>0.2378165814</text:p>
          </table:table-cell>
          <table:table-cell table:style-name="Default" office:value-type="float" office:value="0.238980583661175" calcext:value-type="float">
            <text:p>0.2389805837</text:p>
          </table:table-cell>
          <table:table-cell table:style-name="Default" office:value-type="float" office:value="0.239862442998094" calcext:value-type="float">
            <text:p>0.239862443</text:p>
          </table:table-cell>
          <table:table-cell table:style-name="Default" office:value-type="float" office:value="0.241065360183896" calcext:value-type="float">
            <text:p>0.2410653602</text:p>
          </table:table-cell>
          <table:table-cell table:style-name="Default" office:value-type="float" office:value="0.241666706817271" calcext:value-type="float">
            <text:p>0.2416667068</text:p>
          </table:table-cell>
          <table:table-cell table:style-name="Default" office:value-type="float" office:value="0.241682477135938" calcext:value-type="float">
            <text:p>0.2416824771</text:p>
          </table:table-cell>
          <table:table-cell table:style-name="Default" office:value-type="float" office:value="0.241651137549367" calcext:value-type="float">
            <text:p>0.2416511375</text:p>
          </table:table-cell>
          <table:table-cell table:style-name="Default" office:value-type="float" office:value="0.241147759872003" calcext:value-type="float">
            <text:p>0.2411477599</text:p>
          </table:table-cell>
          <table:table-cell table:style-name="Default" office:value-type="float" office:value="0.240486307654829" calcext:value-type="float">
            <text:p>0.2404863077</text:p>
          </table:table-cell>
          <table:table-cell table:style-name="Default" office:value-type="float" office:value="0.239659011791047" calcext:value-type="float">
            <text:p>0.2396590118</text:p>
          </table:table-cell>
          <table:table-cell table:style-name="Default" office:value-type="float" office:value="0.238751588238175" calcext:value-type="float">
            <text:p>0.2387515882</text:p>
          </table:table-cell>
          <table:table-cell table:style-name="Default" office:value-type="float" office:value="0.237743310845794" calcext:value-type="float">
            <text:p>0.2377433108</text:p>
          </table:table-cell>
          <table:table-cell table:style-name="Default" office:value-type="float" office:value="0.237049392333807" calcext:value-type="float">
            <text:p>0.2370493923</text:p>
          </table:table-cell>
          <table:table-cell table:style-name="Default" office:value-type="float" office:value="0.236368965039473" calcext:value-type="float">
            <text:p>0.236368965</text:p>
          </table:table-cell>
          <table:table-cell table:style-name="Default" office:value-type="float" office:value="0.235956611629822" calcext:value-type="float">
            <text:p>0.2359566116</text:p>
          </table:table-cell>
          <table:table-cell table:style-name="Default" office:value-type="float" office:value="0.235577683202872" calcext:value-type="float">
            <text:p>0.2355776832</text:p>
          </table:table-cell>
          <table:table-cell table:style-name="Default" office:value-type="float" office:value="0.235446547832967" calcext:value-type="float">
            <text:p>0.2354465478</text:p>
          </table:table-cell>
          <table:table-cell table:style-name="Default" office:value-type="float" office:value="0.235611630999916" calcext:value-type="float">
            <text:p>0.235611631</text:p>
          </table:table-cell>
          <table:table-cell table:style-name="Default" office:value-type="float" office:value="0.235552811055134" calcext:value-type="float">
            <text:p>0.2355528111</text:p>
          </table:table-cell>
          <table:table-cell table:style-name="Default" office:value-type="float" office:value="0.235409039218206" calcext:value-type="float">
            <text:p>0.2354090392</text:p>
          </table:table-cell>
          <table:table-cell table:style-name="Default" office:value-type="float" office:value="0.235078925301379" calcext:value-type="float">
            <text:p>0.2350789253</text:p>
          </table:table-cell>
          <table:table-cell table:style-name="Default" office:value-type="float" office:value="0.234392738182196" calcext:value-type="float">
            <text:p>0.2343927382</text:p>
          </table:table-cell>
          <table:table-cell table:style-name="Default" office:value-type="float" office:value="0.233390708689175" calcext:value-type="float">
            <text:p>0.2333907087</text:p>
          </table:table-cell>
          <table:table-cell table:style-name="Default" office:value-type="float" office:value="0.231970477862022" calcext:value-type="float">
            <text:p>0.2319704779</text:p>
          </table:table-cell>
          <table:table-cell table:style-name="Default" office:value-type="float" office:value="0.230179385194868" calcext:value-type="float">
            <text:p>0.2301793852</text:p>
          </table:table-cell>
          <table:table-cell table:style-name="Default" office:value-type="float" office:value="0.228178143313215" calcext:value-type="float">
            <text:p>0.2281781433</text:p>
          </table:table-cell>
          <table:table-cell table:style-name="Default" office:value-type="float" office:value="0.225946002556116" calcext:value-type="float">
            <text:p>0.2259460026</text:p>
          </table:table-cell>
          <table:table-cell table:style-name="Default" office:value-type="float" office:value="0.22357882906332" calcext:value-type="float">
            <text:p>0.2235788291</text:p>
          </table:table-cell>
          <table:table-cell table:style-name="Default" office:value-type="float" office:value="0.221194916106673" calcext:value-type="float">
            <text:p>0.2211949161</text:p>
          </table:table-cell>
          <table:table-cell table:style-name="Default" office:value-type="float" office:value="0.218882610801995" calcext:value-type="float">
            <text:p>0.2188826108</text:p>
          </table:table-cell>
          <table:table-cell table:style-name="Default" office:value-type="float" office:value="0.216741886373493" calcext:value-type="float">
            <text:p>0.2167418864</text:p>
          </table:table-cell>
          <table:table-cell table:style-name="Default" office:value-type="float" office:value="0.214825104532195" calcext:value-type="float">
            <text:p>0.2148251045</text:p>
          </table:table-cell>
          <table:table-cell table:style-name="Default" office:value-type="float" office:value="0.213198484261661" calcext:value-type="float">
            <text:p>0.2131984843</text:p>
          </table:table-cell>
          <table:table-cell table:style-name="Default" office:value-type="float" office:value="0.21187895948164" calcext:value-type="float">
            <text:p>0.2118789595</text:p>
          </table:table-cell>
          <table:table-cell table:style-name="Default" office:value-type="float" office:value="0.210850383325085" calcext:value-type="float">
            <text:p>0.2108503833</text:p>
          </table:table-cell>
          <table:table-cell table:style-name="Default" office:value-type="float" office:value="0.210353254772846" calcext:value-type="float">
            <text:p>0.2103532548</text:p>
          </table:table-cell>
          <table:table-cell table:style-name="Default" office:value-type="float" office:value="0.210038876556111" calcext:value-type="float">
            <text:p>0.2100388766</text:p>
          </table:table-cell>
          <table:table-cell table:style-name="Default" office:value-type="float" office:value="0.210319671605346" calcext:value-type="float">
            <text:p>0.2103196716</text:p>
          </table:table-cell>
          <table:table-cell table:style-name="Default" office:value-type="float" office:value="0.210803837361175" calcext:value-type="float">
            <text:p>0.2108038374</text:p>
          </table:table-cell>
          <table:table-cell table:style-name="Default" office:value-type="float" office:value="0.211932090592233" calcext:value-type="float">
            <text:p>0.2119320906</text:p>
          </table:table-cell>
          <table:table-cell table:style-name="Default" office:value-type="float" office:value="0.213108024753093" calcext:value-type="float">
            <text:p>0.2131080248</text:p>
          </table:table-cell>
          <table:table-cell table:style-name="Default" office:value-type="float" office:value="0.214872278949803" calcext:value-type="float">
            <text:p>0.2148722789</text:p>
          </table:table-cell>
          <table:table-cell table:style-name="Default" office:value-type="float" office:value="0.216816342308261" calcext:value-type="float">
            <text:p>0.2168163423</text:p>
          </table:table-cell>
          <table:table-cell table:style-name="Default" office:value-type="float" office:value="0.21891848422519" calcext:value-type="float">
            <text:p>0.2189184842</text:p>
          </table:table-cell>
          <table:table-cell table:style-name="Default" office:value-type="float" office:value="0.221250054162682" calcext:value-type="float">
            <text:p>0.2212500542</text:p>
          </table:table-cell>
          <table:table-cell table:style-name="Default" office:value-type="float" office:value="0.223584431936354" calcext:value-type="float">
            <text:p>0.2235844319</text:p>
          </table:table-cell>
          <table:table-cell table:style-name="Default" office:value-type="float" office:value="0.225938237924263" calcext:value-type="float">
            <text:p>0.2259382379</text:p>
          </table:table-cell>
          <table:table-cell table:style-name="Default" office:value-type="float" office:value="0.228179973312045" calcext:value-type="float">
            <text:p>0.2281799733</text:p>
          </table:table-cell>
          <table:table-cell table:style-name="Default" office:value-type="float" office:value="0.230557981916962" calcext:value-type="float">
            <text:p>0.2305579819</text:p>
          </table:table-cell>
          <table:table-cell table:style-name="Default" office:value-type="float" office:value="0.23189467786778" calcext:value-type="float">
            <text:p>0.2318946779</text:p>
          </table:table-cell>
          <table:table-cell table:style-name="Default" office:value-type="float" office:value="0.233309633971203" calcext:value-type="float">
            <text:p>0.233309634</text:p>
          </table:table-cell>
          <table:table-cell table:style-name="Default" office:value-type="float" office:value="0.234456362351068" calcext:value-type="float">
            <text:p>0.2344563624</text:p>
          </table:table-cell>
          <table:table-cell table:style-name="Default" office:value-type="float" office:value="0.234285763253757" calcext:value-type="float">
            <text:p>0.2342857633</text:p>
          </table:table-cell>
          <table:table-cell table:style-name="Default" office:value-type="float" office:value="0.235548778086712" calcext:value-type="float">
            <text:p>0.2355487781</text:p>
          </table:table-cell>
          <table:table-cell table:style-name="Default" office:value-type="float" office:value="0.235612822750893" calcext:value-type="float">
            <text:p>0.2356128228</text:p>
          </table:table-cell>
          <table:table-cell table:style-name="Default" office:value-type="float" office:value="0.235548643529333" calcext:value-type="float">
            <text:p>0.2355486435</text:p>
          </table:table-cell>
          <table:table-cell table:style-name="Default" office:value-type="float" office:value="0.235572563419677" calcext:value-type="float">
            <text:p>0.2355725634</text:p>
          </table:table-cell>
          <table:table-cell table:style-name="Default" office:value-type="float" office:value="0.235719699479424" calcext:value-type="float">
            <text:p>0.2357196995</text:p>
          </table:table-cell>
          <table:table-cell table:style-name="Default" office:value-type="float" office:value="0.235978297211347" calcext:value-type="float">
            <text:p>0.2359782972</text:p>
          </table:table-cell>
          <table:table-cell table:style-name="Default" office:value-type="float" office:value="0.236276517604614" calcext:value-type="float">
            <text:p>0.2362765176</text:p>
          </table:table-cell>
          <table:table-cell table:style-name="Default" office:value-type="float" office:value="0.236973345674345" calcext:value-type="float">
            <text:p>0.2369733457</text:p>
          </table:table-cell>
          <table:table-cell table:style-name="Default" office:value-type="float" office:value="0.237917949275176" calcext:value-type="float">
            <text:p>0.2379179493</text:p>
          </table:table-cell>
          <table:table-cell table:style-name="Default" office:value-type="float" office:value="0.238735115026379" calcext:value-type="float">
            <text:p>0.238735115</text:p>
          </table:table-cell>
          <table:table-cell table:style-name="Default" office:value-type="float" office:value="0.23962863280895" calcext:value-type="float">
            <text:p>0.2396286328</text:p>
          </table:table-cell>
          <table:table-cell table:style-name="Default" office:value-type="float" office:value="0.240658433234566" calcext:value-type="float">
            <text:p>0.2406584332</text:p>
          </table:table-cell>
          <table:table-cell table:style-name="Default" office:value-type="float" office:value="0.241438717592279" calcext:value-type="float">
            <text:p>0.2414387176</text:p>
          </table:table-cell>
          <table:table-cell table:style-name="Default" office:value-type="float" office:value="0.241638935333914" calcext:value-type="float">
            <text:p>0.2416389353</text:p>
          </table:table-cell>
          <table:table-cell table:style-name="Default" office:value-type="float" office:value="0.241909801363739" calcext:value-type="float">
            <text:p>0.2419098014</text:p>
          </table:table-cell>
          <table:table-cell table:style-name="Default" office:value-type="float" office:value="0.240849729518115" calcext:value-type="float">
            <text:p>0.2408497295</text:p>
          </table:table-cell>
          <table:table-cell table:style-name="Default" office:value-type="float" office:value="0.240885457807878" calcext:value-type="float">
            <text:p>0.2408854578</text:p>
          </table:table-cell>
          <table:table-cell table:style-name="Default" office:value-type="float" office:value="0.240002308487988" calcext:value-type="float">
            <text:p>0.2400023085</text:p>
          </table:table-cell>
          <table:table-cell table:style-name="Default" office:value-type="float" office:value="0.239168974441875" calcext:value-type="float">
            <text:p>0.2391689744</text:p>
          </table:table-cell>
          <table:table-cell table:style-name="Default" office:value-type="float" office:value="0.237657464833691" calcext:value-type="float">
            <text:p>0.2376574648</text:p>
          </table:table-cell>
          <table:table-cell table:style-name="Default" office:value-type="float" office:value="0.236440818756745" calcext:value-type="float">
            <text:p>0.2364408188</text:p>
          </table:table-cell>
          <table:table-cell table:style-name="Default" office:value-type="float" office:value="0.235203914516429" calcext:value-type="float">
            <text:p>0.2352039145</text:p>
          </table:table-cell>
          <table:table-cell table:style-name="Default" office:value-type="float" office:value="0.233995441708294" calcext:value-type="float">
            <text:p>0.2339954417</text:p>
          </table:table-cell>
          <table:table-cell table:style-name="Default" office:value-type="float" office:value="0.23321159115852" calcext:value-type="float">
            <text:p>0.2332115912</text:p>
          </table:table-cell>
          <table:table-cell table:style-name="Default" office:value-type="float" office:value="0.232444848673565" calcext:value-type="float">
            <text:p>0.2324448487</text:p>
          </table:table-cell>
          <table:table-cell table:style-name="Default" office:value-type="float" office:value="0.232161817375741" calcext:value-type="float">
            <text:p>0.2321618174</text:p>
          </table:table-cell>
          <table:table-cell table:style-name="Default" office:value-type="float" office:value="0.232038088012923" calcext:value-type="float">
            <text:p>0.232038088</text:p>
          </table:table-cell>
          <table:table-cell table:style-name="Default" office:value-type="float" office:value="0.232297377175025" calcext:value-type="float">
            <text:p>0.2322973772</text:p>
          </table:table-cell>
          <table:table-cell table:style-name="Default" office:value-type="float" office:value="0.232949714846552" calcext:value-type="float">
            <text:p>0.2329497148</text:p>
          </table:table-cell>
          <table:table-cell table:style-name="Default" office:value-type="float" office:value="0.233792459590016" calcext:value-type="float">
            <text:p>0.2337924596</text:p>
          </table:table-cell>
          <table:table-cell table:style-name="Default" office:value-type="float" office:value="0.235246443615507" calcext:value-type="float">
            <text:p>0.2352464436</text:p>
          </table:table-cell>
          <table:table-cell table:style-name="Default" office:value-type="float" office:value="0.236691462130686" calcext:value-type="float">
            <text:p>0.2366914621</text:p>
          </table:table-cell>
          <table:table-cell table:style-name="Default" office:value-type="float" office:value="0.238770841600041" calcext:value-type="float">
            <text:p>0.2387708416</text:p>
          </table:table-cell>
          <table:table-cell table:style-name="Default" office:value-type="float" office:value="0.240914106289806" calcext:value-type="float">
            <text:p>0.2409141063</text:p>
          </table:table-cell>
          <table:table-cell table:style-name="Default" office:value-type="float" office:value="0.243362011642929" calcext:value-type="float">
            <text:p>0.2433620116</text:p>
          </table:table-cell>
          <table:table-cell table:style-name="Default" office:value-type="float" office:value="0.245865083897709" calcext:value-type="float">
            <text:p>0.2458650839</text:p>
          </table:table-cell>
          <table:table-cell table:style-name="Default" office:value-type="float" office:value="0.248505352098889" calcext:value-type="float">
            <text:p>0.2485053521</text:p>
          </table:table-cell>
          <table:table-cell table:style-name="Default" office:value-type="float" office:value="0.251052921287245" calcext:value-type="float">
            <text:p>0.2510529213</text:p>
          </table:table-cell>
          <table:table-cell table:style-name="Default" office:value-type="float" office:value="0.253746441281425" calcext:value-type="float">
            <text:p>0.2537464413</text:p>
          </table:table-cell>
          <table:table-cell table:style-name="Default" office:value-type="float" office:value="0.256044524802345" calcext:value-type="float">
            <text:p>0.2560445248</text:p>
          </table:table-cell>
          <table:table-cell table:style-name="Default" office:value-type="float" office:value="0.258077514193932" calcext:value-type="float">
            <text:p>0.2580775142</text:p>
          </table:table-cell>
          <table:table-cell table:style-name="Default" office:value-type="float" office:value="0.259619954605671" calcext:value-type="float">
            <text:p>0.2596199546</text:p>
          </table:table-cell>
          <table:table-cell table:style-name="Default" office:value-type="float" office:value="0.260868343585432" calcext:value-type="float">
            <text:p>0.2608683436</text:p>
          </table:table-cell>
          <table:table-cell table:style-name="Default" office:value-type="float" office:value="0.261644553373315" calcext:value-type="float">
            <text:p>0.2616445534</text:p>
          </table:table-cell>
          <table:table-cell table:style-name="Default" office:value-type="float" office:value="0.262196550270493" calcext:value-type="float">
            <text:p>0.2621965503</text:p>
          </table:table-cell>
          <table:table-cell table:style-name="Default" office:value-type="float" office:value="0.262052701936963" calcext:value-type="float">
            <text:p>0.2620527019</text:p>
          </table:table-cell>
          <table:table-cell table:style-name="Default" office:value-type="float" office:value="0.261510035346639" calcext:value-type="float">
            <text:p>0.2615100353</text:p>
          </table:table-cell>
          <table:table-cell table:style-name="Default" office:value-type="float" office:value="0.26145071236399" calcext:value-type="float">
            <text:p>0.2614507124</text:p>
          </table:table-cell>
          <table:table-cell table:style-name="Default" office:value-type="float" office:value="0.260939084401117" calcext:value-type="float">
            <text:p>0.2609390844</text:p>
          </table:table-cell>
          <table:table-cell table:style-name="Default" office:value-type="float" office:value="0.260320494157103" calcext:value-type="float">
            <text:p>0.2603204942</text:p>
          </table:table-cell>
          <table:table-cell table:style-name="Default" office:value-type="float" office:value="0.260197991184532" calcext:value-type="float">
            <text:p>0.2601979912</text:p>
          </table:table-cell>
          <table:table-cell table:style-name="Default" office:value-type="float" office:value="0.259803982068145" calcext:value-type="float">
            <text:p>0.2598039821</text:p>
          </table:table-cell>
          <table:table-cell table:style-name="Default" office:value-type="float" office:value="0.259938999301759" calcext:value-type="float">
            <text:p>0.2599389993</text:p>
          </table:table-cell>
          <table:table-cell table:style-name="Default" office:value-type="float" office:value="0.259687630987978" calcext:value-type="float">
            <text:p>0.259687631</text:p>
          </table:table-cell>
          <table:table-cell table:style-name="Default" office:value-type="float" office:value="0.259903290965314" calcext:value-type="float">
            <text:p>0.259903291</text:p>
          </table:table-cell>
          <table:table-cell table:style-name="Default" office:value-type="float" office:value="0.259901963373587" calcext:value-type="float">
            <text:p>0.2599019634</text:p>
          </table:table-cell>
          <table:table-cell table:style-name="Default" office:value-type="float" office:value="0.259610164962223" calcext:value-type="float">
            <text:p>0.259610165</text:p>
          </table:table-cell>
          <table:table-cell table:style-name="Default" office:value-type="float" office:value="0.258574623565281" calcext:value-type="float">
            <text:p>0.2585746236</text:p>
          </table:table-cell>
          <table:table-cell table:style-name="Default" office:value-type="float" office:value="0.257509672470597" calcext:value-type="float">
            <text:p>0.2575096725</text:p>
          </table:table-cell>
          <table:table-cell table:style-name="Default" office:value-type="float" office:value="0.25579958541266" calcext:value-type="float">
            <text:p>0.2557995854</text:p>
          </table:table-cell>
          <table:table-cell table:style-name="Default" office:value-type="float" office:value="0.253607328534863" calcext:value-type="float">
            <text:p>0.2536073285</text:p>
          </table:table-cell>
          <table:table-cell table:style-name="Default" office:value-type="float" office:value="0.250834616982349" calcext:value-type="float">
            <text:p>0.250834617</text:p>
          </table:table-cell>
          <table:table-cell table:style-name="Default" office:value-type="float" office:value="0.2477420261725" calcext:value-type="float">
            <text:p>0.2477420262</text:p>
          </table:table-cell>
          <table:table-cell table:style-name="Default" office:value-type="float" office:value="0.244108545941044" calcext:value-type="float">
            <text:p>0.2441085459</text:p>
          </table:table-cell>
          <table:table-cell table:style-name="Default" office:value-type="float" office:value="0.240397240695448" calcext:value-type="float">
            <text:p>0.2403972407</text:p>
          </table:table-cell>
          <table:table-cell table:style-name="Default" office:value-type="float" office:value="0.236299738320571" calcext:value-type="float">
            <text:p>0.2362997383</text:p>
          </table:table-cell>
          <table:table-cell table:style-name="Default" office:value-type="float" office:value="0.232291790368623" calcext:value-type="float">
            <text:p>0.2322917904</text:p>
          </table:table-cell>
          <table:table-cell table:style-name="Default" office:value-type="float" office:value="0.227987870010451" calcext:value-type="float">
            <text:p>0.22798787</text:p>
          </table:table-cell>
          <table:table-cell table:style-name="Default" office:value-type="float" office:value="0.224040798040541" calcext:value-type="float">
            <text:p>0.224040798</text:p>
          </table:table-cell>
          <table:table-cell table:style-name="Default" office:value-type="float" office:value="0.219965984576416" calcext:value-type="float">
            <text:p>0.2199659846</text:p>
          </table:table-cell>
          <table:table-cell table:style-name="Default" office:value-type="float" office:value="0.216293690644823" calcext:value-type="float">
            <text:p>0.2162936906</text:p>
          </table:table-cell>
          <table:table-cell table:style-name="Default" office:value-type="float" office:value="0.21263869464958" calcext:value-type="float">
            <text:p>0.2126386946</text:p>
          </table:table-cell>
          <table:table-cell table:style-name="Default" office:value-type="float" office:value="0.209260416731112" calcext:value-type="float">
            <text:p>0.2092604167</text:p>
          </table:table-cell>
          <table:table-cell table:style-name="Default" office:value-type="float" office:value="0.205937954789161" calcext:value-type="float">
            <text:p>0.2059379548</text:p>
          </table:table-cell>
          <table:table-cell table:style-name="Default" office:value-type="float" office:value="0.203110700258666" calcext:value-type="float">
            <text:p>0.2031107003</text:p>
          </table:table-cell>
          <table:table-cell table:style-name="Default" office:value-type="float" office:value="0.200210857575877" calcext:value-type="float">
            <text:p>0.2002108576</text:p>
          </table:table-cell>
          <table:table-cell table:style-name="Default" office:value-type="float" office:value="0.197728560681674" calcext:value-type="float">
            <text:p>0.1977285607</text:p>
          </table:table-cell>
          <table:table-cell table:style-name="Default" office:value-type="float" office:value="0.195226851281193" calcext:value-type="float">
            <text:p>0.1952268513</text:p>
          </table:table-cell>
          <table:table-cell table:style-name="Default" office:value-type="float" office:value="0.192976497424425" calcext:value-type="float">
            <text:p>0.1929764974</text:p>
          </table:table-cell>
          <table:table-cell table:style-name="Default" office:value-type="float" office:value="0.190820529807149" calcext:value-type="float">
            <text:p>0.1908205298</text:p>
          </table:table-cell>
          <table:table-cell table:style-name="Default" office:value-type="float" office:value="0.188612995480999" calcext:value-type="float">
            <text:p>0.1886129955</text:p>
          </table:table-cell>
          <table:table-cell table:style-name="Default" office:value-type="float" office:value="0.186533777567422" calcext:value-type="float">
            <text:p>0.1865337776</text:p>
          </table:table-cell>
          <table:table-cell table:style-name="Default" office:value-type="float" office:value="0.184210146604003" calcext:value-type="float">
            <text:p>0.1842101466</text:p>
          </table:table-cell>
          <table:table-cell table:style-name="Default" office:value-type="float" office:value="0.181646259791166" calcext:value-type="float">
            <text:p>0.1816462598</text:p>
          </table:table-cell>
          <table:table-cell table:number-columns-repeated="819"/>
        </table:table-row>
        <table:table-row table:style-name="ro2">
          <table:table-cell office:value-type="string" calcext:value-type="string">
            <text:p>calculated |Br|</text:p>
          </table:table-cell>
          <table:table-cell/>
          <table:table-cell table:style-name="Default" table:formula="of:=SQRT([.C25]*[.C25]-[.C27]*[.C27])" office:value-type="float" office:value="0.08865790674839" calcext:value-type="float">
            <text:p>0.0886579067</text:p>
          </table:table-cell>
          <table:table-cell table:style-name="Default" table:formula="of:=SQRT([.D25]*[.D25]-[.D27]*[.D27])" office:value-type="float" office:value="0.0767233986020887" calcext:value-type="float">
            <text:p>0.0767233986</text:p>
          </table:table-cell>
          <table:table-cell table:style-name="Default" table:formula="of:=SQRT([.E25]*[.E25]-[.E27]*[.E27])" office:value-type="float" office:value="0.0647178284801368" calcext:value-type="float">
            <text:p>0.0647178285</text:p>
          </table:table-cell>
          <table:table-cell table:style-name="Default" table:formula="of:=SQRT([.F25]*[.F25]-[.F27]*[.F27])" office:value-type="float" office:value="0.0518839857476013" calcext:value-type="float">
            <text:p>0.0518839857</text:p>
          </table:table-cell>
          <table:table-cell table:style-name="Default" table:formula="of:=SQRT([.G25]*[.G25]-[.G27]*[.G27])" office:value-type="float" office:value="0.0387037900413872" calcext:value-type="float">
            <text:p>0.03870379</text:p>
          </table:table-cell>
          <table:table-cell table:style-name="Default" table:formula="of:=SQRT([.H25]*[.H25]-[.H27]*[.H27])" office:value-type="float" office:value="0.0253106966972" calcext:value-type="float">
            <text:p>0.0253106967</text:p>
          </table:table-cell>
          <table:table-cell table:style-name="Default" table:formula="of:=SQRT([.I25]*[.I25]-[.I27]*[.I27])" office:value-type="float" office:value="0.0112292451595688" calcext:value-type="float">
            <text:p>0.0112292452</text:p>
          </table:table-cell>
          <table:table-cell table:style-name="Default" table:formula="of:=SQRT([.J25]*[.J25]-[.J27]*[.J27])" office:value-type="float" office:value="0.00269426931411996" calcext:value-type="float">
            <text:p>0.0026942693</text:p>
          </table:table-cell>
          <table:table-cell table:style-name="Default" table:formula="of:=SQRT([.K25]*[.K25]-[.K27]*[.K27])" office:value-type="float" office:value="0.0166837708493072" calcext:value-type="float">
            <text:p>0.0166837708</text:p>
          </table:table-cell>
          <table:table-cell table:style-name="Default" table:formula="of:=SQRT([.L25]*[.L25]-[.L27]*[.L27])" office:value-type="float" office:value="0.0309500145437823" calcext:value-type="float">
            <text:p>0.0309500145</text:p>
          </table:table-cell>
          <table:table-cell table:style-name="Default" table:formula="of:=SQRT([.M25]*[.M25]-[.M27]*[.M27])" office:value-type="float" office:value="0.045306438412538" calcext:value-type="float">
            <text:p>0.0453064384</text:p>
          </table:table-cell>
          <table:table-cell table:style-name="Default" table:formula="of:=SQRT([.N25]*[.N25]-[.N27]*[.N27])" office:value-type="float" office:value="0.0598035981486949" calcext:value-type="float">
            <text:p>0.0598035981</text:p>
          </table:table-cell>
          <table:table-cell table:style-name="Default" table:formula="of:=SQRT([.O25]*[.O25]-[.O27]*[.O27])" office:value-type="float" office:value="0.074215023452586" calcext:value-type="float">
            <text:p>0.0742150235</text:p>
          </table:table-cell>
          <table:table-cell table:style-name="Default" table:formula="of:=SQRT([.P25]*[.P25]-[.P27]*[.P27])" office:value-type="float" office:value="0.0889103946899551" calcext:value-type="float">
            <text:p>0.0889103947</text:p>
          </table:table-cell>
          <table:table-cell table:style-name="Default" table:formula="of:=SQRT([.Q25]*[.Q25]-[.Q27]*[.Q27])" office:value-type="float" office:value="0.103430281434245" calcext:value-type="float">
            <text:p>0.1034302814</text:p>
          </table:table-cell>
          <table:table-cell table:style-name="Default" table:formula="of:=SQRT([.R25]*[.R25]-[.R27]*[.R27])" office:value-type="float" office:value="0.118328958786924" calcext:value-type="float">
            <text:p>0.1183289588</text:p>
          </table:table-cell>
          <table:table-cell table:style-name="Default" table:formula="of:=SQRT([.S25]*[.S25]-[.S27]*[.S27])" office:value-type="float" office:value="0.132826510451489" calcext:value-type="float">
            <text:p>0.1328265105</text:p>
          </table:table-cell>
          <table:table-cell table:style-name="Default" table:formula="of:=SQRT([.T25]*[.T25]-[.T27]*[.T27])" office:value-type="float" office:value="0.147366476553669" calcext:value-type="float">
            <text:p>0.1473664766</text:p>
          </table:table-cell>
          <table:table-cell table:style-name="Default" table:formula="of:=SQRT([.U25]*[.U25]-[.U27]*[.U27])" office:value-type="float" office:value="0.161522636640842" calcext:value-type="float">
            <text:p>0.1615226366</text:p>
          </table:table-cell>
          <table:table-cell table:style-name="Default" table:formula="of:=SQRT([.V25]*[.V25]-[.V27]*[.V27])" office:value-type="float" office:value="0.175349512472866" calcext:value-type="float">
            <text:p>0.1753495125</text:p>
          </table:table-cell>
          <table:table-cell table:style-name="Default" table:formula="of:=SQRT([.W25]*[.W25]-[.W27]*[.W27])" office:value-type="float" office:value="0.188725246743387" calcext:value-type="float">
            <text:p>0.1887252467</text:p>
          </table:table-cell>
          <table:table-cell table:style-name="Default" table:formula="of:=SQRT([.X25]*[.X25]-[.X27]*[.X27])" office:value-type="float" office:value="0.201325046740745" calcext:value-type="float">
            <text:p>0.2013250467</text:p>
          </table:table-cell>
          <table:table-cell table:style-name="Default" table:formula="of:=SQRT([.Y25]*[.Y25]-[.Y27]*[.Y27])" office:value-type="float" office:value="0.213063272333018" calcext:value-type="float">
            <text:p>0.2130632723</text:p>
          </table:table-cell>
          <table:table-cell table:style-name="Default" table:formula="of:=SQRT([.Z25]*[.Z25]-[.Z27]*[.Z27])" office:value-type="float" office:value="0.223367999185603" calcext:value-type="float">
            <text:p>0.2233679992</text:p>
          </table:table-cell>
          <table:table-cell table:style-name="Default" table:formula="of:=SQRT([.AA25]*[.AA25]-[.AA27]*[.AA27])" office:value-type="float" office:value="0.23291053632759" calcext:value-type="float">
            <text:p>0.2329105363</text:p>
          </table:table-cell>
          <table:table-cell table:style-name="Default" table:formula="of:=SQRT([.AB25]*[.AB25]-[.AB27]*[.AB27])" office:value-type="float" office:value="0.240646760844262" calcext:value-type="float">
            <text:p>0.2406467608</text:p>
          </table:table-cell>
          <table:table-cell table:style-name="Default" table:formula="of:=SQRT([.AC25]*[.AC25]-[.AC27]*[.AC27])" office:value-type="float" office:value="0.246938400071386" calcext:value-type="float">
            <text:p>0.2469384001</text:p>
          </table:table-cell>
          <table:table-cell table:style-name="Default" table:formula="of:=SQRT([.AD25]*[.AD25]-[.AD27]*[.AD27])" office:value-type="float" office:value="0.251802591133215" calcext:value-type="float">
            <text:p>0.2518025911</text:p>
          </table:table-cell>
          <table:table-cell table:style-name="Default" table:formula="of:=SQRT([.AE25]*[.AE25]-[.AE27]*[.AE27])" office:value-type="float" office:value="0.255414292528044" calcext:value-type="float">
            <text:p>0.2554142925</text:p>
          </table:table-cell>
          <table:table-cell table:style-name="Default" table:formula="of:=SQRT([.AF25]*[.AF25]-[.AF27]*[.AF27])" office:value-type="float" office:value="0.257736211325508" calcext:value-type="float">
            <text:p>0.2577362113</text:p>
          </table:table-cell>
          <table:table-cell table:style-name="Default" table:formula="of:=SQRT([.AG25]*[.AG25]-[.AG27]*[.AG27])" office:value-type="float" office:value="0.258850885803382" calcext:value-type="float">
            <text:p>0.2588508858</text:p>
          </table:table-cell>
          <table:table-cell table:style-name="Default" table:formula="of:=SQRT([.AH25]*[.AH25]-[.AH27]*[.AH27])" office:value-type="float" office:value="0.259897623681193" calcext:value-type="float">
            <text:p>0.2598976237</text:p>
          </table:table-cell>
          <table:table-cell table:style-name="Default" table:formula="of:=SQRT([.AI25]*[.AI25]-[.AI27]*[.AI27])" office:value-type="float" office:value="0.25982702777436" calcext:value-type="float">
            <text:p>0.2598270278</text:p>
          </table:table-cell>
          <table:table-cell table:style-name="Default" table:formula="of:=SQRT([.AJ25]*[.AJ25]-[.AJ27]*[.AJ27])" office:value-type="float" office:value="0.259166452783381" calcext:value-type="float">
            <text:p>0.2591664528</text:p>
          </table:table-cell>
          <table:table-cell table:style-name="Default" table:formula="of:=SQRT([.AK25]*[.AK25]-[.AK27]*[.AK27])" office:value-type="float" office:value="0.257823426098945" calcext:value-type="float">
            <text:p>0.2578234261</text:p>
          </table:table-cell>
          <table:table-cell table:style-name="Default" table:formula="of:=SQRT([.AL25]*[.AL25]-[.AL27]*[.AL27])" office:value-type="float" office:value="0.255762547922928" calcext:value-type="float">
            <text:p>0.2557625479</text:p>
          </table:table-cell>
          <table:table-cell table:style-name="Default" table:formula="of:=SQRT([.AM25]*[.AM25]-[.AM27]*[.AM27])" office:value-type="float" office:value="0.252962302056096" calcext:value-type="float">
            <text:p>0.2529623021</text:p>
          </table:table-cell>
          <table:table-cell table:style-name="Default" table:formula="of:=SQRT([.AN25]*[.AN25]-[.AN27]*[.AN27])" office:value-type="float" office:value="0.249113849796395" calcext:value-type="float">
            <text:p>0.2491138498</text:p>
          </table:table-cell>
          <table:table-cell table:style-name="Default" table:formula="of:=SQRT([.AO25]*[.AO25]-[.AO27]*[.AO27])" office:value-type="float" office:value="0.244418701703504" calcext:value-type="float">
            <text:p>0.2444187017</text:p>
          </table:table-cell>
          <table:table-cell table:style-name="Default" table:formula="of:=SQRT([.AP25]*[.AP25]-[.AP27]*[.AP27])" office:value-type="float" office:value="0.237923482342185" calcext:value-type="float">
            <text:p>0.2379234823</text:p>
          </table:table-cell>
          <table:table-cell table:style-name="Default" table:formula="of:=SQRT([.AQ25]*[.AQ25]-[.AQ27]*[.AQ27])" office:value-type="float" office:value="0.230336468810638" calcext:value-type="float">
            <text:p>0.2303364688</text:p>
          </table:table-cell>
          <table:table-cell table:style-name="Default" table:formula="of:=SQRT([.AR25]*[.AR25]-[.AR27]*[.AR27])" office:value-type="float" office:value="0.221134070507436" calcext:value-type="float">
            <text:p>0.2211340705</text:p>
          </table:table-cell>
          <table:table-cell table:style-name="Default" table:formula="of:=SQRT([.AS25]*[.AS25]-[.AS27]*[.AS27])" office:value-type="float" office:value="0.210421036635977" calcext:value-type="float">
            <text:p>0.2104210366</text:p>
          </table:table-cell>
          <table:table-cell table:style-name="Default" table:formula="of:=SQRT([.AT25]*[.AT25]-[.AT27]*[.AT27])" office:value-type="float" office:value="0.198340358133314" calcext:value-type="float">
            <text:p>0.1983403581</text:p>
          </table:table-cell>
          <table:table-cell table:style-name="Default" table:formula="of:=SQRT([.AU25]*[.AU25]-[.AU27]*[.AU27])" office:value-type="float" office:value="0.185127758942945" calcext:value-type="float">
            <text:p>0.1851277589</text:p>
          </table:table-cell>
          <table:table-cell table:style-name="Default" table:formula="of:=SQRT([.AV25]*[.AV25]-[.AV27]*[.AV27])" office:value-type="float" office:value="0.170893591720738" calcext:value-type="float">
            <text:p>0.1708935917</text:p>
          </table:table-cell>
          <table:table-cell table:style-name="Default" table:formula="of:=SQRT([.AW25]*[.AW25]-[.AW27]*[.AW27])" office:value-type="float" office:value="0.156038829131338" calcext:value-type="float">
            <text:p>0.1560388291</text:p>
          </table:table-cell>
          <table:table-cell table:style-name="Default" table:formula="of:=SQRT([.AX25]*[.AX25]-[.AX27]*[.AX27])" office:value-type="float" office:value="0.140561777274921" calcext:value-type="float">
            <text:p>0.1405617773</text:p>
          </table:table-cell>
          <table:table-cell table:style-name="Default" table:formula="of:=SQRT([.AY25]*[.AY25]-[.AY27]*[.AY27])" office:value-type="float" office:value="0.124649954190381" calcext:value-type="float">
            <text:p>0.1246499542</text:p>
          </table:table-cell>
          <table:table-cell table:style-name="Default" table:formula="of:=SQRT([.AZ25]*[.AZ25]-[.AZ27]*[.AZ27])" office:value-type="float" office:value="0.108563287734985" calcext:value-type="float">
            <text:p>0.1085632877</text:p>
          </table:table-cell>
          <table:table-cell table:style-name="Default" table:formula="of:=SQRT([.BA25]*[.BA25]-[.BA27]*[.BA27])" office:value-type="float" office:value="0.0922125256095978" calcext:value-type="float">
            <text:p>0.0922125256</text:p>
          </table:table-cell>
          <table:table-cell table:style-name="Default" table:formula="of:=SQRT([.BB25]*[.BB25]-[.BB27]*[.BB27])" office:value-type="float" office:value="0.0757255387289574" calcext:value-type="float">
            <text:p>0.0757255387</text:p>
          </table:table-cell>
          <table:table-cell table:style-name="Default" table:formula="of:=SQRT([.BC25]*[.BC25]-[.BC27]*[.BC27])" office:value-type="float" office:value="0.0592035907790982" calcext:value-type="float">
            <text:p>0.0592035908</text:p>
          </table:table-cell>
          <table:table-cell table:style-name="Default" table:formula="of:=SQRT([.BD25]*[.BD25]-[.BD27]*[.BD27])" office:value-type="float" office:value="0.0426449161643452" calcext:value-type="float">
            <text:p>0.0426449162</text:p>
          </table:table-cell>
          <table:table-cell table:style-name="Default" table:formula="of:=SQRT([.BE25]*[.BE25]-[.BE27]*[.BE27])" office:value-type="float" office:value="0.0260776239063138" calcext:value-type="float">
            <text:p>0.0260776239</text:p>
          </table:table-cell>
          <table:table-cell table:style-name="Default" table:formula="of:=SQRT([.BF25]*[.BF25]-[.BF27]*[.BF27])" office:value-type="float" office:value="0.0095743839211641" calcext:value-type="float">
            <text:p>0.0095743839</text:p>
          </table:table-cell>
          <table:table-cell table:style-name="Default" table:formula="of:=SQRT([.BG25]*[.BG25]-[.BG27]*[.BG27])" office:value-type="float" office:value="0.0070361505332965" calcext:value-type="float">
            <text:p>0.0070361505</text:p>
          </table:table-cell>
          <table:table-cell table:style-name="Default" table:formula="of:=SQRT([.BH25]*[.BH25]-[.BH27]*[.BH27])" office:value-type="float" office:value="0.0236040877231535" calcext:value-type="float">
            <text:p>0.0236040877</text:p>
          </table:table-cell>
          <table:table-cell table:style-name="Default" table:formula="of:=SQRT([.BI25]*[.BI25]-[.BI27]*[.BI27])" office:value-type="float" office:value="0.0401031379899222" calcext:value-type="float">
            <text:p>0.040103138</text:p>
          </table:table-cell>
          <table:table-cell table:style-name="Default" table:formula="of:=SQRT([.BJ25]*[.BJ25]-[.BJ27]*[.BJ27])" office:value-type="float" office:value="0.0566357566086335" calcext:value-type="float">
            <text:p>0.0566357566</text:p>
          </table:table-cell>
          <table:table-cell table:style-name="Default" table:formula="of:=SQRT([.BK25]*[.BK25]-[.BK27]*[.BK27])" office:value-type="float" office:value="0.0729884431295729" calcext:value-type="float">
            <text:p>0.0729884431</text:p>
          </table:table-cell>
          <table:table-cell table:style-name="Default" table:formula="of:=SQRT([.BL25]*[.BL25]-[.BL27]*[.BL27])" office:value-type="float" office:value="0.0893787317333427" calcext:value-type="float">
            <text:p>0.0893787317</text:p>
          </table:table-cell>
          <table:table-cell table:style-name="Default" table:formula="of:=SQRT([.BM25]*[.BM25]-[.BM27]*[.BM27])" office:value-type="float" office:value="0.105522548741951" calcext:value-type="float">
            <text:p>0.1055225487</text:p>
          </table:table-cell>
          <table:table-cell table:style-name="Default" table:formula="of:=SQRT([.BN25]*[.BN25]-[.BN27]*[.BN27])" office:value-type="float" office:value="0.121285365168592" calcext:value-type="float">
            <text:p>0.1212853652</text:p>
          </table:table-cell>
          <table:table-cell table:style-name="Default" table:formula="of:=SQRT([.BO25]*[.BO25]-[.BO27]*[.BO27])" office:value-type="float" office:value="0.136620502356475" calcext:value-type="float">
            <text:p>0.1366205024</text:p>
          </table:table-cell>
          <table:table-cell table:style-name="Default" table:formula="of:=SQRT([.BP25]*[.BP25]-[.BP27]*[.BP27])" office:value-type="float" office:value="0.151323399750507" calcext:value-type="float">
            <text:p>0.1513233998</text:p>
          </table:table-cell>
          <table:table-cell table:style-name="Default" table:formula="of:=SQRT([.BQ25]*[.BQ25]-[.BQ27]*[.BQ27])" office:value-type="float" office:value="0.165176321686046" calcext:value-type="float">
            <text:p>0.1651763217</text:p>
          </table:table-cell>
          <table:table-cell table:style-name="Default" table:formula="of:=SQRT([.BR25]*[.BR25]-[.BR27]*[.BR27])" office:value-type="float" office:value="0.178818555495299" calcext:value-type="float">
            <text:p>0.1788185555</text:p>
          </table:table-cell>
          <table:table-cell table:style-name="Default" table:formula="of:=SQRT([.BS25]*[.BS25]-[.BS27]*[.BS27])" office:value-type="float" office:value="0.190290941182493" calcext:value-type="float">
            <text:p>0.1902909412</text:p>
          </table:table-cell>
          <table:table-cell table:style-name="Default" table:formula="of:=SQRT([.BT25]*[.BT25]-[.BT27]*[.BT27])" office:value-type="float" office:value="0.200396503374632" calcext:value-type="float">
            <text:p>0.2003965034</text:p>
          </table:table-cell>
          <table:table-cell table:style-name="Default" table:formula="of:=SQRT([.BU25]*[.BU25]-[.BU27]*[.BU27])" office:value-type="float" office:value="0.209434474426591" calcext:value-type="float">
            <text:p>0.2094344744</text:p>
          </table:table-cell>
          <table:table-cell table:style-name="Default" table:formula="of:=SQRT([.BV25]*[.BV25]-[.BV27]*[.BV27])" office:value-type="float" office:value="0.216794728144536" calcext:value-type="float">
            <text:p>0.2167947281</text:p>
          </table:table-cell>
          <table:table-cell table:style-name="Default" table:formula="of:=SQRT([.BW25]*[.BW25]-[.BW27]*[.BW27])" office:value-type="float" office:value="0.222748312339375" calcext:value-type="float">
            <text:p>0.2227483123</text:p>
          </table:table-cell>
          <table:table-cell table:style-name="Default" table:formula="of:=SQRT([.BX25]*[.BX25]-[.BX27]*[.BX27])" office:value-type="float" office:value="0.227436676993968" calcext:value-type="float">
            <text:p>0.227436677</text:p>
          </table:table-cell>
          <table:table-cell table:style-name="Default" table:formula="of:=SQRT([.BY25]*[.BY25]-[.BY27]*[.BY27])" office:value-type="float" office:value="0.230880283738517" calcext:value-type="float">
            <text:p>0.2308802837</text:p>
          </table:table-cell>
          <table:table-cell table:style-name="Default" table:formula="of:=SQRT([.BZ25]*[.BZ25]-[.BZ27]*[.BZ27])" office:value-type="float" office:value="0.233194086089747" calcext:value-type="float">
            <text:p>0.2331940861</text:p>
          </table:table-cell>
          <table:table-cell table:style-name="Default" table:formula="of:=SQRT([.CA25]*[.CA25]-[.CA27]*[.CA27])" office:value-type="float" office:value="0.234923388116696" calcext:value-type="float">
            <text:p>0.2349233881</text:p>
          </table:table-cell>
          <table:table-cell table:style-name="Default" table:formula="of:=SQRT([.CB25]*[.CB25]-[.CB27]*[.CB27])" office:value-type="float" office:value="0.235695858856943" calcext:value-type="float">
            <text:p>0.2356958589</text:p>
          </table:table-cell>
          <table:table-cell table:style-name="Default" table:formula="of:=SQRT([.CC25]*[.CC25]-[.CC27]*[.CC27])" office:value-type="float" office:value="0.235927330821689" calcext:value-type="float">
            <text:p>0.2359273308</text:p>
          </table:table-cell>
          <table:table-cell table:style-name="Default" table:formula="of:=SQRT([.CD25]*[.CD25]-[.CD27]*[.CD27])" office:value-type="float" office:value="0.235345623319547" calcext:value-type="float">
            <text:p>0.2353456233</text:p>
          </table:table-cell>
          <table:table-cell table:style-name="Default" table:formula="of:=SQRT([.CE25]*[.CE25]-[.CE27]*[.CE27])" office:value-type="float" office:value="0.234155139389509" calcext:value-type="float">
            <text:p>0.2341551394</text:p>
          </table:table-cell>
          <table:table-cell table:style-name="Default" table:formula="of:=SQRT([.CF25]*[.CF25]-[.CF27]*[.CF27])" office:value-type="float" office:value="0.232386432177401" calcext:value-type="float">
            <text:p>0.2323864322</text:p>
          </table:table-cell>
          <table:table-cell table:style-name="Default" table:formula="of:=SQRT([.CG25]*[.CG25]-[.CG27]*[.CG27])" office:value-type="float" office:value="0.229281558246238" calcext:value-type="float">
            <text:p>0.2292815582</text:p>
          </table:table-cell>
          <table:table-cell table:style-name="Default" table:formula="of:=SQRT([.CH25]*[.CH25]-[.CH27]*[.CH27])" office:value-type="float" office:value="0.225079542155518" calcext:value-type="float">
            <text:p>0.2250795422</text:p>
          </table:table-cell>
          <table:table-cell table:style-name="Default" table:formula="of:=SQRT([.CI25]*[.CI25]-[.CI27]*[.CI27])" office:value-type="float" office:value="0.219527244252798" calcext:value-type="float">
            <text:p>0.2195272443</text:p>
          </table:table-cell>
          <table:table-cell table:style-name="Default" table:formula="of:=SQRT([.CJ25]*[.CJ25]-[.CJ27]*[.CJ27])" office:value-type="float" office:value="0.212461338057468" calcext:value-type="float">
            <text:p>0.2124613381</text:p>
          </table:table-cell>
          <table:table-cell table:style-name="Default" table:formula="of:=SQRT([.CK25]*[.CK25]-[.CK27]*[.CK27])" office:value-type="float" office:value="0.203921444066194" calcext:value-type="float">
            <text:p>0.2039214441</text:p>
          </table:table-cell>
          <table:table-cell table:style-name="Default" table:formula="of:=SQRT([.CL25]*[.CL25]-[.CL27]*[.CL27])" office:value-type="float" office:value="0.1938182459361" calcext:value-type="float">
            <text:p>0.1938182459</text:p>
          </table:table-cell>
          <table:table-cell table:style-name="Default" table:formula="of:=SQRT([.CM25]*[.CM25]-[.CM27]*[.CM27])" office:value-type="float" office:value="0.182348681142372" calcext:value-type="float">
            <text:p>0.1823486811</text:p>
          </table:table-cell>
          <table:table-cell table:style-name="Default" table:formula="of:=SQRT([.CN25]*[.CN25]-[.CN27]*[.CN27])" office:value-type="float" office:value="0.169794607776546" calcext:value-type="float">
            <text:p>0.1697946078</text:p>
          </table:table-cell>
          <table:table-cell table:style-name="Default" table:formula="of:=SQRT([.CO25]*[.CO25]-[.CO27]*[.CO27])" office:value-type="float" office:value="0.156253904899473" calcext:value-type="float">
            <text:p>0.1562539049</text:p>
          </table:table-cell>
          <table:table-cell table:style-name="Default" table:formula="of:=SQRT([.CP25]*[.CP25]-[.CP27]*[.CP27])" office:value-type="float" office:value="0.141909841077628" calcext:value-type="float">
            <text:p>0.1419098411</text:p>
          </table:table-cell>
          <table:table-cell table:style-name="Default" table:formula="of:=SQRT([.CQ25]*[.CQ25]-[.CQ27]*[.CQ27])" office:value-type="float" office:value="0.126987817059565" calcext:value-type="float">
            <text:p>0.1269878171</text:p>
          </table:table-cell>
          <table:table-cell table:style-name="Default" table:formula="of:=SQRT([.CR25]*[.CR25]-[.CR27]*[.CR27])" office:value-type="float" office:value="0.111663466611196" calcext:value-type="float">
            <text:p>0.1116634666</text:p>
          </table:table-cell>
          <table:table-cell table:style-name="Default" table:formula="of:=SQRT([.CS25]*[.CS25]-[.CS27]*[.CS27])" office:value-type="float" office:value="0.096013322627582" calcext:value-type="float">
            <text:p>0.0960133226</text:p>
          </table:table-cell>
          <table:table-cell table:style-name="Default" table:formula="of:=SQRT([.CT25]*[.CT25]-[.CT27]*[.CT27])" office:value-type="float" office:value="0.0802052906817962" calcext:value-type="float">
            <text:p>0.0802052907</text:p>
          </table:table-cell>
          <table:table-cell table:style-name="Default" table:formula="of:=SQRT([.CU25]*[.CU25]-[.CU27]*[.CU27])" office:value-type="float" office:value="0.0640290722185334" calcext:value-type="float">
            <text:p>0.0640290722</text:p>
          </table:table-cell>
          <table:table-cell table:style-name="Default" table:formula="of:=SQRT([.CV25]*[.CV25]-[.CV27]*[.CV27])" office:value-type="float" office:value="0.0483618486671393" calcext:value-type="float">
            <text:p>0.0483618487</text:p>
          </table:table-cell>
          <table:table-cell table:style-name="Default" table:formula="of:=SQRT([.CW25]*[.CW25]-[.CW27]*[.CW27])" office:value-type="float" office:value="0.0319926574916264" calcext:value-type="float">
            <text:p>0.0319926575</text:p>
          </table:table-cell>
          <table:table-cell table:style-name="Default" table:formula="of:=SQRT([.CX25]*[.CX25]-[.CX27]*[.CX27])" office:value-type="float" office:value="0.0162683697431119" calcext:value-type="float">
            <text:p>0.0162683697</text:p>
          </table:table-cell>
          <table:table-cell table:style-name="Default" table:formula="of:=SQRT([.CY25]*[.CY25]-[.CY27]*[.CY27])" office:value-type="string" office:string-value="エラー:502" calcext:value-type="error">
            <text:p>エラー:502</text:p>
          </table:table-cell>
          <table:table-cell table:style-name="Default" table:formula="of:=SQRT([.CZ25]*[.CZ25]-[.CZ27]*[.CZ27])" office:value-type="float" office:value="0.0159560022000542" calcext:value-type="float">
            <text:p>0.0159560022</text:p>
          </table:table-cell>
          <table:table-cell table:style-name="Default" table:formula="of:=SQRT([.DA25]*[.DA25]-[.DA27]*[.DA27])" office:value-type="float" office:value="0.0321731735385058" calcext:value-type="float">
            <text:p>0.0321731735</text:p>
          </table:table-cell>
          <table:table-cell table:style-name="Default" table:formula="of:=SQRT([.DB25]*[.DB25]-[.DB27]*[.DB27])" office:value-type="float" office:value="0.0483017673963563" calcext:value-type="float">
            <text:p>0.0483017674</text:p>
          </table:table-cell>
          <table:table-cell table:style-name="Default" table:formula="of:=SQRT([.DC25]*[.DC25]-[.DC27]*[.DC27])" office:value-type="float" office:value="0.0642189530066324" calcext:value-type="float">
            <text:p>0.064218953</text:p>
          </table:table-cell>
          <table:table-cell table:style-name="Default" table:formula="of:=SQRT([.DD25]*[.DD25]-[.DD27]*[.DD27])" office:value-type="float" office:value="0.0802426535618695" calcext:value-type="float">
            <text:p>0.0802426536</text:p>
          </table:table-cell>
          <table:table-cell table:style-name="Default" table:formula="of:=SQRT([.DE25]*[.DE25]-[.DE27]*[.DE27])" office:value-type="float" office:value="0.096120086074632" calcext:value-type="float">
            <text:p>0.0961200861</text:p>
          </table:table-cell>
          <table:table-cell table:style-name="Default" table:formula="of:=SQRT([.DF25]*[.DF25]-[.DF27]*[.DF27])" office:value-type="float" office:value="0.111703090244757" calcext:value-type="float">
            <text:p>0.1117030902</text:p>
          </table:table-cell>
          <table:table-cell table:style-name="Default" table:formula="of:=SQRT([.DG25]*[.DG25]-[.DG27]*[.DG27])" office:value-type="float" office:value="0.127059254202186" calcext:value-type="float">
            <text:p>0.1270592542</text:p>
          </table:table-cell>
          <table:table-cell table:style-name="Default" table:formula="of:=SQRT([.DH25]*[.DH25]-[.DH27]*[.DH27])" office:value-type="float" office:value="0.141954550993324" calcext:value-type="float">
            <text:p>0.141954551</text:p>
          </table:table-cell>
          <table:table-cell table:style-name="Default" table:formula="of:=SQRT([.DI25]*[.DI25]-[.DI27]*[.DI27])" office:value-type="float" office:value="0.15628386133584" calcext:value-type="float">
            <text:p>0.1562838613</text:p>
          </table:table-cell>
          <table:table-cell table:style-name="Default" table:formula="of:=SQRT([.DJ25]*[.DJ25]-[.DJ27]*[.DJ27])" office:value-type="float" office:value="0.169873241862339" calcext:value-type="float">
            <text:p>0.1698732419</text:p>
          </table:table-cell>
          <table:table-cell table:style-name="Default" table:formula="of:=SQRT([.DK25]*[.DK25]-[.DK27]*[.DK27])" office:value-type="float" office:value="0.182770021944604" calcext:value-type="float">
            <text:p>0.1827700219</text:p>
          </table:table-cell>
          <table:table-cell table:style-name="Default" table:formula="of:=SQRT([.DL25]*[.DL25]-[.DL27]*[.DL27])" office:value-type="float" office:value="0.193707344849836" calcext:value-type="float">
            <text:p>0.1937073448</text:p>
          </table:table-cell>
          <table:table-cell table:style-name="Default" table:formula="of:=SQRT([.DM25]*[.DM25]-[.DM27]*[.DM27])" office:value-type="float" office:value="0.2038587189495" calcext:value-type="float">
            <text:p>0.2038587189</text:p>
          </table:table-cell>
          <table:table-cell table:style-name="Default" table:formula="of:=SQRT([.DN25]*[.DN25]-[.DN27]*[.DN27])" office:value-type="float" office:value="0.212502410609985" calcext:value-type="float">
            <text:p>0.2125024106</text:p>
          </table:table-cell>
          <table:table-cell table:style-name="Default" table:formula="of:=SQRT([.DO25]*[.DO25]-[.DO27]*[.DO27])" office:value-type="float" office:value="0.218687607590055" calcext:value-type="float">
            <text:p>0.2186876076</text:p>
          </table:table-cell>
          <table:table-cell table:style-name="Default" table:formula="of:=SQRT([.DP25]*[.DP25]-[.DP27]*[.DP27])" office:value-type="float" office:value="0.225196477737338" calcext:value-type="float">
            <text:p>0.2251964777</text:p>
          </table:table-cell>
          <table:table-cell table:style-name="Default" table:formula="of:=SQRT([.DQ25]*[.DQ25]-[.DQ27]*[.DQ27])" office:value-type="float" office:value="0.229298961802718" calcext:value-type="float">
            <text:p>0.2292989618</text:p>
          </table:table-cell>
          <table:table-cell table:style-name="Default" table:formula="of:=SQRT([.DR25]*[.DR25]-[.DR27]*[.DR27])" office:value-type="float" office:value="0.232226204536929" calcext:value-type="float">
            <text:p>0.2322262045</text:p>
          </table:table-cell>
          <table:table-cell table:style-name="Default" table:formula="of:=SQRT([.DS25]*[.DS25]-[.DS27]*[.DS27])" office:value-type="float" office:value="0.234276683304742" calcext:value-type="float">
            <text:p>0.2342766833</text:p>
          </table:table-cell>
          <table:table-cell table:style-name="Default" table:formula="of:=SQRT([.DT25]*[.DT25]-[.DT27]*[.DT27])" office:value-type="float" office:value="0.235488805960869" calcext:value-type="float">
            <text:p>0.235488806</text:p>
          </table:table-cell>
          <table:table-cell table:style-name="Default" table:formula="of:=SQRT([.DU25]*[.DU25]-[.DU27]*[.DU27])" office:value-type="float" office:value="0.235946047963224" calcext:value-type="float">
            <text:p>0.235946048</text:p>
          </table:table-cell>
          <table:table-cell table:style-name="Default" table:formula="of:=SQRT([.DV25]*[.DV25]-[.DV27]*[.DV27])" office:value-type="float" office:value="0.235597560904471" calcext:value-type="float">
            <text:p>0.2355975609</text:p>
          </table:table-cell>
          <table:table-cell table:style-name="Default" table:formula="of:=SQRT([.DW25]*[.DW25]-[.DW27]*[.DW27])" office:value-type="float" office:value="0.234813916675848" calcext:value-type="float">
            <text:p>0.2348139167</text:p>
          </table:table-cell>
          <table:table-cell table:style-name="Default" table:formula="of:=SQRT([.DX25]*[.DX25]-[.DX27]*[.DX27])" office:value-type="float" office:value="0.233319209161565" calcext:value-type="float">
            <text:p>0.2333192092</text:p>
          </table:table-cell>
          <table:table-cell table:style-name="Default" table:formula="of:=SQRT([.DY25]*[.DY25]-[.DY27]*[.DY27])" office:value-type="float" office:value="0.230858224700235" calcext:value-type="float">
            <text:p>0.2308582247</text:p>
          </table:table-cell>
          <table:table-cell table:style-name="Default" table:formula="of:=SQRT([.DZ25]*[.DZ25]-[.DZ27]*[.DZ27])" office:value-type="float" office:value="0.227344088043119" calcext:value-type="float">
            <text:p>0.227344088</text:p>
          </table:table-cell>
          <table:table-cell table:style-name="Default" table:formula="of:=SQRT([.EA25]*[.EA25]-[.EA27]*[.EA27])" office:value-type="float" office:value="0.222836619619548" calcext:value-type="float">
            <text:p>0.2228366196</text:p>
          </table:table-cell>
          <table:table-cell table:style-name="Default" table:formula="of:=SQRT([.EB25]*[.EB25]-[.EB27]*[.EB27])" office:value-type="float" office:value="0.217154176920183" calcext:value-type="float">
            <text:p>0.2171541769</text:p>
          </table:table-cell>
          <table:table-cell table:style-name="Default" table:formula="of:=SQRT([.EC25]*[.EC25]-[.EC27]*[.EC27])" office:value-type="float" office:value="0.209406882987264" calcext:value-type="float">
            <text:p>0.209406883</text:p>
          </table:table-cell>
          <table:table-cell table:style-name="Default" table:formula="of:=SQRT([.ED25]*[.ED25]-[.ED27]*[.ED27])" office:value-type="float" office:value="0.200549487154961" calcext:value-type="float">
            <text:p>0.2005494872</text:p>
          </table:table-cell>
          <table:table-cell table:style-name="Default" table:formula="of:=SQRT([.EE25]*[.EE25]-[.EE27]*[.EE27])" office:value-type="float" office:value="0.189273885518033" calcext:value-type="float">
            <text:p>0.1892738855</text:p>
          </table:table-cell>
          <table:table-cell table:style-name="Default" table:formula="of:=SQRT([.EF25]*[.EF25]-[.EF27]*[.EF27])" office:value-type="float" office:value="0.178315941662405" calcext:value-type="float">
            <text:p>0.1783159417</text:p>
          </table:table-cell>
          <table:table-cell table:style-name="Default" table:formula="of:=SQRT([.EG25]*[.EG25]-[.EG27]*[.EG27])" office:value-type="float" office:value="0.16518780154883" calcext:value-type="float">
            <text:p>0.1651878015</text:p>
          </table:table-cell>
          <table:table-cell table:style-name="Default" table:formula="of:=SQRT([.EH25]*[.EH25]-[.EH27]*[.EH27])" office:value-type="float" office:value="0.151466378852995" calcext:value-type="float">
            <text:p>0.1514663789</text:p>
          </table:table-cell>
          <table:table-cell table:style-name="Default" table:formula="of:=SQRT([.EI25]*[.EI25]-[.EI27]*[.EI27])" office:value-type="float" office:value="0.13636067156595" calcext:value-type="float">
            <text:p>0.1363606716</text:p>
          </table:table-cell>
          <table:table-cell table:style-name="Default" table:formula="of:=SQRT([.EJ25]*[.EJ25]-[.EJ27]*[.EJ27])" office:value-type="float" office:value="0.121133938952836" calcext:value-type="float">
            <text:p>0.121133939</text:p>
          </table:table-cell>
          <table:table-cell table:style-name="Default" table:formula="of:=SQRT([.EK25]*[.EK25]-[.EK27]*[.EK27])" office:value-type="float" office:value="0.105315800017231" calcext:value-type="float">
            <text:p>0.1053158</text:p>
          </table:table-cell>
          <table:table-cell table:style-name="Default" table:formula="of:=SQRT([.EL25]*[.EL25]-[.EL27]*[.EL27])" office:value-type="float" office:value="0.0892217071576142" calcext:value-type="float">
            <text:p>0.0892217072</text:p>
          </table:table-cell>
          <table:table-cell table:style-name="Default" table:formula="of:=SQRT([.EM25]*[.EM25]-[.EM27]*[.EM27])" office:value-type="float" office:value="0.0729526366521812" calcext:value-type="float">
            <text:p>0.0729526367</text:p>
          </table:table-cell>
          <table:table-cell table:style-name="Default" table:formula="of:=SQRT([.EN25]*[.EN25]-[.EN27]*[.EN27])" office:value-type="float" office:value="0.0566493334433048" calcext:value-type="float">
            <text:p>0.0566493334</text:p>
          </table:table-cell>
          <table:table-cell table:style-name="Default" table:formula="of:=SQRT([.EO25]*[.EO25]-[.EO27]*[.EO27])" office:value-type="float" office:value="0.0399890088286028" calcext:value-type="float">
            <text:p>0.0399890088</text:p>
          </table:table-cell>
          <table:table-cell table:style-name="Default" table:formula="of:=SQRT([.EP25]*[.EP25]-[.EP27]*[.EP27])" office:value-type="float" office:value="0.0236267884849329" calcext:value-type="float">
            <text:p>0.0236267885</text:p>
          </table:table-cell>
          <table:table-cell table:style-name="Default" table:formula="of:=SQRT([.EQ25]*[.EQ25]-[.EQ27]*[.EQ27])" office:value-type="float" office:value="0.00719985025671275" calcext:value-type="float">
            <text:p>0.0071998503</text:p>
          </table:table-cell>
          <table:table-cell table:style-name="Default" table:formula="of:=SQRT([.ER25]*[.ER25]-[.ER27]*[.ER27])" office:value-type="float" office:value="0.00960009699667402" calcext:value-type="float">
            <text:p>0.009600097</text:p>
          </table:table-cell>
          <table:table-cell table:style-name="Default" table:formula="of:=SQRT([.ES25]*[.ES25]-[.ES27]*[.ES27])" office:value-type="float" office:value="0.0259438754531225" calcext:value-type="float">
            <text:p>0.0259438755</text:p>
          </table:table-cell>
          <table:table-cell table:style-name="Default" table:formula="of:=SQRT([.ET25]*[.ET25]-[.ET27]*[.ET27])" office:value-type="float" office:value="0.0426621931803992" calcext:value-type="float">
            <text:p>0.0426621932</text:p>
          </table:table-cell>
          <table:table-cell table:style-name="Default" table:formula="of:=SQRT([.EU25]*[.EU25]-[.EU27]*[.EU27])" office:value-type="float" office:value="0.0590715665822899" calcext:value-type="float">
            <text:p>0.0590715666</text:p>
          </table:table-cell>
          <table:table-cell table:style-name="Default" table:formula="of:=SQRT([.EV25]*[.EV25]-[.EV27]*[.EV27])" office:value-type="float" office:value="0.0756484688921195" calcext:value-type="float">
            <text:p>0.0756484689</text:p>
          </table:table-cell>
          <table:table-cell table:style-name="Default" table:formula="of:=SQRT([.EW25]*[.EW25]-[.EW27]*[.EW27])" office:value-type="float" office:value="0.092219348019957" calcext:value-type="float">
            <text:p>0.092219348</text:p>
          </table:table-cell>
          <table:table-cell table:style-name="Default" table:formula="of:=SQRT([.EX25]*[.EX25]-[.EX27]*[.EX27])" office:value-type="float" office:value="0.108372938159419" calcext:value-type="float">
            <text:p>0.1083729382</text:p>
          </table:table-cell>
          <table:table-cell table:style-name="Default" table:formula="of:=SQRT([.EY25]*[.EY25]-[.EY27]*[.EY27])" office:value-type="float" office:value="0.124555614472057" calcext:value-type="float">
            <text:p>0.1245556145</text:p>
          </table:table-cell>
          <table:table-cell table:style-name="Default" table:formula="of:=SQRT([.EZ25]*[.EZ25]-[.EZ27]*[.EZ27])" office:value-type="float" office:value="0.140476051622974" calcext:value-type="float">
            <text:p>0.1404760516</text:p>
          </table:table-cell>
          <table:table-cell table:style-name="Default" table:formula="of:=SQRT([.FA25]*[.FA25]-[.FA27]*[.FA27])" office:value-type="float" office:value="0.156104882642165" calcext:value-type="float">
            <text:p>0.1561048826</text:p>
          </table:table-cell>
          <table:table-cell table:style-name="Default" table:formula="of:=SQRT([.FB25]*[.FB25]-[.FB27]*[.FB27])" office:value-type="float" office:value="0.171075989253105" calcext:value-type="float">
            <text:p>0.1710759893</text:p>
          </table:table-cell>
          <table:table-cell table:style-name="Default" table:formula="of:=SQRT([.FC25]*[.FC25]-[.FC27]*[.FC27])" office:value-type="float" office:value="0.185232372211421" calcext:value-type="float">
            <text:p>0.1852323722</text:p>
          </table:table-cell>
          <table:table-cell table:style-name="Default" table:formula="of:=SQRT([.FD25]*[.FD25]-[.FD27]*[.FD27])" office:value-type="float" office:value="0.198475919137028" calcext:value-type="float">
            <text:p>0.1984759191</text:p>
          </table:table-cell>
          <table:table-cell table:style-name="Default" table:formula="of:=SQRT([.FE25]*[.FE25]-[.FE27]*[.FE27])" office:value-type="float" office:value="0.210366302522284" calcext:value-type="float">
            <text:p>0.2103663025</text:p>
          </table:table-cell>
          <table:table-cell table:style-name="Default" table:formula="of:=SQRT([.FF25]*[.FF25]-[.FF27]*[.FF27])" office:value-type="float" office:value="0.221124726773707" calcext:value-type="float">
            <text:p>0.2211247268</text:p>
          </table:table-cell>
          <table:table-cell table:style-name="Default" table:formula="of:=SQRT([.FG25]*[.FG25]-[.FG27]*[.FG27])" office:value-type="float" office:value="0.230329652307537" calcext:value-type="float">
            <text:p>0.2303296523</text:p>
          </table:table-cell>
          <table:table-cell table:style-name="Default" table:formula="of:=SQRT([.FH25]*[.FH25]-[.FH27]*[.FH27])" office:value-type="float" office:value="0.238273261315812" calcext:value-type="float">
            <text:p>0.2382732613</text:p>
          </table:table-cell>
          <table:table-cell table:style-name="Default" table:formula="of:=SQRT([.FI25]*[.FI25]-[.FI27]*[.FI27])" office:value-type="float" office:value="0.244352430904321" calcext:value-type="float">
            <text:p>0.2443524309</text:p>
          </table:table-cell>
          <table:table-cell table:style-name="Default" table:formula="of:=SQRT([.FJ25]*[.FJ25]-[.FJ27]*[.FJ27])" office:value-type="float" office:value="0.24897928732893" calcext:value-type="float">
            <text:p>0.2489792873</text:p>
          </table:table-cell>
          <table:table-cell table:style-name="Default" table:formula="of:=SQRT([.FK25]*[.FK25]-[.FK27]*[.FK27])" office:value-type="float" office:value="0.253128667522763" calcext:value-type="float">
            <text:p>0.2531286675</text:p>
          </table:table-cell>
          <table:table-cell table:style-name="Default" table:formula="of:=SQRT([.FL25]*[.FL25]-[.FL27]*[.FL27])" office:value-type="float" office:value="0.255898248823324" calcext:value-type="float">
            <text:p>0.2558982488</text:p>
          </table:table-cell>
          <table:table-cell table:style-name="Default" table:formula="of:=SQRT([.FM25]*[.FM25]-[.FM27]*[.FM27])" office:value-type="float" office:value="0.257682107911595" calcext:value-type="float">
            <text:p>0.2576821079</text:p>
          </table:table-cell>
          <table:table-cell table:style-name="Default" table:formula="of:=SQRT([.FN25]*[.FN25]-[.FN27]*[.FN27])" office:value-type="float" office:value="0.259166792899943" calcext:value-type="float">
            <text:p>0.2591667929</text:p>
          </table:table-cell>
          <table:table-cell table:style-name="Default" table:formula="of:=SQRT([.FO25]*[.FO25]-[.FO27]*[.FO27])" office:value-type="float" office:value="0.25963642786041" calcext:value-type="float">
            <text:p>0.2596364279</text:p>
          </table:table-cell>
          <table:table-cell table:style-name="Default" table:formula="of:=SQRT([.FP25]*[.FP25]-[.FP27]*[.FP27])" office:value-type="float" office:value="0.259898932058927" calcext:value-type="float">
            <text:p>0.2598989321</text:p>
          </table:table-cell>
          <table:table-cell table:style-name="Default" table:formula="of:=SQRT([.FQ25]*[.FQ25]-[.FQ27]*[.FQ27])" office:value-type="float" office:value="0.259023412814263" calcext:value-type="float">
            <text:p>0.2590234128</text:p>
          </table:table-cell>
          <table:table-cell table:style-name="Default" table:formula="of:=SQRT([.FR25]*[.FR25]-[.FR27]*[.FR27])" office:value-type="float" office:value="0.257818456900864" calcext:value-type="float">
            <text:p>0.2578184569</text:p>
          </table:table-cell>
          <table:table-cell table:style-name="Default" table:formula="of:=SQRT([.FS25]*[.FS25]-[.FS27]*[.FS27])" office:value-type="float" office:value="0.255517478776773" calcext:value-type="float">
            <text:p>0.2555174788</text:p>
          </table:table-cell>
          <table:table-cell table:style-name="Default" table:formula="of:=SQRT([.FT25]*[.FT25]-[.FT27]*[.FT27])" office:value-type="float" office:value="0.252072116456866" calcext:value-type="float">
            <text:p>0.2520721165</text:p>
          </table:table-cell>
          <table:table-cell table:style-name="Default" table:formula="of:=SQRT([.FU25]*[.FU25]-[.FU27]*[.FU27])" office:value-type="float" office:value="0.246893189276096" calcext:value-type="float">
            <text:p>0.2468931893</text:p>
          </table:table-cell>
          <table:table-cell table:style-name="Default" table:formula="of:=SQRT([.FV25]*[.FV25]-[.FV27]*[.FV27])" office:value-type="float" office:value="0.240653620420648" calcext:value-type="float">
            <text:p>0.2406536204</text:p>
          </table:table-cell>
          <table:table-cell table:style-name="Default" table:formula="of:=SQRT([.FW25]*[.FW25]-[.FW27]*[.FW27])" office:value-type="float" office:value="0.232821178684853" calcext:value-type="float">
            <text:p>0.2328211787</text:p>
          </table:table-cell>
          <table:table-cell table:style-name="Default" table:formula="of:=SQRT([.FX25]*[.FX25]-[.FX27]*[.FX27])" office:value-type="float" office:value="0.223615834310588" calcext:value-type="float">
            <text:p>0.2236158343</text:p>
          </table:table-cell>
          <table:table-cell table:style-name="Default" table:formula="of:=SQRT([.FY25]*[.FY25]-[.FY27]*[.FY27])" office:value-type="float" office:value="0.212989193901902" calcext:value-type="float">
            <text:p>0.2129891939</text:p>
          </table:table-cell>
          <table:table-cell table:style-name="Default" table:formula="of:=SQRT([.FZ25]*[.FZ25]-[.FZ27]*[.FZ27])" office:value-type="float" office:value="0.201451810759869" calcext:value-type="float">
            <text:p>0.2014518108</text:p>
          </table:table-cell>
          <table:table-cell table:style-name="Default" table:formula="of:=SQRT([.GA25]*[.GA25]-[.GA27]*[.GA27])" office:value-type="float" office:value="0.188668215590969" calcext:value-type="float">
            <text:p>0.1886682156</text:p>
          </table:table-cell>
          <table:table-cell table:style-name="Default" table:formula="of:=SQRT([.GB25]*[.GB25]-[.GB27]*[.GB27])" office:value-type="float" office:value="0.175462601475944" calcext:value-type="float">
            <text:p>0.1754626015</text:p>
          </table:table-cell>
          <table:table-cell table:style-name="Default" table:formula="of:=SQRT([.GC25]*[.GC25]-[.GC27]*[.GC27])" office:value-type="float" office:value="0.161503901959081" calcext:value-type="float">
            <text:p>0.161503902</text:p>
          </table:table-cell>
          <table:table-cell table:style-name="Default" table:formula="of:=SQRT([.GD25]*[.GD25]-[.GD27]*[.GD27])" office:value-type="float" office:value="0.147310153874802" calcext:value-type="float">
            <text:p>0.1473101539</text:p>
          </table:table-cell>
          <table:table-cell table:style-name="Default" table:formula="of:=SQRT([.GE25]*[.GE25]-[.GE27]*[.GE27])" office:value-type="float" office:value="0.132791252817165" calcext:value-type="float">
            <text:p>0.1327912528</text:p>
          </table:table-cell>
          <table:table-cell table:style-name="Default" table:formula="of:=SQRT([.GF25]*[.GF25]-[.GF27]*[.GF27])" office:value-type="float" office:value="0.118100013642539" calcext:value-type="float">
            <text:p>0.1181000136</text:p>
          </table:table-cell>
          <table:table-cell table:style-name="Default" table:formula="of:=SQRT([.GG25]*[.GG25]-[.GG27]*[.GG27])" office:value-type="float" office:value="0.103514753927656" calcext:value-type="float">
            <text:p>0.1035147539</text:p>
          </table:table-cell>
          <table:table-cell table:style-name="Default" table:formula="of:=SQRT([.GH25]*[.GH25]-[.GH27]*[.GH27])" office:value-type="float" office:value="0.0887747173549132" calcext:value-type="float">
            <text:p>0.0887747174</text:p>
          </table:table-cell>
          <table:table-cell table:style-name="Default" table:formula="of:=SQRT([.GI25]*[.GI25]-[.GI27]*[.GI27])" office:value-type="float" office:value="0.0743828162739643" calcext:value-type="float">
            <text:p>0.0743828163</text:p>
          </table:table-cell>
          <table:table-cell table:style-name="Default" table:formula="of:=SQRT([.GJ25]*[.GJ25]-[.GJ27]*[.GJ27])" office:value-type="float" office:value="0.0597377748680259" calcext:value-type="float">
            <text:p>0.0597377749</text:p>
          </table:table-cell>
          <table:table-cell table:style-name="Default" table:formula="of:=SQRT([.GK25]*[.GK25]-[.GK27]*[.GK27])" office:value-type="float" office:value="0.0453098386028114" calcext:value-type="float">
            <text:p>0.0453098386</text:p>
          </table:table-cell>
          <table:table-cell table:style-name="Default" table:formula="of:=SQRT([.GL25]*[.GL25]-[.GL27]*[.GL27])" office:value-type="float" office:value="0.0310142237675994" calcext:value-type="float">
            <text:p>0.0310142238</text:p>
          </table:table-cell>
          <table:table-cell table:style-name="Default" table:formula="of:=SQRT([.GM25]*[.GM25]-[.GM27]*[.GM27])" office:value-type="float" office:value="0.0167174810977244" calcext:value-type="float">
            <text:p>0.0167174811</text:p>
          </table:table-cell>
          <table:table-cell table:style-name="Default" table:formula="of:=SQRT([.GN25]*[.GN25]-[.GN27]*[.GN27])" office:value-type="float" office:value="0.0025871787626279" calcext:value-type="float">
            <text:p>0.0025871788</text:p>
          </table:table-cell>
          <table:table-cell table:style-name="Default" table:formula="of:=SQRT([.GO25]*[.GO25]-[.GO27]*[.GO27])" office:value-type="float" office:value="0.0115136710937497" calcext:value-type="float">
            <text:p>0.0115136711</text:p>
          </table:table-cell>
          <table:table-cell table:style-name="Default" table:formula="of:=SQRT([.GP25]*[.GP25]-[.GP27]*[.GP27])" office:value-type="float" office:value="0.0252643484287448" calcext:value-type="float">
            <text:p>0.0252643484</text:p>
          </table:table-cell>
          <table:table-cell table:style-name="Default" table:formula="of:=SQRT([.GQ25]*[.GQ25]-[.GQ27]*[.GQ27])" office:value-type="float" office:value="0.0385176883115469" calcext:value-type="float">
            <text:p>0.0385176883</text:p>
          </table:table-cell>
          <table:table-cell table:style-name="Default" table:formula="of:=SQRT([.GR25]*[.GR25]-[.GR27]*[.GR27])" office:value-type="float" office:value="0.0519997856544617" calcext:value-type="float">
            <text:p>0.0519997857</text:p>
          </table:table-cell>
          <table:table-cell table:style-name="Default" table:formula="of:=SQRT([.GS25]*[.GS25]-[.GS27]*[.GS27])" office:value-type="float" office:value="0.0647403182552969" calcext:value-type="float">
            <text:p>0.0647403183</text:p>
          </table:table-cell>
          <table:table-cell table:style-name="Default" table:formula="of:=SQRT([.GT25]*[.GT25]-[.GT27]*[.GT27])" office:value-type="float" office:value="0.0770554067856622" calcext:value-type="float">
            <text:p>0.0770554068</text:p>
          </table:table-cell>
          <table:table-cell table:style-name="Default" table:formula="of:=SQRT([.GU25]*[.GU25]-[.GU27]*[.GU27])" office:value-type="float" office:value="0.0884630730740152" calcext:value-type="float">
            <text:p>0.0884630731</text:p>
          </table:table-cell>
          <table:table-cell table:number-columns-repeated="819"/>
        </table:table-row>
        <table:table-row table:style-name="ro1">
          <table:table-cell table:style-name="ce2" office:value-type="string" calcext:value-type="string">
            <text:p>calculated Bz</text:p>
          </table:table-cell>
          <table:table-cell/>
          <table:table-cell table:style-name="Default" office:value-type="float" office:value="0.158722934530421" calcext:value-type="float">
            <text:p>0.1587229345</text:p>
          </table:table-cell>
          <table:table-cell table:style-name="Default" office:value-type="float" office:value="0.167175435763339" calcext:value-type="float">
            <text:p>0.1671754358</text:p>
          </table:table-cell>
          <table:table-cell table:style-name="Default" office:value-type="float" office:value="0.174785716527883" calcext:value-type="float">
            <text:p>0.1747857165</text:p>
          </table:table-cell>
          <table:table-cell table:style-name="Default" office:value-type="float" office:value="0.18138766591634" calcext:value-type="float">
            <text:p>0.1813876659</text:p>
          </table:table-cell>
          <table:table-cell table:style-name="Default" office:value-type="float" office:value="0.186871542892656" calcext:value-type="float">
            <text:p>0.1868715429</text:p>
          </table:table-cell>
          <table:table-cell table:style-name="Default" office:value-type="float" office:value="0.19136020443861" calcext:value-type="float">
            <text:p>0.1913602044</text:p>
          </table:table-cell>
          <table:table-cell table:style-name="Default" office:value-type="float" office:value="0.194981935975724" calcext:value-type="float">
            <text:p>0.194981936</text:p>
          </table:table-cell>
          <table:table-cell table:style-name="Default" office:value-type="float" office:value="0.197698560259533" calcext:value-type="float">
            <text:p>0.1976985603</text:p>
          </table:table-cell>
          <table:table-cell table:style-name="Default" office:value-type="float" office:value="0.199572684019536" calcext:value-type="float">
            <text:p>0.199572684</text:p>
          </table:table-cell>
          <table:table-cell table:style-name="Default" office:value-type="float" office:value="0.200675746998091" calcext:value-type="float">
            <text:p>0.200675747</text:p>
          </table:table-cell>
          <table:table-cell table:style-name="Default" office:value-type="float" office:value="0.201002436624019" calcext:value-type="float">
            <text:p>0.2010024366</text:p>
          </table:table-cell>
          <table:table-cell table:style-name="Default" office:value-type="float" office:value="0.200456661477049" calcext:value-type="float">
            <text:p>0.2004566615</text:p>
          </table:table-cell>
          <table:table-cell table:style-name="Default" office:value-type="float" office:value="0.199386228695358" calcext:value-type="float">
            <text:p>0.1993862287</text:p>
          </table:table-cell>
          <table:table-cell table:style-name="Default" office:value-type="float" office:value="0.197006306374717" calcext:value-type="float">
            <text:p>0.1970063064</text:p>
          </table:table-cell>
          <table:table-cell table:style-name="Default" office:value-type="float" office:value="0.19423920044611" calcext:value-type="float">
            <text:p>0.1942392004</text:p>
          </table:table-cell>
          <table:table-cell table:style-name="Default" office:value-type="float" office:value="0.190341673016455" calcext:value-type="float">
            <text:p>0.190341673</text:p>
          </table:table-cell>
          <table:table-cell table:style-name="Default" office:value-type="float" office:value="0.185461965225239" calcext:value-type="float">
            <text:p>0.1854619652</text:p>
          </table:table-cell>
          <table:table-cell table:style-name="Default" office:value-type="float" office:value="0.179569150657081" calcext:value-type="float">
            <text:p>0.1795691507</text:p>
          </table:table-cell>
          <table:table-cell table:style-name="Default" office:value-type="float" office:value="0.172515530720227" calcext:value-type="float">
            <text:p>0.1725155307</text:p>
          </table:table-cell>
          <table:table-cell table:style-name="Default" office:value-type="float" office:value="0.164298887065728" calcext:value-type="float">
            <text:p>0.1642988871</text:p>
          </table:table-cell>
          <table:table-cell table:style-name="Default" office:value-type="float" office:value="0.15490208031351" calcext:value-type="float">
            <text:p>0.1549020803</text:p>
          </table:table-cell>
          <table:table-cell table:style-name="Default" office:value-type="float" office:value="0.144274265177694" calcext:value-type="float">
            <text:p>0.1442742652</text:p>
          </table:table-cell>
          <table:table-cell table:style-name="Default" office:value-type="float" office:value="0.132511665953033" calcext:value-type="float">
            <text:p>0.132511666</text:p>
          </table:table-cell>
          <table:table-cell table:style-name="Default" office:value-type="float" office:value="0.119738864496004" calcext:value-type="float">
            <text:p>0.1197388645</text:p>
          </table:table-cell>
          <table:table-cell table:style-name="Default" office:value-type="float" office:value="0.106013331509746" calcext:value-type="float">
            <text:p>0.1060133315</text:p>
          </table:table-cell>
          <table:table-cell table:style-name="Default" office:value-type="float" office:value="0.0916083870406444" calcext:value-type="float">
            <text:p>0.091608387</text:p>
          </table:table-cell>
          <table:table-cell table:style-name="Default" office:value-type="float" office:value="0.0769900119146383" calcext:value-type="float">
            <text:p>0.0769900119</text:p>
          </table:table-cell>
          <table:table-cell table:style-name="Default" office:value-type="float" office:value="0.0621986753081256" calcext:value-type="float">
            <text:p>0.0621986753</text:p>
          </table:table-cell>
          <table:table-cell table:style-name="Default" office:value-type="float" office:value="0.0473690366709615" calcext:value-type="float">
            <text:p>0.0473690367</text:p>
          </table:table-cell>
          <table:table-cell table:style-name="Default" office:value-type="float" office:value="0.0329876173075812" calcext:value-type="float">
            <text:p>0.0329876173</text:p>
          </table:table-cell>
          <table:table-cell table:style-name="Default" office:value-type="float" office:value="0.0186404238934674" calcext:value-type="float">
            <text:p>0.0186404239</text:p>
          </table:table-cell>
          <table:table-cell table:style-name="Default" office:value-type="float" office:value="0.00456540452666669" calcext:value-type="float">
            <text:p>0.0045654045</text:p>
          </table:table-cell>
          <table:table-cell table:style-name="Default" office:value-type="float" office:value="-0.00934801158426752" calcext:value-type="float">
            <text:p>-0.0093480116</text:p>
          </table:table-cell>
          <table:table-cell table:style-name="Default" office:value-type="float" office:value="-0.0231358046238267" calcext:value-type="float">
            <text:p>-0.0231358046</text:p>
          </table:table-cell>
          <table:table-cell table:style-name="Default" office:value-type="float" office:value="-0.0370119804767661" calcext:value-type="float">
            <text:p>-0.0370119805</text:p>
          </table:table-cell>
          <table:table-cell table:style-name="Default" office:value-type="float" office:value="-0.0510770774462793" calcext:value-type="float">
            <text:p>-0.0510770774</text:p>
          </table:table-cell>
          <table:table-cell table:style-name="Default" office:value-type="float" office:value="-0.0653430488279576" calcext:value-type="float">
            <text:p>-0.0653430488</text:p>
          </table:table-cell>
          <table:table-cell table:style-name="Default" office:value-type="float" office:value="-0.0798695694525679" calcext:value-type="float">
            <text:p>-0.0798695695</text:p>
          </table:table-cell>
          <table:table-cell table:style-name="Default" office:value-type="float" office:value="-0.0946644820949472" calcext:value-type="float">
            <text:p>-0.0946644821</text:p>
          </table:table-cell>
          <table:table-cell table:style-name="Default" office:value-type="float" office:value="-0.109352157374414" calcext:value-type="float">
            <text:p>-0.1093521574</text:p>
          </table:table-cell>
          <table:table-cell table:style-name="Default" office:value-type="float" office:value="-0.124148326636772" calcext:value-type="float">
            <text:p>-0.1241483266</text:p>
          </table:table-cell>
          <table:table-cell table:style-name="Default" office:value-type="float" office:value="-0.138546524073607" calcext:value-type="float">
            <text:p>-0.1385465241</text:p>
          </table:table-cell>
          <table:table-cell table:style-name="Default" office:value-type="float" office:value="-0.152223614158592" calcext:value-type="float">
            <text:p>-0.1522236142</text:p>
          </table:table-cell>
          <table:table-cell table:style-name="Default" office:value-type="float" office:value="-0.165039555324637" calcext:value-type="float">
            <text:p>-0.1650395553</text:p>
          </table:table-cell>
          <table:table-cell table:style-name="Default" office:value-type="float" office:value="-0.176807272238136" calcext:value-type="float">
            <text:p>-0.1768072722</text:p>
          </table:table-cell>
          <table:table-cell table:style-name="Default" office:value-type="float" office:value="-0.187422244013877" calcext:value-type="float">
            <text:p>-0.187422244</text:p>
          </table:table-cell>
          <table:table-cell table:style-name="Default" office:value-type="float" office:value="-0.196740709763125" calcext:value-type="float">
            <text:p>-0.1967407098</text:p>
          </table:table-cell>
          <table:table-cell table:style-name="Default" office:value-type="float" office:value="-0.204934630737566" calcext:value-type="float">
            <text:p>-0.2049346307</text:p>
          </table:table-cell>
          <table:table-cell table:style-name="Default" office:value-type="float" office:value="-0.212009225188601" calcext:value-type="float">
            <text:p>-0.2120092252</text:p>
          </table:table-cell>
          <table:table-cell table:style-name="Default" office:value-type="float" office:value="-0.217876571856395" calcext:value-type="float">
            <text:p>-0.2178765719</text:p>
          </table:table-cell>
          <table:table-cell table:style-name="Default" office:value-type="float" office:value="-0.222693020952986" calcext:value-type="float">
            <text:p>-0.222693021</text:p>
          </table:table-cell>
          <table:table-cell table:style-name="Default" office:value-type="float" office:value="-0.226483737874509" calcext:value-type="float">
            <text:p>-0.2264837379</text:p>
          </table:table-cell>
          <table:table-cell table:style-name="Default" office:value-type="float" office:value="-0.229357461639306" calcext:value-type="float">
            <text:p>-0.2293574616</text:p>
          </table:table-cell>
          <table:table-cell table:style-name="Default" office:value-type="float" office:value="-0.231324292209742" calcext:value-type="float">
            <text:p>-0.2313242922</text:p>
          </table:table-cell>
          <table:table-cell table:style-name="Default" office:value-type="float" office:value="-0.23244863559118" calcext:value-type="float">
            <text:p>-0.2324486356</text:p>
          </table:table-cell>
          <table:table-cell table:style-name="Default" office:value-type="float" office:value="-0.232747834759089" calcext:value-type="float">
            <text:p>-0.2327478348</text:p>
          </table:table-cell>
          <table:table-cell table:style-name="Default" office:value-type="float" office:value="-0.232131155402255" calcext:value-type="float">
            <text:p>-0.2321311554</text:p>
          </table:table-cell>
          <table:table-cell table:style-name="Default" office:value-type="float" office:value="-0.230742767691455" calcext:value-type="float">
            <text:p>-0.2307427677</text:p>
          </table:table-cell>
          <table:table-cell table:style-name="Default" office:value-type="float" office:value="-0.228551114498403" calcext:value-type="float">
            <text:p>-0.2285511145</text:p>
          </table:table-cell>
          <table:table-cell table:style-name="Default" office:value-type="float" office:value="-0.225498940815529" calcext:value-type="float">
            <text:p>-0.2254989408</text:p>
          </table:table-cell>
          <table:table-cell table:style-name="Default" office:value-type="float" office:value="-0.221479113360686" calcext:value-type="float">
            <text:p>-0.2214791134</text:p>
          </table:table-cell>
          <table:table-cell table:style-name="Default" office:value-type="float" office:value="-0.216436891391139" calcext:value-type="float">
            <text:p>-0.2164368914</text:p>
          </table:table-cell>
          <table:table-cell table:style-name="Default" office:value-type="float" office:value="-0.210356937056509" calcext:value-type="float">
            <text:p>-0.2103569371</text:p>
          </table:table-cell>
          <table:table-cell table:style-name="Default" office:value-type="float" office:value="-0.203107507656611" calcext:value-type="float">
            <text:p>-0.2031075077</text:p>
          </table:table-cell>
          <table:table-cell table:style-name="Default" office:value-type="float" office:value="-0.194657557543085" calcext:value-type="float">
            <text:p>-0.1946575575</text:p>
          </table:table-cell>
          <table:table-cell table:style-name="Default" office:value-type="float" office:value="-0.18496742430759" calcext:value-type="float">
            <text:p>-0.1849674243</text:p>
          </table:table-cell>
          <table:table-cell table:style-name="Default" office:value-type="float" office:value="-0.173927497294941" calcext:value-type="float">
            <text:p>-0.1739274973</text:p>
          </table:table-cell>
          <table:table-cell table:style-name="Default" office:value-type="float" office:value="-0.161667659385439" calcext:value-type="float">
            <text:p>-0.1616676594</text:p>
          </table:table-cell>
          <table:table-cell table:style-name="Default" office:value-type="float" office:value="-0.148970315458435" calcext:value-type="float">
            <text:p>-0.1489703155</text:p>
          </table:table-cell>
          <table:table-cell table:style-name="Default" office:value-type="float" office:value="-0.135098709060391" calcext:value-type="float">
            <text:p>-0.1350987091</text:p>
          </table:table-cell>
          <table:table-cell table:style-name="Default" office:value-type="float" office:value="-0.120550708005223" calcext:value-type="float">
            <text:p>-0.120550708</text:p>
          </table:table-cell>
          <table:table-cell table:style-name="Default" office:value-type="float" office:value="-0.105604393564009" calcext:value-type="float">
            <text:p>-0.1056043936</text:p>
          </table:table-cell>
          <table:table-cell table:style-name="Default" office:value-type="float" office:value="-0.0906468616081837" calcext:value-type="float">
            <text:p>-0.0906468616</text:p>
          </table:table-cell>
          <table:table-cell table:style-name="Default" office:value-type="float" office:value="-0.0755579240755235" calcext:value-type="float">
            <text:p>-0.0755579241</text:p>
          </table:table-cell>
          <table:table-cell table:style-name="Default" office:value-type="float" office:value="-0.0607997982486204" calcext:value-type="float">
            <text:p>-0.0607997982</text:p>
          </table:table-cell>
          <table:table-cell table:style-name="Default" office:value-type="float" office:value="-0.0462860677168364" calcext:value-type="float">
            <text:p>-0.0462860677</text:p>
          </table:table-cell>
          <table:table-cell table:style-name="Default" office:value-type="float" office:value="-0.0316767441761191" calcext:value-type="float">
            <text:p>-0.0316767442</text:p>
          </table:table-cell>
          <table:table-cell table:style-name="Default" office:value-type="float" office:value="-0.0178255365001861" calcext:value-type="float">
            <text:p>-0.0178255365</text:p>
          </table:table-cell>
          <table:table-cell table:style-name="Default" office:value-type="float" office:value="-0.00371714180249868" calcext:value-type="float">
            <text:p>-0.0037171418</text:p>
          </table:table-cell>
          <table:table-cell table:style-name="Default" office:value-type="float" office:value="0.0104538226293777" calcext:value-type="float">
            <text:p>0.0104538226</text:p>
          </table:table-cell>
          <table:table-cell table:style-name="Default" office:value-type="float" office:value="0.0246261564995635" calcext:value-type="float">
            <text:p>0.0246261565</text:p>
          </table:table-cell>
          <table:table-cell table:style-name="Default" office:value-type="float" office:value="0.0388508275625981" calcext:value-type="float">
            <text:p>0.0388508276</text:p>
          </table:table-cell>
          <table:table-cell table:style-name="Default" office:value-type="float" office:value="0.0539916090161463" calcext:value-type="float">
            <text:p>0.053991609</text:p>
          </table:table-cell>
          <table:table-cell table:style-name="Default" office:value-type="float" office:value="0.0689682205707907" calcext:value-type="float">
            <text:p>0.0689682206</text:p>
          </table:table-cell>
          <table:table-cell table:style-name="Default" office:value-type="float" office:value="0.0840826388240987" calcext:value-type="float">
            <text:p>0.0840826388</text:p>
          </table:table-cell>
          <table:table-cell table:style-name="Default" office:value-type="float" office:value="0.0989956339611898" calcext:value-type="float">
            <text:p>0.098995634</text:p>
          </table:table-cell>
          <table:table-cell table:style-name="Default" office:value-type="float" office:value="0.11352210160314" calcext:value-type="float">
            <text:p>0.1135221016</text:p>
          </table:table-cell>
          <table:table-cell table:style-name="Default" office:value-type="float" office:value="0.127455051456536" calcext:value-type="float">
            <text:p>0.1274550515</text:p>
          </table:table-cell>
          <table:table-cell table:style-name="Default" office:value-type="float" office:value="0.140468885716108" calcext:value-type="float">
            <text:p>0.1404688857</text:p>
          </table:table-cell>
          <table:table-cell table:style-name="Default" office:value-type="float" office:value="0.152430496475853" calcext:value-type="float">
            <text:p>0.1524304965</text:p>
          </table:table-cell>
          <table:table-cell table:style-name="Default" office:value-type="float" office:value="0.163206351821107" calcext:value-type="float">
            <text:p>0.1632063518</text:p>
          </table:table-cell>
          <table:table-cell table:style-name="Default" office:value-type="float" office:value="0.17276889132783" calcext:value-type="float">
            <text:p>0.1727688913</text:p>
          </table:table-cell>
          <table:table-cell table:style-name="Default" office:value-type="float" office:value="0.181111250975428" calcext:value-type="float">
            <text:p>0.181111251</text:p>
          </table:table-cell>
          <table:table-cell table:style-name="Default" office:value-type="float" office:value="0.188257450147047" calcext:value-type="float">
            <text:p>0.1882574501</text:p>
          </table:table-cell>
          <table:table-cell table:style-name="Default" office:value-type="float" office:value="0.194315432188882" calcext:value-type="float">
            <text:p>0.1943154322</text:p>
          </table:table-cell>
          <table:table-cell table:style-name="Default" office:value-type="float" office:value="0.199291085811476" calcext:value-type="float">
            <text:p>0.1992910858</text:p>
          </table:table-cell>
          <table:table-cell table:style-name="Default" office:value-type="float" office:value="0.203356513547768" calcext:value-type="float">
            <text:p>0.2033565135</text:p>
          </table:table-cell>
          <table:table-cell table:style-name="Default" office:value-type="float" office:value="0.206285784930807" calcext:value-type="float">
            <text:p>0.2062857849</text:p>
          </table:table-cell>
          <table:table-cell table:style-name="Default" office:value-type="float" office:value="0.208409102524239" calcext:value-type="float">
            <text:p>0.2084091025</text:p>
          </table:table-cell>
          <table:table-cell table:style-name="Default" office:value-type="float" office:value="0.209723226990792" calcext:value-type="float">
            <text:p>0.209723227</text:p>
          </table:table-cell>
          <table:table-cell table:style-name="Default" office:value-type="float" office:value="0.210041229784121" calcext:value-type="float">
            <text:p>0.2100412298</text:p>
          </table:table-cell>
          <table:table-cell table:style-name="Default" office:value-type="float" office:value="0.209713543334646" calcext:value-type="float">
            <text:p>0.2097135433</text:p>
          </table:table-cell>
          <table:table-cell table:style-name="Default" office:value-type="float" office:value="0.208334214066384" calcext:value-type="float">
            <text:p>0.2083342141</text:p>
          </table:table-cell>
          <table:table-cell table:style-name="Default" office:value-type="float" office:value="0.206354428809228" calcext:value-type="float">
            <text:p>0.2063544288</text:p>
          </table:table-cell>
          <table:table-cell table:style-name="Default" office:value-type="float" office:value="0.203201762514248" calcext:value-type="float">
            <text:p>0.2032017625</text:p>
          </table:table-cell>
          <table:table-cell table:style-name="Default" office:value-type="float" office:value="0.199326899364917" calcext:value-type="float">
            <text:p>0.1993268994</text:p>
          </table:table-cell>
          <table:table-cell table:style-name="Default" office:value-type="float" office:value="0.194345710899259" calcext:value-type="float">
            <text:p>0.1943457109</text:p>
          </table:table-cell>
          <table:table-cell table:style-name="Default" office:value-type="float" office:value="0.188275655264366" calcext:value-type="float">
            <text:p>0.1882756553</text:p>
          </table:table-cell>
          <table:table-cell table:style-name="Default" office:value-type="float" office:value="0.181128496898125" calcext:value-type="float">
            <text:p>0.1811284969</text:p>
          </table:table-cell>
          <table:table-cell table:style-name="Default" office:value-type="float" office:value="0.172739409679974" calcext:value-type="float">
            <text:p>0.1727394097</text:p>
          </table:table-cell>
          <table:table-cell table:style-name="Default" office:value-type="float" office:value="0.16316691466802" calcext:value-type="float">
            <text:p>0.1631669147</text:p>
          </table:table-cell>
          <table:table-cell table:style-name="Default" office:value-type="float" office:value="0.152345600264218" calcext:value-type="float">
            <text:p>0.1523456003</text:p>
          </table:table-cell>
          <table:table-cell table:style-name="Default" office:value-type="float" office:value="0.140542171976923" calcext:value-type="float">
            <text:p>0.140542172</text:p>
          </table:table-cell>
          <table:table-cell table:style-name="Default" office:value-type="float" office:value="0.127485709687902" calcext:value-type="float">
            <text:p>0.1274857097</text:p>
          </table:table-cell>
          <table:table-cell table:style-name="Default" office:value-type="float" office:value="0.113468092484388" calcext:value-type="float">
            <text:p>0.1134680925</text:p>
          </table:table-cell>
          <table:table-cell table:style-name="Default" office:value-type="float" office:value="0.0990581209787507" calcext:value-type="float">
            <text:p>0.099058121</text:p>
          </table:table-cell>
          <table:table-cell table:style-name="Default" office:value-type="float" office:value="0.0840568209601907" calcext:value-type="float">
            <text:p>0.084056821</text:p>
          </table:table-cell>
          <table:table-cell table:style-name="Default" office:value-type="float" office:value="0.0690635451800708" calcext:value-type="float">
            <text:p>0.0690635452</text:p>
          </table:table-cell>
          <table:table-cell table:style-name="Default" office:value-type="float" office:value="0.054179224439256" calcext:value-type="float">
            <text:p>0.0541792244</text:p>
          </table:table-cell>
          <table:table-cell table:style-name="Default" office:value-type="float" office:value="0.0394227522489364" calcext:value-type="float">
            <text:p>0.0394227522</text:p>
          </table:table-cell>
          <table:table-cell table:style-name="Default" office:value-type="float" office:value="0.0246752567534225" calcext:value-type="float">
            <text:p>0.0246752568</text:p>
          </table:table-cell>
          <table:table-cell table:style-name="Default" office:value-type="float" office:value="0.0104306754236896" calcext:value-type="float">
            <text:p>0.0104306754</text:p>
          </table:table-cell>
          <table:table-cell table:style-name="Default" office:value-type="float" office:value="-0.00390117998853433" calcext:value-type="float">
            <text:p>-0.00390118</text:p>
          </table:table-cell>
          <table:table-cell table:style-name="Default" office:value-type="float" office:value="-0.0178992197379499" calcext:value-type="float">
            <text:p>-0.0178992197</text:p>
          </table:table-cell>
          <table:table-cell table:style-name="Default" office:value-type="float" office:value="-0.0319185070991839" calcext:value-type="float">
            <text:p>-0.0319185071</text:p>
          </table:table-cell>
          <table:table-cell table:style-name="Default" office:value-type="float" office:value="-0.0465520915054011" calcext:value-type="float">
            <text:p>-0.0465520915</text:p>
          </table:table-cell>
          <table:table-cell table:style-name="Default" office:value-type="float" office:value="-0.0608188723581291" calcext:value-type="float">
            <text:p>-0.0608188724</text:p>
          </table:table-cell>
          <table:table-cell table:style-name="Default" office:value-type="float" office:value="-0.0757399979781421" calcext:value-type="float">
            <text:p>-0.075739998</text:p>
          </table:table-cell>
          <table:table-cell table:style-name="Default" office:value-type="float" office:value="-0.090886316040693" calcext:value-type="float">
            <text:p>-0.090886316</text:p>
          </table:table-cell>
          <table:table-cell table:style-name="Default" office:value-type="float" office:value="-0.105530648622674" calcext:value-type="float">
            <text:p>-0.1055306486</text:p>
          </table:table-cell>
          <table:table-cell table:style-name="Default" office:value-type="float" office:value="-0.12057417810985" calcext:value-type="float">
            <text:p>-0.1205741781</text:p>
          </table:table-cell>
          <table:table-cell table:style-name="Default" office:value-type="float" office:value="-0.135278435819334" calcext:value-type="float">
            <text:p>-0.1352784358</text:p>
          </table:table-cell>
          <table:table-cell table:style-name="Default" office:value-type="float" office:value="-0.1489429033887" calcext:value-type="float">
            <text:p>-0.1489429034</text:p>
          </table:table-cell>
          <table:table-cell table:style-name="Default" office:value-type="float" office:value="-0.161954403250917" calcext:value-type="float">
            <text:p>-0.1619544033</text:p>
          </table:table-cell>
          <table:table-cell table:style-name="Default" office:value-type="float" office:value="-0.174109443451605" calcext:value-type="float">
            <text:p>-0.1741094435</text:p>
          </table:table-cell>
          <table:table-cell table:style-name="Default" office:value-type="float" office:value="-0.185093852984747" calcext:value-type="float">
            <text:p>-0.185093853</text:p>
          </table:table-cell>
          <table:table-cell table:style-name="Default" office:value-type="float" office:value="-0.194645415669777" calcext:value-type="float">
            <text:p>-0.1946454157</text:p>
          </table:table-cell>
          <table:table-cell table:style-name="Default" office:value-type="float" office:value="-0.203053760389042" calcext:value-type="float">
            <text:p>-0.2030537604</text:p>
          </table:table-cell>
          <table:table-cell table:style-name="Default" office:value-type="float" office:value="-0.210308020937344" calcext:value-type="float">
            <text:p>-0.2103080209</text:p>
          </table:table-cell>
          <table:table-cell table:style-name="Default" office:value-type="float" office:value="-0.216317714744171" calcext:value-type="float">
            <text:p>-0.2163177147</text:p>
          </table:table-cell>
          <table:table-cell table:style-name="Default" office:value-type="float" office:value="-0.221507469526839" calcext:value-type="float">
            <text:p>-0.2215074695</text:p>
          </table:table-cell>
          <table:table-cell table:style-name="Default" office:value-type="float" office:value="-0.225436156583867" calcext:value-type="float">
            <text:p>-0.2254361566</text:p>
          </table:table-cell>
          <table:table-cell table:style-name="Default" office:value-type="float" office:value="-0.228691907640198" calcext:value-type="float">
            <text:p>-0.2286919076</text:p>
          </table:table-cell>
          <table:table-cell table:style-name="Default" office:value-type="float" office:value="-0.230832079994487" calcext:value-type="float">
            <text:p>-0.23083208</text:p>
          </table:table-cell>
          <table:table-cell table:style-name="Default" office:value-type="float" office:value="-0.23218577389383" calcext:value-type="float">
            <text:p>-0.2321857739</text:p>
          </table:table-cell>
          <table:table-cell table:style-name="Default" office:value-type="float" office:value="-0.232751815857029" calcext:value-type="float">
            <text:p>-0.2327518159</text:p>
          </table:table-cell>
          <table:table-cell table:style-name="Default" office:value-type="float" office:value="-0.232348508683878" calcext:value-type="float">
            <text:p>-0.2323485087</text:p>
          </table:table-cell>
          <table:table-cell table:style-name="Default" office:value-type="float" office:value="-0.231345686164195" calcext:value-type="float">
            <text:p>-0.2313456862</text:p>
          </table:table-cell>
          <table:table-cell table:style-name="Default" office:value-type="float" office:value="-0.229201654154319" calcext:value-type="float">
            <text:p>-0.2292016542</text:p>
          </table:table-cell>
          <table:table-cell table:style-name="Default" office:value-type="float" office:value="-0.226470359987063" calcext:value-type="float">
            <text:p>-0.22647036</text:p>
          </table:table-cell>
          <table:table-cell table:style-name="Default" office:value-type="float" office:value="-0.222565043212518" calcext:value-type="float">
            <text:p>-0.2225650432</text:p>
          </table:table-cell>
          <table:table-cell table:style-name="Default" office:value-type="float" office:value="-0.217899919654845" calcext:value-type="float">
            <text:p>-0.2178999197</text:p>
          </table:table-cell>
          <table:table-cell table:style-name="Default" office:value-type="float" office:value="-0.21198004241795" calcext:value-type="float">
            <text:p>-0.2119800424</text:p>
          </table:table-cell>
          <table:table-cell table:style-name="Default" office:value-type="float" office:value="-0.204991192352775" calcext:value-type="float">
            <text:p>-0.2049911924</text:p>
          </table:table-cell>
          <table:table-cell table:style-name="Default" office:value-type="float" office:value="-0.196618500915187" calcext:value-type="float">
            <text:p>-0.1966185009</text:p>
          </table:table-cell>
          <table:table-cell table:style-name="Default" office:value-type="float" office:value="-0.187404008399125" calcext:value-type="float">
            <text:p>-0.1874040084</text:p>
          </table:table-cell>
          <table:table-cell table:style-name="Default" office:value-type="float" office:value="-0.176770379210399" calcext:value-type="float">
            <text:p>-0.1767703792</text:p>
          </table:table-cell>
          <table:table-cell table:style-name="Default" office:value-type="float" office:value="-0.164958518589466" calcext:value-type="float">
            <text:p>-0.1649585186</text:p>
          </table:table-cell>
          <table:table-cell table:style-name="Default" office:value-type="float" office:value="-0.152146441274693" calcext:value-type="float">
            <text:p>-0.1521464413</text:p>
          </table:table-cell>
          <table:table-cell table:style-name="Default" office:value-type="float" office:value="-0.138405736493327" calcext:value-type="float">
            <text:p>-0.1384057365</text:p>
          </table:table-cell>
          <table:table-cell table:style-name="Default" office:value-type="float" office:value="-0.124121406605833" calcext:value-type="float">
            <text:p>-0.1241214066</text:p>
          </table:table-cell>
          <table:table-cell table:style-name="Default" office:value-type="float" office:value="-0.109420674077954" calcext:value-type="float">
            <text:p>-0.1094206741</text:p>
          </table:table-cell>
          <table:table-cell table:style-name="Default" office:value-type="float" office:value="-0.0946758052704682" calcext:value-type="float">
            <text:p>-0.0946758053</text:p>
          </table:table-cell>
          <table:table-cell table:style-name="Default" office:value-type="float" office:value="-0.0799800791958754" calcext:value-type="float">
            <text:p>-0.0799800792</text:p>
          </table:table-cell>
          <table:table-cell table:style-name="Default" office:value-type="float" office:value="-0.0654396872989808" calcext:value-type="float">
            <text:p>-0.0654396873</text:p>
          </table:table-cell>
          <table:table-cell table:style-name="Default" office:value-type="float" office:value="-0.0510420612558857" calcext:value-type="float">
            <text:p>-0.0510420613</text:p>
          </table:table-cell>
          <table:table-cell table:style-name="Default" office:value-type="float" office:value="-0.0369687833237079" calcext:value-type="float">
            <text:p>-0.0369687833</text:p>
          </table:table-cell>
          <table:table-cell table:style-name="Default" office:value-type="float" office:value="-0.0231423437539034" calcext:value-type="float">
            <text:p>-0.0231423438</text:p>
          </table:table-cell>
          <table:table-cell table:style-name="Default" office:value-type="float" office:value="-0.00932922431667913" calcext:value-type="float">
            <text:p>-0.0093292243</text:p>
          </table:table-cell>
          <table:table-cell table:style-name="Default" office:value-type="float" office:value="0.00456382215132037" calcext:value-type="float">
            <text:p>0.0045638222</text:p>
          </table:table-cell>
          <table:table-cell table:style-name="Default" office:value-type="float" office:value="0.0185617160359726" calcext:value-type="float">
            <text:p>0.018561716</text:p>
          </table:table-cell>
          <table:table-cell table:style-name="Default" office:value-type="float" office:value="0.0328536746172745" calcext:value-type="float">
            <text:p>0.0328536746</text:p>
          </table:table-cell>
          <table:table-cell table:style-name="Default" office:value-type="float" office:value="0.0475378649605428" calcext:value-type="float">
            <text:p>0.047537865</text:p>
          </table:table-cell>
          <table:table-cell table:style-name="Default" office:value-type="float" office:value="0.0621054414417014" calcext:value-type="float">
            <text:p>0.0621054414</text:p>
          </table:table-cell>
          <table:table-cell table:style-name="Default" office:value-type="float" office:value="0.0768413237848261" calcext:value-type="float">
            <text:p>0.0768413238</text:p>
          </table:table-cell>
          <table:table-cell table:style-name="Default" office:value-type="float" office:value="0.0916355083706577" calcext:value-type="float">
            <text:p>0.0916355084</text:p>
          </table:table-cell>
          <table:table-cell table:style-name="Default" office:value-type="float" office:value="0.105960967592243" calcext:value-type="float">
            <text:p>0.1059609676</text:p>
          </table:table-cell>
          <table:table-cell table:style-name="Default" office:value-type="float" office:value="0.119635428415539" calcext:value-type="float">
            <text:p>0.1196354284</text:p>
          </table:table-cell>
          <table:table-cell table:style-name="Default" office:value-type="float" office:value="0.13249003116348" calcext:value-type="float">
            <text:p>0.1324900312</text:p>
          </table:table-cell>
          <table:table-cell table:style-name="Default" office:value-type="float" office:value="0.14419874990313" calcext:value-type="float">
            <text:p>0.1441987499</text:p>
          </table:table-cell>
          <table:table-cell table:style-name="Default" office:value-type="float" office:value="0.15489766501523" calcext:value-type="float">
            <text:p>0.154897665</text:p>
          </table:table-cell>
          <table:table-cell table:style-name="Default" office:value-type="float" office:value="0.164328052435606" calcext:value-type="float">
            <text:p>0.1643280524</text:p>
          </table:table-cell>
          <table:table-cell table:style-name="Default" office:value-type="float" office:value="0.172493640411355" calcext:value-type="float">
            <text:p>0.1724936404</text:p>
          </table:table-cell>
          <table:table-cell table:style-name="Default" office:value-type="float" office:value="0.179608447568711" calcext:value-type="float">
            <text:p>0.1796084476</text:p>
          </table:table-cell>
          <table:table-cell table:style-name="Default" office:value-type="float" office:value="0.185323911158679" calcext:value-type="float">
            <text:p>0.1853239112</text:p>
          </table:table-cell>
          <table:table-cell table:style-name="Default" office:value-type="float" office:value="0.190385571838505" calcext:value-type="float">
            <text:p>0.1903855718</text:p>
          </table:table-cell>
          <table:table-cell table:style-name="Default" office:value-type="float" office:value="0.194086913752496" calcext:value-type="float">
            <text:p>0.1940869138</text:p>
          </table:table-cell>
          <table:table-cell table:style-name="Default" office:value-type="float" office:value="0.197235925153897" calcext:value-type="float">
            <text:p>0.1972359252</text:p>
          </table:table-cell>
          <table:table-cell table:style-name="Default" office:value-type="float" office:value="0.199204445496156" calcext:value-type="float">
            <text:p>0.1992044455</text:p>
          </table:table-cell>
          <table:table-cell table:style-name="Default" office:value-type="float" office:value="0.200552537416747" calcext:value-type="float">
            <text:p>0.2005525374</text:p>
          </table:table-cell>
          <table:table-cell table:style-name="Default" office:value-type="float" office:value="0.200891661719768" calcext:value-type="float">
            <text:p>0.2008916617</text:p>
          </table:table-cell>
          <table:table-cell table:style-name="Default" office:value-type="float" office:value="0.200728858123736" calcext:value-type="float">
            <text:p>0.2007288581</text:p>
          </table:table-cell>
          <table:table-cell table:style-name="Default" office:value-type="float" office:value="0.199511687168986" calcext:value-type="float">
            <text:p>0.1995116872</text:p>
          </table:table-cell>
          <table:table-cell table:style-name="Default" office:value-type="float" office:value="0.197711633990761" calcext:value-type="float">
            <text:p>0.197711634</text:p>
          </table:table-cell>
          <table:table-cell table:style-name="Default" office:value-type="float" office:value="0.194887041229308" calcext:value-type="float">
            <text:p>0.1948870412</text:p>
          </table:table-cell>
          <table:table-cell table:style-name="Default" office:value-type="float" office:value="0.191315554142025" calcext:value-type="float">
            <text:p>0.1913155541</text:p>
          </table:table-cell>
          <table:table-cell table:style-name="Default" office:value-type="float" office:value="0.186892649087693" calcext:value-type="float">
            <text:p>0.1868926491</text:p>
          </table:table-cell>
          <table:table-cell table:style-name="Default" office:value-type="float" office:value="0.181303293837165" calcext:value-type="float">
            <text:p>0.1813032938</text:p>
          </table:table-cell>
          <table:table-cell table:style-name="Default" office:value-type="float" office:value="0.174938678872842" calcext:value-type="float">
            <text:p>0.1749386789</text:p>
          </table:table-cell>
          <table:table-cell table:style-name="Default" office:value-type="float" office:value="0.167319581630377" calcext:value-type="float">
            <text:p>0.1673195816</text:p>
          </table:table-cell>
          <table:table-cell table:style-name="Default" office:value-type="float" office:value="0.158649451301986" calcext:value-type="float">
            <text:p>0.1586494513</text:p>
          </table:table-cell>
          <table:table-cell table:number-columns-repeated="819"/>
        </table:table-row>
        <table:table-row table:style-name="ro1">
          <table:table-cell table:style-name="ce2" office:value-type="string" calcext:value-type="string">
            <text:p>calculated |Bz|</text:p>
          </table:table-cell>
          <table:table-cell/>
          <table:table-cell table:formula="of:=ABS([.C27])" office:value-type="float" office:value="0.158722934530421" calcext:value-type="float">
            <text:p>0.1587229345</text:p>
          </table:table-cell>
          <table:table-cell table:formula="of:=ABS([.D27])" office:value-type="float" office:value="0.167175435763339" calcext:value-type="float">
            <text:p>0.1671754358</text:p>
          </table:table-cell>
          <table:table-cell table:formula="of:=ABS([.E27])" office:value-type="float" office:value="0.174785716527883" calcext:value-type="float">
            <text:p>0.1747857165</text:p>
          </table:table-cell>
          <table:table-cell table:formula="of:=ABS([.F27])" office:value-type="float" office:value="0.18138766591634" calcext:value-type="float">
            <text:p>0.1813876659</text:p>
          </table:table-cell>
          <table:table-cell table:formula="of:=ABS([.G27])" office:value-type="float" office:value="0.186871542892656" calcext:value-type="float">
            <text:p>0.1868715429</text:p>
          </table:table-cell>
          <table:table-cell table:formula="of:=ABS([.H27])" office:value-type="float" office:value="0.19136020443861" calcext:value-type="float">
            <text:p>0.1913602044</text:p>
          </table:table-cell>
          <table:table-cell table:formula="of:=ABS([.I27])" office:value-type="float" office:value="0.194981935975724" calcext:value-type="float">
            <text:p>0.194981936</text:p>
          </table:table-cell>
          <table:table-cell table:formula="of:=ABS([.J27])" office:value-type="float" office:value="0.197698560259533" calcext:value-type="float">
            <text:p>0.1976985603</text:p>
          </table:table-cell>
          <table:table-cell table:formula="of:=ABS([.K27])" office:value-type="float" office:value="0.199572684019536" calcext:value-type="float">
            <text:p>0.199572684</text:p>
          </table:table-cell>
          <table:table-cell table:formula="of:=ABS([.L27])" office:value-type="float" office:value="0.200675746998091" calcext:value-type="float">
            <text:p>0.200675747</text:p>
          </table:table-cell>
          <table:table-cell table:formula="of:=ABS([.M27])" office:value-type="float" office:value="0.201002436624019" calcext:value-type="float">
            <text:p>0.2010024366</text:p>
          </table:table-cell>
          <table:table-cell table:formula="of:=ABS([.N27])" office:value-type="float" office:value="0.200456661477049" calcext:value-type="float">
            <text:p>0.2004566615</text:p>
          </table:table-cell>
          <table:table-cell table:formula="of:=ABS([.O27])" office:value-type="float" office:value="0.199386228695358" calcext:value-type="float">
            <text:p>0.1993862287</text:p>
          </table:table-cell>
          <table:table-cell table:formula="of:=ABS([.P27])" office:value-type="float" office:value="0.197006306374717" calcext:value-type="float">
            <text:p>0.1970063064</text:p>
          </table:table-cell>
          <table:table-cell table:formula="of:=ABS([.Q27])" office:value-type="float" office:value="0.19423920044611" calcext:value-type="float">
            <text:p>0.1942392004</text:p>
          </table:table-cell>
          <table:table-cell table:formula="of:=ABS([.R27])" office:value-type="float" office:value="0.190341673016455" calcext:value-type="float">
            <text:p>0.190341673</text:p>
          </table:table-cell>
          <table:table-cell table:formula="of:=ABS([.S27])" office:value-type="float" office:value="0.185461965225239" calcext:value-type="float">
            <text:p>0.1854619652</text:p>
          </table:table-cell>
          <table:table-cell table:formula="of:=ABS([.T27])" office:value-type="float" office:value="0.179569150657081" calcext:value-type="float">
            <text:p>0.1795691507</text:p>
          </table:table-cell>
          <table:table-cell table:formula="of:=ABS([.U27])" office:value-type="float" office:value="0.172515530720227" calcext:value-type="float">
            <text:p>0.1725155307</text:p>
          </table:table-cell>
          <table:table-cell table:formula="of:=ABS([.V27])" office:value-type="float" office:value="0.164298887065728" calcext:value-type="float">
            <text:p>0.1642988871</text:p>
          </table:table-cell>
          <table:table-cell table:formula="of:=ABS([.W27])" office:value-type="float" office:value="0.15490208031351" calcext:value-type="float">
            <text:p>0.1549020803</text:p>
          </table:table-cell>
          <table:table-cell table:formula="of:=ABS([.X27])" office:value-type="float" office:value="0.144274265177694" calcext:value-type="float">
            <text:p>0.1442742652</text:p>
          </table:table-cell>
          <table:table-cell table:formula="of:=ABS([.Y27])" office:value-type="float" office:value="0.132511665953033" calcext:value-type="float">
            <text:p>0.132511666</text:p>
          </table:table-cell>
          <table:table-cell table:formula="of:=ABS([.Z27])" office:value-type="float" office:value="0.119738864496004" calcext:value-type="float">
            <text:p>0.1197388645</text:p>
          </table:table-cell>
          <table:table-cell table:formula="of:=ABS([.AA27])" office:value-type="float" office:value="0.106013331509746" calcext:value-type="float">
            <text:p>0.1060133315</text:p>
          </table:table-cell>
          <table:table-cell table:formula="of:=ABS([.AB27])" office:value-type="float" office:value="0.0916083870406444" calcext:value-type="float">
            <text:p>0.091608387</text:p>
          </table:table-cell>
          <table:table-cell table:formula="of:=ABS([.AC27])" office:value-type="float" office:value="0.0769900119146383" calcext:value-type="float">
            <text:p>0.0769900119</text:p>
          </table:table-cell>
          <table:table-cell table:formula="of:=ABS([.AD27])" office:value-type="float" office:value="0.0621986753081256" calcext:value-type="float">
            <text:p>0.0621986753</text:p>
          </table:table-cell>
          <table:table-cell table:formula="of:=ABS([.AE27])" office:value-type="float" office:value="0.0473690366709615" calcext:value-type="float">
            <text:p>0.0473690367</text:p>
          </table:table-cell>
          <table:table-cell table:formula="of:=ABS([.AF27])" office:value-type="float" office:value="0.0329876173075812" calcext:value-type="float">
            <text:p>0.0329876173</text:p>
          </table:table-cell>
          <table:table-cell table:formula="of:=ABS([.AG27])" office:value-type="float" office:value="0.0186404238934674" calcext:value-type="float">
            <text:p>0.0186404239</text:p>
          </table:table-cell>
          <table:table-cell table:formula="of:=ABS([.AH27])" office:value-type="float" office:value="0.00456540452666669" calcext:value-type="float">
            <text:p>0.0045654045</text:p>
          </table:table-cell>
          <table:table-cell table:formula="of:=ABS([.AI27])" office:value-type="float" office:value="0.00934801158426752" calcext:value-type="float">
            <text:p>0.0093480116</text:p>
          </table:table-cell>
          <table:table-cell table:formula="of:=ABS([.AJ27])" office:value-type="float" office:value="0.0231358046238267" calcext:value-type="float">
            <text:p>0.0231358046</text:p>
          </table:table-cell>
          <table:table-cell table:formula="of:=ABS([.AK27])" office:value-type="float" office:value="0.0370119804767661" calcext:value-type="float">
            <text:p>0.0370119805</text:p>
          </table:table-cell>
          <table:table-cell table:formula="of:=ABS([.AL27])" office:value-type="float" office:value="0.0510770774462793" calcext:value-type="float">
            <text:p>0.0510770774</text:p>
          </table:table-cell>
          <table:table-cell table:formula="of:=ABS([.AM27])" office:value-type="float" office:value="0.0653430488279576" calcext:value-type="float">
            <text:p>0.0653430488</text:p>
          </table:table-cell>
          <table:table-cell table:formula="of:=ABS([.AN27])" office:value-type="float" office:value="0.0798695694525679" calcext:value-type="float">
            <text:p>0.0798695695</text:p>
          </table:table-cell>
          <table:table-cell table:formula="of:=ABS([.AO27])" office:value-type="float" office:value="0.0946644820949472" calcext:value-type="float">
            <text:p>0.0946644821</text:p>
          </table:table-cell>
          <table:table-cell table:formula="of:=ABS([.AP27])" office:value-type="float" office:value="0.109352157374414" calcext:value-type="float">
            <text:p>0.1093521574</text:p>
          </table:table-cell>
          <table:table-cell table:formula="of:=ABS([.AQ27])" office:value-type="float" office:value="0.124148326636772" calcext:value-type="float">
            <text:p>0.1241483266</text:p>
          </table:table-cell>
          <table:table-cell table:formula="of:=ABS([.AR27])" office:value-type="float" office:value="0.138546524073607" calcext:value-type="float">
            <text:p>0.1385465241</text:p>
          </table:table-cell>
          <table:table-cell table:formula="of:=ABS([.AS27])" office:value-type="float" office:value="0.152223614158592" calcext:value-type="float">
            <text:p>0.1522236142</text:p>
          </table:table-cell>
          <table:table-cell table:formula="of:=ABS([.AT27])" office:value-type="float" office:value="0.165039555324637" calcext:value-type="float">
            <text:p>0.1650395553</text:p>
          </table:table-cell>
          <table:table-cell table:formula="of:=ABS([.AU27])" office:value-type="float" office:value="0.176807272238136" calcext:value-type="float">
            <text:p>0.1768072722</text:p>
          </table:table-cell>
          <table:table-cell table:formula="of:=ABS([.AV27])" office:value-type="float" office:value="0.187422244013877" calcext:value-type="float">
            <text:p>0.187422244</text:p>
          </table:table-cell>
          <table:table-cell table:formula="of:=ABS([.AW27])" office:value-type="float" office:value="0.196740709763125" calcext:value-type="float">
            <text:p>0.1967407098</text:p>
          </table:table-cell>
          <table:table-cell table:formula="of:=ABS([.AX27])" office:value-type="float" office:value="0.204934630737566" calcext:value-type="float">
            <text:p>0.2049346307</text:p>
          </table:table-cell>
          <table:table-cell table:formula="of:=ABS([.AY27])" office:value-type="float" office:value="0.212009225188601" calcext:value-type="float">
            <text:p>0.2120092252</text:p>
          </table:table-cell>
          <table:table-cell table:formula="of:=ABS([.AZ27])" office:value-type="float" office:value="0.217876571856395" calcext:value-type="float">
            <text:p>0.2178765719</text:p>
          </table:table-cell>
          <table:table-cell table:formula="of:=ABS([.BA27])" office:value-type="float" office:value="0.222693020952986" calcext:value-type="float">
            <text:p>0.222693021</text:p>
          </table:table-cell>
          <table:table-cell table:formula="of:=ABS([.BB27])" office:value-type="float" office:value="0.226483737874509" calcext:value-type="float">
            <text:p>0.2264837379</text:p>
          </table:table-cell>
          <table:table-cell table:formula="of:=ABS([.BC27])" office:value-type="float" office:value="0.229357461639306" calcext:value-type="float">
            <text:p>0.2293574616</text:p>
          </table:table-cell>
          <table:table-cell table:formula="of:=ABS([.BD27])" office:value-type="float" office:value="0.231324292209742" calcext:value-type="float">
            <text:p>0.2313242922</text:p>
          </table:table-cell>
          <table:table-cell table:formula="of:=ABS([.BE27])" office:value-type="float" office:value="0.23244863559118" calcext:value-type="float">
            <text:p>0.2324486356</text:p>
          </table:table-cell>
          <table:table-cell table:formula="of:=ABS([.BF27])" office:value-type="float" office:value="0.232747834759089" calcext:value-type="float">
            <text:p>0.2327478348</text:p>
          </table:table-cell>
          <table:table-cell table:formula="of:=ABS([.BG27])" office:value-type="float" office:value="0.232131155402255" calcext:value-type="float">
            <text:p>0.2321311554</text:p>
          </table:table-cell>
          <table:table-cell table:formula="of:=ABS([.BH27])" office:value-type="float" office:value="0.230742767691455" calcext:value-type="float">
            <text:p>0.2307427677</text:p>
          </table:table-cell>
          <table:table-cell table:formula="of:=ABS([.BI27])" office:value-type="float" office:value="0.228551114498403" calcext:value-type="float">
            <text:p>0.2285511145</text:p>
          </table:table-cell>
          <table:table-cell table:formula="of:=ABS([.BJ27])" office:value-type="float" office:value="0.225498940815529" calcext:value-type="float">
            <text:p>0.2254989408</text:p>
          </table:table-cell>
          <table:table-cell table:formula="of:=ABS([.BK27])" office:value-type="float" office:value="0.221479113360686" calcext:value-type="float">
            <text:p>0.2214791134</text:p>
          </table:table-cell>
          <table:table-cell table:formula="of:=ABS([.BL27])" office:value-type="float" office:value="0.216436891391139" calcext:value-type="float">
            <text:p>0.2164368914</text:p>
          </table:table-cell>
          <table:table-cell table:formula="of:=ABS([.BM27])" office:value-type="float" office:value="0.210356937056509" calcext:value-type="float">
            <text:p>0.2103569371</text:p>
          </table:table-cell>
          <table:table-cell table:formula="of:=ABS([.BN27])" office:value-type="float" office:value="0.203107507656611" calcext:value-type="float">
            <text:p>0.2031075077</text:p>
          </table:table-cell>
          <table:table-cell table:formula="of:=ABS([.BO27])" office:value-type="float" office:value="0.194657557543085" calcext:value-type="float">
            <text:p>0.1946575575</text:p>
          </table:table-cell>
          <table:table-cell table:formula="of:=ABS([.BP27])" office:value-type="float" office:value="0.18496742430759" calcext:value-type="float">
            <text:p>0.1849674243</text:p>
          </table:table-cell>
          <table:table-cell table:formula="of:=ABS([.BQ27])" office:value-type="float" office:value="0.173927497294941" calcext:value-type="float">
            <text:p>0.1739274973</text:p>
          </table:table-cell>
          <table:table-cell table:formula="of:=ABS([.BR27])" office:value-type="float" office:value="0.161667659385439" calcext:value-type="float">
            <text:p>0.1616676594</text:p>
          </table:table-cell>
          <table:table-cell table:formula="of:=ABS([.BS27])" office:value-type="float" office:value="0.148970315458435" calcext:value-type="float">
            <text:p>0.1489703155</text:p>
          </table:table-cell>
          <table:table-cell table:formula="of:=ABS([.BT27])" office:value-type="float" office:value="0.135098709060391" calcext:value-type="float">
            <text:p>0.1350987091</text:p>
          </table:table-cell>
          <table:table-cell table:formula="of:=ABS([.BU27])" office:value-type="float" office:value="0.120550708005223" calcext:value-type="float">
            <text:p>0.120550708</text:p>
          </table:table-cell>
          <table:table-cell table:formula="of:=ABS([.BV27])" office:value-type="float" office:value="0.105604393564009" calcext:value-type="float">
            <text:p>0.1056043936</text:p>
          </table:table-cell>
          <table:table-cell table:formula="of:=ABS([.BW27])" office:value-type="float" office:value="0.0906468616081837" calcext:value-type="float">
            <text:p>0.0906468616</text:p>
          </table:table-cell>
          <table:table-cell table:formula="of:=ABS([.BX27])" office:value-type="float" office:value="0.0755579240755235" calcext:value-type="float">
            <text:p>0.0755579241</text:p>
          </table:table-cell>
          <table:table-cell table:formula="of:=ABS([.BY27])" office:value-type="float" office:value="0.0607997982486204" calcext:value-type="float">
            <text:p>0.0607997982</text:p>
          </table:table-cell>
          <table:table-cell table:formula="of:=ABS([.BZ27])" office:value-type="float" office:value="0.0462860677168364" calcext:value-type="float">
            <text:p>0.0462860677</text:p>
          </table:table-cell>
          <table:table-cell table:formula="of:=ABS([.CA27])" office:value-type="float" office:value="0.0316767441761191" calcext:value-type="float">
            <text:p>0.0316767442</text:p>
          </table:table-cell>
          <table:table-cell table:formula="of:=ABS([.CB27])" office:value-type="float" office:value="0.0178255365001861" calcext:value-type="float">
            <text:p>0.0178255365</text:p>
          </table:table-cell>
          <table:table-cell table:formula="of:=ABS([.CC27])" office:value-type="float" office:value="0.00371714180249868" calcext:value-type="float">
            <text:p>0.0037171418</text:p>
          </table:table-cell>
          <table:table-cell table:formula="of:=ABS([.CD27])" office:value-type="float" office:value="0.0104538226293777" calcext:value-type="float">
            <text:p>0.0104538226</text:p>
          </table:table-cell>
          <table:table-cell table:formula="of:=ABS([.CE27])" office:value-type="float" office:value="0.0246261564995635" calcext:value-type="float">
            <text:p>0.0246261565</text:p>
          </table:table-cell>
          <table:table-cell table:formula="of:=ABS([.CF27])" office:value-type="float" office:value="0.0388508275625981" calcext:value-type="float">
            <text:p>0.0388508276</text:p>
          </table:table-cell>
          <table:table-cell table:formula="of:=ABS([.CG27])" office:value-type="float" office:value="0.0539916090161463" calcext:value-type="float">
            <text:p>0.053991609</text:p>
          </table:table-cell>
          <table:table-cell table:formula="of:=ABS([.CH27])" office:value-type="float" office:value="0.0689682205707907" calcext:value-type="float">
            <text:p>0.0689682206</text:p>
          </table:table-cell>
          <table:table-cell table:formula="of:=ABS([.CI27])" office:value-type="float" office:value="0.0840826388240987" calcext:value-type="float">
            <text:p>0.0840826388</text:p>
          </table:table-cell>
          <table:table-cell table:formula="of:=ABS([.CJ27])" office:value-type="float" office:value="0.0989956339611898" calcext:value-type="float">
            <text:p>0.098995634</text:p>
          </table:table-cell>
          <table:table-cell table:formula="of:=ABS([.CK27])" office:value-type="float" office:value="0.11352210160314" calcext:value-type="float">
            <text:p>0.1135221016</text:p>
          </table:table-cell>
          <table:table-cell table:formula="of:=ABS([.CL27])" office:value-type="float" office:value="0.127455051456536" calcext:value-type="float">
            <text:p>0.1274550515</text:p>
          </table:table-cell>
          <table:table-cell table:formula="of:=ABS([.CM27])" office:value-type="float" office:value="0.140468885716108" calcext:value-type="float">
            <text:p>0.1404688857</text:p>
          </table:table-cell>
          <table:table-cell table:formula="of:=ABS([.CN27])" office:value-type="float" office:value="0.152430496475853" calcext:value-type="float">
            <text:p>0.1524304965</text:p>
          </table:table-cell>
          <table:table-cell table:formula="of:=ABS([.CO27])" office:value-type="float" office:value="0.163206351821107" calcext:value-type="float">
            <text:p>0.1632063518</text:p>
          </table:table-cell>
          <table:table-cell table:formula="of:=ABS([.CP27])" office:value-type="float" office:value="0.17276889132783" calcext:value-type="float">
            <text:p>0.1727688913</text:p>
          </table:table-cell>
          <table:table-cell table:formula="of:=ABS([.CQ27])" office:value-type="float" office:value="0.181111250975428" calcext:value-type="float">
            <text:p>0.181111251</text:p>
          </table:table-cell>
          <table:table-cell table:formula="of:=ABS([.CR27])" office:value-type="float" office:value="0.188257450147047" calcext:value-type="float">
            <text:p>0.1882574501</text:p>
          </table:table-cell>
          <table:table-cell table:formula="of:=ABS([.CS27])" office:value-type="float" office:value="0.194315432188882" calcext:value-type="float">
            <text:p>0.1943154322</text:p>
          </table:table-cell>
          <table:table-cell table:formula="of:=ABS([.CT27])" office:value-type="float" office:value="0.199291085811476" calcext:value-type="float">
            <text:p>0.1992910858</text:p>
          </table:table-cell>
          <table:table-cell table:formula="of:=ABS([.CU27])" office:value-type="float" office:value="0.203356513547768" calcext:value-type="float">
            <text:p>0.2033565135</text:p>
          </table:table-cell>
          <table:table-cell table:formula="of:=ABS([.CV27])" office:value-type="float" office:value="0.206285784930807" calcext:value-type="float">
            <text:p>0.2062857849</text:p>
          </table:table-cell>
          <table:table-cell table:formula="of:=ABS([.CW27])" office:value-type="float" office:value="0.208409102524239" calcext:value-type="float">
            <text:p>0.2084091025</text:p>
          </table:table-cell>
          <table:table-cell table:formula="of:=ABS([.CX27])" office:value-type="float" office:value="0.209723226990792" calcext:value-type="float">
            <text:p>0.209723227</text:p>
          </table:table-cell>
          <table:table-cell table:formula="of:=ABS([.CY27])" office:value-type="float" office:value="0.210041229784121" calcext:value-type="float">
            <text:p>0.2100412298</text:p>
          </table:table-cell>
          <table:table-cell table:formula="of:=ABS([.CZ27])" office:value-type="float" office:value="0.209713543334646" calcext:value-type="float">
            <text:p>0.2097135433</text:p>
          </table:table-cell>
          <table:table-cell table:formula="of:=ABS([.DA27])" office:value-type="float" office:value="0.208334214066384" calcext:value-type="float">
            <text:p>0.2083342141</text:p>
          </table:table-cell>
          <table:table-cell table:formula="of:=ABS([.DB27])" office:value-type="float" office:value="0.206354428809228" calcext:value-type="float">
            <text:p>0.2063544288</text:p>
          </table:table-cell>
          <table:table-cell table:formula="of:=ABS([.DC27])" office:value-type="float" office:value="0.203201762514248" calcext:value-type="float">
            <text:p>0.2032017625</text:p>
          </table:table-cell>
          <table:table-cell table:formula="of:=ABS([.DD27])" office:value-type="float" office:value="0.199326899364917" calcext:value-type="float">
            <text:p>0.1993268994</text:p>
          </table:table-cell>
          <table:table-cell table:formula="of:=ABS([.DE27])" office:value-type="float" office:value="0.194345710899259" calcext:value-type="float">
            <text:p>0.1943457109</text:p>
          </table:table-cell>
          <table:table-cell table:formula="of:=ABS([.DF27])" office:value-type="float" office:value="0.188275655264366" calcext:value-type="float">
            <text:p>0.1882756553</text:p>
          </table:table-cell>
          <table:table-cell table:formula="of:=ABS([.DG27])" office:value-type="float" office:value="0.181128496898125" calcext:value-type="float">
            <text:p>0.1811284969</text:p>
          </table:table-cell>
          <table:table-cell table:formula="of:=ABS([.DH27])" office:value-type="float" office:value="0.172739409679974" calcext:value-type="float">
            <text:p>0.1727394097</text:p>
          </table:table-cell>
          <table:table-cell table:formula="of:=ABS([.DI27])" office:value-type="float" office:value="0.16316691466802" calcext:value-type="float">
            <text:p>0.1631669147</text:p>
          </table:table-cell>
          <table:table-cell table:formula="of:=ABS([.DJ27])" office:value-type="float" office:value="0.152345600264218" calcext:value-type="float">
            <text:p>0.1523456003</text:p>
          </table:table-cell>
          <table:table-cell table:formula="of:=ABS([.DK27])" office:value-type="float" office:value="0.140542171976923" calcext:value-type="float">
            <text:p>0.140542172</text:p>
          </table:table-cell>
          <table:table-cell table:formula="of:=ABS([.DL27])" office:value-type="float" office:value="0.127485709687902" calcext:value-type="float">
            <text:p>0.1274857097</text:p>
          </table:table-cell>
          <table:table-cell table:formula="of:=ABS([.DM27])" office:value-type="float" office:value="0.113468092484388" calcext:value-type="float">
            <text:p>0.1134680925</text:p>
          </table:table-cell>
          <table:table-cell table:formula="of:=ABS([.DN27])" office:value-type="float" office:value="0.0990581209787507" calcext:value-type="float">
            <text:p>0.099058121</text:p>
          </table:table-cell>
          <table:table-cell table:formula="of:=ABS([.DO27])" office:value-type="float" office:value="0.0840568209601907" calcext:value-type="float">
            <text:p>0.084056821</text:p>
          </table:table-cell>
          <table:table-cell table:formula="of:=ABS([.DP27])" office:value-type="float" office:value="0.0690635451800708" calcext:value-type="float">
            <text:p>0.0690635452</text:p>
          </table:table-cell>
          <table:table-cell table:formula="of:=ABS([.DQ27])" office:value-type="float" office:value="0.054179224439256" calcext:value-type="float">
            <text:p>0.0541792244</text:p>
          </table:table-cell>
          <table:table-cell table:formula="of:=ABS([.DR27])" office:value-type="float" office:value="0.0394227522489364" calcext:value-type="float">
            <text:p>0.0394227522</text:p>
          </table:table-cell>
          <table:table-cell table:formula="of:=ABS([.DS27])" office:value-type="float" office:value="0.0246752567534225" calcext:value-type="float">
            <text:p>0.0246752568</text:p>
          </table:table-cell>
          <table:table-cell table:formula="of:=ABS([.DT27])" office:value-type="float" office:value="0.0104306754236896" calcext:value-type="float">
            <text:p>0.0104306754</text:p>
          </table:table-cell>
          <table:table-cell table:formula="of:=ABS([.DU27])" office:value-type="float" office:value="0.00390117998853433" calcext:value-type="float">
            <text:p>0.00390118</text:p>
          </table:table-cell>
          <table:table-cell table:formula="of:=ABS([.DV27])" office:value-type="float" office:value="0.0178992197379499" calcext:value-type="float">
            <text:p>0.0178992197</text:p>
          </table:table-cell>
          <table:table-cell table:formula="of:=ABS([.DW27])" office:value-type="float" office:value="0.0319185070991839" calcext:value-type="float">
            <text:p>0.0319185071</text:p>
          </table:table-cell>
          <table:table-cell table:formula="of:=ABS([.DX27])" office:value-type="float" office:value="0.0465520915054011" calcext:value-type="float">
            <text:p>0.0465520915</text:p>
          </table:table-cell>
          <table:table-cell table:formula="of:=ABS([.DY27])" office:value-type="float" office:value="0.0608188723581291" calcext:value-type="float">
            <text:p>0.0608188724</text:p>
          </table:table-cell>
          <table:table-cell table:formula="of:=ABS([.DZ27])" office:value-type="float" office:value="0.0757399979781421" calcext:value-type="float">
            <text:p>0.075739998</text:p>
          </table:table-cell>
          <table:table-cell table:formula="of:=ABS([.EA27])" office:value-type="float" office:value="0.090886316040693" calcext:value-type="float">
            <text:p>0.090886316</text:p>
          </table:table-cell>
          <table:table-cell table:formula="of:=ABS([.EB27])" office:value-type="float" office:value="0.105530648622674" calcext:value-type="float">
            <text:p>0.1055306486</text:p>
          </table:table-cell>
          <table:table-cell table:formula="of:=ABS([.EC27])" office:value-type="float" office:value="0.12057417810985" calcext:value-type="float">
            <text:p>0.1205741781</text:p>
          </table:table-cell>
          <table:table-cell table:formula="of:=ABS([.ED27])" office:value-type="float" office:value="0.135278435819334" calcext:value-type="float">
            <text:p>0.1352784358</text:p>
          </table:table-cell>
          <table:table-cell table:formula="of:=ABS([.EE27])" office:value-type="float" office:value="0.1489429033887" calcext:value-type="float">
            <text:p>0.1489429034</text:p>
          </table:table-cell>
          <table:table-cell table:formula="of:=ABS([.EF27])" office:value-type="float" office:value="0.161954403250917" calcext:value-type="float">
            <text:p>0.1619544033</text:p>
          </table:table-cell>
          <table:table-cell table:formula="of:=ABS([.EG27])" office:value-type="float" office:value="0.174109443451605" calcext:value-type="float">
            <text:p>0.1741094435</text:p>
          </table:table-cell>
          <table:table-cell table:formula="of:=ABS([.EH27])" office:value-type="float" office:value="0.185093852984747" calcext:value-type="float">
            <text:p>0.185093853</text:p>
          </table:table-cell>
          <table:table-cell table:formula="of:=ABS([.EI27])" office:value-type="float" office:value="0.194645415669777" calcext:value-type="float">
            <text:p>0.1946454157</text:p>
          </table:table-cell>
          <table:table-cell table:formula="of:=ABS([.EJ27])" office:value-type="float" office:value="0.203053760389042" calcext:value-type="float">
            <text:p>0.2030537604</text:p>
          </table:table-cell>
          <table:table-cell table:formula="of:=ABS([.EK27])" office:value-type="float" office:value="0.210308020937344" calcext:value-type="float">
            <text:p>0.2103080209</text:p>
          </table:table-cell>
          <table:table-cell table:formula="of:=ABS([.EL27])" office:value-type="float" office:value="0.216317714744171" calcext:value-type="float">
            <text:p>0.2163177147</text:p>
          </table:table-cell>
          <table:table-cell table:formula="of:=ABS([.EM27])" office:value-type="float" office:value="0.221507469526839" calcext:value-type="float">
            <text:p>0.2215074695</text:p>
          </table:table-cell>
          <table:table-cell table:formula="of:=ABS([.EN27])" office:value-type="float" office:value="0.225436156583867" calcext:value-type="float">
            <text:p>0.2254361566</text:p>
          </table:table-cell>
          <table:table-cell table:formula="of:=ABS([.EO27])" office:value-type="float" office:value="0.228691907640198" calcext:value-type="float">
            <text:p>0.2286919076</text:p>
          </table:table-cell>
          <table:table-cell table:formula="of:=ABS([.EP27])" office:value-type="float" office:value="0.230832079994487" calcext:value-type="float">
            <text:p>0.23083208</text:p>
          </table:table-cell>
          <table:table-cell table:formula="of:=ABS([.EQ27])" office:value-type="float" office:value="0.23218577389383" calcext:value-type="float">
            <text:p>0.2321857739</text:p>
          </table:table-cell>
          <table:table-cell table:formula="of:=ABS([.ER27])" office:value-type="float" office:value="0.232751815857029" calcext:value-type="float">
            <text:p>0.2327518159</text:p>
          </table:table-cell>
          <table:table-cell table:formula="of:=ABS([.ES27])" office:value-type="float" office:value="0.232348508683878" calcext:value-type="float">
            <text:p>0.2323485087</text:p>
          </table:table-cell>
          <table:table-cell table:formula="of:=ABS([.ET27])" office:value-type="float" office:value="0.231345686164195" calcext:value-type="float">
            <text:p>0.2313456862</text:p>
          </table:table-cell>
          <table:table-cell table:formula="of:=ABS([.EU27])" office:value-type="float" office:value="0.229201654154319" calcext:value-type="float">
            <text:p>0.2292016542</text:p>
          </table:table-cell>
          <table:table-cell table:formula="of:=ABS([.EV27])" office:value-type="float" office:value="0.226470359987063" calcext:value-type="float">
            <text:p>0.22647036</text:p>
          </table:table-cell>
          <table:table-cell table:formula="of:=ABS([.EW27])" office:value-type="float" office:value="0.222565043212518" calcext:value-type="float">
            <text:p>0.2225650432</text:p>
          </table:table-cell>
          <table:table-cell table:formula="of:=ABS([.EX27])" office:value-type="float" office:value="0.217899919654845" calcext:value-type="float">
            <text:p>0.2178999197</text:p>
          </table:table-cell>
          <table:table-cell table:formula="of:=ABS([.EY27])" office:value-type="float" office:value="0.21198004241795" calcext:value-type="float">
            <text:p>0.2119800424</text:p>
          </table:table-cell>
          <table:table-cell table:formula="of:=ABS([.EZ27])" office:value-type="float" office:value="0.204991192352775" calcext:value-type="float">
            <text:p>0.2049911924</text:p>
          </table:table-cell>
          <table:table-cell table:formula="of:=ABS([.FA27])" office:value-type="float" office:value="0.196618500915187" calcext:value-type="float">
            <text:p>0.1966185009</text:p>
          </table:table-cell>
          <table:table-cell table:formula="of:=ABS([.FB27])" office:value-type="float" office:value="0.187404008399125" calcext:value-type="float">
            <text:p>0.1874040084</text:p>
          </table:table-cell>
          <table:table-cell table:formula="of:=ABS([.FC27])" office:value-type="float" office:value="0.176770379210399" calcext:value-type="float">
            <text:p>0.1767703792</text:p>
          </table:table-cell>
          <table:table-cell table:formula="of:=ABS([.FD27])" office:value-type="float" office:value="0.164958518589466" calcext:value-type="float">
            <text:p>0.1649585186</text:p>
          </table:table-cell>
          <table:table-cell table:formula="of:=ABS([.FE27])" office:value-type="float" office:value="0.152146441274693" calcext:value-type="float">
            <text:p>0.1521464413</text:p>
          </table:table-cell>
          <table:table-cell table:formula="of:=ABS([.FF27])" office:value-type="float" office:value="0.138405736493327" calcext:value-type="float">
            <text:p>0.1384057365</text:p>
          </table:table-cell>
          <table:table-cell table:formula="of:=ABS([.FG27])" office:value-type="float" office:value="0.124121406605833" calcext:value-type="float">
            <text:p>0.1241214066</text:p>
          </table:table-cell>
          <table:table-cell table:formula="of:=ABS([.FH27])" office:value-type="float" office:value="0.109420674077954" calcext:value-type="float">
            <text:p>0.1094206741</text:p>
          </table:table-cell>
          <table:table-cell table:formula="of:=ABS([.FI27])" office:value-type="float" office:value="0.0946758052704682" calcext:value-type="float">
            <text:p>0.0946758053</text:p>
          </table:table-cell>
          <table:table-cell table:formula="of:=ABS([.FJ27])" office:value-type="float" office:value="0.0799800791958754" calcext:value-type="float">
            <text:p>0.0799800792</text:p>
          </table:table-cell>
          <table:table-cell table:formula="of:=ABS([.FK27])" office:value-type="float" office:value="0.0654396872989808" calcext:value-type="float">
            <text:p>0.0654396873</text:p>
          </table:table-cell>
          <table:table-cell table:formula="of:=ABS([.FL27])" office:value-type="float" office:value="0.0510420612558857" calcext:value-type="float">
            <text:p>0.0510420613</text:p>
          </table:table-cell>
          <table:table-cell table:formula="of:=ABS([.FM27])" office:value-type="float" office:value="0.0369687833237079" calcext:value-type="float">
            <text:p>0.0369687833</text:p>
          </table:table-cell>
          <table:table-cell table:formula="of:=ABS([.FN27])" office:value-type="float" office:value="0.0231423437539034" calcext:value-type="float">
            <text:p>0.0231423438</text:p>
          </table:table-cell>
          <table:table-cell table:formula="of:=ABS([.FO27])" office:value-type="float" office:value="0.00932922431667913" calcext:value-type="float">
            <text:p>0.0093292243</text:p>
          </table:table-cell>
          <table:table-cell table:formula="of:=ABS([.FP27])" office:value-type="float" office:value="0.00456382215132037" calcext:value-type="float">
            <text:p>0.0045638222</text:p>
          </table:table-cell>
          <table:table-cell table:formula="of:=ABS([.FQ27])" office:value-type="float" office:value="0.0185617160359726" calcext:value-type="float">
            <text:p>0.018561716</text:p>
          </table:table-cell>
          <table:table-cell table:formula="of:=ABS([.FR27])" office:value-type="float" office:value="0.0328536746172745" calcext:value-type="float">
            <text:p>0.0328536746</text:p>
          </table:table-cell>
          <table:table-cell table:formula="of:=ABS([.FS27])" office:value-type="float" office:value="0.0475378649605428" calcext:value-type="float">
            <text:p>0.047537865</text:p>
          </table:table-cell>
          <table:table-cell table:formula="of:=ABS([.FT27])" office:value-type="float" office:value="0.0621054414417014" calcext:value-type="float">
            <text:p>0.0621054414</text:p>
          </table:table-cell>
          <table:table-cell table:formula="of:=ABS([.FU27])" office:value-type="float" office:value="0.0768413237848261" calcext:value-type="float">
            <text:p>0.0768413238</text:p>
          </table:table-cell>
          <table:table-cell table:formula="of:=ABS([.FV27])" office:value-type="float" office:value="0.0916355083706577" calcext:value-type="float">
            <text:p>0.0916355084</text:p>
          </table:table-cell>
          <table:table-cell table:formula="of:=ABS([.FW27])" office:value-type="float" office:value="0.105960967592243" calcext:value-type="float">
            <text:p>0.1059609676</text:p>
          </table:table-cell>
          <table:table-cell table:formula="of:=ABS([.FX27])" office:value-type="float" office:value="0.119635428415539" calcext:value-type="float">
            <text:p>0.1196354284</text:p>
          </table:table-cell>
          <table:table-cell table:formula="of:=ABS([.FY27])" office:value-type="float" office:value="0.13249003116348" calcext:value-type="float">
            <text:p>0.1324900312</text:p>
          </table:table-cell>
          <table:table-cell table:formula="of:=ABS([.FZ27])" office:value-type="float" office:value="0.14419874990313" calcext:value-type="float">
            <text:p>0.1441987499</text:p>
          </table:table-cell>
          <table:table-cell table:formula="of:=ABS([.GA27])" office:value-type="float" office:value="0.15489766501523" calcext:value-type="float">
            <text:p>0.154897665</text:p>
          </table:table-cell>
          <table:table-cell table:formula="of:=ABS([.GB27])" office:value-type="float" office:value="0.164328052435606" calcext:value-type="float">
            <text:p>0.1643280524</text:p>
          </table:table-cell>
          <table:table-cell table:formula="of:=ABS([.GC27])" office:value-type="float" office:value="0.172493640411355" calcext:value-type="float">
            <text:p>0.1724936404</text:p>
          </table:table-cell>
          <table:table-cell table:formula="of:=ABS([.GD27])" office:value-type="float" office:value="0.179608447568711" calcext:value-type="float">
            <text:p>0.1796084476</text:p>
          </table:table-cell>
          <table:table-cell table:formula="of:=ABS([.GE27])" office:value-type="float" office:value="0.185323911158679" calcext:value-type="float">
            <text:p>0.1853239112</text:p>
          </table:table-cell>
          <table:table-cell table:formula="of:=ABS([.GF27])" office:value-type="float" office:value="0.190385571838505" calcext:value-type="float">
            <text:p>0.1903855718</text:p>
          </table:table-cell>
          <table:table-cell table:formula="of:=ABS([.GG27])" office:value-type="float" office:value="0.194086913752496" calcext:value-type="float">
            <text:p>0.1940869138</text:p>
          </table:table-cell>
          <table:table-cell table:formula="of:=ABS([.GH27])" office:value-type="float" office:value="0.197235925153897" calcext:value-type="float">
            <text:p>0.1972359252</text:p>
          </table:table-cell>
          <table:table-cell table:formula="of:=ABS([.GI27])" office:value-type="float" office:value="0.199204445496156" calcext:value-type="float">
            <text:p>0.1992044455</text:p>
          </table:table-cell>
          <table:table-cell table:formula="of:=ABS([.GJ27])" office:value-type="float" office:value="0.200552537416747" calcext:value-type="float">
            <text:p>0.2005525374</text:p>
          </table:table-cell>
          <table:table-cell table:formula="of:=ABS([.GK27])" office:value-type="float" office:value="0.200891661719768" calcext:value-type="float">
            <text:p>0.2008916617</text:p>
          </table:table-cell>
          <table:table-cell table:formula="of:=ABS([.GL27])" office:value-type="float" office:value="0.200728858123736" calcext:value-type="float">
            <text:p>0.2007288581</text:p>
          </table:table-cell>
          <table:table-cell table:formula="of:=ABS([.GM27])" office:value-type="float" office:value="0.199511687168986" calcext:value-type="float">
            <text:p>0.1995116872</text:p>
          </table:table-cell>
          <table:table-cell table:formula="of:=ABS([.GN27])" office:value-type="float" office:value="0.197711633990761" calcext:value-type="float">
            <text:p>0.197711634</text:p>
          </table:table-cell>
          <table:table-cell table:formula="of:=ABS([.GO27])" office:value-type="float" office:value="0.194887041229308" calcext:value-type="float">
            <text:p>0.1948870412</text:p>
          </table:table-cell>
          <table:table-cell table:formula="of:=ABS([.GP27])" office:value-type="float" office:value="0.191315554142025" calcext:value-type="float">
            <text:p>0.1913155541</text:p>
          </table:table-cell>
          <table:table-cell table:formula="of:=ABS([.GQ27])" office:value-type="float" office:value="0.186892649087693" calcext:value-type="float">
            <text:p>0.1868926491</text:p>
          </table:table-cell>
          <table:table-cell table:formula="of:=ABS([.GR27])" office:value-type="float" office:value="0.181303293837165" calcext:value-type="float">
            <text:p>0.1813032938</text:p>
          </table:table-cell>
          <table:table-cell table:formula="of:=ABS([.GS27])" office:value-type="float" office:value="0.174938678872842" calcext:value-type="float">
            <text:p>0.1749386789</text:p>
          </table:table-cell>
          <table:table-cell table:formula="of:=ABS([.GT27])" office:value-type="float" office:value="0.167319581630377" calcext:value-type="float">
            <text:p>0.1673195816</text:p>
          </table:table-cell>
          <table:table-cell table:formula="of:=ABS([.GU27])" office:value-type="float" office:value="0.158649451301986" calcext:value-type="float">
            <text:p>0.1586494513</text:p>
          </table:table-cell>
          <table:table-cell table:number-columns-repeated="819"/>
        </table:table-row>
        <table:table-row table:style-name="ro1">
          <table:table-cell table:style-name="Default" table:number-columns-repeated="2"/>
          <table:table-cell table:style-name="Default" table:formula="of:=500*[.C25]" office:value-type="float" office:value="90.9026874945875" calcext:value-type="float">
            <text:p>90.9026874946</text:p>
          </table:table-cell>
          <table:table-cell table:style-name="Default" table:formula="of:=500*[.D25]" office:value-type="float" office:value="91.970248199781" calcext:value-type="float">
            <text:p>91.9702481998</text:p>
          </table:table-cell>
          <table:table-cell table:style-name="Default" table:formula="of:=500*[.E25]" office:value-type="float" office:value="93.1912603538415" calcext:value-type="float">
            <text:p>93.1912603538</text:p>
          </table:table-cell>
          <table:table-cell table:style-name="Default" table:formula="of:=500*[.F25]" office:value-type="float" office:value="94.3311100905145" calcext:value-type="float">
            <text:p>94.3311100905</text:p>
          </table:table-cell>
          <table:table-cell table:style-name="Default" table:formula="of:=500*[.G25]" office:value-type="float" office:value="95.418757205606" calcext:value-type="float">
            <text:p>95.4187572056</text:p>
          </table:table-cell>
          <table:table-cell table:style-name="Default" table:formula="of:=500*[.H25]" office:value-type="float" office:value="96.5134177330855" calcext:value-type="float">
            <text:p>96.5134177331</text:p>
          </table:table-cell>
          <table:table-cell table:style-name="Default" table:formula="of:=500*[.I25]" office:value-type="float" office:value="97.652510597136" calcext:value-type="float">
            <text:p>97.6525105971</text:p>
          </table:table-cell>
          <table:table-cell table:style-name="Default" table:formula="of:=500*[.J25]" office:value-type="float" office:value="98.858459192713" calcext:value-type="float">
            <text:p>98.8584591927</text:p>
          </table:table-cell>
          <table:table-cell table:style-name="Default" table:formula="of:=500*[.K25]" office:value-type="float" office:value="100.134415183435" calcext:value-type="float">
            <text:p>100.1344151834</text:p>
          </table:table-cell>
          <table:table-cell table:style-name="Default" table:formula="of:=500*[.L25]" office:value-type="float" office:value="101.524207499372" calcext:value-type="float">
            <text:p>101.5242074994</text:p>
          </table:table-cell>
          <table:table-cell table:style-name="Default" table:formula="of:=500*[.M25]" office:value-type="float" office:value="103.022634515943" calcext:value-type="float">
            <text:p>103.0226345159</text:p>
          </table:table-cell>
          <table:table-cell table:style-name="Default" table:formula="of:=500*[.N25]" office:value-type="float" office:value="104.593670317633" calcext:value-type="float">
            <text:p>104.5936703176</text:p>
          </table:table-cell>
          <table:table-cell table:style-name="Default" table:formula="of:=500*[.O25]" office:value-type="float" office:value="106.375206109584" calcext:value-type="float">
            <text:p>106.3752061096</text:p>
          </table:table-cell>
          <table:table-cell table:style-name="Default" table:formula="of:=500*[.P25]" office:value-type="float" office:value="108.070050239801" calcext:value-type="float">
            <text:p>108.0700502398</text:p>
          </table:table-cell>
          <table:table-cell table:style-name="Default" table:formula="of:=500*[.Q25]" office:value-type="float" office:value="110.030325487467" calcext:value-type="float">
            <text:p>110.0303254875</text:p>
          </table:table-cell>
          <table:table-cell table:style-name="Default" table:formula="of:=500*[.R25]" office:value-type="float" office:value="112.062142329938" calcext:value-type="float">
            <text:p>112.0621423299</text:p>
          </table:table-cell>
          <table:table-cell table:style-name="Default" table:formula="of:=500*[.S25]" office:value-type="float" office:value="114.060315649142" calcext:value-type="float">
            <text:p>114.0603156491</text:p>
          </table:table-cell>
          <table:table-cell table:style-name="Default" table:formula="of:=500*[.T25]" office:value-type="float" office:value="116.148566800831" calcext:value-type="float">
            <text:p>116.1485668008</text:p>
          </table:table-cell>
          <table:table-cell table:style-name="Default" table:formula="of:=500*[.U25]" office:value-type="float" office:value="118.164261186591" calcext:value-type="float">
            <text:p>118.1642611866</text:p>
          </table:table-cell>
          <table:table-cell table:style-name="Default" table:formula="of:=500*[.V25]" office:value-type="float" office:value="120.14738429894" calcext:value-type="float">
            <text:p>120.1473842989</text:p>
          </table:table-cell>
          <table:table-cell table:style-name="Default" table:formula="of:=500*[.W25]" office:value-type="float" office:value="122.077714227255" calcext:value-type="float">
            <text:p>122.0777142273</text:p>
          </table:table-cell>
          <table:table-cell table:style-name="Default" table:formula="of:=500*[.X25]" office:value-type="float" office:value="123.841469263861" calcext:value-type="float">
            <text:p>123.8414692639</text:p>
          </table:table-cell>
          <table:table-cell table:style-name="Default" table:formula="of:=500*[.Y25]" office:value-type="float" office:value="125.454473446448" calcext:value-type="float">
            <text:p>125.4544734464</text:p>
          </table:table-cell>
          <table:table-cell table:style-name="Default" table:formula="of:=500*[.Z25]" office:value-type="float" office:value="126.718841072443" calcext:value-type="float">
            <text:p>126.7188410724</text:p>
          </table:table-cell>
          <table:table-cell table:style-name="Default" table:formula="of:=500*[.AA25]" office:value-type="float" office:value="127.951303618018" calcext:value-type="float">
            <text:p>127.951303618</text:p>
          </table:table-cell>
          <table:table-cell table:style-name="Default" table:formula="of:=500*[.AB25]" office:value-type="float" office:value="128.746805864286" calcext:value-type="float">
            <text:p>128.7468058643</text:p>
          </table:table-cell>
          <table:table-cell table:style-name="Default" table:formula="of:=500*[.AC25]" office:value-type="float" office:value="129.331004948961" calcext:value-type="float">
            <text:p>129.331004949</text:p>
          </table:table-cell>
          <table:table-cell table:style-name="Default" table:formula="of:=500*[.AD25]" office:value-type="float" office:value="129.685407921908" calcext:value-type="float">
            <text:p>129.6854079219</text:p>
          </table:table-cell>
          <table:table-cell table:style-name="Default" table:formula="of:=500*[.AE25]" office:value-type="float" office:value="129.884839822375" calcext:value-type="float">
            <text:p>129.8848398224</text:p>
          </table:table-cell>
          <table:table-cell table:style-name="Default" table:formula="of:=500*[.AF25]" office:value-type="float" office:value="129.919337979435" calcext:value-type="float">
            <text:p>129.9193379794</text:p>
          </table:table-cell>
          <table:table-cell table:style-name="Default" table:formula="of:=500*[.AG25]" office:value-type="float" office:value="129.760593482887" calcext:value-type="float">
            <text:p>129.7605934829</text:p>
          </table:table-cell>
          <table:table-cell table:style-name="Default" table:formula="of:=500*[.AH25]" office:value-type="float" office:value="129.968859456432" calcext:value-type="float">
            <text:p>129.9688594564</text:p>
          </table:table-cell>
          <table:table-cell table:style-name="Default" table:formula="of:=500*[.AI25]" office:value-type="float" office:value="129.997566979769" calcext:value-type="float">
            <text:p>129.9975669798</text:p>
          </table:table-cell>
          <table:table-cell table:style-name="Default" table:formula="of:=500*[.AJ25]" office:value-type="float" office:value="130.098535449013" calcext:value-type="float">
            <text:p>130.098535449</text:p>
          </table:table-cell>
          <table:table-cell table:style-name="Default" table:formula="of:=500*[.AK25]" office:value-type="float" office:value="130.233257795591" calcext:value-type="float">
            <text:p>130.2332577956</text:p>
          </table:table-cell>
          <table:table-cell table:style-name="Default" table:formula="of:=500*[.AL25]" office:value-type="float" office:value="130.406430785143" calcext:value-type="float">
            <text:p>130.4064307851</text:p>
          </table:table-cell>
          <table:table-cell table:style-name="Default" table:formula="of:=500*[.AM25]" office:value-type="float" office:value="130.632729715463" calcext:value-type="float">
            <text:p>130.6327297155</text:p>
          </table:table-cell>
          <table:table-cell table:style-name="Default" table:formula="of:=500*[.AN25]" office:value-type="float" office:value="130.802196354763" calcext:value-type="float">
            <text:p>130.8021963548</text:p>
          </table:table-cell>
          <table:table-cell table:style-name="Default" table:formula="of:=500*[.AO25]" office:value-type="float" office:value="131.055203934002" calcext:value-type="float">
            <text:p>131.055203934</text:p>
          </table:table-cell>
          <table:table-cell table:style-name="Default" table:formula="of:=500*[.AP25]" office:value-type="float" office:value="130.925052770918" calcext:value-type="float">
            <text:p>130.9250527709</text:p>
          </table:table-cell>
          <table:table-cell table:style-name="Default" table:formula="of:=500*[.AQ25]" office:value-type="float" office:value="130.831662710967" calcext:value-type="float">
            <text:p>130.831662711</text:p>
          </table:table-cell>
          <table:table-cell table:style-name="Default" table:formula="of:=500*[.AR25]" office:value-type="float" office:value="130.47549240381" calcext:value-type="float">
            <text:p>130.4754924038</text:p>
          </table:table-cell>
          <table:table-cell table:style-name="Default" table:formula="of:=500*[.AS25]" office:value-type="float" office:value="129.85476634154" calcext:value-type="float">
            <text:p>129.8547663415</text:p>
          </table:table-cell>
          <table:table-cell table:style-name="Default" table:formula="of:=500*[.AT25]" office:value-type="float" office:value="129.012550248227" calcext:value-type="float">
            <text:p>129.0125502482</text:p>
          </table:table-cell>
          <table:table-cell table:style-name="Default" table:formula="of:=500*[.AU25]" office:value-type="float" office:value="127.997166616616" calcext:value-type="float">
            <text:p>127.9971666166</text:p>
          </table:table-cell>
          <table:table-cell table:style-name="Default" table:formula="of:=500*[.AV25]" office:value-type="float" office:value="126.818489624356" calcext:value-type="float">
            <text:p>126.8184896244</text:p>
          </table:table-cell>
          <table:table-cell table:style-name="Default" table:formula="of:=500*[.AW25]" office:value-type="float" office:value="125.553796313351" calcext:value-type="float">
            <text:p>125.5537963134</text:p>
          </table:table-cell>
          <table:table-cell table:style-name="Default" table:formula="of:=500*[.AX25]" office:value-type="float" office:value="124.253587580225" calcext:value-type="float">
            <text:p>124.2535875802</text:p>
          </table:table-cell>
          <table:table-cell table:style-name="Default" table:formula="of:=500*[.AY25]" office:value-type="float" office:value="122.969023177318" calcext:value-type="float">
            <text:p>122.9690231773</text:p>
          </table:table-cell>
          <table:table-cell table:style-name="Default" table:formula="of:=500*[.AZ25]" office:value-type="float" office:value="121.712969735896" calcext:value-type="float">
            <text:p>121.7129697359</text:p>
          </table:table-cell>
          <table:table-cell table:style-name="Default" table:formula="of:=500*[.BA25]" office:value-type="float" office:value="120.514865743264" calcext:value-type="float">
            <text:p>120.5148657433</text:p>
          </table:table-cell>
          <table:table-cell table:style-name="Default" table:formula="of:=500*[.BB25]" office:value-type="float" office:value="119.403978930143" calcext:value-type="float">
            <text:p>119.4039789301</text:p>
          </table:table-cell>
          <table:table-cell table:style-name="Default" table:formula="of:=500*[.BC25]" office:value-type="float" office:value="118.43765276588" calcext:value-type="float">
            <text:p>118.4376527659</text:p>
          </table:table-cell>
          <table:table-cell table:style-name="Default" table:formula="of:=500*[.BD25]" office:value-type="float" office:value="117.611135783354" calcext:value-type="float">
            <text:p>117.6111357834</text:p>
          </table:table-cell>
          <table:table-cell table:style-name="Default" table:formula="of:=500*[.BE25]" office:value-type="float" office:value="116.953420917048" calcext:value-type="float">
            <text:p>116.953420917</text:p>
          </table:table-cell>
          <table:table-cell table:style-name="Default" table:formula="of:=500*[.BF25]" office:value-type="float" office:value="116.472339433569" calcext:value-type="float">
            <text:p>116.4723394336</text:p>
          </table:table-cell>
          <table:table-cell table:style-name="Default" table:formula="of:=500*[.BG25]" office:value-type="float" office:value="116.118883824632" calcext:value-type="float">
            <text:p>116.1188838246</text:p>
          </table:table-cell>
          <table:table-cell table:style-name="Default" table:formula="of:=500*[.BH25]" office:value-type="float" office:value="115.973464420913" calcext:value-type="float">
            <text:p>115.9734644209</text:p>
          </table:table-cell>
          <table:table-cell table:style-name="Default" table:formula="of:=500*[.BI25]" office:value-type="float" office:value="116.021413557047" calcext:value-type="float">
            <text:p>116.021413557</text:p>
          </table:table-cell>
          <table:table-cell table:style-name="Default" table:formula="of:=500*[.BJ25]" office:value-type="float" office:value="116.251216375957" calcext:value-type="float">
            <text:p>116.251216376</text:p>
          </table:table-cell>
          <table:table-cell table:style-name="Default" table:formula="of:=500*[.BK25]" office:value-type="float" office:value="116.597931462692" calcext:value-type="float">
            <text:p>116.5979314627</text:p>
          </table:table-cell>
          <table:table-cell table:style-name="Default" table:formula="of:=500*[.BL25]" office:value-type="float" office:value="117.082754538532" calcext:value-type="float">
            <text:p>117.0827545385</text:p>
          </table:table-cell>
          <table:table-cell table:style-name="Default" table:formula="of:=500*[.BM25]" office:value-type="float" office:value="117.67014198682" calcext:value-type="float">
            <text:p>117.6701419868</text:p>
          </table:table-cell>
          <table:table-cell table:style-name="Default" table:formula="of:=500*[.BN25]" office:value-type="float" office:value="118.282288900916" calcext:value-type="float">
            <text:p>118.2822889009</text:p>
          </table:table-cell>
          <table:table-cell table:style-name="Default" table:formula="of:=500*[.BO25]" office:value-type="float" office:value="118.908290683172" calcext:value-type="float">
            <text:p>118.9082906832</text:p>
          </table:table-cell>
          <table:table-cell table:style-name="Default" table:formula="of:=500*[.BP25]" office:value-type="float" office:value="119.490291830588" calcext:value-type="float">
            <text:p>119.4902918306</text:p>
          </table:table-cell>
          <table:table-cell table:style-name="Default" table:formula="of:=500*[.BQ25]" office:value-type="float" office:value="119.931221499047" calcext:value-type="float">
            <text:p>119.931221499</text:p>
          </table:table-cell>
          <table:table-cell table:style-name="Default" table:formula="of:=500*[.BR25]" office:value-type="float" office:value="120.532680091948" calcext:value-type="float">
            <text:p>120.5326800919</text:p>
          </table:table-cell>
          <table:table-cell table:style-name="Default" table:formula="of:=500*[.BS25]" office:value-type="float" office:value="120.833353408636" calcext:value-type="float">
            <text:p>120.8333534086</text:p>
          </table:table-cell>
          <table:table-cell table:style-name="Default" table:formula="of:=500*[.BT25]" office:value-type="float" office:value="120.841238567969" calcext:value-type="float">
            <text:p>120.841238568</text:p>
          </table:table-cell>
          <table:table-cell table:style-name="Default" table:formula="of:=500*[.BU25]" office:value-type="float" office:value="120.825568774684" calcext:value-type="float">
            <text:p>120.8255687747</text:p>
          </table:table-cell>
          <table:table-cell table:style-name="Default" table:formula="of:=500*[.BV25]" office:value-type="float" office:value="120.573879936002" calcext:value-type="float">
            <text:p>120.573879936</text:p>
          </table:table-cell>
          <table:table-cell table:style-name="Default" table:formula="of:=500*[.BW25]" office:value-type="float" office:value="120.243153827415" calcext:value-type="float">
            <text:p>120.2431538274</text:p>
          </table:table-cell>
          <table:table-cell table:style-name="Default" table:formula="of:=500*[.BX25]" office:value-type="float" office:value="119.829505895524" calcext:value-type="float">
            <text:p>119.8295058955</text:p>
          </table:table-cell>
          <table:table-cell table:style-name="Default" table:formula="of:=500*[.BY25]" office:value-type="float" office:value="119.375794119088" calcext:value-type="float">
            <text:p>119.3757941191</text:p>
          </table:table-cell>
          <table:table-cell table:style-name="Default" table:formula="of:=500*[.BZ25]" office:value-type="float" office:value="118.871655422897" calcext:value-type="float">
            <text:p>118.8716554229</text:p>
          </table:table-cell>
          <table:table-cell table:style-name="Default" table:formula="of:=500*[.CA25]" office:value-type="float" office:value="118.524696166904" calcext:value-type="float">
            <text:p>118.5246961669</text:p>
          </table:table-cell>
          <table:table-cell table:style-name="Default" table:formula="of:=500*[.CB25]" office:value-type="float" office:value="118.184482519737" calcext:value-type="float">
            <text:p>118.1844825197</text:p>
          </table:table-cell>
          <table:table-cell table:style-name="Default" table:formula="of:=500*[.CC25]" office:value-type="float" office:value="117.978305814911" calcext:value-type="float">
            <text:p>117.9783058149</text:p>
          </table:table-cell>
          <table:table-cell table:style-name="Default" table:formula="of:=500*[.CD25]" office:value-type="float" office:value="117.788841601436" calcext:value-type="float">
            <text:p>117.7888416014</text:p>
          </table:table-cell>
          <table:table-cell table:style-name="Default" table:formula="of:=500*[.CE25]" office:value-type="float" office:value="117.723273916484" calcext:value-type="float">
            <text:p>117.7232739165</text:p>
          </table:table-cell>
          <table:table-cell table:style-name="Default" table:formula="of:=500*[.CF25]" office:value-type="float" office:value="117.805815499958" calcext:value-type="float">
            <text:p>117.8058155</text:p>
          </table:table-cell>
          <table:table-cell table:style-name="Default" table:formula="of:=500*[.CG25]" office:value-type="float" office:value="117.776405527567" calcext:value-type="float">
            <text:p>117.7764055276</text:p>
          </table:table-cell>
          <table:table-cell table:style-name="Default" table:formula="of:=500*[.CH25]" office:value-type="float" office:value="117.704519609103" calcext:value-type="float">
            <text:p>117.7045196091</text:p>
          </table:table-cell>
          <table:table-cell table:style-name="Default" table:formula="of:=500*[.CI25]" office:value-type="float" office:value="117.53946265069" calcext:value-type="float">
            <text:p>117.5394626507</text:p>
          </table:table-cell>
          <table:table-cell table:style-name="Default" table:formula="of:=500*[.CJ25]" office:value-type="float" office:value="117.196369091098" calcext:value-type="float">
            <text:p>117.1963690911</text:p>
          </table:table-cell>
          <table:table-cell table:style-name="Default" table:formula="of:=500*[.CK25]" office:value-type="float" office:value="116.695354344588" calcext:value-type="float">
            <text:p>116.6953543446</text:p>
          </table:table-cell>
          <table:table-cell table:style-name="Default" table:formula="of:=500*[.CL25]" office:value-type="float" office:value="115.985238931011" calcext:value-type="float">
            <text:p>115.985238931</text:p>
          </table:table-cell>
          <table:table-cell table:style-name="Default" table:formula="of:=500*[.CM25]" office:value-type="float" office:value="115.089692597434" calcext:value-type="float">
            <text:p>115.0896925974</text:p>
          </table:table-cell>
          <table:table-cell table:style-name="Default" table:formula="of:=500*[.CN25]" office:value-type="float" office:value="114.089071656608" calcext:value-type="float">
            <text:p>114.0890716566</text:p>
          </table:table-cell>
          <table:table-cell table:style-name="Default" table:formula="of:=500*[.CO25]" office:value-type="float" office:value="112.973001278058" calcext:value-type="float">
            <text:p>112.9730012781</text:p>
          </table:table-cell>
          <table:table-cell table:style-name="Default" table:formula="of:=500*[.CP25]" office:value-type="float" office:value="111.78941453166" calcext:value-type="float">
            <text:p>111.7894145317</text:p>
          </table:table-cell>
          <table:table-cell table:style-name="Default" table:formula="of:=500*[.CQ25]" office:value-type="float" office:value="110.597458053337" calcext:value-type="float">
            <text:p>110.5974580533</text:p>
          </table:table-cell>
          <table:table-cell table:style-name="Default" table:formula="of:=500*[.CR25]" office:value-type="float" office:value="109.441305400998" calcext:value-type="float">
            <text:p>109.441305401</text:p>
          </table:table-cell>
          <table:table-cell table:style-name="Default" table:formula="of:=500*[.CS25]" office:value-type="float" office:value="108.370943186747" calcext:value-type="float">
            <text:p>108.3709431867</text:p>
          </table:table-cell>
          <table:table-cell table:style-name="Default" table:formula="of:=500*[.CT25]" office:value-type="float" office:value="107.412552266098" calcext:value-type="float">
            <text:p>107.4125522661</text:p>
          </table:table-cell>
          <table:table-cell table:style-name="Default" table:formula="of:=500*[.CU25]" office:value-type="float" office:value="106.599242130831" calcext:value-type="float">
            <text:p>106.5992421308</text:p>
          </table:table-cell>
          <table:table-cell table:style-name="Default" table:formula="of:=500*[.CV25]" office:value-type="float" office:value="105.93947974082" calcext:value-type="float">
            <text:p>105.9394797408</text:p>
          </table:table-cell>
          <table:table-cell table:style-name="Default" table:formula="of:=500*[.CW25]" office:value-type="float" office:value="105.425191662543" calcext:value-type="float">
            <text:p>105.4251916625</text:p>
          </table:table-cell>
          <table:table-cell table:style-name="Default" table:formula="of:=500*[.CX25]" office:value-type="float" office:value="105.176627386423" calcext:value-type="float">
            <text:p>105.1766273864</text:p>
          </table:table-cell>
          <table:table-cell table:style-name="Default" table:formula="of:=500*[.CY25]" office:value-type="float" office:value="105.019438278056" calcext:value-type="float">
            <text:p>105.0194382781</text:p>
          </table:table-cell>
          <table:table-cell table:style-name="Default" table:formula="of:=500*[.CZ25]" office:value-type="float" office:value="105.159835802673" calcext:value-type="float">
            <text:p>105.1598358027</text:p>
          </table:table-cell>
          <table:table-cell table:style-name="Default" table:formula="of:=500*[.DA25]" office:value-type="float" office:value="105.401918680588" calcext:value-type="float">
            <text:p>105.4019186806</text:p>
          </table:table-cell>
          <table:table-cell table:style-name="Default" table:formula="of:=500*[.DB25]" office:value-type="float" office:value="105.966045296117" calcext:value-type="float">
            <text:p>105.9660452961</text:p>
          </table:table-cell>
          <table:table-cell table:style-name="Default" table:formula="of:=500*[.DC25]" office:value-type="float" office:value="106.554012376547" calcext:value-type="float">
            <text:p>106.5540123765</text:p>
          </table:table-cell>
          <table:table-cell table:style-name="Default" table:formula="of:=500*[.DD25]" office:value-type="float" office:value="107.436139474902" calcext:value-type="float">
            <text:p>107.4361394749</text:p>
          </table:table-cell>
          <table:table-cell table:style-name="Default" table:formula="of:=500*[.DE25]" office:value-type="float" office:value="108.408171154131" calcext:value-type="float">
            <text:p>108.4081711541</text:p>
          </table:table-cell>
          <table:table-cell table:style-name="Default" table:formula="of:=500*[.DF25]" office:value-type="float" office:value="109.459242112595" calcext:value-type="float">
            <text:p>109.4592421126</text:p>
          </table:table-cell>
          <table:table-cell table:style-name="Default" table:formula="of:=500*[.DG25]" office:value-type="float" office:value="110.625027081341" calcext:value-type="float">
            <text:p>110.6250270813</text:p>
          </table:table-cell>
          <table:table-cell table:style-name="Default" table:formula="of:=500*[.DH25]" office:value-type="float" office:value="111.792215968177" calcext:value-type="float">
            <text:p>111.7922159682</text:p>
          </table:table-cell>
          <table:table-cell table:style-name="Default" table:formula="of:=500*[.DI25]" office:value-type="float" office:value="112.969118962132" calcext:value-type="float">
            <text:p>112.9691189621</text:p>
          </table:table-cell>
          <table:table-cell table:style-name="Default" table:formula="of:=500*[.DJ25]" office:value-type="float" office:value="114.089986656023" calcext:value-type="float">
            <text:p>114.089986656</text:p>
          </table:table-cell>
          <table:table-cell table:style-name="Default" table:formula="of:=500*[.DK25]" office:value-type="float" office:value="115.278990958481" calcext:value-type="float">
            <text:p>115.2789909585</text:p>
          </table:table-cell>
          <table:table-cell table:style-name="Default" table:formula="of:=500*[.DL25]" office:value-type="float" office:value="115.94733893389" calcext:value-type="float">
            <text:p>115.9473389339</text:p>
          </table:table-cell>
          <table:table-cell table:style-name="Default" table:formula="of:=500*[.DM25]" office:value-type="float" office:value="116.654816985602" calcext:value-type="float">
            <text:p>116.6548169856</text:p>
          </table:table-cell>
          <table:table-cell table:style-name="Default" table:formula="of:=500*[.DN25]" office:value-type="float" office:value="117.228181175534" calcext:value-type="float">
            <text:p>117.2281811755</text:p>
          </table:table-cell>
          <table:table-cell table:style-name="Default" table:formula="of:=500*[.DO25]" office:value-type="float" office:value="117.142881626879" calcext:value-type="float">
            <text:p>117.1428816269</text:p>
          </table:table-cell>
          <table:table-cell table:style-name="Default" table:formula="of:=500*[.DP25]" office:value-type="float" office:value="117.774389043356" calcext:value-type="float">
            <text:p>117.7743890434</text:p>
          </table:table-cell>
          <table:table-cell table:style-name="Default" table:formula="of:=500*[.DQ25]" office:value-type="float" office:value="117.806411375447" calcext:value-type="float">
            <text:p>117.8064113754</text:p>
          </table:table-cell>
          <table:table-cell table:style-name="Default" table:formula="of:=500*[.DR25]" office:value-type="float" office:value="117.774321764667" calcext:value-type="float">
            <text:p>117.7743217647</text:p>
          </table:table-cell>
          <table:table-cell table:style-name="Default" table:formula="of:=500*[.DS25]" office:value-type="float" office:value="117.786281709839" calcext:value-type="float">
            <text:p>117.7862817098</text:p>
          </table:table-cell>
          <table:table-cell table:style-name="Default" table:formula="of:=500*[.DT25]" office:value-type="float" office:value="117.859849739712" calcext:value-type="float">
            <text:p>117.8598497397</text:p>
          </table:table-cell>
          <table:table-cell table:style-name="Default" table:formula="of:=500*[.DU25]" office:value-type="float" office:value="117.989148605674" calcext:value-type="float">
            <text:p>117.9891486057</text:p>
          </table:table-cell>
          <table:table-cell table:style-name="Default" table:formula="of:=500*[.DV25]" office:value-type="float" office:value="118.138258802307" calcext:value-type="float">
            <text:p>118.1382588023</text:p>
          </table:table-cell>
          <table:table-cell table:style-name="Default" table:formula="of:=500*[.DW25]" office:value-type="float" office:value="118.486672837173" calcext:value-type="float">
            <text:p>118.4866728372</text:p>
          </table:table-cell>
          <table:table-cell table:style-name="Default" table:formula="of:=500*[.DX25]" office:value-type="float" office:value="118.958974637588" calcext:value-type="float">
            <text:p>118.9589746376</text:p>
          </table:table-cell>
          <table:table-cell table:style-name="Default" table:formula="of:=500*[.DY25]" office:value-type="float" office:value="119.36755751319" calcext:value-type="float">
            <text:p>119.3675575132</text:p>
          </table:table-cell>
          <table:table-cell table:style-name="Default" table:formula="of:=500*[.DZ25]" office:value-type="float" office:value="119.814316404475" calcext:value-type="float">
            <text:p>119.8143164045</text:p>
          </table:table-cell>
          <table:table-cell table:style-name="Default" table:formula="of:=500*[.EA25]" office:value-type="float" office:value="120.329216617283" calcext:value-type="float">
            <text:p>120.3292166173</text:p>
          </table:table-cell>
          <table:table-cell table:style-name="Default" table:formula="of:=500*[.EB25]" office:value-type="float" office:value="120.71935879614" calcext:value-type="float">
            <text:p>120.7193587961</text:p>
          </table:table-cell>
          <table:table-cell table:style-name="Default" table:formula="of:=500*[.EC25]" office:value-type="float" office:value="120.819467666957" calcext:value-type="float">
            <text:p>120.819467667</text:p>
          </table:table-cell>
          <table:table-cell table:style-name="Default" table:formula="of:=500*[.ED25]" office:value-type="float" office:value="120.95490068187" calcext:value-type="float">
            <text:p>120.9549006819</text:p>
          </table:table-cell>
          <table:table-cell table:style-name="Default" table:formula="of:=500*[.EE25]" office:value-type="float" office:value="120.424864759058" calcext:value-type="float">
            <text:p>120.4248647591</text:p>
          </table:table-cell>
          <table:table-cell table:style-name="Default" table:formula="of:=500*[.EF25]" office:value-type="float" office:value="120.442728903939" calcext:value-type="float">
            <text:p>120.4427289039</text:p>
          </table:table-cell>
          <table:table-cell table:style-name="Default" table:formula="of:=500*[.EG25]" office:value-type="float" office:value="120.001154243994" calcext:value-type="float">
            <text:p>120.001154244</text:p>
          </table:table-cell>
          <table:table-cell table:style-name="Default" table:formula="of:=500*[.EH25]" office:value-type="float" office:value="119.584487220938" calcext:value-type="float">
            <text:p>119.5844872209</text:p>
          </table:table-cell>
          <table:table-cell table:style-name="Default" table:formula="of:=500*[.EI25]" office:value-type="float" office:value="118.828732416846" calcext:value-type="float">
            <text:p>118.8287324168</text:p>
          </table:table-cell>
          <table:table-cell table:style-name="Default" table:formula="of:=500*[.EJ25]" office:value-type="float" office:value="118.220409378373" calcext:value-type="float">
            <text:p>118.2204093784</text:p>
          </table:table-cell>
          <table:table-cell table:style-name="Default" table:formula="of:=500*[.EK25]" office:value-type="float" office:value="117.601957258215" calcext:value-type="float">
            <text:p>117.6019572582</text:p>
          </table:table-cell>
          <table:table-cell table:style-name="Default" table:formula="of:=500*[.EL25]" office:value-type="float" office:value="116.997720854147" calcext:value-type="float">
            <text:p>116.9977208541</text:p>
          </table:table-cell>
          <table:table-cell table:style-name="Default" table:formula="of:=500*[.EM25]" office:value-type="float" office:value="116.60579557926" calcext:value-type="float">
            <text:p>116.6057955793</text:p>
          </table:table-cell>
          <table:table-cell table:style-name="Default" table:formula="of:=500*[.EN25]" office:value-type="float" office:value="116.222424336783" calcext:value-type="float">
            <text:p>116.2224243368</text:p>
          </table:table-cell>
          <table:table-cell table:style-name="Default" table:formula="of:=500*[.EO25]" office:value-type="float" office:value="116.080908687871" calcext:value-type="float">
            <text:p>116.0809086879</text:p>
          </table:table-cell>
          <table:table-cell table:style-name="Default" table:formula="of:=500*[.EP25]" office:value-type="float" office:value="116.019044006462" calcext:value-type="float">
            <text:p>116.0190440065</text:p>
          </table:table-cell>
          <table:table-cell table:style-name="Default" table:formula="of:=500*[.EQ25]" office:value-type="float" office:value="116.148688587513" calcext:value-type="float">
            <text:p>116.1486885875</text:p>
          </table:table-cell>
          <table:table-cell table:style-name="Default" table:formula="of:=500*[.ER25]" office:value-type="float" office:value="116.474857423276" calcext:value-type="float">
            <text:p>116.4748574233</text:p>
          </table:table-cell>
          <table:table-cell table:style-name="Default" table:formula="of:=500*[.ES25]" office:value-type="float" office:value="116.896229795008" calcext:value-type="float">
            <text:p>116.896229795</text:p>
          </table:table-cell>
          <table:table-cell table:style-name="Default" table:formula="of:=500*[.ET25]" office:value-type="float" office:value="117.623221807754" calcext:value-type="float">
            <text:p>117.6232218078</text:p>
          </table:table-cell>
          <table:table-cell table:style-name="Default" table:formula="of:=500*[.EU25]" office:value-type="float" office:value="118.345731065343" calcext:value-type="float">
            <text:p>118.3457310653</text:p>
          </table:table-cell>
          <table:table-cell table:style-name="Default" table:formula="of:=500*[.EV25]" office:value-type="float" office:value="119.385420800021" calcext:value-type="float">
            <text:p>119.3854208</text:p>
          </table:table-cell>
          <table:table-cell table:style-name="Default" table:formula="of:=500*[.EW25]" office:value-type="float" office:value="120.457053144903" calcext:value-type="float">
            <text:p>120.4570531449</text:p>
          </table:table-cell>
          <table:table-cell table:style-name="Default" table:formula="of:=500*[.EX25]" office:value-type="float" office:value="121.681005821465" calcext:value-type="float">
            <text:p>121.6810058215</text:p>
          </table:table-cell>
          <table:table-cell table:style-name="Default" table:formula="of:=500*[.EY25]" office:value-type="float" office:value="122.932541948855" calcext:value-type="float">
            <text:p>122.9325419489</text:p>
          </table:table-cell>
          <table:table-cell table:style-name="Default" table:formula="of:=500*[.EZ25]" office:value-type="float" office:value="124.252676049445" calcext:value-type="float">
            <text:p>124.2526760494</text:p>
          </table:table-cell>
          <table:table-cell table:style-name="Default" table:formula="of:=500*[.FA25]" office:value-type="float" office:value="125.526460643623" calcext:value-type="float">
            <text:p>125.5264606436</text:p>
          </table:table-cell>
          <table:table-cell table:style-name="Default" table:formula="of:=500*[.FB25]" office:value-type="float" office:value="126.873220640713" calcext:value-type="float">
            <text:p>126.8732206407</text:p>
          </table:table-cell>
          <table:table-cell table:style-name="Default" table:formula="of:=500*[.FC25]" office:value-type="float" office:value="128.022262401173" calcext:value-type="float">
            <text:p>128.0222624012</text:p>
          </table:table-cell>
          <table:table-cell table:style-name="Default" table:formula="of:=500*[.FD25]" office:value-type="float" office:value="129.038757096966" calcext:value-type="float">
            <text:p>129.038757097</text:p>
          </table:table-cell>
          <table:table-cell table:style-name="Default" table:formula="of:=500*[.FE25]" office:value-type="float" office:value="129.809977302836" calcext:value-type="float">
            <text:p>129.8099773028</text:p>
          </table:table-cell>
          <table:table-cell table:style-name="Default" table:formula="of:=500*[.FF25]" office:value-type="float" office:value="130.434171792716" calcext:value-type="float">
            <text:p>130.4341717927</text:p>
          </table:table-cell>
          <table:table-cell table:style-name="Default" table:formula="of:=500*[.FG25]" office:value-type="float" office:value="130.822276686658" calcext:value-type="float">
            <text:p>130.8222766867</text:p>
          </table:table-cell>
          <table:table-cell table:style-name="Default" table:formula="of:=500*[.FH25]" office:value-type="float" office:value="131.098275135247" calcext:value-type="float">
            <text:p>131.0982751352</text:p>
          </table:table-cell>
          <table:table-cell table:style-name="Default" table:formula="of:=500*[.FI25]" office:value-type="float" office:value="131.026350968482" calcext:value-type="float">
            <text:p>131.0263509685</text:p>
          </table:table-cell>
          <table:table-cell table:style-name="Default" table:formula="of:=500*[.FJ25]" office:value-type="float" office:value="130.75501767332" calcext:value-type="float">
            <text:p>130.7550176733</text:p>
          </table:table-cell>
          <table:table-cell table:style-name="Default" table:formula="of:=500*[.FK25]" office:value-type="float" office:value="130.725356181995" calcext:value-type="float">
            <text:p>130.725356182</text:p>
          </table:table-cell>
          <table:table-cell table:style-name="Default" table:formula="of:=500*[.FL25]" office:value-type="float" office:value="130.469542200559" calcext:value-type="float">
            <text:p>130.4695422006</text:p>
          </table:table-cell>
          <table:table-cell table:style-name="Default" table:formula="of:=500*[.FM25]" office:value-type="float" office:value="130.160247078552" calcext:value-type="float">
            <text:p>130.1602470786</text:p>
          </table:table-cell>
          <table:table-cell table:style-name="Default" table:formula="of:=500*[.FN25]" office:value-type="float" office:value="130.098995592266" calcext:value-type="float">
            <text:p>130.0989955923</text:p>
          </table:table-cell>
          <table:table-cell table:style-name="Default" table:formula="of:=500*[.FO25]" office:value-type="float" office:value="129.901991034073" calcext:value-type="float">
            <text:p>129.9019910341</text:p>
          </table:table-cell>
          <table:table-cell table:style-name="Default" table:formula="of:=500*[.FP25]" office:value-type="float" office:value="129.96949965088" calcext:value-type="float">
            <text:p>129.9694996509</text:p>
          </table:table-cell>
          <table:table-cell table:style-name="Default" table:formula="of:=500*[.FQ25]" office:value-type="float" office:value="129.843815493989" calcext:value-type="float">
            <text:p>129.843815494</text:p>
          </table:table-cell>
          <table:table-cell table:style-name="Default" table:formula="of:=500*[.FR25]" office:value-type="float" office:value="129.951645482657" calcext:value-type="float">
            <text:p>129.9516454827</text:p>
          </table:table-cell>
          <table:table-cell table:style-name="Default" table:formula="of:=500*[.FS25]" office:value-type="float" office:value="129.950981686794" calcext:value-type="float">
            <text:p>129.9509816868</text:p>
          </table:table-cell>
          <table:table-cell table:style-name="Default" table:formula="of:=500*[.FT25]" office:value-type="float" office:value="129.805082481111" calcext:value-type="float">
            <text:p>129.8050824811</text:p>
          </table:table-cell>
          <table:table-cell table:style-name="Default" table:formula="of:=500*[.FU25]" office:value-type="float" office:value="129.287311782641" calcext:value-type="float">
            <text:p>129.2873117826</text:p>
          </table:table-cell>
          <table:table-cell table:style-name="Default" table:formula="of:=500*[.FV25]" office:value-type="float" office:value="128.754836235299" calcext:value-type="float">
            <text:p>128.7548362353</text:p>
          </table:table-cell>
          <table:table-cell table:style-name="Default" table:formula="of:=500*[.FW25]" office:value-type="float" office:value="127.89979270633" calcext:value-type="float">
            <text:p>127.8997927063</text:p>
          </table:table-cell>
          <table:table-cell table:style-name="Default" table:formula="of:=500*[.FX25]" office:value-type="float" office:value="126.803664267432" calcext:value-type="float">
            <text:p>126.8036642674</text:p>
          </table:table-cell>
          <table:table-cell table:style-name="Default" table:formula="of:=500*[.FY25]" office:value-type="float" office:value="125.417308491175" calcext:value-type="float">
            <text:p>125.4173084912</text:p>
          </table:table-cell>
          <table:table-cell table:style-name="Default" table:formula="of:=500*[.FZ25]" office:value-type="float" office:value="123.87101308625" calcext:value-type="float">
            <text:p>123.8710130863</text:p>
          </table:table-cell>
          <table:table-cell table:style-name="Default" table:formula="of:=500*[.GA25]" office:value-type="float" office:value="122.054272970522" calcext:value-type="float">
            <text:p>122.0542729705</text:p>
          </table:table-cell>
          <table:table-cell table:style-name="Default" table:formula="of:=500*[.GB25]" office:value-type="float" office:value="120.198620347724" calcext:value-type="float">
            <text:p>120.1986203477</text:p>
          </table:table-cell>
          <table:table-cell table:style-name="Default" table:formula="of:=500*[.GC25]" office:value-type="float" office:value="118.149869160286" calcext:value-type="float">
            <text:p>118.1498691603</text:p>
          </table:table-cell>
          <table:table-cell table:style-name="Default" table:formula="of:=500*[.GD25]" office:value-type="float" office:value="116.145895184312" calcext:value-type="float">
            <text:p>116.1458951843</text:p>
          </table:table-cell>
          <table:table-cell table:style-name="Default" table:formula="of:=500*[.GE25]" office:value-type="float" office:value="113.993935005226" calcext:value-type="float">
            <text:p>113.9939350052</text:p>
          </table:table-cell>
          <table:table-cell table:style-name="Default" table:formula="of:=500*[.GF25]" office:value-type="float" office:value="112.020399020271" calcext:value-type="float">
            <text:p>112.0203990203</text:p>
          </table:table-cell>
          <table:table-cell table:style-name="Default" table:formula="of:=500*[.GG25]" office:value-type="float" office:value="109.982992288208" calcext:value-type="float">
            <text:p>109.9829922882</text:p>
          </table:table-cell>
          <table:table-cell table:style-name="Default" table:formula="of:=500*[.GH25]" office:value-type="float" office:value="108.146845322412" calcext:value-type="float">
            <text:p>108.1468453224</text:p>
          </table:table-cell>
          <table:table-cell table:style-name="Default" table:formula="of:=500*[.GI25]" office:value-type="float" office:value="106.31934732479" calcext:value-type="float">
            <text:p>106.3193473248</text:p>
          </table:table-cell>
          <table:table-cell table:style-name="Default" table:formula="of:=500*[.GJ25]" office:value-type="float" office:value="104.630208365556" calcext:value-type="float">
            <text:p>104.6302083656</text:p>
          </table:table-cell>
          <table:table-cell table:style-name="Default" table:formula="of:=500*[.GK25]" office:value-type="float" office:value="102.968977394581" calcext:value-type="float">
            <text:p>102.9689773946</text:p>
          </table:table-cell>
          <table:table-cell table:style-name="Default" table:formula="of:=500*[.GL25]" office:value-type="float" office:value="101.555350129333" calcext:value-type="float">
            <text:p>101.5553501293</text:p>
          </table:table-cell>
          <table:table-cell table:style-name="Default" table:formula="of:=500*[.GM25]" office:value-type="float" office:value="100.105428787939" calcext:value-type="float">
            <text:p>100.1054287879</text:p>
          </table:table-cell>
          <table:table-cell table:style-name="Default" table:formula="of:=500*[.GN25]" office:value-type="float" office:value="98.864280340837" calcext:value-type="float">
            <text:p>98.8642803408</text:p>
          </table:table-cell>
          <table:table-cell table:style-name="Default" table:formula="of:=500*[.GO25]" office:value-type="float" office:value="97.6134256405965" calcext:value-type="float">
            <text:p>97.6134256406</text:p>
          </table:table-cell>
          <table:table-cell table:style-name="Default" table:formula="of:=500*[.GP25]" office:value-type="float" office:value="96.4882487122125" calcext:value-type="float">
            <text:p>96.4882487122</text:p>
          </table:table-cell>
          <table:table-cell table:style-name="Default" table:formula="of:=500*[.GQ25]" office:value-type="float" office:value="95.4102649035745" calcext:value-type="float">
            <text:p>95.4102649036</text:p>
          </table:table-cell>
          <table:table-cell table:style-name="Default" table:formula="of:=500*[.GR25]" office:value-type="float" office:value="94.3064977404995" calcext:value-type="float">
            <text:p>94.3064977405</text:p>
          </table:table-cell>
          <table:table-cell table:style-name="Default" table:formula="of:=500*[.GS25]" office:value-type="float" office:value="93.266888783711" calcext:value-type="float">
            <text:p>93.2668887837</text:p>
          </table:table-cell>
          <table:table-cell table:style-name="Default" table:formula="of:=500*[.GT25]" office:value-type="float" office:value="92.1050733020015" calcext:value-type="float">
            <text:p>92.105073302</text:p>
          </table:table-cell>
          <table:table-cell table:style-name="Default" table:formula="of:=500*[.GU25]" office:value-type="float" office:value="90.823129895583" calcext:value-type="float">
            <text:p>90.8231298956</text:p>
          </table:table-cell>
          <table:table-cell table:style-name="Default" table:number-columns-repeated="819"/>
        </table:table-row>
        <table:table-row table:style-name="ro2">
          <table:table-cell table:style-name="Default" table:number-columns-repeated="2"/>
          <table:table-cell table:style-name="Default" table:formula="of:=500*[.C26]" office:value-type="float" office:value="44.328953374195" calcext:value-type="float">
            <text:p>44.3289533742</text:p>
          </table:table-cell>
          <table:table-cell table:style-name="Default" table:formula="of:=500*[.D26]" office:value-type="float" office:value="38.3616993010444" calcext:value-type="float">
            <text:p>38.361699301</text:p>
          </table:table-cell>
          <table:table-cell table:style-name="Default" table:formula="of:=500*[.E26]" office:value-type="float" office:value="32.3589142400684" calcext:value-type="float">
            <text:p>32.3589142401</text:p>
          </table:table-cell>
          <table:table-cell table:style-name="Default" table:formula="of:=500*[.F26]" office:value-type="float" office:value="25.9419928738007" calcext:value-type="float">
            <text:p>25.9419928738</text:p>
          </table:table-cell>
          <table:table-cell table:style-name="Default" table:formula="of:=500*[.G26]" office:value-type="float" office:value="19.3518950206936" calcext:value-type="float">
            <text:p>19.3518950207</text:p>
          </table:table-cell>
          <table:table-cell table:style-name="Default" table:formula="of:=500*[.H26]" office:value-type="float" office:value="12.6553483486" calcext:value-type="float">
            <text:p>12.6553483486</text:p>
          </table:table-cell>
          <table:table-cell table:style-name="Default" table:formula="of:=500*[.I26]" office:value-type="float" office:value="5.6146225797844" calcext:value-type="float">
            <text:p>5.6146225798</text:p>
          </table:table-cell>
          <table:table-cell table:style-name="Default" table:formula="of:=500*[.J26]" office:value-type="float" office:value="1.34713465705998" calcext:value-type="float">
            <text:p>1.3471346571</text:p>
          </table:table-cell>
          <table:table-cell table:style-name="Default" table:formula="of:=500*[.K26]" office:value-type="float" office:value="8.3418854246536" calcext:value-type="float">
            <text:p>8.3418854247</text:p>
          </table:table-cell>
          <table:table-cell table:style-name="Default" table:formula="of:=500*[.L26]" office:value-type="float" office:value="15.4750072718911" calcext:value-type="float">
            <text:p>15.4750072719</text:p>
          </table:table-cell>
          <table:table-cell table:style-name="Default" table:formula="of:=500*[.M26]" office:value-type="float" office:value="22.653219206269" calcext:value-type="float">
            <text:p>22.6532192063</text:p>
          </table:table-cell>
          <table:table-cell table:style-name="Default" table:formula="of:=500*[.N26]" office:value-type="float" office:value="29.9017990743474" calcext:value-type="float">
            <text:p>29.9017990743</text:p>
          </table:table-cell>
          <table:table-cell table:style-name="Default" table:formula="of:=500*[.O26]" office:value-type="float" office:value="37.107511726293" calcext:value-type="float">
            <text:p>37.1075117263</text:p>
          </table:table-cell>
          <table:table-cell table:style-name="Default" table:formula="of:=500*[.P26]" office:value-type="float" office:value="44.4551973449775" calcext:value-type="float">
            <text:p>44.455197345</text:p>
          </table:table-cell>
          <table:table-cell table:style-name="Default" table:formula="of:=500*[.Q26]" office:value-type="float" office:value="51.7151407171226" calcext:value-type="float">
            <text:p>51.7151407171</text:p>
          </table:table-cell>
          <table:table-cell table:style-name="Default" table:formula="of:=500*[.R26]" office:value-type="float" office:value="59.1644793934621" calcext:value-type="float">
            <text:p>59.1644793935</text:p>
          </table:table-cell>
          <table:table-cell table:style-name="Default" table:formula="of:=500*[.S26]" office:value-type="float" office:value="66.4132552257443" calcext:value-type="float">
            <text:p>66.4132552257</text:p>
          </table:table-cell>
          <table:table-cell table:style-name="Default" table:formula="of:=500*[.T26]" office:value-type="float" office:value="73.6832382768343" calcext:value-type="float">
            <text:p>73.6832382768</text:p>
          </table:table-cell>
          <table:table-cell table:style-name="Default" table:formula="of:=500*[.U26]" office:value-type="float" office:value="80.7613183204211" calcext:value-type="float">
            <text:p>80.7613183204</text:p>
          </table:table-cell>
          <table:table-cell table:style-name="Default" table:formula="of:=500*[.V26]" office:value-type="float" office:value="87.6747562364331" calcext:value-type="float">
            <text:p>87.6747562364</text:p>
          </table:table-cell>
          <table:table-cell table:style-name="Default" table:formula="of:=500*[.W26]" office:value-type="float" office:value="94.3626233716934" calcext:value-type="float">
            <text:p>94.3626233717</text:p>
          </table:table-cell>
          <table:table-cell table:style-name="Default" table:formula="of:=500*[.X26]" office:value-type="float" office:value="100.662523370373" calcext:value-type="float">
            <text:p>100.6625233704</text:p>
          </table:table-cell>
          <table:table-cell table:style-name="Default" table:formula="of:=500*[.Y26]" office:value-type="float" office:value="106.531636166509" calcext:value-type="float">
            <text:p>106.5316361665</text:p>
          </table:table-cell>
          <table:table-cell table:style-name="Default" table:formula="of:=500*[.Z26]" office:value-type="float" office:value="111.683999592801" calcext:value-type="float">
            <text:p>111.6839995928</text:p>
          </table:table-cell>
          <table:table-cell table:style-name="Default" table:formula="of:=500*[.AA26]" office:value-type="float" office:value="116.455268163795" calcext:value-type="float">
            <text:p>116.4552681638</text:p>
          </table:table-cell>
          <table:table-cell table:style-name="Default" table:formula="of:=500*[.AB26]" office:value-type="float" office:value="120.323380422131" calcext:value-type="float">
            <text:p>120.3233804221</text:p>
          </table:table-cell>
          <table:table-cell table:style-name="Default" table:formula="of:=500*[.AC26]" office:value-type="float" office:value="123.469200035693" calcext:value-type="float">
            <text:p>123.4692000357</text:p>
          </table:table-cell>
          <table:table-cell table:style-name="Default" table:formula="of:=500*[.AD26]" office:value-type="float" office:value="125.901295566608" calcext:value-type="float">
            <text:p>125.9012955666</text:p>
          </table:table-cell>
          <table:table-cell table:style-name="Default" table:formula="of:=500*[.AE26]" office:value-type="float" office:value="127.707146264022" calcext:value-type="float">
            <text:p>127.707146264</text:p>
          </table:table-cell>
          <table:table-cell table:style-name="Default" table:formula="of:=500*[.AF26]" office:value-type="float" office:value="128.868105662754" calcext:value-type="float">
            <text:p>128.8681056628</text:p>
          </table:table-cell>
          <table:table-cell table:style-name="Default" table:formula="of:=500*[.AG26]" office:value-type="float" office:value="129.425442901691" calcext:value-type="float">
            <text:p>129.4254429017</text:p>
          </table:table-cell>
          <table:table-cell table:style-name="Default" table:formula="of:=500*[.AH26]" office:value-type="float" office:value="129.948811840597" calcext:value-type="float">
            <text:p>129.9488118406</text:p>
          </table:table-cell>
          <table:table-cell table:style-name="Default" table:formula="of:=500*[.AI26]" office:value-type="float" office:value="129.91351388718" calcext:value-type="float">
            <text:p>129.9135138872</text:p>
          </table:table-cell>
          <table:table-cell table:style-name="Default" table:formula="of:=500*[.AJ26]" office:value-type="float" office:value="129.583226391691" calcext:value-type="float">
            <text:p>129.5832263917</text:p>
          </table:table-cell>
          <table:table-cell table:style-name="Default" table:formula="of:=500*[.AK26]" office:value-type="float" office:value="128.911713049473" calcext:value-type="float">
            <text:p>128.9117130495</text:p>
          </table:table-cell>
          <table:table-cell table:style-name="Default" table:formula="of:=500*[.AL26]" office:value-type="float" office:value="127.881273961464" calcext:value-type="float">
            <text:p>127.8812739615</text:p>
          </table:table-cell>
          <table:table-cell table:style-name="Default" table:formula="of:=500*[.AM26]" office:value-type="float" office:value="126.481151028048" calcext:value-type="float">
            <text:p>126.481151028</text:p>
          </table:table-cell>
          <table:table-cell table:style-name="Default" table:formula="of:=500*[.AN26]" office:value-type="float" office:value="124.556924898197" calcext:value-type="float">
            <text:p>124.5569248982</text:p>
          </table:table-cell>
          <table:table-cell table:style-name="Default" table:formula="of:=500*[.AO26]" office:value-type="float" office:value="122.209350851752" calcext:value-type="float">
            <text:p>122.2093508518</text:p>
          </table:table-cell>
          <table:table-cell table:style-name="Default" table:formula="of:=500*[.AP26]" office:value-type="float" office:value="118.961741171093" calcext:value-type="float">
            <text:p>118.9617411711</text:p>
          </table:table-cell>
          <table:table-cell table:style-name="Default" table:formula="of:=500*[.AQ26]" office:value-type="float" office:value="115.168234405319" calcext:value-type="float">
            <text:p>115.1682344053</text:p>
          </table:table-cell>
          <table:table-cell table:style-name="Default" table:formula="of:=500*[.AR26]" office:value-type="float" office:value="110.567035253718" calcext:value-type="float">
            <text:p>110.5670352537</text:p>
          </table:table-cell>
          <table:table-cell table:style-name="Default" table:formula="of:=500*[.AS26]" office:value-type="float" office:value="105.210518317989" calcext:value-type="float">
            <text:p>105.210518318</text:p>
          </table:table-cell>
          <table:table-cell table:style-name="Default" table:formula="of:=500*[.AT26]" office:value-type="float" office:value="99.170179066657" calcext:value-type="float">
            <text:p>99.1701790667</text:p>
          </table:table-cell>
          <table:table-cell table:style-name="Default" table:formula="of:=500*[.AU26]" office:value-type="float" office:value="92.5638794714726" calcext:value-type="float">
            <text:p>92.5638794715</text:p>
          </table:table-cell>
          <table:table-cell table:style-name="Default" table:formula="of:=500*[.AV26]" office:value-type="float" office:value="85.446795860369" calcext:value-type="float">
            <text:p>85.4467958604</text:p>
          </table:table-cell>
          <table:table-cell table:style-name="Default" table:formula="of:=500*[.AW26]" office:value-type="float" office:value="78.0194145656692" calcext:value-type="float">
            <text:p>78.0194145657</text:p>
          </table:table-cell>
          <table:table-cell table:style-name="Default" table:formula="of:=500*[.AX26]" office:value-type="float" office:value="70.2808886374606" calcext:value-type="float">
            <text:p>70.2808886375</text:p>
          </table:table-cell>
          <table:table-cell table:style-name="Default" table:formula="of:=500*[.AY26]" office:value-type="float" office:value="62.3249770951907" calcext:value-type="float">
            <text:p>62.3249770952</text:p>
          </table:table-cell>
          <table:table-cell table:style-name="Default" table:formula="of:=500*[.AZ26]" office:value-type="float" office:value="54.2816438674926" calcext:value-type="float">
            <text:p>54.2816438675</text:p>
          </table:table-cell>
          <table:table-cell table:style-name="Default" table:formula="of:=500*[.BA26]" office:value-type="float" office:value="46.1062628047989" calcext:value-type="float">
            <text:p>46.1062628048</text:p>
          </table:table-cell>
          <table:table-cell table:style-name="Default" table:formula="of:=500*[.BB26]" office:value-type="float" office:value="37.8627693644787" calcext:value-type="float">
            <text:p>37.8627693645</text:p>
          </table:table-cell>
          <table:table-cell table:style-name="Default" table:formula="of:=500*[.BC26]" office:value-type="float" office:value="29.6017953895491" calcext:value-type="float">
            <text:p>29.6017953895</text:p>
          </table:table-cell>
          <table:table-cell table:style-name="Default" table:formula="of:=500*[.BD26]" office:value-type="float" office:value="21.3224580821726" calcext:value-type="float">
            <text:p>21.3224580822</text:p>
          </table:table-cell>
          <table:table-cell table:style-name="Default" table:formula="of:=500*[.BE26]" office:value-type="float" office:value="13.0388119531569" calcext:value-type="float">
            <text:p>13.0388119532</text:p>
          </table:table-cell>
          <table:table-cell table:style-name="Default" table:formula="of:=500*[.BF26]" office:value-type="float" office:value="4.78719196058205" calcext:value-type="float">
            <text:p>4.7871919606</text:p>
          </table:table-cell>
          <table:table-cell table:style-name="Default" table:formula="of:=500*[.BG26]" office:value-type="float" office:value="3.51807526664825" calcext:value-type="float">
            <text:p>3.5180752666</text:p>
          </table:table-cell>
          <table:table-cell table:style-name="Default" table:formula="of:=500*[.BH26]" office:value-type="float" office:value="11.8020438615767" calcext:value-type="float">
            <text:p>11.8020438616</text:p>
          </table:table-cell>
          <table:table-cell table:style-name="Default" table:formula="of:=500*[.BI26]" office:value-type="float" office:value="20.0515689949611" calcext:value-type="float">
            <text:p>20.051568995</text:p>
          </table:table-cell>
          <table:table-cell table:style-name="Default" table:formula="of:=500*[.BJ26]" office:value-type="float" office:value="28.3178783043168" calcext:value-type="float">
            <text:p>28.3178783043</text:p>
          </table:table-cell>
          <table:table-cell table:style-name="Default" table:formula="of:=500*[.BK26]" office:value-type="float" office:value="36.4942215647864" calcext:value-type="float">
            <text:p>36.4942215648</text:p>
          </table:table-cell>
          <table:table-cell table:style-name="Default" table:formula="of:=500*[.BL26]" office:value-type="float" office:value="44.6893658666713" calcext:value-type="float">
            <text:p>44.6893658667</text:p>
          </table:table-cell>
          <table:table-cell table:style-name="Default" table:formula="of:=500*[.BM26]" office:value-type="float" office:value="52.7612743709755" calcext:value-type="float">
            <text:p>52.761274371</text:p>
          </table:table-cell>
          <table:table-cell table:style-name="Default" table:formula="of:=500*[.BN26]" office:value-type="float" office:value="60.6426825842961" calcext:value-type="float">
            <text:p>60.6426825843</text:p>
          </table:table-cell>
          <table:table-cell table:style-name="Default" table:formula="of:=500*[.BO26]" office:value-type="float" office:value="68.3102511782373" calcext:value-type="float">
            <text:p>68.3102511782</text:p>
          </table:table-cell>
          <table:table-cell table:style-name="Default" table:formula="of:=500*[.BP26]" office:value-type="float" office:value="75.6616998752537" calcext:value-type="float">
            <text:p>75.6616998753</text:p>
          </table:table-cell>
          <table:table-cell table:style-name="Default" table:formula="of:=500*[.BQ26]" office:value-type="float" office:value="82.5881608430231" calcext:value-type="float">
            <text:p>82.588160843</text:p>
          </table:table-cell>
          <table:table-cell table:style-name="Default" table:formula="of:=500*[.BR26]" office:value-type="float" office:value="89.4092777476493" calcext:value-type="float">
            <text:p>89.4092777476</text:p>
          </table:table-cell>
          <table:table-cell table:style-name="Default" table:formula="of:=500*[.BS26]" office:value-type="float" office:value="95.1454705912467" calcext:value-type="float">
            <text:p>95.1454705912</text:p>
          </table:table-cell>
          <table:table-cell table:style-name="Default" table:formula="of:=500*[.BT26]" office:value-type="float" office:value="100.198251687316" calcext:value-type="float">
            <text:p>100.1982516873</text:p>
          </table:table-cell>
          <table:table-cell table:style-name="Default" table:formula="of:=500*[.BU26]" office:value-type="float" office:value="104.717237213296" calcext:value-type="float">
            <text:p>104.7172372133</text:p>
          </table:table-cell>
          <table:table-cell table:style-name="Default" table:formula="of:=500*[.BV26]" office:value-type="float" office:value="108.397364072268" calcext:value-type="float">
            <text:p>108.3973640723</text:p>
          </table:table-cell>
          <table:table-cell table:style-name="Default" table:formula="of:=500*[.BW26]" office:value-type="float" office:value="111.374156169688" calcext:value-type="float">
            <text:p>111.3741561697</text:p>
          </table:table-cell>
          <table:table-cell table:style-name="Default" table:formula="of:=500*[.BX26]" office:value-type="float" office:value="113.718338496984" calcext:value-type="float">
            <text:p>113.718338497</text:p>
          </table:table-cell>
          <table:table-cell table:style-name="Default" table:formula="of:=500*[.BY26]" office:value-type="float" office:value="115.440141869259" calcext:value-type="float">
            <text:p>115.4401418693</text:p>
          </table:table-cell>
          <table:table-cell table:style-name="Default" table:formula="of:=500*[.BZ26]" office:value-type="float" office:value="116.597043044873" calcext:value-type="float">
            <text:p>116.5970430449</text:p>
          </table:table-cell>
          <table:table-cell table:style-name="Default" table:formula="of:=500*[.CA26]" office:value-type="float" office:value="117.461694058348" calcext:value-type="float">
            <text:p>117.4616940583</text:p>
          </table:table-cell>
          <table:table-cell table:style-name="Default" table:formula="of:=500*[.CB26]" office:value-type="float" office:value="117.847929428472" calcext:value-type="float">
            <text:p>117.8479294285</text:p>
          </table:table-cell>
          <table:table-cell table:style-name="Default" table:formula="of:=500*[.CC26]" office:value-type="float" office:value="117.963665410845" calcext:value-type="float">
            <text:p>117.9636654108</text:p>
          </table:table-cell>
          <table:table-cell table:style-name="Default" table:formula="of:=500*[.CD26]" office:value-type="float" office:value="117.672811659774" calcext:value-type="float">
            <text:p>117.6728116598</text:p>
          </table:table-cell>
          <table:table-cell table:style-name="Default" table:formula="of:=500*[.CE26]" office:value-type="float" office:value="117.077569694755" calcext:value-type="float">
            <text:p>117.0775696948</text:p>
          </table:table-cell>
          <table:table-cell table:style-name="Default" table:formula="of:=500*[.CF26]" office:value-type="float" office:value="116.193216088701" calcext:value-type="float">
            <text:p>116.1932160887</text:p>
          </table:table-cell>
          <table:table-cell table:style-name="Default" table:formula="of:=500*[.CG26]" office:value-type="float" office:value="114.640779123119" calcext:value-type="float">
            <text:p>114.6407791231</text:p>
          </table:table-cell>
          <table:table-cell table:style-name="Default" table:formula="of:=500*[.CH26]" office:value-type="float" office:value="112.539771077759" calcext:value-type="float">
            <text:p>112.5397710778</text:p>
          </table:table-cell>
          <table:table-cell table:style-name="Default" table:formula="of:=500*[.CI26]" office:value-type="float" office:value="109.763622126399" calcext:value-type="float">
            <text:p>109.7636221264</text:p>
          </table:table-cell>
          <table:table-cell table:style-name="Default" table:formula="of:=500*[.CJ26]" office:value-type="float" office:value="106.230669028734" calcext:value-type="float">
            <text:p>106.2306690287</text:p>
          </table:table-cell>
          <table:table-cell table:style-name="Default" table:formula="of:=500*[.CK26]" office:value-type="float" office:value="101.960722033097" calcext:value-type="float">
            <text:p>101.9607220331</text:p>
          </table:table-cell>
          <table:table-cell table:style-name="Default" table:formula="of:=500*[.CL26]" office:value-type="float" office:value="96.9091229680501" calcext:value-type="float">
            <text:p>96.9091229681</text:p>
          </table:table-cell>
          <table:table-cell table:style-name="Default" table:formula="of:=500*[.CM26]" office:value-type="float" office:value="91.174340571186" calcext:value-type="float">
            <text:p>91.1743405712</text:p>
          </table:table-cell>
          <table:table-cell table:style-name="Default" table:formula="of:=500*[.CN26]" office:value-type="float" office:value="84.8973038882729" calcext:value-type="float">
            <text:p>84.8973038883</text:p>
          </table:table-cell>
          <table:table-cell table:style-name="Default" table:formula="of:=500*[.CO26]" office:value-type="float" office:value="78.1269524497363" calcext:value-type="float">
            <text:p>78.1269524497</text:p>
          </table:table-cell>
          <table:table-cell table:style-name="Default" table:formula="of:=500*[.CP26]" office:value-type="float" office:value="70.9549205388142" calcext:value-type="float">
            <text:p>70.9549205388</text:p>
          </table:table-cell>
          <table:table-cell table:style-name="Default" table:formula="of:=500*[.CQ26]" office:value-type="float" office:value="63.4939085297827" calcext:value-type="float">
            <text:p>63.4939085298</text:p>
          </table:table-cell>
          <table:table-cell table:style-name="Default" table:formula="of:=500*[.CR26]" office:value-type="float" office:value="55.8317333055981" calcext:value-type="float">
            <text:p>55.8317333056</text:p>
          </table:table-cell>
          <table:table-cell table:style-name="Default" table:formula="of:=500*[.CS26]" office:value-type="float" office:value="48.006661313791" calcext:value-type="float">
            <text:p>48.0066613138</text:p>
          </table:table-cell>
          <table:table-cell table:style-name="Default" table:formula="of:=500*[.CT26]" office:value-type="float" office:value="40.1026453408981" calcext:value-type="float">
            <text:p>40.1026453409</text:p>
          </table:table-cell>
          <table:table-cell table:style-name="Default" table:formula="of:=500*[.CU26]" office:value-type="float" office:value="32.0145361092667" calcext:value-type="float">
            <text:p>32.0145361093</text:p>
          </table:table-cell>
          <table:table-cell table:style-name="Default" table:formula="of:=500*[.CV26]" office:value-type="float" office:value="24.1809243335696" calcext:value-type="float">
            <text:p>24.1809243336</text:p>
          </table:table-cell>
          <table:table-cell table:style-name="Default" table:formula="of:=500*[.CW26]" office:value-type="float" office:value="15.9963287458132" calcext:value-type="float">
            <text:p>15.9963287458</text:p>
          </table:table-cell>
          <table:table-cell table:style-name="Default" table:formula="of:=500*[.CX26]" office:value-type="float" office:value="8.13418487155594" calcext:value-type="float">
            <text:p>8.1341848716</text:p>
          </table:table-cell>
          <table:table-cell table:style-name="Default" table:formula="of:=500*[.CY26]" office:value-type="string" office:string-value="エラー:502" calcext:value-type="error">
            <text:p>エラー:502</text:p>
          </table:table-cell>
          <table:table-cell table:style-name="Default" table:formula="of:=500*[.CZ26]" office:value-type="float" office:value="7.97800110002711" calcext:value-type="float">
            <text:p>7.9780011</text:p>
          </table:table-cell>
          <table:table-cell table:style-name="Default" table:formula="of:=500*[.DA26]" office:value-type="float" office:value="16.0865867692529" calcext:value-type="float">
            <text:p>16.0865867693</text:p>
          </table:table-cell>
          <table:table-cell table:style-name="Default" table:formula="of:=500*[.DB26]" office:value-type="float" office:value="24.1508836981782" calcext:value-type="float">
            <text:p>24.1508836982</text:p>
          </table:table-cell>
          <table:table-cell table:style-name="Default" table:formula="of:=500*[.DC26]" office:value-type="float" office:value="32.1094765033162" calcext:value-type="float">
            <text:p>32.1094765033</text:p>
          </table:table-cell>
          <table:table-cell table:style-name="Default" table:formula="of:=500*[.DD26]" office:value-type="float" office:value="40.1213267809347" calcext:value-type="float">
            <text:p>40.1213267809</text:p>
          </table:table-cell>
          <table:table-cell table:style-name="Default" table:formula="of:=500*[.DE26]" office:value-type="float" office:value="48.060043037316" calcext:value-type="float">
            <text:p>48.0600430373</text:p>
          </table:table-cell>
          <table:table-cell table:style-name="Default" table:formula="of:=500*[.DF26]" office:value-type="float" office:value="55.8515451223786" calcext:value-type="float">
            <text:p>55.8515451224</text:p>
          </table:table-cell>
          <table:table-cell table:style-name="Default" table:formula="of:=500*[.DG26]" office:value-type="float" office:value="63.5296271010929" calcext:value-type="float">
            <text:p>63.5296271011</text:p>
          </table:table-cell>
          <table:table-cell table:style-name="Default" table:formula="of:=500*[.DH26]" office:value-type="float" office:value="70.977275496662" calcext:value-type="float">
            <text:p>70.9772754967</text:p>
          </table:table-cell>
          <table:table-cell table:style-name="Default" table:formula="of:=500*[.DI26]" office:value-type="float" office:value="78.1419306679198" calcext:value-type="float">
            <text:p>78.1419306679</text:p>
          </table:table-cell>
          <table:table-cell table:style-name="Default" table:formula="of:=500*[.DJ26]" office:value-type="float" office:value="84.9366209311694" calcext:value-type="float">
            <text:p>84.9366209312</text:p>
          </table:table-cell>
          <table:table-cell table:style-name="Default" table:formula="of:=500*[.DK26]" office:value-type="float" office:value="91.3850109723022" calcext:value-type="float">
            <text:p>91.3850109723</text:p>
          </table:table-cell>
          <table:table-cell table:style-name="Default" table:formula="of:=500*[.DL26]" office:value-type="float" office:value="96.8536724249182" calcext:value-type="float">
            <text:p>96.8536724249</text:p>
          </table:table-cell>
          <table:table-cell table:style-name="Default" table:formula="of:=500*[.DM26]" office:value-type="float" office:value="101.92935947475" calcext:value-type="float">
            <text:p>101.9293594748</text:p>
          </table:table-cell>
          <table:table-cell table:style-name="Default" table:formula="of:=500*[.DN26]" office:value-type="float" office:value="106.251205304992" calcext:value-type="float">
            <text:p>106.251205305</text:p>
          </table:table-cell>
          <table:table-cell table:style-name="Default" table:formula="of:=500*[.DO26]" office:value-type="float" office:value="109.343803795028" calcext:value-type="float">
            <text:p>109.343803795</text:p>
          </table:table-cell>
          <table:table-cell table:style-name="Default" table:formula="of:=500*[.DP26]" office:value-type="float" office:value="112.598238868669" calcext:value-type="float">
            <text:p>112.5982388687</text:p>
          </table:table-cell>
          <table:table-cell table:style-name="Default" table:formula="of:=500*[.DQ26]" office:value-type="float" office:value="114.649480901359" calcext:value-type="float">
            <text:p>114.6494809014</text:p>
          </table:table-cell>
          <table:table-cell table:style-name="Default" table:formula="of:=500*[.DR26]" office:value-type="float" office:value="116.113102268465" calcext:value-type="float">
            <text:p>116.1131022685</text:p>
          </table:table-cell>
          <table:table-cell table:style-name="Default" table:formula="of:=500*[.DS26]" office:value-type="float" office:value="117.138341652371" calcext:value-type="float">
            <text:p>117.1383416524</text:p>
          </table:table-cell>
          <table:table-cell table:style-name="Default" table:formula="of:=500*[.DT26]" office:value-type="float" office:value="117.744402980434" calcext:value-type="float">
            <text:p>117.7444029804</text:p>
          </table:table-cell>
          <table:table-cell table:style-name="Default" table:formula="of:=500*[.DU26]" office:value-type="float" office:value="117.973023981612" calcext:value-type="float">
            <text:p>117.9730239816</text:p>
          </table:table-cell>
          <table:table-cell table:style-name="Default" table:formula="of:=500*[.DV26]" office:value-type="float" office:value="117.798780452236" calcext:value-type="float">
            <text:p>117.7987804522</text:p>
          </table:table-cell>
          <table:table-cell table:style-name="Default" table:formula="of:=500*[.DW26]" office:value-type="float" office:value="117.406958337924" calcext:value-type="float">
            <text:p>117.4069583379</text:p>
          </table:table-cell>
          <table:table-cell table:style-name="Default" table:formula="of:=500*[.DX26]" office:value-type="float" office:value="116.659604580782" calcext:value-type="float">
            <text:p>116.6596045808</text:p>
          </table:table-cell>
          <table:table-cell table:style-name="Default" table:formula="of:=500*[.DY26]" office:value-type="float" office:value="115.429112350117" calcext:value-type="float">
            <text:p>115.4291123501</text:p>
          </table:table-cell>
          <table:table-cell table:style-name="Default" table:formula="of:=500*[.DZ26]" office:value-type="float" office:value="113.67204402156" calcext:value-type="float">
            <text:p>113.6720440216</text:p>
          </table:table-cell>
          <table:table-cell table:style-name="Default" table:formula="of:=500*[.EA26]" office:value-type="float" office:value="111.418309809774" calcext:value-type="float">
            <text:p>111.4183098098</text:p>
          </table:table-cell>
          <table:table-cell table:style-name="Default" table:formula="of:=500*[.EB26]" office:value-type="float" office:value="108.577088460091" calcext:value-type="float">
            <text:p>108.5770884601</text:p>
          </table:table-cell>
          <table:table-cell table:style-name="Default" table:formula="of:=500*[.EC26]" office:value-type="float" office:value="104.703441493632" calcext:value-type="float">
            <text:p>104.7034414936</text:p>
          </table:table-cell>
          <table:table-cell table:style-name="Default" table:formula="of:=500*[.ED26]" office:value-type="float" office:value="100.274743577481" calcext:value-type="float">
            <text:p>100.2747435775</text:p>
          </table:table-cell>
          <table:table-cell table:style-name="Default" table:formula="of:=500*[.EE26]" office:value-type="float" office:value="94.6369427590166" calcext:value-type="float">
            <text:p>94.636942759</text:p>
          </table:table-cell>
          <table:table-cell table:style-name="Default" table:formula="of:=500*[.EF26]" office:value-type="float" office:value="89.1579708312027" calcext:value-type="float">
            <text:p>89.1579708312</text:p>
          </table:table-cell>
          <table:table-cell table:style-name="Default" table:formula="of:=500*[.EG26]" office:value-type="float" office:value="82.5939007744151" calcext:value-type="float">
            <text:p>82.5939007744</text:p>
          </table:table-cell>
          <table:table-cell table:style-name="Default" table:formula="of:=500*[.EH26]" office:value-type="float" office:value="75.7331894264977" calcext:value-type="float">
            <text:p>75.7331894265</text:p>
          </table:table-cell>
          <table:table-cell table:style-name="Default" table:formula="of:=500*[.EI26]" office:value-type="float" office:value="68.1803357829749" calcext:value-type="float">
            <text:p>68.180335783</text:p>
          </table:table-cell>
          <table:table-cell table:style-name="Default" table:formula="of:=500*[.EJ26]" office:value-type="float" office:value="60.5669694764181" calcext:value-type="float">
            <text:p>60.5669694764</text:p>
          </table:table-cell>
          <table:table-cell table:style-name="Default" table:formula="of:=500*[.EK26]" office:value-type="float" office:value="52.6579000086153" calcext:value-type="float">
            <text:p>52.6579000086</text:p>
          </table:table-cell>
          <table:table-cell table:style-name="Default" table:formula="of:=500*[.EL26]" office:value-type="float" office:value="44.6108535788071" calcext:value-type="float">
            <text:p>44.6108535788</text:p>
          </table:table-cell>
          <table:table-cell table:style-name="Default" table:formula="of:=500*[.EM26]" office:value-type="float" office:value="36.4763183260906" calcext:value-type="float">
            <text:p>36.4763183261</text:p>
          </table:table-cell>
          <table:table-cell table:style-name="Default" table:formula="of:=500*[.EN26]" office:value-type="float" office:value="28.3246667216524" calcext:value-type="float">
            <text:p>28.3246667217</text:p>
          </table:table-cell>
          <table:table-cell table:style-name="Default" table:formula="of:=500*[.EO26]" office:value-type="float" office:value="19.9945044143014" calcext:value-type="float">
            <text:p>19.9945044143</text:p>
          </table:table-cell>
          <table:table-cell table:style-name="Default" table:formula="of:=500*[.EP26]" office:value-type="float" office:value="11.8133942424665" calcext:value-type="float">
            <text:p>11.8133942425</text:p>
          </table:table-cell>
          <table:table-cell table:style-name="Default" table:formula="of:=500*[.EQ26]" office:value-type="float" office:value="3.59992512835638" calcext:value-type="float">
            <text:p>3.5999251284</text:p>
          </table:table-cell>
          <table:table-cell table:style-name="Default" table:formula="of:=500*[.ER26]" office:value-type="float" office:value="4.80004849833701" calcext:value-type="float">
            <text:p>4.8000484983</text:p>
          </table:table-cell>
          <table:table-cell table:style-name="Default" table:formula="of:=500*[.ES26]" office:value-type="float" office:value="12.9719377265613" calcext:value-type="float">
            <text:p>12.9719377266</text:p>
          </table:table-cell>
          <table:table-cell table:style-name="Default" table:formula="of:=500*[.ET26]" office:value-type="float" office:value="21.3310965901996" calcext:value-type="float">
            <text:p>21.3310965902</text:p>
          </table:table-cell>
          <table:table-cell table:style-name="Default" table:formula="of:=500*[.EU26]" office:value-type="float" office:value="29.5357832911449" calcext:value-type="float">
            <text:p>29.5357832911</text:p>
          </table:table-cell>
          <table:table-cell table:style-name="Default" table:formula="of:=500*[.EV26]" office:value-type="float" office:value="37.8242344460597" calcext:value-type="float">
            <text:p>37.8242344461</text:p>
          </table:table-cell>
          <table:table-cell table:style-name="Default" table:formula="of:=500*[.EW26]" office:value-type="float" office:value="46.1096740099785" calcext:value-type="float">
            <text:p>46.10967401</text:p>
          </table:table-cell>
          <table:table-cell table:style-name="Default" table:formula="of:=500*[.EX26]" office:value-type="float" office:value="54.1864690797094" calcext:value-type="float">
            <text:p>54.1864690797</text:p>
          </table:table-cell>
          <table:table-cell table:style-name="Default" table:formula="of:=500*[.EY26]" office:value-type="float" office:value="62.2778072360284" calcext:value-type="float">
            <text:p>62.277807236</text:p>
          </table:table-cell>
          <table:table-cell table:style-name="Default" table:formula="of:=500*[.EZ26]" office:value-type="float" office:value="70.2380258114869" calcext:value-type="float">
            <text:p>70.2380258115</text:p>
          </table:table-cell>
          <table:table-cell table:style-name="Default" table:formula="of:=500*[.FA26]" office:value-type="float" office:value="78.0524413210827" calcext:value-type="float">
            <text:p>78.0524413211</text:p>
          </table:table-cell>
          <table:table-cell table:style-name="Default" table:formula="of:=500*[.FB26]" office:value-type="float" office:value="85.5379946265523" calcext:value-type="float">
            <text:p>85.5379946266</text:p>
          </table:table-cell>
          <table:table-cell table:style-name="Default" table:formula="of:=500*[.FC26]" office:value-type="float" office:value="92.6161861057105" calcext:value-type="float">
            <text:p>92.6161861057</text:p>
          </table:table-cell>
          <table:table-cell table:style-name="Default" table:formula="of:=500*[.FD26]" office:value-type="float" office:value="99.2379595685139" calcext:value-type="float">
            <text:p>99.2379595685</text:p>
          </table:table-cell>
          <table:table-cell table:style-name="Default" table:formula="of:=500*[.FE26]" office:value-type="float" office:value="105.183151261142" calcext:value-type="float">
            <text:p>105.1831512611</text:p>
          </table:table-cell>
          <table:table-cell table:style-name="Default" table:formula="of:=500*[.FF26]" office:value-type="float" office:value="110.562363386854" calcext:value-type="float">
            <text:p>110.5623633869</text:p>
          </table:table-cell>
          <table:table-cell table:style-name="Default" table:formula="of:=500*[.FG26]" office:value-type="float" office:value="115.164826153769" calcext:value-type="float">
            <text:p>115.1648261538</text:p>
          </table:table-cell>
          <table:table-cell table:style-name="Default" table:formula="of:=500*[.FH26]" office:value-type="float" office:value="119.136630657906" calcext:value-type="float">
            <text:p>119.1366306579</text:p>
          </table:table-cell>
          <table:table-cell table:style-name="Default" table:formula="of:=500*[.FI26]" office:value-type="float" office:value="122.176215452161" calcext:value-type="float">
            <text:p>122.1762154522</text:p>
          </table:table-cell>
          <table:table-cell table:style-name="Default" table:formula="of:=500*[.FJ26]" office:value-type="float" office:value="124.489643664465" calcext:value-type="float">
            <text:p>124.4896436645</text:p>
          </table:table-cell>
          <table:table-cell table:style-name="Default" table:formula="of:=500*[.FK26]" office:value-type="float" office:value="126.564333761381" calcext:value-type="float">
            <text:p>126.5643337614</text:p>
          </table:table-cell>
          <table:table-cell table:style-name="Default" table:formula="of:=500*[.FL26]" office:value-type="float" office:value="127.949124411662" calcext:value-type="float">
            <text:p>127.9491244117</text:p>
          </table:table-cell>
          <table:table-cell table:style-name="Default" table:formula="of:=500*[.FM26]" office:value-type="float" office:value="128.841053955798" calcext:value-type="float">
            <text:p>128.8410539558</text:p>
          </table:table-cell>
          <table:table-cell table:style-name="Default" table:formula="of:=500*[.FN26]" office:value-type="float" office:value="129.583396449972" calcext:value-type="float">
            <text:p>129.58339645</text:p>
          </table:table-cell>
          <table:table-cell table:style-name="Default" table:formula="of:=500*[.FO26]" office:value-type="float" office:value="129.818213930205" calcext:value-type="float">
            <text:p>129.8182139302</text:p>
          </table:table-cell>
          <table:table-cell table:style-name="Default" table:formula="of:=500*[.FP26]" office:value-type="float" office:value="129.949466029464" calcext:value-type="float">
            <text:p>129.9494660295</text:p>
          </table:table-cell>
          <table:table-cell table:style-name="Default" table:formula="of:=500*[.FQ26]" office:value-type="float" office:value="129.511706407132" calcext:value-type="float">
            <text:p>129.5117064071</text:p>
          </table:table-cell>
          <table:table-cell table:style-name="Default" table:formula="of:=500*[.FR26]" office:value-type="float" office:value="128.909228450432" calcext:value-type="float">
            <text:p>128.9092284504</text:p>
          </table:table-cell>
          <table:table-cell table:style-name="Default" table:formula="of:=500*[.FS26]" office:value-type="float" office:value="127.758739388386" calcext:value-type="float">
            <text:p>127.7587393884</text:p>
          </table:table-cell>
          <table:table-cell table:style-name="Default" table:formula="of:=500*[.FT26]" office:value-type="float" office:value="126.036058228433" calcext:value-type="float">
            <text:p>126.0360582284</text:p>
          </table:table-cell>
          <table:table-cell table:style-name="Default" table:formula="of:=500*[.FU26]" office:value-type="float" office:value="123.446594638048" calcext:value-type="float">
            <text:p>123.446594638</text:p>
          </table:table-cell>
          <table:table-cell table:style-name="Default" table:formula="of:=500*[.FV26]" office:value-type="float" office:value="120.326810210324" calcext:value-type="float">
            <text:p>120.3268102103</text:p>
          </table:table-cell>
          <table:table-cell table:style-name="Default" table:formula="of:=500*[.FW26]" office:value-type="float" office:value="116.410589342427" calcext:value-type="float">
            <text:p>116.4105893424</text:p>
          </table:table-cell>
          <table:table-cell table:style-name="Default" table:formula="of:=500*[.FX26]" office:value-type="float" office:value="111.807917155294" calcext:value-type="float">
            <text:p>111.8079171553</text:p>
          </table:table-cell>
          <table:table-cell table:style-name="Default" table:formula="of:=500*[.FY26]" office:value-type="float" office:value="106.494596950951" calcext:value-type="float">
            <text:p>106.494596951</text:p>
          </table:table-cell>
          <table:table-cell table:style-name="Default" table:formula="of:=500*[.FZ26]" office:value-type="float" office:value="100.725905379935" calcext:value-type="float">
            <text:p>100.7259053799</text:p>
          </table:table-cell>
          <table:table-cell table:style-name="Default" table:formula="of:=500*[.GA26]" office:value-type="float" office:value="94.3341077954846" calcext:value-type="float">
            <text:p>94.3341077955</text:p>
          </table:table-cell>
          <table:table-cell table:style-name="Default" table:formula="of:=500*[.GB26]" office:value-type="float" office:value="87.7313007379719" calcext:value-type="float">
            <text:p>87.731300738</text:p>
          </table:table-cell>
          <table:table-cell table:style-name="Default" table:formula="of:=500*[.GC26]" office:value-type="float" office:value="80.7519509795406" calcext:value-type="float">
            <text:p>80.7519509795</text:p>
          </table:table-cell>
          <table:table-cell table:style-name="Default" table:formula="of:=500*[.GD26]" office:value-type="float" office:value="73.6550769374011" calcext:value-type="float">
            <text:p>73.6550769374</text:p>
          </table:table-cell>
          <table:table-cell table:style-name="Default" table:formula="of:=500*[.GE26]" office:value-type="float" office:value="66.3956264085827" calcext:value-type="float">
            <text:p>66.3956264086</text:p>
          </table:table-cell>
          <table:table-cell table:style-name="Default" table:formula="of:=500*[.GF26]" office:value-type="float" office:value="59.0500068212696" calcext:value-type="float">
            <text:p>59.0500068213</text:p>
          </table:table-cell>
          <table:table-cell table:style-name="Default" table:formula="of:=500*[.GG26]" office:value-type="float" office:value="51.7573769638283" calcext:value-type="float">
            <text:p>51.7573769638</text:p>
          </table:table-cell>
          <table:table-cell table:style-name="Default" table:formula="of:=500*[.GH26]" office:value-type="float" office:value="44.3873586774566" calcext:value-type="float">
            <text:p>44.3873586775</text:p>
          </table:table-cell>
          <table:table-cell table:style-name="Default" table:formula="of:=500*[.GI26]" office:value-type="float" office:value="37.1914081369821" calcext:value-type="float">
            <text:p>37.191408137</text:p>
          </table:table-cell>
          <table:table-cell table:style-name="Default" table:formula="of:=500*[.GJ26]" office:value-type="float" office:value="29.8688874340129" calcext:value-type="float">
            <text:p>29.868887434</text:p>
          </table:table-cell>
          <table:table-cell table:style-name="Default" table:formula="of:=500*[.GK26]" office:value-type="float" office:value="22.6549193014057" calcext:value-type="float">
            <text:p>22.6549193014</text:p>
          </table:table-cell>
          <table:table-cell table:style-name="Default" table:formula="of:=500*[.GL26]" office:value-type="float" office:value="15.5071118837997" calcext:value-type="float">
            <text:p>15.5071118838</text:p>
          </table:table-cell>
          <table:table-cell table:style-name="Default" table:formula="of:=500*[.GM26]" office:value-type="float" office:value="8.35874054886222" calcext:value-type="float">
            <text:p>8.3587405489</text:p>
          </table:table-cell>
          <table:table-cell table:style-name="Default" table:formula="of:=500*[.GN26]" office:value-type="float" office:value="1.29358938131395" calcext:value-type="float">
            <text:p>1.2935893813</text:p>
          </table:table-cell>
          <table:table-cell table:style-name="Default" table:formula="of:=500*[.GO26]" office:value-type="float" office:value="5.75683554687486" calcext:value-type="float">
            <text:p>5.7568355469</text:p>
          </table:table-cell>
          <table:table-cell table:style-name="Default" table:formula="of:=500*[.GP26]" office:value-type="float" office:value="12.6321742143724" calcext:value-type="float">
            <text:p>12.6321742144</text:p>
          </table:table-cell>
          <table:table-cell table:style-name="Default" table:formula="of:=500*[.GQ26]" office:value-type="float" office:value="19.2588441557735" calcext:value-type="float">
            <text:p>19.2588441558</text:p>
          </table:table-cell>
          <table:table-cell table:style-name="Default" table:formula="of:=500*[.GR26]" office:value-type="float" office:value="25.9998928272309" calcext:value-type="float">
            <text:p>25.9998928272</text:p>
          </table:table-cell>
          <table:table-cell table:style-name="Default" table:formula="of:=500*[.GS26]" office:value-type="float" office:value="32.3701591276485" calcext:value-type="float">
            <text:p>32.3701591276</text:p>
          </table:table-cell>
          <table:table-cell table:style-name="Default" table:formula="of:=500*[.GT26]" office:value-type="float" office:value="38.5277033928311" calcext:value-type="float">
            <text:p>38.5277033928</text:p>
          </table:table-cell>
          <table:table-cell table:style-name="Default" table:formula="of:=500*[.GU26]" office:value-type="float" office:value="44.2315365370076" calcext:value-type="float">
            <text:p>44.231536537</text:p>
          </table:table-cell>
          <table:table-cell table:style-name="Default" table:number-columns-repeated="819"/>
        </table:table-row>
        <table:table-row table:style-name="ro1">
          <table:table-cell table:number-columns-repeated="2"/>
          <table:table-cell table:style-name="Default" table:formula="of:=500*[.C27]" office:value-type="float" office:value="79.3614672652105" calcext:value-type="float">
            <text:p>79.3614672652</text:p>
          </table:table-cell>
          <table:table-cell table:style-name="Default" table:formula="of:=500*[.D27]" office:value-type="float" office:value="83.5877178816695" calcext:value-type="float">
            <text:p>83.5877178817</text:p>
          </table:table-cell>
          <table:table-cell table:style-name="Default" table:formula="of:=500*[.E27]" office:value-type="float" office:value="87.3928582639415" calcext:value-type="float">
            <text:p>87.3928582639</text:p>
          </table:table-cell>
          <table:table-cell table:style-name="Default" table:formula="of:=500*[.F27]" office:value-type="float" office:value="90.69383295817" calcext:value-type="float">
            <text:p>90.6938329582</text:p>
          </table:table-cell>
          <table:table-cell table:style-name="Default" table:formula="of:=500*[.G27]" office:value-type="float" office:value="93.435771446328" calcext:value-type="float">
            <text:p>93.4357714463</text:p>
          </table:table-cell>
          <table:table-cell table:style-name="Default" table:formula="of:=500*[.H27]" office:value-type="float" office:value="95.680102219305" calcext:value-type="float">
            <text:p>95.6801022193</text:p>
          </table:table-cell>
          <table:table-cell table:style-name="Default" table:formula="of:=500*[.I27]" office:value-type="float" office:value="97.490967987862" calcext:value-type="float">
            <text:p>97.4909679879</text:p>
          </table:table-cell>
          <table:table-cell table:style-name="Default" table:formula="of:=500*[.J27]" office:value-type="float" office:value="98.8492801297665" calcext:value-type="float">
            <text:p>98.8492801298</text:p>
          </table:table-cell>
          <table:table-cell table:style-name="Default" table:formula="of:=500*[.K27]" office:value-type="float" office:value="99.786342009768" calcext:value-type="float">
            <text:p>99.7863420098</text:p>
          </table:table-cell>
          <table:table-cell table:style-name="Default" table:formula="of:=500*[.L27]" office:value-type="float" office:value="100.337873499046" calcext:value-type="float">
            <text:p>100.337873499</text:p>
          </table:table-cell>
          <table:table-cell table:style-name="Default" table:formula="of:=500*[.M27]" office:value-type="float" office:value="100.501218312009" calcext:value-type="float">
            <text:p>100.501218312</text:p>
          </table:table-cell>
          <table:table-cell table:style-name="Default" table:formula="of:=500*[.N27]" office:value-type="float" office:value="100.228330738525" calcext:value-type="float">
            <text:p>100.2283307385</text:p>
          </table:table-cell>
          <table:table-cell table:style-name="Default" table:formula="of:=500*[.O27]" office:value-type="float" office:value="99.693114347679" calcext:value-type="float">
            <text:p>99.6931143477</text:p>
          </table:table-cell>
          <table:table-cell table:style-name="Default" table:formula="of:=500*[.P27]" office:value-type="float" office:value="98.5031531873585" calcext:value-type="float">
            <text:p>98.5031531874</text:p>
          </table:table-cell>
          <table:table-cell table:style-name="Default" table:formula="of:=500*[.Q27]" office:value-type="float" office:value="97.119600223055" calcext:value-type="float">
            <text:p>97.1196002231</text:p>
          </table:table-cell>
          <table:table-cell table:style-name="Default" table:formula="of:=500*[.R27]" office:value-type="float" office:value="95.1708365082275" calcext:value-type="float">
            <text:p>95.1708365082</text:p>
          </table:table-cell>
          <table:table-cell table:style-name="Default" table:formula="of:=500*[.S27]" office:value-type="float" office:value="92.7309826126195" calcext:value-type="float">
            <text:p>92.7309826126</text:p>
          </table:table-cell>
          <table:table-cell table:style-name="Default" table:formula="of:=500*[.T27]" office:value-type="float" office:value="89.7845753285405" calcext:value-type="float">
            <text:p>89.7845753285</text:p>
          </table:table-cell>
          <table:table-cell table:style-name="Default" table:formula="of:=500*[.U27]" office:value-type="float" office:value="86.2577653601135" calcext:value-type="float">
            <text:p>86.2577653601</text:p>
          </table:table-cell>
          <table:table-cell table:style-name="Default" table:formula="of:=500*[.V27]" office:value-type="float" office:value="82.149443532864" calcext:value-type="float">
            <text:p>82.1494435329</text:p>
          </table:table-cell>
          <table:table-cell table:style-name="Default" table:formula="of:=500*[.W27]" office:value-type="float" office:value="77.451040156755" calcext:value-type="float">
            <text:p>77.4510401568</text:p>
          </table:table-cell>
          <table:table-cell table:style-name="Default" table:formula="of:=500*[.X27]" office:value-type="float" office:value="72.137132588847" calcext:value-type="float">
            <text:p>72.1371325888</text:p>
          </table:table-cell>
          <table:table-cell table:style-name="Default" table:formula="of:=500*[.Y27]" office:value-type="float" office:value="66.2558329765165" calcext:value-type="float">
            <text:p>66.2558329765</text:p>
          </table:table-cell>
          <table:table-cell table:style-name="Default" table:formula="of:=500*[.Z27]" office:value-type="float" office:value="59.869432248002" calcext:value-type="float">
            <text:p>59.869432248</text:p>
          </table:table-cell>
          <table:table-cell table:style-name="Default" table:formula="of:=500*[.AA27]" office:value-type="float" office:value="53.006665754873" calcext:value-type="float">
            <text:p>53.0066657549</text:p>
          </table:table-cell>
          <table:table-cell table:style-name="Default" table:formula="of:=500*[.AB27]" office:value-type="float" office:value="45.8041935203222" calcext:value-type="float">
            <text:p>45.8041935203</text:p>
          </table:table-cell>
          <table:table-cell table:style-name="Default" table:formula="of:=500*[.AC27]" office:value-type="float" office:value="38.4950059573191" calcext:value-type="float">
            <text:p>38.4950059573</text:p>
          </table:table-cell>
          <table:table-cell table:style-name="Default" table:formula="of:=500*[.AD27]" office:value-type="float" office:value="31.0993376540628" calcext:value-type="float">
            <text:p>31.0993376541</text:p>
          </table:table-cell>
          <table:table-cell table:style-name="Default" table:formula="of:=500*[.AE27]" office:value-type="float" office:value="23.6845183354807" calcext:value-type="float">
            <text:p>23.6845183355</text:p>
          </table:table-cell>
          <table:table-cell table:style-name="Default" table:formula="of:=500*[.AF27]" office:value-type="float" office:value="16.4938086537906" calcext:value-type="float">
            <text:p>16.4938086538</text:p>
          </table:table-cell>
          <table:table-cell table:style-name="Default" table:formula="of:=500*[.AG27]" office:value-type="float" office:value="9.3202119467337" calcext:value-type="float">
            <text:p>9.3202119467</text:p>
          </table:table-cell>
          <table:table-cell table:style-name="Default" table:formula="of:=500*[.AH27]" office:value-type="float" office:value="2.28270226333334" calcext:value-type="float">
            <text:p>2.2827022633</text:p>
          </table:table-cell>
          <table:table-cell table:style-name="Default" table:formula="of:=500*[.AI27]" office:value-type="float" office:value="-4.67400579213376" calcext:value-type="float">
            <text:p>-4.6740057921</text:p>
          </table:table-cell>
          <table:table-cell table:style-name="Default" table:formula="of:=500*[.AJ27]" office:value-type="float" office:value="-11.5679023119134" calcext:value-type="float">
            <text:p>-11.5679023119</text:p>
          </table:table-cell>
          <table:table-cell table:style-name="Default" table:formula="of:=500*[.AK27]" office:value-type="float" office:value="-18.5059902383831" calcext:value-type="float">
            <text:p>-18.5059902384</text:p>
          </table:table-cell>
          <table:table-cell table:style-name="Default" table:formula="of:=500*[.AL27]" office:value-type="float" office:value="-25.5385387231396" calcext:value-type="float">
            <text:p>-25.5385387231</text:p>
          </table:table-cell>
          <table:table-cell table:style-name="Default" table:formula="of:=500*[.AM27]" office:value-type="float" office:value="-32.6715244139788" calcext:value-type="float">
            <text:p>-32.671524414</text:p>
          </table:table-cell>
          <table:table-cell table:style-name="Default" table:formula="of:=500*[.AN27]" office:value-type="float" office:value="-39.934784726284" calcext:value-type="float">
            <text:p>-39.9347847263</text:p>
          </table:table-cell>
          <table:table-cell table:style-name="Default" table:formula="of:=500*[.AO27]" office:value-type="float" office:value="-47.3322410474736" calcext:value-type="float">
            <text:p>-47.3322410475</text:p>
          </table:table-cell>
          <table:table-cell table:style-name="Default" table:formula="of:=500*[.AP27]" office:value-type="float" office:value="-54.676078687207" calcext:value-type="float">
            <text:p>-54.6760786872</text:p>
          </table:table-cell>
          <table:table-cell table:style-name="Default" table:formula="of:=500*[.AQ27]" office:value-type="float" office:value="-62.074163318386" calcext:value-type="float">
            <text:p>-62.0741633184</text:p>
          </table:table-cell>
          <table:table-cell table:style-name="Default" table:formula="of:=500*[.AR27]" office:value-type="float" office:value="-69.2732620368035" calcext:value-type="float">
            <text:p>-69.2732620368</text:p>
          </table:table-cell>
          <table:table-cell table:style-name="Default" table:formula="of:=500*[.AS27]" office:value-type="float" office:value="-76.111807079296" calcext:value-type="float">
            <text:p>-76.1118070793</text:p>
          </table:table-cell>
          <table:table-cell table:style-name="Default" table:formula="of:=500*[.AT27]" office:value-type="float" office:value="-82.5197776623185" calcext:value-type="float">
            <text:p>-82.5197776623</text:p>
          </table:table-cell>
          <table:table-cell table:style-name="Default" table:formula="of:=500*[.AU27]" office:value-type="float" office:value="-88.403636119068" calcext:value-type="float">
            <text:p>-88.4036361191</text:p>
          </table:table-cell>
          <table:table-cell table:style-name="Default" table:formula="of:=500*[.AV27]" office:value-type="float" office:value="-93.7111220069385" calcext:value-type="float">
            <text:p>-93.7111220069</text:p>
          </table:table-cell>
          <table:table-cell table:style-name="Default" table:formula="of:=500*[.AW27]" office:value-type="float" office:value="-98.3703548815625" calcext:value-type="float">
            <text:p>-98.3703548816</text:p>
          </table:table-cell>
          <table:table-cell table:style-name="Default" table:formula="of:=500*[.AX27]" office:value-type="float" office:value="-102.467315368783" calcext:value-type="float">
            <text:p>-102.4673153688</text:p>
          </table:table-cell>
          <table:table-cell table:style-name="Default" table:formula="of:=500*[.AY27]" office:value-type="float" office:value="-106.004612594301" calcext:value-type="float">
            <text:p>-106.0046125943</text:p>
          </table:table-cell>
          <table:table-cell table:style-name="Default" table:formula="of:=500*[.AZ27]" office:value-type="float" office:value="-108.938285928198" calcext:value-type="float">
            <text:p>-108.9382859282</text:p>
          </table:table-cell>
          <table:table-cell table:style-name="Default" table:formula="of:=500*[.BA27]" office:value-type="float" office:value="-111.346510476493" calcext:value-type="float">
            <text:p>-111.3465104765</text:p>
          </table:table-cell>
          <table:table-cell table:style-name="Default" table:formula="of:=500*[.BB27]" office:value-type="float" office:value="-113.241868937255" calcext:value-type="float">
            <text:p>-113.2418689373</text:p>
          </table:table-cell>
          <table:table-cell table:style-name="Default" table:formula="of:=500*[.BC27]" office:value-type="float" office:value="-114.678730819653" calcext:value-type="float">
            <text:p>-114.6787308197</text:p>
          </table:table-cell>
          <table:table-cell table:style-name="Default" table:formula="of:=500*[.BD27]" office:value-type="float" office:value="-115.662146104871" calcext:value-type="float">
            <text:p>-115.6621461049</text:p>
          </table:table-cell>
          <table:table-cell table:style-name="Default" table:formula="of:=500*[.BE27]" office:value-type="float" office:value="-116.22431779559" calcext:value-type="float">
            <text:p>-116.2243177956</text:p>
          </table:table-cell>
          <table:table-cell table:style-name="Default" table:formula="of:=500*[.BF27]" office:value-type="float" office:value="-116.373917379545" calcext:value-type="float">
            <text:p>-116.3739173795</text:p>
          </table:table-cell>
          <table:table-cell table:style-name="Default" table:formula="of:=500*[.BG27]" office:value-type="float" office:value="-116.065577701128" calcext:value-type="float">
            <text:p>-116.0655777011</text:p>
          </table:table-cell>
          <table:table-cell table:style-name="Default" table:formula="of:=500*[.BH27]" office:value-type="float" office:value="-115.371383845728" calcext:value-type="float">
            <text:p>-115.3713838457</text:p>
          </table:table-cell>
          <table:table-cell table:style-name="Default" table:formula="of:=500*[.BI27]" office:value-type="float" office:value="-114.275557249202" calcext:value-type="float">
            <text:p>-114.2755572492</text:p>
          </table:table-cell>
          <table:table-cell table:style-name="Default" table:formula="of:=500*[.BJ27]" office:value-type="float" office:value="-112.749470407765" calcext:value-type="float">
            <text:p>-112.7494704078</text:p>
          </table:table-cell>
          <table:table-cell table:style-name="Default" table:formula="of:=500*[.BK27]" office:value-type="float" office:value="-110.739556680343" calcext:value-type="float">
            <text:p>-110.7395566803</text:p>
          </table:table-cell>
          <table:table-cell table:style-name="Default" table:formula="of:=500*[.BL27]" office:value-type="float" office:value="-108.21844569557" calcext:value-type="float">
            <text:p>-108.2184456956</text:p>
          </table:table-cell>
          <table:table-cell table:style-name="Default" table:formula="of:=500*[.BM27]" office:value-type="float" office:value="-105.178468528255" calcext:value-type="float">
            <text:p>-105.1784685283</text:p>
          </table:table-cell>
          <table:table-cell table:style-name="Default" table:formula="of:=500*[.BN27]" office:value-type="float" office:value="-101.553753828306" calcext:value-type="float">
            <text:p>-101.5537538283</text:p>
          </table:table-cell>
          <table:table-cell table:style-name="Default" table:formula="of:=500*[.BO27]" office:value-type="float" office:value="-97.3287787715425" calcext:value-type="float">
            <text:p>-97.3287787715</text:p>
          </table:table-cell>
          <table:table-cell table:style-name="Default" table:formula="of:=500*[.BP27]" office:value-type="float" office:value="-92.483712153795" calcext:value-type="float">
            <text:p>-92.4837121538</text:p>
          </table:table-cell>
          <table:table-cell table:style-name="Default" table:formula="of:=500*[.BQ27]" office:value-type="float" office:value="-86.9637486474705" calcext:value-type="float">
            <text:p>-86.9637486475</text:p>
          </table:table-cell>
          <table:table-cell table:style-name="Default" table:formula="of:=500*[.BR27]" office:value-type="float" office:value="-80.8338296927195" calcext:value-type="float">
            <text:p>-80.8338296927</text:p>
          </table:table-cell>
          <table:table-cell table:style-name="Default" table:formula="of:=500*[.BS27]" office:value-type="float" office:value="-74.4851577292175" calcext:value-type="float">
            <text:p>-74.4851577292</text:p>
          </table:table-cell>
          <table:table-cell table:style-name="Default" table:formula="of:=500*[.BT27]" office:value-type="float" office:value="-67.5493545301955" calcext:value-type="float">
            <text:p>-67.5493545302</text:p>
          </table:table-cell>
          <table:table-cell table:style-name="Default" table:formula="of:=500*[.BU27]" office:value-type="float" office:value="-60.2753540026115" calcext:value-type="float">
            <text:p>-60.2753540026</text:p>
          </table:table-cell>
          <table:table-cell table:style-name="Default" table:formula="of:=500*[.BV27]" office:value-type="float" office:value="-52.8021967820045" calcext:value-type="float">
            <text:p>-52.802196782</text:p>
          </table:table-cell>
          <table:table-cell table:style-name="Default" table:formula="of:=500*[.BW27]" office:value-type="float" office:value="-45.3234308040919" calcext:value-type="float">
            <text:p>-45.3234308041</text:p>
          </table:table-cell>
          <table:table-cell table:style-name="Default" table:formula="of:=500*[.BX27]" office:value-type="float" office:value="-37.7789620377618" calcext:value-type="float">
            <text:p>-37.7789620378</text:p>
          </table:table-cell>
          <table:table-cell table:style-name="Default" table:formula="of:=500*[.BY27]" office:value-type="float" office:value="-30.3998991243102" calcext:value-type="float">
            <text:p>-30.3998991243</text:p>
          </table:table-cell>
          <table:table-cell table:style-name="Default" table:formula="of:=500*[.BZ27]" office:value-type="float" office:value="-23.1430338584182" calcext:value-type="float">
            <text:p>-23.1430338584</text:p>
          </table:table-cell>
          <table:table-cell table:style-name="Default" table:formula="of:=500*[.CA27]" office:value-type="float" office:value="-15.8383720880596" calcext:value-type="float">
            <text:p>-15.8383720881</text:p>
          </table:table-cell>
          <table:table-cell table:style-name="Default" table:formula="of:=500*[.CB27]" office:value-type="float" office:value="-8.91276825009305" calcext:value-type="float">
            <text:p>-8.9127682501</text:p>
          </table:table-cell>
          <table:table-cell table:style-name="Default" table:formula="of:=500*[.CC27]" office:value-type="float" office:value="-1.85857090124934" calcext:value-type="float">
            <text:p>-1.8585709012</text:p>
          </table:table-cell>
          <table:table-cell table:style-name="Default" table:formula="of:=500*[.CD27]" office:value-type="float" office:value="5.22691131468885" calcext:value-type="float">
            <text:p>5.2269113147</text:p>
          </table:table-cell>
          <table:table-cell table:style-name="Default" table:formula="of:=500*[.CE27]" office:value-type="float" office:value="12.3130782497817" calcext:value-type="float">
            <text:p>12.3130782498</text:p>
          </table:table-cell>
          <table:table-cell table:style-name="Default" table:formula="of:=500*[.CF27]" office:value-type="float" office:value="19.4254137812991" calcext:value-type="float">
            <text:p>19.4254137813</text:p>
          </table:table-cell>
          <table:table-cell table:style-name="Default" table:formula="of:=500*[.CG27]" office:value-type="float" office:value="26.9958045080732" calcext:value-type="float">
            <text:p>26.9958045081</text:p>
          </table:table-cell>
          <table:table-cell table:style-name="Default" table:formula="of:=500*[.CH27]" office:value-type="float" office:value="34.4841102853954" calcext:value-type="float">
            <text:p>34.4841102854</text:p>
          </table:table-cell>
          <table:table-cell table:style-name="Default" table:formula="of:=500*[.CI27]" office:value-type="float" office:value="42.0413194120494" calcext:value-type="float">
            <text:p>42.041319412</text:p>
          </table:table-cell>
          <table:table-cell table:style-name="Default" table:formula="of:=500*[.CJ27]" office:value-type="float" office:value="49.4978169805949" calcext:value-type="float">
            <text:p>49.4978169806</text:p>
          </table:table-cell>
          <table:table-cell table:style-name="Default" table:formula="of:=500*[.CK27]" office:value-type="float" office:value="56.76105080157" calcext:value-type="float">
            <text:p>56.7610508016</text:p>
          </table:table-cell>
          <table:table-cell table:style-name="Default" table:formula="of:=500*[.CL27]" office:value-type="float" office:value="63.727525728268" calcext:value-type="float">
            <text:p>63.7275257283</text:p>
          </table:table-cell>
          <table:table-cell table:style-name="Default" table:formula="of:=500*[.CM27]" office:value-type="float" office:value="70.234442858054" calcext:value-type="float">
            <text:p>70.2344428581</text:p>
          </table:table-cell>
          <table:table-cell table:style-name="Default" table:formula="of:=500*[.CN27]" office:value-type="float" office:value="76.2152482379265" calcext:value-type="float">
            <text:p>76.2152482379</text:p>
          </table:table-cell>
          <table:table-cell table:style-name="Default" table:formula="of:=500*[.CO27]" office:value-type="float" office:value="81.6031759105535" calcext:value-type="float">
            <text:p>81.6031759106</text:p>
          </table:table-cell>
          <table:table-cell table:style-name="Default" table:formula="of:=500*[.CP27]" office:value-type="float" office:value="86.384445663915" calcext:value-type="float">
            <text:p>86.3844456639</text:p>
          </table:table-cell>
          <table:table-cell table:style-name="Default" table:formula="of:=500*[.CQ27]" office:value-type="float" office:value="90.555625487714" calcext:value-type="float">
            <text:p>90.5556254877</text:p>
          </table:table-cell>
          <table:table-cell table:style-name="Default" table:formula="of:=500*[.CR27]" office:value-type="float" office:value="94.1287250735235" calcext:value-type="float">
            <text:p>94.1287250735</text:p>
          </table:table-cell>
          <table:table-cell table:style-name="Default" table:formula="of:=500*[.CS27]" office:value-type="float" office:value="97.157716094441" calcext:value-type="float">
            <text:p>97.1577160944</text:p>
          </table:table-cell>
          <table:table-cell table:style-name="Default" table:formula="of:=500*[.CT27]" office:value-type="float" office:value="99.645542905738" calcext:value-type="float">
            <text:p>99.6455429057</text:p>
          </table:table-cell>
          <table:table-cell table:style-name="Default" table:formula="of:=500*[.CU27]" office:value-type="float" office:value="101.678256773884" calcext:value-type="float">
            <text:p>101.6782567739</text:p>
          </table:table-cell>
          <table:table-cell table:style-name="Default" table:formula="of:=500*[.CV27]" office:value-type="float" office:value="103.142892465404" calcext:value-type="float">
            <text:p>103.1428924654</text:p>
          </table:table-cell>
          <table:table-cell table:style-name="Default" table:formula="of:=500*[.CW27]" office:value-type="float" office:value="104.20455126212" calcext:value-type="float">
            <text:p>104.2045512621</text:p>
          </table:table-cell>
          <table:table-cell table:style-name="Default" table:formula="of:=500*[.CX27]" office:value-type="float" office:value="104.861613495396" calcext:value-type="float">
            <text:p>104.8616134954</text:p>
          </table:table-cell>
          <table:table-cell table:style-name="Default" table:formula="of:=500*[.CY27]" office:value-type="float" office:value="105.020614892061" calcext:value-type="float">
            <text:p>105.0206148921</text:p>
          </table:table-cell>
          <table:table-cell table:style-name="Default" table:formula="of:=500*[.CZ27]" office:value-type="float" office:value="104.856771667323" calcext:value-type="float">
            <text:p>104.8567716673</text:p>
          </table:table-cell>
          <table:table-cell table:style-name="Default" table:formula="of:=500*[.DA27]" office:value-type="float" office:value="104.167107033192" calcext:value-type="float">
            <text:p>104.1671070332</text:p>
          </table:table-cell>
          <table:table-cell table:style-name="Default" table:formula="of:=500*[.DB27]" office:value-type="float" office:value="103.177214404614" calcext:value-type="float">
            <text:p>103.1772144046</text:p>
          </table:table-cell>
          <table:table-cell table:style-name="Default" table:formula="of:=500*[.DC27]" office:value-type="float" office:value="101.600881257124" calcext:value-type="float">
            <text:p>101.6008812571</text:p>
          </table:table-cell>
          <table:table-cell table:style-name="Default" table:formula="of:=500*[.DD27]" office:value-type="float" office:value="99.6634496824585" calcext:value-type="float">
            <text:p>99.6634496825</text:p>
          </table:table-cell>
          <table:table-cell table:style-name="Default" table:formula="of:=500*[.DE27]" office:value-type="float" office:value="97.1728554496295" calcext:value-type="float">
            <text:p>97.1728554496</text:p>
          </table:table-cell>
          <table:table-cell table:style-name="Default" table:formula="of:=500*[.DF27]" office:value-type="float" office:value="94.137827632183" calcext:value-type="float">
            <text:p>94.1378276322</text:p>
          </table:table-cell>
          <table:table-cell table:style-name="Default" table:formula="of:=500*[.DG27]" office:value-type="float" office:value="90.5642484490625" calcext:value-type="float">
            <text:p>90.5642484491</text:p>
          </table:table-cell>
          <table:table-cell table:style-name="Default" table:formula="of:=500*[.DH27]" office:value-type="float" office:value="86.369704839987" calcext:value-type="float">
            <text:p>86.36970484</text:p>
          </table:table-cell>
          <table:table-cell table:style-name="Default" table:formula="of:=500*[.DI27]" office:value-type="float" office:value="81.58345733401" calcext:value-type="float">
            <text:p>81.583457334</text:p>
          </table:table-cell>
          <table:table-cell table:style-name="Default" table:formula="of:=500*[.DJ27]" office:value-type="float" office:value="76.172800132109" calcext:value-type="float">
            <text:p>76.1728001321</text:p>
          </table:table-cell>
          <table:table-cell table:style-name="Default" table:formula="of:=500*[.DK27]" office:value-type="float" office:value="70.2710859884615" calcext:value-type="float">
            <text:p>70.2710859885</text:p>
          </table:table-cell>
          <table:table-cell table:style-name="Default" table:formula="of:=500*[.DL27]" office:value-type="float" office:value="63.742854843951" calcext:value-type="float">
            <text:p>63.742854844</text:p>
          </table:table-cell>
          <table:table-cell table:style-name="Default" table:formula="of:=500*[.DM27]" office:value-type="float" office:value="56.734046242194" calcext:value-type="float">
            <text:p>56.7340462422</text:p>
          </table:table-cell>
          <table:table-cell table:style-name="Default" table:formula="of:=500*[.DN27]" office:value-type="float" office:value="49.5290604893753" calcext:value-type="float">
            <text:p>49.5290604894</text:p>
          </table:table-cell>
          <table:table-cell table:style-name="Default" table:formula="of:=500*[.DO27]" office:value-type="float" office:value="42.0284104800953" calcext:value-type="float">
            <text:p>42.0284104801</text:p>
          </table:table-cell>
          <table:table-cell table:style-name="Default" table:formula="of:=500*[.DP27]" office:value-type="float" office:value="34.5317725900354" calcext:value-type="float">
            <text:p>34.53177259</text:p>
          </table:table-cell>
          <table:table-cell table:style-name="Default" table:formula="of:=500*[.DQ27]" office:value-type="float" office:value="27.089612219628" calcext:value-type="float">
            <text:p>27.0896122196</text:p>
          </table:table-cell>
          <table:table-cell table:style-name="Default" table:formula="of:=500*[.DR27]" office:value-type="float" office:value="19.7113761244682" calcext:value-type="float">
            <text:p>19.7113761245</text:p>
          </table:table-cell>
          <table:table-cell table:style-name="Default" table:formula="of:=500*[.DS27]" office:value-type="float" office:value="12.3376283767113" calcext:value-type="float">
            <text:p>12.3376283767</text:p>
          </table:table-cell>
          <table:table-cell table:style-name="Default" table:formula="of:=500*[.DT27]" office:value-type="float" office:value="5.2153377118448" calcext:value-type="float">
            <text:p>5.2153377118</text:p>
          </table:table-cell>
          <table:table-cell table:style-name="Default" table:formula="of:=500*[.DU27]" office:value-type="float" office:value="-1.95058999426717" calcext:value-type="float">
            <text:p>-1.9505899943</text:p>
          </table:table-cell>
          <table:table-cell table:style-name="Default" table:formula="of:=500*[.DV27]" office:value-type="float" office:value="-8.94960986897495" calcext:value-type="float">
            <text:p>-8.949609869</text:p>
          </table:table-cell>
          <table:table-cell table:style-name="Default" table:formula="of:=500*[.DW27]" office:value-type="float" office:value="-15.9592535495919" calcext:value-type="float">
            <text:p>-15.9592535496</text:p>
          </table:table-cell>
          <table:table-cell table:style-name="Default" table:formula="of:=500*[.DX27]" office:value-type="float" office:value="-23.2760457527006" calcext:value-type="float">
            <text:p>-23.2760457527</text:p>
          </table:table-cell>
          <table:table-cell table:style-name="Default" table:formula="of:=500*[.DY27]" office:value-type="float" office:value="-30.4094361790645" calcext:value-type="float">
            <text:p>-30.4094361791</text:p>
          </table:table-cell>
          <table:table-cell table:style-name="Default" table:formula="of:=500*[.DZ27]" office:value-type="float" office:value="-37.869998989071" calcext:value-type="float">
            <text:p>-37.8699989891</text:p>
          </table:table-cell>
          <table:table-cell table:style-name="Default" table:formula="of:=500*[.EA27]" office:value-type="float" office:value="-45.4431580203465" calcext:value-type="float">
            <text:p>-45.4431580203</text:p>
          </table:table-cell>
          <table:table-cell table:style-name="Default" table:formula="of:=500*[.EB27]" office:value-type="float" office:value="-52.765324311337" calcext:value-type="float">
            <text:p>-52.7653243113</text:p>
          </table:table-cell>
          <table:table-cell table:style-name="Default" table:formula="of:=500*[.EC27]" office:value-type="float" office:value="-60.287089054925" calcext:value-type="float">
            <text:p>-60.2870890549</text:p>
          </table:table-cell>
          <table:table-cell table:style-name="Default" table:formula="of:=500*[.ED27]" office:value-type="float" office:value="-67.639217909667" calcext:value-type="float">
            <text:p>-67.6392179097</text:p>
          </table:table-cell>
          <table:table-cell table:style-name="Default" table:formula="of:=500*[.EE27]" office:value-type="float" office:value="-74.47145169435" calcext:value-type="float">
            <text:p>-74.4714516944</text:p>
          </table:table-cell>
          <table:table-cell table:style-name="Default" table:formula="of:=500*[.EF27]" office:value-type="float" office:value="-80.9772016254585" calcext:value-type="float">
            <text:p>-80.9772016255</text:p>
          </table:table-cell>
          <table:table-cell table:style-name="Default" table:formula="of:=500*[.EG27]" office:value-type="float" office:value="-87.0547217258025" calcext:value-type="float">
            <text:p>-87.0547217258</text:p>
          </table:table-cell>
          <table:table-cell table:style-name="Default" table:formula="of:=500*[.EH27]" office:value-type="float" office:value="-92.5469264923735" calcext:value-type="float">
            <text:p>-92.5469264924</text:p>
          </table:table-cell>
          <table:table-cell table:style-name="Default" table:formula="of:=500*[.EI27]" office:value-type="float" office:value="-97.3227078348885" calcext:value-type="float">
            <text:p>-97.3227078349</text:p>
          </table:table-cell>
          <table:table-cell table:style-name="Default" table:formula="of:=500*[.EJ27]" office:value-type="float" office:value="-101.526880194521" calcext:value-type="float">
            <text:p>-101.5268801945</text:p>
          </table:table-cell>
          <table:table-cell table:style-name="Default" table:formula="of:=500*[.EK27]" office:value-type="float" office:value="-105.154010468672" calcext:value-type="float">
            <text:p>-105.1540104687</text:p>
          </table:table-cell>
          <table:table-cell table:style-name="Default" table:formula="of:=500*[.EL27]" office:value-type="float" office:value="-108.158857372086" calcext:value-type="float">
            <text:p>-108.1588573721</text:p>
          </table:table-cell>
          <table:table-cell table:style-name="Default" table:formula="of:=500*[.EM27]" office:value-type="float" office:value="-110.75373476342" calcext:value-type="float">
            <text:p>-110.7537347634</text:p>
          </table:table-cell>
          <table:table-cell table:style-name="Default" table:formula="of:=500*[.EN27]" office:value-type="float" office:value="-112.718078291934" calcext:value-type="float">
            <text:p>-112.7180782919</text:p>
          </table:table-cell>
          <table:table-cell table:style-name="Default" table:formula="of:=500*[.EO27]" office:value-type="float" office:value="-114.345953820099" calcext:value-type="float">
            <text:p>-114.3459538201</text:p>
          </table:table-cell>
          <table:table-cell table:style-name="Default" table:formula="of:=500*[.EP27]" office:value-type="float" office:value="-115.416039997244" calcext:value-type="float">
            <text:p>-115.4160399972</text:p>
          </table:table-cell>
          <table:table-cell table:style-name="Default" table:formula="of:=500*[.EQ27]" office:value-type="float" office:value="-116.092886946915" calcext:value-type="float">
            <text:p>-116.0928869469</text:p>
          </table:table-cell>
          <table:table-cell table:style-name="Default" table:formula="of:=500*[.ER27]" office:value-type="float" office:value="-116.375907928515" calcext:value-type="float">
            <text:p>-116.3759079285</text:p>
          </table:table-cell>
          <table:table-cell table:style-name="Default" table:formula="of:=500*[.ES27]" office:value-type="float" office:value="-116.174254341939" calcext:value-type="float">
            <text:p>-116.1742543419</text:p>
          </table:table-cell>
          <table:table-cell table:style-name="Default" table:formula="of:=500*[.ET27]" office:value-type="float" office:value="-115.672843082098" calcext:value-type="float">
            <text:p>-115.6728430821</text:p>
          </table:table-cell>
          <table:table-cell table:style-name="Default" table:formula="of:=500*[.EU27]" office:value-type="float" office:value="-114.60082707716" calcext:value-type="float">
            <text:p>-114.6008270772</text:p>
          </table:table-cell>
          <table:table-cell table:style-name="Default" table:formula="of:=500*[.EV27]" office:value-type="float" office:value="-113.235179993532" calcext:value-type="float">
            <text:p>-113.2351799935</text:p>
          </table:table-cell>
          <table:table-cell table:style-name="Default" table:formula="of:=500*[.EW27]" office:value-type="float" office:value="-111.282521606259" calcext:value-type="float">
            <text:p>-111.2825216063</text:p>
          </table:table-cell>
          <table:table-cell table:style-name="Default" table:formula="of:=500*[.EX27]" office:value-type="float" office:value="-108.949959827423" calcext:value-type="float">
            <text:p>-108.9499598274</text:p>
          </table:table-cell>
          <table:table-cell table:style-name="Default" table:formula="of:=500*[.EY27]" office:value-type="float" office:value="-105.990021208975" calcext:value-type="float">
            <text:p>-105.990021209</text:p>
          </table:table-cell>
          <table:table-cell table:style-name="Default" table:formula="of:=500*[.EZ27]" office:value-type="float" office:value="-102.495596176388" calcext:value-type="float">
            <text:p>-102.4955961764</text:p>
          </table:table-cell>
          <table:table-cell table:style-name="Default" table:formula="of:=500*[.FA27]" office:value-type="float" office:value="-98.3092504575935" calcext:value-type="float">
            <text:p>-98.3092504576</text:p>
          </table:table-cell>
          <table:table-cell table:style-name="Default" table:formula="of:=500*[.FB27]" office:value-type="float" office:value="-93.7020041995625" calcext:value-type="float">
            <text:p>-93.7020041996</text:p>
          </table:table-cell>
          <table:table-cell table:style-name="Default" table:formula="of:=500*[.FC27]" office:value-type="float" office:value="-88.3851896051995" calcext:value-type="float">
            <text:p>-88.3851896052</text:p>
          </table:table-cell>
          <table:table-cell table:style-name="Default" table:formula="of:=500*[.FD27]" office:value-type="float" office:value="-82.479259294733" calcext:value-type="float">
            <text:p>-82.4792592947</text:p>
          </table:table-cell>
          <table:table-cell table:style-name="Default" table:formula="of:=500*[.FE27]" office:value-type="float" office:value="-76.0732206373465" calcext:value-type="float">
            <text:p>-76.0732206373</text:p>
          </table:table-cell>
          <table:table-cell table:style-name="Default" table:formula="of:=500*[.FF27]" office:value-type="float" office:value="-69.2028682466635" calcext:value-type="float">
            <text:p>-69.2028682467</text:p>
          </table:table-cell>
          <table:table-cell table:style-name="Default" table:formula="of:=500*[.FG27]" office:value-type="float" office:value="-62.0607033029165" calcext:value-type="float">
            <text:p>-62.0607033029</text:p>
          </table:table-cell>
          <table:table-cell table:style-name="Default" table:formula="of:=500*[.FH27]" office:value-type="float" office:value="-54.710337038977" calcext:value-type="float">
            <text:p>-54.710337039</text:p>
          </table:table-cell>
          <table:table-cell table:style-name="Default" table:formula="of:=500*[.FI27]" office:value-type="float" office:value="-47.3379026352341" calcext:value-type="float">
            <text:p>-47.3379026352</text:p>
          </table:table-cell>
          <table:table-cell table:style-name="Default" table:formula="of:=500*[.FJ27]" office:value-type="float" office:value="-39.9900395979377" calcext:value-type="float">
            <text:p>-39.9900395979</text:p>
          </table:table-cell>
          <table:table-cell table:style-name="Default" table:formula="of:=500*[.FK27]" office:value-type="float" office:value="-32.7198436494904" calcext:value-type="float">
            <text:p>-32.7198436495</text:p>
          </table:table-cell>
          <table:table-cell table:style-name="Default" table:formula="of:=500*[.FL27]" office:value-type="float" office:value="-25.5210306279429" calcext:value-type="float">
            <text:p>-25.5210306279</text:p>
          </table:table-cell>
          <table:table-cell table:style-name="Default" table:formula="of:=500*[.FM27]" office:value-type="float" office:value="-18.4843916618539" calcext:value-type="float">
            <text:p>-18.4843916619</text:p>
          </table:table-cell>
          <table:table-cell table:style-name="Default" table:formula="of:=500*[.FN27]" office:value-type="float" office:value="-11.5711718769517" calcext:value-type="float">
            <text:p>-11.571171877</text:p>
          </table:table-cell>
          <table:table-cell table:style-name="Default" table:formula="of:=500*[.FO27]" office:value-type="float" office:value="-4.66461215833956" calcext:value-type="float">
            <text:p>-4.6646121583</text:p>
          </table:table-cell>
          <table:table-cell table:style-name="Default" table:formula="of:=500*[.FP27]" office:value-type="float" office:value="2.28191107566018" calcext:value-type="float">
            <text:p>2.2819110757</text:p>
          </table:table-cell>
          <table:table-cell table:style-name="Default" table:formula="of:=500*[.FQ27]" office:value-type="float" office:value="9.2808580179863" calcext:value-type="float">
            <text:p>9.280858018</text:p>
          </table:table-cell>
          <table:table-cell table:style-name="Default" table:formula="of:=500*[.FR27]" office:value-type="float" office:value="16.4268373086373" calcext:value-type="float">
            <text:p>16.4268373086</text:p>
          </table:table-cell>
          <table:table-cell table:style-name="Default" table:formula="of:=500*[.FS27]" office:value-type="float" office:value="23.7689324802714" calcext:value-type="float">
            <text:p>23.7689324803</text:p>
          </table:table-cell>
          <table:table-cell table:style-name="Default" table:formula="of:=500*[.FT27]" office:value-type="float" office:value="31.0527207208507" calcext:value-type="float">
            <text:p>31.0527207209</text:p>
          </table:table-cell>
          <table:table-cell table:style-name="Default" table:formula="of:=500*[.FU27]" office:value-type="float" office:value="38.4206618924131" calcext:value-type="float">
            <text:p>38.4206618924</text:p>
          </table:table-cell>
          <table:table-cell table:style-name="Default" table:formula="of:=500*[.FV27]" office:value-type="float" office:value="45.8177541853289" calcext:value-type="float">
            <text:p>45.8177541853</text:p>
          </table:table-cell>
          <table:table-cell table:style-name="Default" table:formula="of:=500*[.FW27]" office:value-type="float" office:value="52.9804837961215" calcext:value-type="float">
            <text:p>52.9804837961</text:p>
          </table:table-cell>
          <table:table-cell table:style-name="Default" table:formula="of:=500*[.FX27]" office:value-type="float" office:value="59.8177142077695" calcext:value-type="float">
            <text:p>59.8177142078</text:p>
          </table:table-cell>
          <table:table-cell table:style-name="Default" table:formula="of:=500*[.FY27]" office:value-type="float" office:value="66.24501558174" calcext:value-type="float">
            <text:p>66.2450155817</text:p>
          </table:table-cell>
          <table:table-cell table:style-name="Default" table:formula="of:=500*[.FZ27]" office:value-type="float" office:value="72.099374951565" calcext:value-type="float">
            <text:p>72.0993749516</text:p>
          </table:table-cell>
          <table:table-cell table:style-name="Default" table:formula="of:=500*[.GA27]" office:value-type="float" office:value="77.448832507615" calcext:value-type="float">
            <text:p>77.4488325076</text:p>
          </table:table-cell>
          <table:table-cell table:style-name="Default" table:formula="of:=500*[.GB27]" office:value-type="float" office:value="82.164026217803" calcext:value-type="float">
            <text:p>82.1640262178</text:p>
          </table:table-cell>
          <table:table-cell table:style-name="Default" table:formula="of:=500*[.GC27]" office:value-type="float" office:value="86.2468202056775" calcext:value-type="float">
            <text:p>86.2468202057</text:p>
          </table:table-cell>
          <table:table-cell table:style-name="Default" table:formula="of:=500*[.GD27]" office:value-type="float" office:value="89.8042237843555" calcext:value-type="float">
            <text:p>89.8042237844</text:p>
          </table:table-cell>
          <table:table-cell table:style-name="Default" table:formula="of:=500*[.GE27]" office:value-type="float" office:value="92.6619555793395" calcext:value-type="float">
            <text:p>92.6619555793</text:p>
          </table:table-cell>
          <table:table-cell table:style-name="Default" table:formula="of:=500*[.GF27]" office:value-type="float" office:value="95.1927859192525" calcext:value-type="float">
            <text:p>95.1927859193</text:p>
          </table:table-cell>
          <table:table-cell table:style-name="Default" table:formula="of:=500*[.GG27]" office:value-type="float" office:value="97.043456876248" calcext:value-type="float">
            <text:p>97.0434568762</text:p>
          </table:table-cell>
          <table:table-cell table:style-name="Default" table:formula="of:=500*[.GH27]" office:value-type="float" office:value="98.6179625769485" calcext:value-type="float">
            <text:p>98.6179625769</text:p>
          </table:table-cell>
          <table:table-cell table:style-name="Default" table:formula="of:=500*[.GI27]" office:value-type="float" office:value="99.602222748078" calcext:value-type="float">
            <text:p>99.6022227481</text:p>
          </table:table-cell>
          <table:table-cell table:style-name="Default" table:formula="of:=500*[.GJ27]" office:value-type="float" office:value="100.276268708374" calcext:value-type="float">
            <text:p>100.2762687084</text:p>
          </table:table-cell>
          <table:table-cell table:style-name="Default" table:formula="of:=500*[.GK27]" office:value-type="float" office:value="100.445830859884" calcext:value-type="float">
            <text:p>100.4458308599</text:p>
          </table:table-cell>
          <table:table-cell table:style-name="Default" table:formula="of:=500*[.GL27]" office:value-type="float" office:value="100.364429061868" calcext:value-type="float">
            <text:p>100.3644290619</text:p>
          </table:table-cell>
          <table:table-cell table:style-name="Default" table:formula="of:=500*[.GM27]" office:value-type="float" office:value="99.755843584493" calcext:value-type="float">
            <text:p>99.7558435845</text:p>
          </table:table-cell>
          <table:table-cell table:style-name="Default" table:formula="of:=500*[.GN27]" office:value-type="float" office:value="98.8558169953805" calcext:value-type="float">
            <text:p>98.8558169954</text:p>
          </table:table-cell>
          <table:table-cell table:style-name="Default" table:formula="of:=500*[.GO27]" office:value-type="float" office:value="97.443520614654" calcext:value-type="float">
            <text:p>97.4435206147</text:p>
          </table:table-cell>
          <table:table-cell table:style-name="Default" table:formula="of:=500*[.GP27]" office:value-type="float" office:value="95.6577770710125" calcext:value-type="float">
            <text:p>95.657777071</text:p>
          </table:table-cell>
          <table:table-cell table:style-name="Default" table:formula="of:=500*[.GQ27]" office:value-type="float" office:value="93.4463245438465" calcext:value-type="float">
            <text:p>93.4463245438</text:p>
          </table:table-cell>
          <table:table-cell table:style-name="Default" table:formula="of:=500*[.GR27]" office:value-type="float" office:value="90.6516469185825" calcext:value-type="float">
            <text:p>90.6516469186</text:p>
          </table:table-cell>
          <table:table-cell table:style-name="Default" table:formula="of:=500*[.GS27]" office:value-type="float" office:value="87.469339436421" calcext:value-type="float">
            <text:p>87.4693394364</text:p>
          </table:table-cell>
          <table:table-cell table:style-name="Default" table:formula="of:=500*[.GT27]" office:value-type="float" office:value="83.6597908151885" calcext:value-type="float">
            <text:p>83.6597908152</text:p>
          </table:table-cell>
          <table:table-cell table:style-name="Default" table:formula="of:=500*[.GU27]" office:value-type="float" office:value="79.324725650993" calcext:value-type="float">
            <text:p>79.324725651</text:p>
          </table:table-cell>
          <table:table-cell table:number-columns-repeated="819"/>
        </table:table-row>
        <table:table-row table:style-name="ro1">
          <table:table-cell table:number-columns-repeated="2"/>
          <table:table-cell table:style-name="Default" table:formula="of:=500*[.C28]" office:value-type="float" office:value="79.3614672652105" calcext:value-type="float">
            <text:p>79.3614672652</text:p>
          </table:table-cell>
          <table:table-cell table:style-name="Default" table:formula="of:=500*[.D28]" office:value-type="float" office:value="83.5877178816695" calcext:value-type="float">
            <text:p>83.5877178817</text:p>
          </table:table-cell>
          <table:table-cell table:style-name="Default" table:formula="of:=500*[.E28]" office:value-type="float" office:value="87.3928582639415" calcext:value-type="float">
            <text:p>87.3928582639</text:p>
          </table:table-cell>
          <table:table-cell table:style-name="Default" table:formula="of:=500*[.F28]" office:value-type="float" office:value="90.69383295817" calcext:value-type="float">
            <text:p>90.6938329582</text:p>
          </table:table-cell>
          <table:table-cell table:style-name="Default" table:formula="of:=500*[.G28]" office:value-type="float" office:value="93.435771446328" calcext:value-type="float">
            <text:p>93.4357714463</text:p>
          </table:table-cell>
          <table:table-cell table:style-name="Default" table:formula="of:=500*[.H28]" office:value-type="float" office:value="95.680102219305" calcext:value-type="float">
            <text:p>95.6801022193</text:p>
          </table:table-cell>
          <table:table-cell table:style-name="Default" table:formula="of:=500*[.I28]" office:value-type="float" office:value="97.490967987862" calcext:value-type="float">
            <text:p>97.4909679879</text:p>
          </table:table-cell>
          <table:table-cell table:style-name="Default" table:formula="of:=500*[.J28]" office:value-type="float" office:value="98.8492801297665" calcext:value-type="float">
            <text:p>98.8492801298</text:p>
          </table:table-cell>
          <table:table-cell table:style-name="Default" table:formula="of:=500*[.K28]" office:value-type="float" office:value="99.786342009768" calcext:value-type="float">
            <text:p>99.7863420098</text:p>
          </table:table-cell>
          <table:table-cell table:style-name="Default" table:formula="of:=500*[.L28]" office:value-type="float" office:value="100.337873499046" calcext:value-type="float">
            <text:p>100.337873499</text:p>
          </table:table-cell>
          <table:table-cell table:style-name="Default" table:formula="of:=500*[.M28]" office:value-type="float" office:value="100.501218312009" calcext:value-type="float">
            <text:p>100.501218312</text:p>
          </table:table-cell>
          <table:table-cell table:style-name="Default" table:formula="of:=500*[.N28]" office:value-type="float" office:value="100.228330738525" calcext:value-type="float">
            <text:p>100.2283307385</text:p>
          </table:table-cell>
          <table:table-cell table:style-name="Default" table:formula="of:=500*[.O28]" office:value-type="float" office:value="99.693114347679" calcext:value-type="float">
            <text:p>99.6931143477</text:p>
          </table:table-cell>
          <table:table-cell table:style-name="Default" table:formula="of:=500*[.P28]" office:value-type="float" office:value="98.5031531873585" calcext:value-type="float">
            <text:p>98.5031531874</text:p>
          </table:table-cell>
          <table:table-cell table:style-name="Default" table:formula="of:=500*[.Q28]" office:value-type="float" office:value="97.119600223055" calcext:value-type="float">
            <text:p>97.1196002231</text:p>
          </table:table-cell>
          <table:table-cell table:style-name="Default" table:formula="of:=500*[.R28]" office:value-type="float" office:value="95.1708365082275" calcext:value-type="float">
            <text:p>95.1708365082</text:p>
          </table:table-cell>
          <table:table-cell table:style-name="Default" table:formula="of:=500*[.S28]" office:value-type="float" office:value="92.7309826126195" calcext:value-type="float">
            <text:p>92.7309826126</text:p>
          </table:table-cell>
          <table:table-cell table:style-name="Default" table:formula="of:=500*[.T28]" office:value-type="float" office:value="89.7845753285405" calcext:value-type="float">
            <text:p>89.7845753285</text:p>
          </table:table-cell>
          <table:table-cell table:style-name="Default" table:formula="of:=500*[.U28]" office:value-type="float" office:value="86.2577653601135" calcext:value-type="float">
            <text:p>86.2577653601</text:p>
          </table:table-cell>
          <table:table-cell table:style-name="Default" table:formula="of:=500*[.V28]" office:value-type="float" office:value="82.149443532864" calcext:value-type="float">
            <text:p>82.1494435329</text:p>
          </table:table-cell>
          <table:table-cell table:style-name="Default" table:formula="of:=500*[.W28]" office:value-type="float" office:value="77.451040156755" calcext:value-type="float">
            <text:p>77.4510401568</text:p>
          </table:table-cell>
          <table:table-cell table:style-name="Default" table:formula="of:=500*[.X28]" office:value-type="float" office:value="72.137132588847" calcext:value-type="float">
            <text:p>72.1371325888</text:p>
          </table:table-cell>
          <table:table-cell table:style-name="Default" table:formula="of:=500*[.Y28]" office:value-type="float" office:value="66.2558329765165" calcext:value-type="float">
            <text:p>66.2558329765</text:p>
          </table:table-cell>
          <table:table-cell table:style-name="Default" table:formula="of:=500*[.Z28]" office:value-type="float" office:value="59.869432248002" calcext:value-type="float">
            <text:p>59.869432248</text:p>
          </table:table-cell>
          <table:table-cell table:style-name="Default" table:formula="of:=500*[.AA28]" office:value-type="float" office:value="53.006665754873" calcext:value-type="float">
            <text:p>53.0066657549</text:p>
          </table:table-cell>
          <table:table-cell table:style-name="Default" table:formula="of:=500*[.AB28]" office:value-type="float" office:value="45.8041935203222" calcext:value-type="float">
            <text:p>45.8041935203</text:p>
          </table:table-cell>
          <table:table-cell table:style-name="Default" table:formula="of:=500*[.AC28]" office:value-type="float" office:value="38.4950059573191" calcext:value-type="float">
            <text:p>38.4950059573</text:p>
          </table:table-cell>
          <table:table-cell table:style-name="Default" table:formula="of:=500*[.AD28]" office:value-type="float" office:value="31.0993376540628" calcext:value-type="float">
            <text:p>31.0993376541</text:p>
          </table:table-cell>
          <table:table-cell table:style-name="Default" table:formula="of:=500*[.AE28]" office:value-type="float" office:value="23.6845183354807" calcext:value-type="float">
            <text:p>23.6845183355</text:p>
          </table:table-cell>
          <table:table-cell table:style-name="Default" table:formula="of:=500*[.AF28]" office:value-type="float" office:value="16.4938086537906" calcext:value-type="float">
            <text:p>16.4938086538</text:p>
          </table:table-cell>
          <table:table-cell table:style-name="Default" table:formula="of:=500*[.AG28]" office:value-type="float" office:value="9.3202119467337" calcext:value-type="float">
            <text:p>9.3202119467</text:p>
          </table:table-cell>
          <table:table-cell table:style-name="Default" table:formula="of:=500*[.AH28]" office:value-type="float" office:value="2.28270226333334" calcext:value-type="float">
            <text:p>2.2827022633</text:p>
          </table:table-cell>
          <table:table-cell table:style-name="Default" table:formula="of:=500*[.AI28]" office:value-type="float" office:value="4.67400579213376" calcext:value-type="float">
            <text:p>4.6740057921</text:p>
          </table:table-cell>
          <table:table-cell table:style-name="Default" table:formula="of:=500*[.AJ28]" office:value-type="float" office:value="11.5679023119134" calcext:value-type="float">
            <text:p>11.5679023119</text:p>
          </table:table-cell>
          <table:table-cell table:style-name="Default" table:formula="of:=500*[.AK28]" office:value-type="float" office:value="18.5059902383831" calcext:value-type="float">
            <text:p>18.5059902384</text:p>
          </table:table-cell>
          <table:table-cell table:style-name="Default" table:formula="of:=500*[.AL28]" office:value-type="float" office:value="25.5385387231396" calcext:value-type="float">
            <text:p>25.5385387231</text:p>
          </table:table-cell>
          <table:table-cell table:style-name="Default" table:formula="of:=500*[.AM28]" office:value-type="float" office:value="32.6715244139788" calcext:value-type="float">
            <text:p>32.671524414</text:p>
          </table:table-cell>
          <table:table-cell table:style-name="Default" table:formula="of:=500*[.AN28]" office:value-type="float" office:value="39.934784726284" calcext:value-type="float">
            <text:p>39.9347847263</text:p>
          </table:table-cell>
          <table:table-cell table:style-name="Default" table:formula="of:=500*[.AO28]" office:value-type="float" office:value="47.3322410474736" calcext:value-type="float">
            <text:p>47.3322410475</text:p>
          </table:table-cell>
          <table:table-cell table:style-name="Default" table:formula="of:=500*[.AP28]" office:value-type="float" office:value="54.676078687207" calcext:value-type="float">
            <text:p>54.6760786872</text:p>
          </table:table-cell>
          <table:table-cell table:style-name="Default" table:formula="of:=500*[.AQ28]" office:value-type="float" office:value="62.074163318386" calcext:value-type="float">
            <text:p>62.0741633184</text:p>
          </table:table-cell>
          <table:table-cell table:style-name="Default" table:formula="of:=500*[.AR28]" office:value-type="float" office:value="69.2732620368035" calcext:value-type="float">
            <text:p>69.2732620368</text:p>
          </table:table-cell>
          <table:table-cell table:style-name="Default" table:formula="of:=500*[.AS28]" office:value-type="float" office:value="76.111807079296" calcext:value-type="float">
            <text:p>76.1118070793</text:p>
          </table:table-cell>
          <table:table-cell table:style-name="Default" table:formula="of:=500*[.AT28]" office:value-type="float" office:value="82.5197776623185" calcext:value-type="float">
            <text:p>82.5197776623</text:p>
          </table:table-cell>
          <table:table-cell table:style-name="Default" table:formula="of:=500*[.AU28]" office:value-type="float" office:value="88.403636119068" calcext:value-type="float">
            <text:p>88.4036361191</text:p>
          </table:table-cell>
          <table:table-cell table:style-name="Default" table:formula="of:=500*[.AV28]" office:value-type="float" office:value="93.7111220069385" calcext:value-type="float">
            <text:p>93.7111220069</text:p>
          </table:table-cell>
          <table:table-cell table:style-name="Default" table:formula="of:=500*[.AW28]" office:value-type="float" office:value="98.3703548815625" calcext:value-type="float">
            <text:p>98.3703548816</text:p>
          </table:table-cell>
          <table:table-cell table:style-name="Default" table:formula="of:=500*[.AX28]" office:value-type="float" office:value="102.467315368783" calcext:value-type="float">
            <text:p>102.4673153688</text:p>
          </table:table-cell>
          <table:table-cell table:style-name="Default" table:formula="of:=500*[.AY28]" office:value-type="float" office:value="106.004612594301" calcext:value-type="float">
            <text:p>106.0046125943</text:p>
          </table:table-cell>
          <table:table-cell table:style-name="Default" table:formula="of:=500*[.AZ28]" office:value-type="float" office:value="108.938285928198" calcext:value-type="float">
            <text:p>108.9382859282</text:p>
          </table:table-cell>
          <table:table-cell table:style-name="Default" table:formula="of:=500*[.BA28]" office:value-type="float" office:value="111.346510476493" calcext:value-type="float">
            <text:p>111.3465104765</text:p>
          </table:table-cell>
          <table:table-cell table:style-name="Default" table:formula="of:=500*[.BB28]" office:value-type="float" office:value="113.241868937255" calcext:value-type="float">
            <text:p>113.2418689373</text:p>
          </table:table-cell>
          <table:table-cell table:style-name="Default" table:formula="of:=500*[.BC28]" office:value-type="float" office:value="114.678730819653" calcext:value-type="float">
            <text:p>114.6787308197</text:p>
          </table:table-cell>
          <table:table-cell table:style-name="Default" table:formula="of:=500*[.BD28]" office:value-type="float" office:value="115.662146104871" calcext:value-type="float">
            <text:p>115.6621461049</text:p>
          </table:table-cell>
          <table:table-cell table:style-name="Default" table:formula="of:=500*[.BE28]" office:value-type="float" office:value="116.22431779559" calcext:value-type="float">
            <text:p>116.2243177956</text:p>
          </table:table-cell>
          <table:table-cell table:style-name="Default" table:formula="of:=500*[.BF28]" office:value-type="float" office:value="116.373917379545" calcext:value-type="float">
            <text:p>116.3739173795</text:p>
          </table:table-cell>
          <table:table-cell table:style-name="Default" table:formula="of:=500*[.BG28]" office:value-type="float" office:value="116.065577701128" calcext:value-type="float">
            <text:p>116.0655777011</text:p>
          </table:table-cell>
          <table:table-cell table:style-name="Default" table:formula="of:=500*[.BH28]" office:value-type="float" office:value="115.371383845728" calcext:value-type="float">
            <text:p>115.3713838457</text:p>
          </table:table-cell>
          <table:table-cell table:style-name="Default" table:formula="of:=500*[.BI28]" office:value-type="float" office:value="114.275557249202" calcext:value-type="float">
            <text:p>114.2755572492</text:p>
          </table:table-cell>
          <table:table-cell table:style-name="Default" table:formula="of:=500*[.BJ28]" office:value-type="float" office:value="112.749470407765" calcext:value-type="float">
            <text:p>112.7494704078</text:p>
          </table:table-cell>
          <table:table-cell table:style-name="Default" table:formula="of:=500*[.BK28]" office:value-type="float" office:value="110.739556680343" calcext:value-type="float">
            <text:p>110.7395566803</text:p>
          </table:table-cell>
          <table:table-cell table:style-name="Default" table:formula="of:=500*[.BL28]" office:value-type="float" office:value="108.21844569557" calcext:value-type="float">
            <text:p>108.2184456956</text:p>
          </table:table-cell>
          <table:table-cell table:style-name="Default" table:formula="of:=500*[.BM28]" office:value-type="float" office:value="105.178468528255" calcext:value-type="float">
            <text:p>105.1784685283</text:p>
          </table:table-cell>
          <table:table-cell table:style-name="Default" table:formula="of:=500*[.BN28]" office:value-type="float" office:value="101.553753828306" calcext:value-type="float">
            <text:p>101.5537538283</text:p>
          </table:table-cell>
          <table:table-cell table:style-name="Default" table:formula="of:=500*[.BO28]" office:value-type="float" office:value="97.3287787715425" calcext:value-type="float">
            <text:p>97.3287787715</text:p>
          </table:table-cell>
          <table:table-cell table:style-name="Default" table:formula="of:=500*[.BP28]" office:value-type="float" office:value="92.483712153795" calcext:value-type="float">
            <text:p>92.4837121538</text:p>
          </table:table-cell>
          <table:table-cell table:style-name="Default" table:formula="of:=500*[.BQ28]" office:value-type="float" office:value="86.9637486474705" calcext:value-type="float">
            <text:p>86.9637486475</text:p>
          </table:table-cell>
          <table:table-cell table:style-name="Default" table:formula="of:=500*[.BR28]" office:value-type="float" office:value="80.8338296927195" calcext:value-type="float">
            <text:p>80.8338296927</text:p>
          </table:table-cell>
          <table:table-cell table:style-name="Default" table:formula="of:=500*[.BS28]" office:value-type="float" office:value="74.4851577292175" calcext:value-type="float">
            <text:p>74.4851577292</text:p>
          </table:table-cell>
          <table:table-cell table:style-name="Default" table:formula="of:=500*[.BT28]" office:value-type="float" office:value="67.5493545301955" calcext:value-type="float">
            <text:p>67.5493545302</text:p>
          </table:table-cell>
          <table:table-cell table:style-name="Default" table:formula="of:=500*[.BU28]" office:value-type="float" office:value="60.2753540026115" calcext:value-type="float">
            <text:p>60.2753540026</text:p>
          </table:table-cell>
          <table:table-cell table:style-name="Default" table:formula="of:=500*[.BV28]" office:value-type="float" office:value="52.8021967820045" calcext:value-type="float">
            <text:p>52.802196782</text:p>
          </table:table-cell>
          <table:table-cell table:style-name="Default" table:formula="of:=500*[.BW28]" office:value-type="float" office:value="45.3234308040919" calcext:value-type="float">
            <text:p>45.3234308041</text:p>
          </table:table-cell>
          <table:table-cell table:style-name="Default" table:formula="of:=500*[.BX28]" office:value-type="float" office:value="37.7789620377618" calcext:value-type="float">
            <text:p>37.7789620378</text:p>
          </table:table-cell>
          <table:table-cell table:style-name="Default" table:formula="of:=500*[.BY28]" office:value-type="float" office:value="30.3998991243102" calcext:value-type="float">
            <text:p>30.3998991243</text:p>
          </table:table-cell>
          <table:table-cell table:style-name="Default" table:formula="of:=500*[.BZ28]" office:value-type="float" office:value="23.1430338584182" calcext:value-type="float">
            <text:p>23.1430338584</text:p>
          </table:table-cell>
          <table:table-cell table:style-name="Default" table:formula="of:=500*[.CA28]" office:value-type="float" office:value="15.8383720880596" calcext:value-type="float">
            <text:p>15.8383720881</text:p>
          </table:table-cell>
          <table:table-cell table:style-name="Default" table:formula="of:=500*[.CB28]" office:value-type="float" office:value="8.91276825009305" calcext:value-type="float">
            <text:p>8.9127682501</text:p>
          </table:table-cell>
          <table:table-cell table:style-name="Default" table:formula="of:=500*[.CC28]" office:value-type="float" office:value="1.85857090124934" calcext:value-type="float">
            <text:p>1.8585709012</text:p>
          </table:table-cell>
          <table:table-cell table:style-name="Default" table:formula="of:=500*[.CD28]" office:value-type="float" office:value="5.22691131468885" calcext:value-type="float">
            <text:p>5.2269113147</text:p>
          </table:table-cell>
          <table:table-cell table:style-name="Default" table:formula="of:=500*[.CE28]" office:value-type="float" office:value="12.3130782497817" calcext:value-type="float">
            <text:p>12.3130782498</text:p>
          </table:table-cell>
          <table:table-cell table:style-name="Default" table:formula="of:=500*[.CF28]" office:value-type="float" office:value="19.4254137812991" calcext:value-type="float">
            <text:p>19.4254137813</text:p>
          </table:table-cell>
          <table:table-cell table:style-name="Default" table:formula="of:=500*[.CG28]" office:value-type="float" office:value="26.9958045080732" calcext:value-type="float">
            <text:p>26.9958045081</text:p>
          </table:table-cell>
          <table:table-cell table:style-name="Default" table:formula="of:=500*[.CH28]" office:value-type="float" office:value="34.4841102853954" calcext:value-type="float">
            <text:p>34.4841102854</text:p>
          </table:table-cell>
          <table:table-cell table:style-name="Default" table:formula="of:=500*[.CI28]" office:value-type="float" office:value="42.0413194120494" calcext:value-type="float">
            <text:p>42.041319412</text:p>
          </table:table-cell>
          <table:table-cell table:style-name="Default" table:formula="of:=500*[.CJ28]" office:value-type="float" office:value="49.4978169805949" calcext:value-type="float">
            <text:p>49.4978169806</text:p>
          </table:table-cell>
          <table:table-cell table:style-name="Default" table:formula="of:=500*[.CK28]" office:value-type="float" office:value="56.76105080157" calcext:value-type="float">
            <text:p>56.7610508016</text:p>
          </table:table-cell>
          <table:table-cell table:style-name="Default" table:formula="of:=500*[.CL28]" office:value-type="float" office:value="63.727525728268" calcext:value-type="float">
            <text:p>63.7275257283</text:p>
          </table:table-cell>
          <table:table-cell table:style-name="Default" table:formula="of:=500*[.CM28]" office:value-type="float" office:value="70.234442858054" calcext:value-type="float">
            <text:p>70.2344428581</text:p>
          </table:table-cell>
          <table:table-cell table:style-name="Default" table:formula="of:=500*[.CN28]" office:value-type="float" office:value="76.2152482379265" calcext:value-type="float">
            <text:p>76.2152482379</text:p>
          </table:table-cell>
          <table:table-cell table:style-name="Default" table:formula="of:=500*[.CO28]" office:value-type="float" office:value="81.6031759105535" calcext:value-type="float">
            <text:p>81.6031759106</text:p>
          </table:table-cell>
          <table:table-cell table:style-name="Default" table:formula="of:=500*[.CP28]" office:value-type="float" office:value="86.384445663915" calcext:value-type="float">
            <text:p>86.3844456639</text:p>
          </table:table-cell>
          <table:table-cell table:style-name="Default" table:formula="of:=500*[.CQ28]" office:value-type="float" office:value="90.555625487714" calcext:value-type="float">
            <text:p>90.5556254877</text:p>
          </table:table-cell>
          <table:table-cell table:style-name="Default" table:formula="of:=500*[.CR28]" office:value-type="float" office:value="94.1287250735235" calcext:value-type="float">
            <text:p>94.1287250735</text:p>
          </table:table-cell>
          <table:table-cell table:style-name="Default" table:formula="of:=500*[.CS28]" office:value-type="float" office:value="97.157716094441" calcext:value-type="float">
            <text:p>97.1577160944</text:p>
          </table:table-cell>
          <table:table-cell table:style-name="Default" table:formula="of:=500*[.CT28]" office:value-type="float" office:value="99.645542905738" calcext:value-type="float">
            <text:p>99.6455429057</text:p>
          </table:table-cell>
          <table:table-cell table:style-name="Default" table:formula="of:=500*[.CU28]" office:value-type="float" office:value="101.678256773884" calcext:value-type="float">
            <text:p>101.6782567739</text:p>
          </table:table-cell>
          <table:table-cell table:style-name="Default" table:formula="of:=500*[.CV28]" office:value-type="float" office:value="103.142892465404" calcext:value-type="float">
            <text:p>103.1428924654</text:p>
          </table:table-cell>
          <table:table-cell table:style-name="Default" table:formula="of:=500*[.CW28]" office:value-type="float" office:value="104.20455126212" calcext:value-type="float">
            <text:p>104.2045512621</text:p>
          </table:table-cell>
          <table:table-cell table:style-name="Default" table:formula="of:=500*[.CX28]" office:value-type="float" office:value="104.861613495396" calcext:value-type="float">
            <text:p>104.8616134954</text:p>
          </table:table-cell>
          <table:table-cell table:style-name="Default" table:formula="of:=500*[.CY28]" office:value-type="float" office:value="105.020614892061" calcext:value-type="float">
            <text:p>105.0206148921</text:p>
          </table:table-cell>
          <table:table-cell table:style-name="Default" table:formula="of:=500*[.CZ28]" office:value-type="float" office:value="104.856771667323" calcext:value-type="float">
            <text:p>104.8567716673</text:p>
          </table:table-cell>
          <table:table-cell table:style-name="Default" table:formula="of:=500*[.DA28]" office:value-type="float" office:value="104.167107033192" calcext:value-type="float">
            <text:p>104.1671070332</text:p>
          </table:table-cell>
          <table:table-cell table:style-name="Default" table:formula="of:=500*[.DB28]" office:value-type="float" office:value="103.177214404614" calcext:value-type="float">
            <text:p>103.1772144046</text:p>
          </table:table-cell>
          <table:table-cell table:style-name="Default" table:formula="of:=500*[.DC28]" office:value-type="float" office:value="101.600881257124" calcext:value-type="float">
            <text:p>101.6008812571</text:p>
          </table:table-cell>
          <table:table-cell table:style-name="Default" table:formula="of:=500*[.DD28]" office:value-type="float" office:value="99.6634496824585" calcext:value-type="float">
            <text:p>99.6634496825</text:p>
          </table:table-cell>
          <table:table-cell table:style-name="Default" table:formula="of:=500*[.DE28]" office:value-type="float" office:value="97.1728554496295" calcext:value-type="float">
            <text:p>97.1728554496</text:p>
          </table:table-cell>
          <table:table-cell table:style-name="Default" table:formula="of:=500*[.DF28]" office:value-type="float" office:value="94.137827632183" calcext:value-type="float">
            <text:p>94.1378276322</text:p>
          </table:table-cell>
          <table:table-cell table:style-name="Default" table:formula="of:=500*[.DG28]" office:value-type="float" office:value="90.5642484490625" calcext:value-type="float">
            <text:p>90.5642484491</text:p>
          </table:table-cell>
          <table:table-cell table:style-name="Default" table:formula="of:=500*[.DH28]" office:value-type="float" office:value="86.369704839987" calcext:value-type="float">
            <text:p>86.36970484</text:p>
          </table:table-cell>
          <table:table-cell table:style-name="Default" table:formula="of:=500*[.DI28]" office:value-type="float" office:value="81.58345733401" calcext:value-type="float">
            <text:p>81.583457334</text:p>
          </table:table-cell>
          <table:table-cell table:style-name="Default" table:formula="of:=500*[.DJ28]" office:value-type="float" office:value="76.172800132109" calcext:value-type="float">
            <text:p>76.1728001321</text:p>
          </table:table-cell>
          <table:table-cell table:style-name="Default" table:formula="of:=500*[.DK28]" office:value-type="float" office:value="70.2710859884615" calcext:value-type="float">
            <text:p>70.2710859885</text:p>
          </table:table-cell>
          <table:table-cell table:style-name="Default" table:formula="of:=500*[.DL28]" office:value-type="float" office:value="63.742854843951" calcext:value-type="float">
            <text:p>63.742854844</text:p>
          </table:table-cell>
          <table:table-cell table:style-name="Default" table:formula="of:=500*[.DM28]" office:value-type="float" office:value="56.734046242194" calcext:value-type="float">
            <text:p>56.7340462422</text:p>
          </table:table-cell>
          <table:table-cell table:style-name="Default" table:formula="of:=500*[.DN28]" office:value-type="float" office:value="49.5290604893753" calcext:value-type="float">
            <text:p>49.5290604894</text:p>
          </table:table-cell>
          <table:table-cell table:style-name="Default" table:formula="of:=500*[.DO28]" office:value-type="float" office:value="42.0284104800953" calcext:value-type="float">
            <text:p>42.0284104801</text:p>
          </table:table-cell>
          <table:table-cell table:style-name="Default" table:formula="of:=500*[.DP28]" office:value-type="float" office:value="34.5317725900354" calcext:value-type="float">
            <text:p>34.53177259</text:p>
          </table:table-cell>
          <table:table-cell table:style-name="Default" table:formula="of:=500*[.DQ28]" office:value-type="float" office:value="27.089612219628" calcext:value-type="float">
            <text:p>27.0896122196</text:p>
          </table:table-cell>
          <table:table-cell table:style-name="Default" table:formula="of:=500*[.DR28]" office:value-type="float" office:value="19.7113761244682" calcext:value-type="float">
            <text:p>19.7113761245</text:p>
          </table:table-cell>
          <table:table-cell table:style-name="Default" table:formula="of:=500*[.DS28]" office:value-type="float" office:value="12.3376283767113" calcext:value-type="float">
            <text:p>12.3376283767</text:p>
          </table:table-cell>
          <table:table-cell table:style-name="Default" table:formula="of:=500*[.DT28]" office:value-type="float" office:value="5.2153377118448" calcext:value-type="float">
            <text:p>5.2153377118</text:p>
          </table:table-cell>
          <table:table-cell table:style-name="Default" table:formula="of:=500*[.DU28]" office:value-type="float" office:value="1.95058999426717" calcext:value-type="float">
            <text:p>1.9505899943</text:p>
          </table:table-cell>
          <table:table-cell table:style-name="Default" table:formula="of:=500*[.DV28]" office:value-type="float" office:value="8.94960986897495" calcext:value-type="float">
            <text:p>8.949609869</text:p>
          </table:table-cell>
          <table:table-cell table:style-name="Default" table:formula="of:=500*[.DW28]" office:value-type="float" office:value="15.9592535495919" calcext:value-type="float">
            <text:p>15.9592535496</text:p>
          </table:table-cell>
          <table:table-cell table:style-name="Default" table:formula="of:=500*[.DX28]" office:value-type="float" office:value="23.2760457527006" calcext:value-type="float">
            <text:p>23.2760457527</text:p>
          </table:table-cell>
          <table:table-cell table:style-name="Default" table:formula="of:=500*[.DY28]" office:value-type="float" office:value="30.4094361790645" calcext:value-type="float">
            <text:p>30.4094361791</text:p>
          </table:table-cell>
          <table:table-cell table:style-name="Default" table:formula="of:=500*[.DZ28]" office:value-type="float" office:value="37.869998989071" calcext:value-type="float">
            <text:p>37.8699989891</text:p>
          </table:table-cell>
          <table:table-cell table:style-name="Default" table:formula="of:=500*[.EA28]" office:value-type="float" office:value="45.4431580203465" calcext:value-type="float">
            <text:p>45.4431580203</text:p>
          </table:table-cell>
          <table:table-cell table:style-name="Default" table:formula="of:=500*[.EB28]" office:value-type="float" office:value="52.765324311337" calcext:value-type="float">
            <text:p>52.7653243113</text:p>
          </table:table-cell>
          <table:table-cell table:style-name="Default" table:formula="of:=500*[.EC28]" office:value-type="float" office:value="60.287089054925" calcext:value-type="float">
            <text:p>60.2870890549</text:p>
          </table:table-cell>
          <table:table-cell table:style-name="Default" table:formula="of:=500*[.ED28]" office:value-type="float" office:value="67.639217909667" calcext:value-type="float">
            <text:p>67.6392179097</text:p>
          </table:table-cell>
          <table:table-cell table:style-name="Default" table:formula="of:=500*[.EE28]" office:value-type="float" office:value="74.47145169435" calcext:value-type="float">
            <text:p>74.4714516944</text:p>
          </table:table-cell>
          <table:table-cell table:style-name="Default" table:formula="of:=500*[.EF28]" office:value-type="float" office:value="80.9772016254585" calcext:value-type="float">
            <text:p>80.9772016255</text:p>
          </table:table-cell>
          <table:table-cell table:style-name="Default" table:formula="of:=500*[.EG28]" office:value-type="float" office:value="87.0547217258025" calcext:value-type="float">
            <text:p>87.0547217258</text:p>
          </table:table-cell>
          <table:table-cell table:style-name="Default" table:formula="of:=500*[.EH28]" office:value-type="float" office:value="92.5469264923735" calcext:value-type="float">
            <text:p>92.5469264924</text:p>
          </table:table-cell>
          <table:table-cell table:style-name="Default" table:formula="of:=500*[.EI28]" office:value-type="float" office:value="97.3227078348885" calcext:value-type="float">
            <text:p>97.3227078349</text:p>
          </table:table-cell>
          <table:table-cell table:style-name="Default" table:formula="of:=500*[.EJ28]" office:value-type="float" office:value="101.526880194521" calcext:value-type="float">
            <text:p>101.5268801945</text:p>
          </table:table-cell>
          <table:table-cell table:style-name="Default" table:formula="of:=500*[.EK28]" office:value-type="float" office:value="105.154010468672" calcext:value-type="float">
            <text:p>105.1540104687</text:p>
          </table:table-cell>
          <table:table-cell table:style-name="Default" table:formula="of:=500*[.EL28]" office:value-type="float" office:value="108.158857372086" calcext:value-type="float">
            <text:p>108.1588573721</text:p>
          </table:table-cell>
          <table:table-cell table:style-name="Default" table:formula="of:=500*[.EM28]" office:value-type="float" office:value="110.75373476342" calcext:value-type="float">
            <text:p>110.7537347634</text:p>
          </table:table-cell>
          <table:table-cell table:style-name="Default" table:formula="of:=500*[.EN28]" office:value-type="float" office:value="112.718078291934" calcext:value-type="float">
            <text:p>112.7180782919</text:p>
          </table:table-cell>
          <table:table-cell table:style-name="Default" table:formula="of:=500*[.EO28]" office:value-type="float" office:value="114.345953820099" calcext:value-type="float">
            <text:p>114.3459538201</text:p>
          </table:table-cell>
          <table:table-cell table:style-name="Default" table:formula="of:=500*[.EP28]" office:value-type="float" office:value="115.416039997244" calcext:value-type="float">
            <text:p>115.4160399972</text:p>
          </table:table-cell>
          <table:table-cell table:style-name="Default" table:formula="of:=500*[.EQ28]" office:value-type="float" office:value="116.092886946915" calcext:value-type="float">
            <text:p>116.0928869469</text:p>
          </table:table-cell>
          <table:table-cell table:style-name="Default" table:formula="of:=500*[.ER28]" office:value-type="float" office:value="116.375907928515" calcext:value-type="float">
            <text:p>116.3759079285</text:p>
          </table:table-cell>
          <table:table-cell table:style-name="Default" table:formula="of:=500*[.ES28]" office:value-type="float" office:value="116.174254341939" calcext:value-type="float">
            <text:p>116.1742543419</text:p>
          </table:table-cell>
          <table:table-cell table:style-name="Default" table:formula="of:=500*[.ET28]" office:value-type="float" office:value="115.672843082098" calcext:value-type="float">
            <text:p>115.6728430821</text:p>
          </table:table-cell>
          <table:table-cell table:style-name="Default" table:formula="of:=500*[.EU28]" office:value-type="float" office:value="114.60082707716" calcext:value-type="float">
            <text:p>114.6008270772</text:p>
          </table:table-cell>
          <table:table-cell table:style-name="Default" table:formula="of:=500*[.EV28]" office:value-type="float" office:value="113.235179993532" calcext:value-type="float">
            <text:p>113.2351799935</text:p>
          </table:table-cell>
          <table:table-cell table:style-name="Default" table:formula="of:=500*[.EW28]" office:value-type="float" office:value="111.282521606259" calcext:value-type="float">
            <text:p>111.2825216063</text:p>
          </table:table-cell>
          <table:table-cell table:style-name="Default" table:formula="of:=500*[.EX28]" office:value-type="float" office:value="108.949959827423" calcext:value-type="float">
            <text:p>108.9499598274</text:p>
          </table:table-cell>
          <table:table-cell table:style-name="Default" table:formula="of:=500*[.EY28]" office:value-type="float" office:value="105.990021208975" calcext:value-type="float">
            <text:p>105.990021209</text:p>
          </table:table-cell>
          <table:table-cell table:style-name="Default" table:formula="of:=500*[.EZ28]" office:value-type="float" office:value="102.495596176388" calcext:value-type="float">
            <text:p>102.4955961764</text:p>
          </table:table-cell>
          <table:table-cell table:style-name="Default" table:formula="of:=500*[.FA28]" office:value-type="float" office:value="98.3092504575935" calcext:value-type="float">
            <text:p>98.3092504576</text:p>
          </table:table-cell>
          <table:table-cell table:style-name="Default" table:formula="of:=500*[.FB28]" office:value-type="float" office:value="93.7020041995625" calcext:value-type="float">
            <text:p>93.7020041996</text:p>
          </table:table-cell>
          <table:table-cell table:style-name="Default" table:formula="of:=500*[.FC28]" office:value-type="float" office:value="88.3851896051995" calcext:value-type="float">
            <text:p>88.3851896052</text:p>
          </table:table-cell>
          <table:table-cell table:style-name="Default" table:formula="of:=500*[.FD28]" office:value-type="float" office:value="82.479259294733" calcext:value-type="float">
            <text:p>82.4792592947</text:p>
          </table:table-cell>
          <table:table-cell table:style-name="Default" table:formula="of:=500*[.FE28]" office:value-type="float" office:value="76.0732206373465" calcext:value-type="float">
            <text:p>76.0732206373</text:p>
          </table:table-cell>
          <table:table-cell table:style-name="Default" table:formula="of:=500*[.FF28]" office:value-type="float" office:value="69.2028682466635" calcext:value-type="float">
            <text:p>69.2028682467</text:p>
          </table:table-cell>
          <table:table-cell table:style-name="Default" table:formula="of:=500*[.FG28]" office:value-type="float" office:value="62.0607033029165" calcext:value-type="float">
            <text:p>62.0607033029</text:p>
          </table:table-cell>
          <table:table-cell table:style-name="Default" table:formula="of:=500*[.FH28]" office:value-type="float" office:value="54.710337038977" calcext:value-type="float">
            <text:p>54.710337039</text:p>
          </table:table-cell>
          <table:table-cell table:style-name="Default" table:formula="of:=500*[.FI28]" office:value-type="float" office:value="47.3379026352341" calcext:value-type="float">
            <text:p>47.3379026352</text:p>
          </table:table-cell>
          <table:table-cell table:style-name="Default" table:formula="of:=500*[.FJ28]" office:value-type="float" office:value="39.9900395979377" calcext:value-type="float">
            <text:p>39.9900395979</text:p>
          </table:table-cell>
          <table:table-cell table:style-name="Default" table:formula="of:=500*[.FK28]" office:value-type="float" office:value="32.7198436494904" calcext:value-type="float">
            <text:p>32.7198436495</text:p>
          </table:table-cell>
          <table:table-cell table:style-name="Default" table:formula="of:=500*[.FL28]" office:value-type="float" office:value="25.5210306279429" calcext:value-type="float">
            <text:p>25.5210306279</text:p>
          </table:table-cell>
          <table:table-cell table:style-name="Default" table:formula="of:=500*[.FM28]" office:value-type="float" office:value="18.4843916618539" calcext:value-type="float">
            <text:p>18.4843916619</text:p>
          </table:table-cell>
          <table:table-cell table:style-name="Default" table:formula="of:=500*[.FN28]" office:value-type="float" office:value="11.5711718769517" calcext:value-type="float">
            <text:p>11.571171877</text:p>
          </table:table-cell>
          <table:table-cell table:style-name="Default" table:formula="of:=500*[.FO28]" office:value-type="float" office:value="4.66461215833956" calcext:value-type="float">
            <text:p>4.6646121583</text:p>
          </table:table-cell>
          <table:table-cell table:style-name="Default" table:formula="of:=500*[.FP28]" office:value-type="float" office:value="2.28191107566018" calcext:value-type="float">
            <text:p>2.2819110757</text:p>
          </table:table-cell>
          <table:table-cell table:style-name="Default" table:formula="of:=500*[.FQ28]" office:value-type="float" office:value="9.2808580179863" calcext:value-type="float">
            <text:p>9.280858018</text:p>
          </table:table-cell>
          <table:table-cell table:style-name="Default" table:formula="of:=500*[.FR28]" office:value-type="float" office:value="16.4268373086373" calcext:value-type="float">
            <text:p>16.4268373086</text:p>
          </table:table-cell>
          <table:table-cell table:style-name="Default" table:formula="of:=500*[.FS28]" office:value-type="float" office:value="23.7689324802714" calcext:value-type="float">
            <text:p>23.7689324803</text:p>
          </table:table-cell>
          <table:table-cell table:style-name="Default" table:formula="of:=500*[.FT28]" office:value-type="float" office:value="31.0527207208507" calcext:value-type="float">
            <text:p>31.0527207209</text:p>
          </table:table-cell>
          <table:table-cell table:style-name="Default" table:formula="of:=500*[.FU28]" office:value-type="float" office:value="38.4206618924131" calcext:value-type="float">
            <text:p>38.4206618924</text:p>
          </table:table-cell>
          <table:table-cell table:style-name="Default" table:formula="of:=500*[.FV28]" office:value-type="float" office:value="45.8177541853289" calcext:value-type="float">
            <text:p>45.8177541853</text:p>
          </table:table-cell>
          <table:table-cell table:style-name="Default" table:formula="of:=500*[.FW28]" office:value-type="float" office:value="52.9804837961215" calcext:value-type="float">
            <text:p>52.9804837961</text:p>
          </table:table-cell>
          <table:table-cell table:style-name="Default" table:formula="of:=500*[.FX28]" office:value-type="float" office:value="59.8177142077695" calcext:value-type="float">
            <text:p>59.8177142078</text:p>
          </table:table-cell>
          <table:table-cell table:style-name="Default" table:formula="of:=500*[.FY28]" office:value-type="float" office:value="66.24501558174" calcext:value-type="float">
            <text:p>66.2450155817</text:p>
          </table:table-cell>
          <table:table-cell table:style-name="Default" table:formula="of:=500*[.FZ28]" office:value-type="float" office:value="72.099374951565" calcext:value-type="float">
            <text:p>72.0993749516</text:p>
          </table:table-cell>
          <table:table-cell table:style-name="Default" table:formula="of:=500*[.GA28]" office:value-type="float" office:value="77.448832507615" calcext:value-type="float">
            <text:p>77.4488325076</text:p>
          </table:table-cell>
          <table:table-cell table:style-name="Default" table:formula="of:=500*[.GB28]" office:value-type="float" office:value="82.164026217803" calcext:value-type="float">
            <text:p>82.1640262178</text:p>
          </table:table-cell>
          <table:table-cell table:style-name="Default" table:formula="of:=500*[.GC28]" office:value-type="float" office:value="86.2468202056775" calcext:value-type="float">
            <text:p>86.2468202057</text:p>
          </table:table-cell>
          <table:table-cell table:style-name="Default" table:formula="of:=500*[.GD28]" office:value-type="float" office:value="89.8042237843555" calcext:value-type="float">
            <text:p>89.8042237844</text:p>
          </table:table-cell>
          <table:table-cell table:style-name="Default" table:formula="of:=500*[.GE28]" office:value-type="float" office:value="92.6619555793395" calcext:value-type="float">
            <text:p>92.6619555793</text:p>
          </table:table-cell>
          <table:table-cell table:style-name="Default" table:formula="of:=500*[.GF28]" office:value-type="float" office:value="95.1927859192525" calcext:value-type="float">
            <text:p>95.1927859193</text:p>
          </table:table-cell>
          <table:table-cell table:style-name="Default" table:formula="of:=500*[.GG28]" office:value-type="float" office:value="97.043456876248" calcext:value-type="float">
            <text:p>97.0434568762</text:p>
          </table:table-cell>
          <table:table-cell table:style-name="Default" table:formula="of:=500*[.GH28]" office:value-type="float" office:value="98.6179625769485" calcext:value-type="float">
            <text:p>98.6179625769</text:p>
          </table:table-cell>
          <table:table-cell table:style-name="Default" table:formula="of:=500*[.GI28]" office:value-type="float" office:value="99.602222748078" calcext:value-type="float">
            <text:p>99.6022227481</text:p>
          </table:table-cell>
          <table:table-cell table:style-name="Default" table:formula="of:=500*[.GJ28]" office:value-type="float" office:value="100.276268708374" calcext:value-type="float">
            <text:p>100.2762687084</text:p>
          </table:table-cell>
          <table:table-cell table:style-name="Default" table:formula="of:=500*[.GK28]" office:value-type="float" office:value="100.445830859884" calcext:value-type="float">
            <text:p>100.4458308599</text:p>
          </table:table-cell>
          <table:table-cell table:style-name="Default" table:formula="of:=500*[.GL28]" office:value-type="float" office:value="100.364429061868" calcext:value-type="float">
            <text:p>100.3644290619</text:p>
          </table:table-cell>
          <table:table-cell table:style-name="Default" table:formula="of:=500*[.GM28]" office:value-type="float" office:value="99.755843584493" calcext:value-type="float">
            <text:p>99.7558435845</text:p>
          </table:table-cell>
          <table:table-cell table:style-name="Default" table:formula="of:=500*[.GN28]" office:value-type="float" office:value="98.8558169953805" calcext:value-type="float">
            <text:p>98.8558169954</text:p>
          </table:table-cell>
          <table:table-cell table:style-name="Default" table:formula="of:=500*[.GO28]" office:value-type="float" office:value="97.443520614654" calcext:value-type="float">
            <text:p>97.4435206147</text:p>
          </table:table-cell>
          <table:table-cell table:style-name="Default" table:formula="of:=500*[.GP28]" office:value-type="float" office:value="95.6577770710125" calcext:value-type="float">
            <text:p>95.657777071</text:p>
          </table:table-cell>
          <table:table-cell table:style-name="Default" table:formula="of:=500*[.GQ28]" office:value-type="float" office:value="93.4463245438465" calcext:value-type="float">
            <text:p>93.4463245438</text:p>
          </table:table-cell>
          <table:table-cell table:style-name="Default" table:formula="of:=500*[.GR28]" office:value-type="float" office:value="90.6516469185825" calcext:value-type="float">
            <text:p>90.6516469186</text:p>
          </table:table-cell>
          <table:table-cell table:style-name="Default" table:formula="of:=500*[.GS28]" office:value-type="float" office:value="87.469339436421" calcext:value-type="float">
            <text:p>87.4693394364</text:p>
          </table:table-cell>
          <table:table-cell table:style-name="Default" table:formula="of:=500*[.GT28]" office:value-type="float" office:value="83.6597908151885" calcext:value-type="float">
            <text:p>83.6597908152</text:p>
          </table:table-cell>
          <table:table-cell table:style-name="Default" table:formula="of:=500*[.GU28]" office:value-type="float" office:value="79.324725650993" calcext:value-type="float">
            <text:p>79.324725651</text:p>
          </table:table-cell>
          <table:table-cell table:number-columns-repeated="819"/>
        </table:table-row>
        <table:table-row table:style-name="ro1">
          <table:table-cell table:style-name="ce2" office:value-type="string" calcext:value-type="string">
            <text:p>calculated dB/dr</text:p>
          </table:table-cell>
          <table:table-cell/>
          <table:table-cell table:style-name="Default" office:value-type="float" office:value="-143.806518975765" calcext:value-type="float">
            <text:p>-143.8065189758</text:p>
          </table:table-cell>
          <table:table-cell table:style-name="Default" office:value-type="float" office:value="-137.516391616898" calcext:value-type="float">
            <text:p>-137.5163916169</text:p>
          </table:table-cell>
          <table:table-cell table:style-name="Default" office:value-type="float" office:value="-140.873266568847" calcext:value-type="float">
            <text:p>-140.8732665688</text:p>
          </table:table-cell>
          <table:table-cell table:style-name="Default" office:value-type="float" office:value="-146.543872927588" calcext:value-type="float">
            <text:p>-146.5438729276</text:p>
          </table:table-cell>
          <table:table-cell table:style-name="Default" office:value-type="float" office:value="-143.611559181966" calcext:value-type="float">
            <text:p>-143.611559182</text:p>
          </table:table-cell>
          <table:table-cell table:style-name="Default" office:value-type="float" office:value="-136.573579488822" calcext:value-type="float">
            <text:p>-136.5735794888</text:p>
          </table:table-cell>
          <table:table-cell table:style-name="Default" office:value-type="float" office:value="-142.09593680703" calcext:value-type="float">
            <text:p>-142.095936807</text:p>
          </table:table-cell>
          <table:table-cell table:style-name="Default" office:value-type="float" office:value="-140.098122722194" calcext:value-type="float">
            <text:p>-140.0981227222</text:p>
          </table:table-cell>
          <table:table-cell table:style-name="Default" office:value-type="float" office:value="-141.170391044112" calcext:value-type="float">
            <text:p>-141.1703910441</text:p>
          </table:table-cell>
          <table:table-cell table:style-name="Default" office:value-type="float" office:value="-140.87094510324" calcext:value-type="float">
            <text:p>-140.8709451032</text:p>
          </table:table-cell>
          <table:table-cell table:style-name="Default" office:value-type="float" office:value="-142.502621925716" calcext:value-type="float">
            <text:p>-142.5026219257</text:p>
          </table:table-cell>
          <table:table-cell table:style-name="Default" office:value-type="float" office:value="-148.204891216122" calcext:value-type="float">
            <text:p>-148.2048912161</text:p>
          </table:table-cell>
          <table:table-cell table:style-name="Default" office:value-type="float" office:value="-146.45141224147" calcext:value-type="float">
            <text:p>-146.4514122415</text:p>
          </table:table-cell>
          <table:table-cell table:style-name="Default" office:value-type="float" office:value="-142.717899866183" calcext:value-type="float">
            <text:p>-142.7178998662</text:p>
          </table:table-cell>
          <table:table-cell table:style-name="Default" office:value-type="float" office:value="-150.643329119757" calcext:value-type="float">
            <text:p>-150.6433291198</text:p>
          </table:table-cell>
          <table:table-cell table:style-name="Default" office:value-type="float" office:value="-148.503295377024" calcext:value-type="float">
            <text:p>-148.503295377</text:p>
          </table:table-cell>
          <table:table-cell table:style-name="Default" office:value-type="float" office:value="-158.203753486518" calcext:value-type="float">
            <text:p>-158.2037534865</text:p>
          </table:table-cell>
          <table:table-cell table:style-name="Default" office:value-type="float" office:value="-167.184271381268" calcext:value-type="float">
            <text:p>-167.1842713813</text:p>
          </table:table-cell>
          <table:table-cell table:style-name="Default" office:value-type="float" office:value="-171.936939186225" calcext:value-type="float">
            <text:p>-171.9369391862</text:p>
          </table:table-cell>
          <table:table-cell table:style-name="Default" office:value-type="float" office:value="-177.009957035991" calcext:value-type="float">
            <text:p>-177.009957036</text:p>
          </table:table-cell>
          <table:table-cell table:style-name="Default" office:value-type="float" office:value="-182.029054794709" calcext:value-type="float">
            <text:p>-182.0290547947</text:p>
          </table:table-cell>
          <table:table-cell table:style-name="Default" office:value-type="float" office:value="-186.213227750374" calcext:value-type="float">
            <text:p>-186.2132277504</text:p>
          </table:table-cell>
          <table:table-cell table:style-name="Default" office:value-type="float" office:value="-189.545689921267" calcext:value-type="float">
            <text:p>-189.5456899213</text:p>
          </table:table-cell>
          <table:table-cell table:style-name="Default" office:value-type="float" office:value="-198.587843618369" calcext:value-type="float">
            <text:p>-198.5878436184</text:p>
          </table:table-cell>
          <table:table-cell table:style-name="Default" office:value-type="float" office:value="-191.90067521174" calcext:value-type="float">
            <text:p>-191.9006752117</text:p>
          </table:table-cell>
          <table:table-cell table:style-name="Default" office:value-type="float" office:value="-190.399831097041" calcext:value-type="float">
            <text:p>-190.399831097</text:p>
          </table:table-cell>
          <table:table-cell table:style-name="Default" office:value-type="float" office:value="-189.687848077197" calcext:value-type="float">
            <text:p>-189.6878480772</text:p>
          </table:table-cell>
          <table:table-cell table:style-name="Default" office:value-type="float" office:value="-190.353722057642" calcext:value-type="float">
            <text:p>-190.3537220576</text:p>
          </table:table-cell>
          <table:table-cell table:style-name="Default" office:value-type="float" office:value="-188.258168693015" calcext:value-type="float">
            <text:p>-188.258168693</text:p>
          </table:table-cell>
          <table:table-cell table:style-name="Default" office:value-type="float" office:value="-187.299705709033" calcext:value-type="float">
            <text:p>-187.299705709</text:p>
          </table:table-cell>
          <table:table-cell table:style-name="Default" office:value-type="float" office:value="-168.894837339251" calcext:value-type="float">
            <text:p>-168.8948373393</text:p>
          </table:table-cell>
          <table:table-cell table:style-name="Default" office:value-type="float" office:value="-174.278082461257" calcext:value-type="float">
            <text:p>-174.2780824613</text:p>
          </table:table-cell>
          <table:table-cell table:style-name="Default" office:value-type="float" office:value="-175.149971619862" calcext:value-type="float">
            <text:p>-175.1499716199</text:p>
          </table:table-cell>
          <table:table-cell table:style-name="Default" office:value-type="float" office:value="-171.008633644599" calcext:value-type="float">
            <text:p>-171.0086336446</text:p>
          </table:table-cell>
          <table:table-cell table:style-name="Default" office:value-type="float" office:value="-178.248225490499" calcext:value-type="float">
            <text:p>-178.2482254905</text:p>
          </table:table-cell>
          <table:table-cell table:style-name="Default" office:value-type="float" office:value="-173.853888642532" calcext:value-type="float">
            <text:p>-173.8538886425</text:p>
          </table:table-cell>
          <table:table-cell table:style-name="Default" office:value-type="float" office:value="-176.510633127627" calcext:value-type="float">
            <text:p>-176.5106331276</text:p>
          </table:table-cell>
          <table:table-cell table:style-name="Default" office:value-type="float" office:value="-180.978711896387" calcext:value-type="float">
            <text:p>-180.9787118964</text:p>
          </table:table-cell>
          <table:table-cell table:style-name="Default" office:value-type="float" office:value="-193.222218864631" calcext:value-type="float">
            <text:p>-193.2222188646</text:p>
          </table:table-cell>
          <table:table-cell table:style-name="Default" office:value-type="float" office:value="-187.239590392408" calcext:value-type="float">
            <text:p>-187.2395903924</text:p>
          </table:table-cell>
          <table:table-cell table:style-name="Default" office:value-type="float" office:value="-197.862386746396" calcext:value-type="float">
            <text:p>-197.8623867464</text:p>
          </table:table-cell>
          <table:table-cell table:style-name="Default" office:value-type="float" office:value="-199.094993190098" calcext:value-type="float">
            <text:p>-199.0949931901</text:p>
          </table:table-cell>
          <table:table-cell table:style-name="Default" office:value-type="float" office:value="-199.108806844277" calcext:value-type="float">
            <text:p>-199.1088068443</text:p>
          </table:table-cell>
          <table:table-cell table:style-name="Default" office:value-type="float" office:value="-196.964081001566" calcext:value-type="float">
            <text:p>-196.9640810016</text:p>
          </table:table-cell>
          <table:table-cell table:style-name="Default" office:value-type="float" office:value="-196.578604935652" calcext:value-type="float">
            <text:p>-196.5786049357</text:p>
          </table:table-cell>
          <table:table-cell table:style-name="Default" office:value-type="float" office:value="-191.988753459522" calcext:value-type="float">
            <text:p>-191.9887534595</text:p>
          </table:table-cell>
          <table:table-cell table:style-name="Default" office:value-type="float" office:value="-189.272880685501" calcext:value-type="float">
            <text:p>-189.2728806855</text:p>
          </table:table-cell>
          <table:table-cell table:style-name="Default" office:value-type="float" office:value="-186.235980206777" calcext:value-type="float">
            <text:p>-186.2359802068</text:p>
          </table:table-cell>
          <table:table-cell table:style-name="Default" office:value-type="float" office:value="-179.764836900437" calcext:value-type="float">
            <text:p>-179.7648369004</text:p>
          </table:table-cell>
          <table:table-cell table:style-name="Default" office:value-type="float" office:value="-176.242149024524" calcext:value-type="float">
            <text:p>-176.2421490245</text:p>
          </table:table-cell>
          <table:table-cell table:style-name="Default" office:value-type="float" office:value="-173.151766735585" calcext:value-type="float">
            <text:p>-173.1517667356</text:p>
          </table:table-cell>
          <table:table-cell table:style-name="Default" office:value-type="float" office:value="-171.116648031277" calcext:value-type="float">
            <text:p>-171.1166480313</text:p>
          </table:table-cell>
          <table:table-cell table:style-name="Default" office:value-type="float" office:value="-169.604094234157" calcext:value-type="float">
            <text:p>-169.6040942342</text:p>
          </table:table-cell>
          <table:table-cell table:style-name="Default" office:value-type="float" office:value="-168.545319934784" calcext:value-type="float">
            <text:p>-168.5453199348</text:p>
          </table:table-cell>
          <table:table-cell table:style-name="Default" office:value-type="float" office:value="-167.291814796726" calcext:value-type="float">
            <text:p>-167.2918147967</text:p>
          </table:table-cell>
          <table:table-cell table:style-name="Default" office:value-type="float" office:value="-168.993587567624" calcext:value-type="float">
            <text:p>-168.9935875676</text:p>
          </table:table-cell>
          <table:table-cell table:style-name="Default" office:value-type="float" office:value="-169.394885791597" calcext:value-type="float">
            <text:p>-169.3948857916</text:p>
          </table:table-cell>
          <table:table-cell table:style-name="Default" office:value-type="float" office:value="-161.464899275376" calcext:value-type="float">
            <text:p>-161.4648992754</text:p>
          </table:table-cell>
          <table:table-cell table:style-name="Default" office:value-type="float" office:value="-163.938054494748" calcext:value-type="float">
            <text:p>-163.9380544947</text:p>
          </table:table-cell>
          <table:table-cell table:style-name="Default" office:value-type="float" office:value="-166.878140293631" calcext:value-type="float">
            <text:p>-166.8781402936</text:p>
          </table:table-cell>
          <table:table-cell table:style-name="Default" office:value-type="float" office:value="-169.948027721047" calcext:value-type="float">
            <text:p>-169.948027721</text:p>
          </table:table-cell>
          <table:table-cell table:style-name="Default" office:value-type="float" office:value="-173.584114396827" calcext:value-type="float">
            <text:p>-173.5841143968</text:p>
          </table:table-cell>
          <table:table-cell table:style-name="Default" office:value-type="float" office:value="-176.879477830996" calcext:value-type="float">
            <text:p>-176.879477831</text:p>
          </table:table-cell>
          <table:table-cell table:style-name="Default" office:value-type="float" office:value="-186.477721663695" calcext:value-type="float">
            <text:p>-186.4777216637</text:p>
          </table:table-cell>
          <table:table-cell table:style-name="Default" office:value-type="float" office:value="-191.507538118079" calcext:value-type="float">
            <text:p>-191.5075381181</text:p>
          </table:table-cell>
          <table:table-cell table:style-name="Default" office:value-type="float" office:value="-197.264930121118" calcext:value-type="float">
            <text:p>-197.2649301211</text:p>
          </table:table-cell>
          <table:table-cell table:style-name="Default" office:value-type="float" office:value="-187.200493989143" calcext:value-type="float">
            <text:p>-187.2004939891</text:p>
          </table:table-cell>
          <table:table-cell table:style-name="Default" office:value-type="float" office:value="-185.998664936604" calcext:value-type="float">
            <text:p>-185.9986649366</text:p>
          </table:table-cell>
          <table:table-cell table:style-name="Default" office:value-type="float" office:value="-201.778371768608" calcext:value-type="float">
            <text:p>-201.7783717686</text:p>
          </table:table-cell>
          <table:table-cell table:style-name="Default" office:value-type="float" office:value="-197.049522071302" calcext:value-type="float">
            <text:p>-197.0495220713</text:p>
          </table:table-cell>
          <table:table-cell table:style-name="Default" office:value-type="float" office:value="-198.07584439401" calcext:value-type="float">
            <text:p>-198.075844394</text:p>
          </table:table-cell>
          <table:table-cell table:style-name="Default" office:value-type="float" office:value="-187.754177083338" calcext:value-type="float">
            <text:p>-187.7541770833</text:p>
          </table:table-cell>
          <table:table-cell table:style-name="Default" office:value-type="float" office:value="-187.772238618633" calcext:value-type="float">
            <text:p>-187.7722386186</text:p>
          </table:table-cell>
          <table:table-cell table:style-name="Default" office:value-type="float" office:value="-186.495394764902" calcext:value-type="float">
            <text:p>-186.4953947649</text:p>
          </table:table-cell>
          <table:table-cell table:style-name="Default" office:value-type="float" office:value="-179.990550626535" calcext:value-type="float">
            <text:p>-179.9905506265</text:p>
          </table:table-cell>
          <table:table-cell table:style-name="Default" office:value-type="float" office:value="-179.804692830776" calcext:value-type="float">
            <text:p>-179.8046928308</text:p>
          </table:table-cell>
          <table:table-cell table:style-name="Default" office:value-type="float" office:value="-180.425165167186" calcext:value-type="float">
            <text:p>-180.4251651672</text:p>
          </table:table-cell>
          <table:table-cell table:style-name="Default" office:value-type="float" office:value="-173.415550979991" calcext:value-type="float">
            <text:p>-173.41555098</text:p>
          </table:table-cell>
          <table:table-cell table:style-name="Default" office:value-type="float" office:value="-176.785850478986" calcext:value-type="float">
            <text:p>-176.785850479</text:p>
          </table:table-cell>
          <table:table-cell table:style-name="Default" office:value-type="float" office:value="-174.632186857753" calcext:value-type="float">
            <text:p>-174.6321868578</text:p>
          </table:table-cell>
          <table:table-cell table:style-name="Default" office:value-type="float" office:value="-183.771510352224" calcext:value-type="float">
            <text:p>-183.7715103522</text:p>
          </table:table-cell>
          <table:table-cell table:style-name="Default" office:value-type="float" office:value="-173.971701822785" calcext:value-type="float">
            <text:p>-173.9717018228</text:p>
          </table:table-cell>
          <table:table-cell table:style-name="Default" office:value-type="float" office:value="-181.050309358176" calcext:value-type="float">
            <text:p>-181.0503093582</text:p>
          </table:table-cell>
          <table:table-cell table:style-name="Default" office:value-type="float" office:value="-184.68469243123" calcext:value-type="float">
            <text:p>-184.6846924312</text:p>
          </table:table-cell>
          <table:table-cell table:style-name="Default" office:value-type="float" office:value="-189.284903191815" calcext:value-type="float">
            <text:p>-189.2849031918</text:p>
          </table:table-cell>
          <table:table-cell table:style-name="Default" office:value-type="float" office:value="-191.839045819215" calcext:value-type="float">
            <text:p>-191.8390458192</text:p>
          </table:table-cell>
          <table:table-cell table:style-name="Default" office:value-type="float" office:value="-195.447118832833" calcext:value-type="float">
            <text:p>-195.4471188328</text:p>
          </table:table-cell>
          <table:table-cell table:style-name="Default" office:value-type="float" office:value="-194.869857462325" calcext:value-type="float">
            <text:p>-194.8698574623</text:p>
          </table:table-cell>
          <table:table-cell table:style-name="Default" office:value-type="float" office:value="-194.027972594378" calcext:value-type="float">
            <text:p>-194.0279725944</text:p>
          </table:table-cell>
          <table:table-cell table:style-name="Default" office:value-type="float" office:value="-188.851826525845" calcext:value-type="float">
            <text:p>-188.8518265258</text:p>
          </table:table-cell>
          <table:table-cell table:style-name="Default" office:value-type="float" office:value="-186.755140305987" calcext:value-type="float">
            <text:p>-186.755140306</text:p>
          </table:table-cell>
          <table:table-cell table:style-name="Default" office:value-type="float" office:value="-183.917338790536" calcext:value-type="float">
            <text:p>-183.9173387905</text:p>
          </table:table-cell>
          <table:table-cell table:style-name="Default" office:value-type="float" office:value="-180.665342614035" calcext:value-type="float">
            <text:p>-180.665342614</text:p>
          </table:table-cell>
          <table:table-cell table:style-name="Default" office:value-type="float" office:value="-177.879167214692" calcext:value-type="float">
            <text:p>-177.8791672147</text:p>
          </table:table-cell>
          <table:table-cell table:style-name="Default" office:value-type="float" office:value="-173.330194027001" calcext:value-type="float">
            <text:p>-173.330194027</text:p>
          </table:table-cell>
          <table:table-cell table:style-name="Default" office:value-type="float" office:value="-170.860690649151" calcext:value-type="float">
            <text:p>-170.8606906492</text:p>
          </table:table-cell>
          <table:table-cell table:style-name="Default" office:value-type="float" office:value="-168.04580846536" calcext:value-type="float">
            <text:p>-168.0458084654</text:p>
          </table:table-cell>
          <table:table-cell table:style-name="Default" office:value-type="float" office:value="-168.914486663138" calcext:value-type="float">
            <text:p>-168.9144866631</text:p>
          </table:table-cell>
          <table:table-cell table:style-name="Default" office:value-type="float" office:value="-165.689178973313" calcext:value-type="float">
            <text:p>-165.6891789733</text:p>
          </table:table-cell>
          <table:table-cell table:style-name="Default" office:value-type="float" office:value="-166.079062867528" calcext:value-type="float">
            <text:p>-166.0790628675</text:p>
          </table:table-cell>
          <table:table-cell table:style-name="Default" office:value-type="float" office:value="-165.216207919228" calcext:value-type="float">
            <text:p>-165.2162079192</text:p>
          </table:table-cell>
          <table:table-cell table:style-name="Default" office:value-type="float" office:value="-158.720776763547" calcext:value-type="float">
            <text:p>-158.7207767635</text:p>
          </table:table-cell>
          <table:table-cell table:style-name="Default" office:value-type="float" office:value="-164.419297232163" calcext:value-type="float">
            <text:p>-164.4192972322</text:p>
          </table:table-cell>
          <table:table-cell table:style-name="Default" office:value-type="float" office:value="-161.008183230793" calcext:value-type="float">
            <text:p>-161.0081832308</text:p>
          </table:table-cell>
          <table:table-cell table:style-name="Default" office:value-type="float" office:value="-168.501825316343" calcext:value-type="float">
            <text:p>-168.5018253163</text:p>
          </table:table-cell>
          <table:table-cell table:style-name="Default" office:value-type="float" office:value="-171.661400739167" calcext:value-type="float">
            <text:p>-171.6614007392</text:p>
          </table:table-cell>
          <table:table-cell table:style-name="Default" office:value-type="float" office:value="-174.567177278801" calcext:value-type="float">
            <text:p>-174.5671772788</text:p>
          </table:table-cell>
          <table:table-cell table:style-name="Default" office:value-type="float" office:value="-178.380074532512" calcext:value-type="float">
            <text:p>-178.3800745325</text:p>
          </table:table-cell>
          <table:table-cell table:style-name="Default" office:value-type="float" office:value="-181.618195788037" calcext:value-type="float">
            <text:p>-181.618195788</text:p>
          </table:table-cell>
          <table:table-cell table:style-name="Default" office:value-type="float" office:value="-185.533994127504" calcext:value-type="float">
            <text:p>-185.5339941275</text:p>
          </table:table-cell>
          <table:table-cell table:style-name="Default" office:value-type="float" office:value="-188.783128363603" calcext:value-type="float">
            <text:p>-188.7831283636</text:p>
          </table:table-cell>
          <table:table-cell table:style-name="Default" office:value-type="float" office:value="-192.936916929548" calcext:value-type="float">
            <text:p>-192.9369169295</text:p>
          </table:table-cell>
          <table:table-cell table:style-name="Default" office:value-type="float" office:value="-197.753615714373" calcext:value-type="float">
            <text:p>-197.7536157144</text:p>
          </table:table-cell>
          <table:table-cell table:style-name="Default" office:value-type="float" office:value="-198.480335981368" calcext:value-type="float">
            <text:p>-198.4803359814</text:p>
          </table:table-cell>
          <table:table-cell table:style-name="Default" office:value-type="float" office:value="-197.135283020812" calcext:value-type="float">
            <text:p>-197.1352830208</text:p>
          </table:table-cell>
          <table:table-cell table:style-name="Default" office:value-type="float" office:value="-198.429478509648" calcext:value-type="float">
            <text:p>-198.4294785096</text:p>
          </table:table-cell>
          <table:table-cell table:style-name="Default" office:value-type="float" office:value="-209.653690474877" calcext:value-type="float">
            <text:p>-209.6536904749</text:p>
          </table:table-cell>
          <table:table-cell table:style-name="Default" office:value-type="float" office:value="-192.627942877108" calcext:value-type="float">
            <text:p>-192.6279428771</text:p>
          </table:table-cell>
          <table:table-cell table:style-name="Default" office:value-type="float" office:value="-187.993182718311" calcext:value-type="float">
            <text:p>-187.9931827183</text:p>
          </table:table-cell>
          <table:table-cell table:style-name="Default" office:value-type="float" office:value="-183.718974682598" calcext:value-type="float">
            <text:p>-183.7189746826</text:p>
          </table:table-cell>
          <table:table-cell table:style-name="Default" office:value-type="float" office:value="-182.182303767917" calcext:value-type="float">
            <text:p>-182.1823037679</text:p>
          </table:table-cell>
          <table:table-cell table:style-name="Default" office:value-type="float" office:value="-178.897785488224" calcext:value-type="float">
            <text:p>-178.8977854882</text:p>
          </table:table-cell>
          <table:table-cell table:style-name="Default" office:value-type="float" office:value="-178.788716622286" calcext:value-type="float">
            <text:p>-178.7887166223</text:p>
          </table:table-cell>
          <table:table-cell table:style-name="Default" office:value-type="float" office:value="-177.770963362589" calcext:value-type="float">
            <text:p>-177.7709633626</text:p>
          </table:table-cell>
          <table:table-cell table:style-name="Default" office:value-type="float" office:value="-179.038763083037" calcext:value-type="float">
            <text:p>-179.038763083</text:p>
          </table:table-cell>
          <table:table-cell table:style-name="Default" office:value-type="float" office:value="-176.146760840569" calcext:value-type="float">
            <text:p>-176.1467608406</text:p>
          </table:table-cell>
          <table:table-cell table:style-name="Default" office:value-type="float" office:value="-175.799133140914" calcext:value-type="float">
            <text:p>-175.7991331409</text:p>
          </table:table-cell>
          <table:table-cell table:style-name="Default" office:value-type="float" office:value="-180.549389617364" calcext:value-type="float">
            <text:p>-180.5493896174</text:p>
          </table:table-cell>
          <table:table-cell table:style-name="Default" office:value-type="float" office:value="-186.403867373008" calcext:value-type="float">
            <text:p>-186.403867373</text:p>
          </table:table-cell>
          <table:table-cell table:style-name="Default" office:value-type="float" office:value="-186.148770671522" calcext:value-type="float">
            <text:p>-186.1487706715</text:p>
          </table:table-cell>
          <table:table-cell table:style-name="Default" office:value-type="float" office:value="-189.943143473933" calcext:value-type="float">
            <text:p>-189.9431434739</text:p>
          </table:table-cell>
          <table:table-cell table:style-name="Default" office:value-type="float" office:value="-191.809263333815" calcext:value-type="float">
            <text:p>-191.8092633338</text:p>
          </table:table-cell>
          <table:table-cell table:style-name="Default" office:value-type="float" office:value="-181.080603512446" calcext:value-type="float">
            <text:p>-181.0806035124</text:p>
          </table:table-cell>
          <table:table-cell table:style-name="Default" office:value-type="float" office:value="-190.954863371978" calcext:value-type="float">
            <text:p>-190.954863372</text:p>
          </table:table-cell>
          <table:table-cell table:style-name="Default" office:value-type="float" office:value="-189.816278797627" calcext:value-type="float">
            <text:p>-189.8162787976</text:p>
          </table:table-cell>
          <table:table-cell table:style-name="Default" office:value-type="float" office:value="-192.418432552399" calcext:value-type="float">
            <text:p>-192.4184325524</text:p>
          </table:table-cell>
          <table:table-cell table:style-name="Default" office:value-type="float" office:value="-186.822343893645" calcext:value-type="float">
            <text:p>-186.8223438936</text:p>
          </table:table-cell>
          <table:table-cell table:style-name="Default" office:value-type="float" office:value="-182.952518264462" calcext:value-type="float">
            <text:p>-182.9525182645</text:p>
          </table:table-cell>
          <table:table-cell table:style-name="Default" office:value-type="float" office:value="-181.506964518044" calcext:value-type="float">
            <text:p>-181.506964518</text:p>
          </table:table-cell>
          <table:table-cell table:style-name="Default" office:value-type="float" office:value="-174.544862568936" calcext:value-type="float">
            <text:p>-174.5448625689</text:p>
          </table:table-cell>
          <table:table-cell table:style-name="Default" office:value-type="float" office:value="-174.46082993045" calcext:value-type="float">
            <text:p>-174.4608299305</text:p>
          </table:table-cell>
          <table:table-cell table:style-name="Default" office:value-type="float" office:value="-166.376427519489" calcext:value-type="float">
            <text:p>-166.3764275195</text:p>
          </table:table-cell>
          <table:table-cell table:style-name="Default" office:value-type="float" office:value="-165.271013100222" calcext:value-type="float">
            <text:p>-165.2710131002</text:p>
          </table:table-cell>
          <table:table-cell table:style-name="Default" office:value-type="float" office:value="-162.789741512977" calcext:value-type="float">
            <text:p>-162.789741513</text:p>
          </table:table-cell>
          <table:table-cell table:style-name="Default" office:value-type="float" office:value="-166.764765988918" calcext:value-type="float">
            <text:p>-166.7647659889</text:p>
          </table:table-cell>
          <table:table-cell table:style-name="Default" office:value-type="float" office:value="-165.033960714589" calcext:value-type="float">
            <text:p>-165.0339607146</text:p>
          </table:table-cell>
          <table:table-cell table:style-name="Default" office:value-type="float" office:value="-170.972945019906" calcext:value-type="float">
            <text:p>-170.9729450199</text:p>
          </table:table-cell>
          <table:table-cell table:style-name="Default" office:value-type="float" office:value="-167.07148490774" calcext:value-type="float">
            <text:p>-167.0714849077</text:p>
          </table:table-cell>
          <table:table-cell table:style-name="Default" office:value-type="float" office:value="-174.395469992132" calcext:value-type="float">
            <text:p>-174.3954699921</text:p>
          </table:table-cell>
          <table:table-cell table:style-name="Default" office:value-type="float" office:value="-174.361432053968" calcext:value-type="float">
            <text:p>-174.361432054</text:p>
          </table:table-cell>
          <table:table-cell table:style-name="Default" office:value-type="float" office:value="-172.754752519609" calcext:value-type="float">
            <text:p>-172.7547525196</text:p>
          </table:table-cell>
          <table:table-cell table:style-name="Default" office:value-type="float" office:value="-177.531706657465" calcext:value-type="float">
            <text:p>-177.5317066575</text:p>
          </table:table-cell>
          <table:table-cell table:style-name="Default" office:value-type="float" office:value="-180.589427067344" calcext:value-type="float">
            <text:p>-180.5894270673</text:p>
          </table:table-cell>
          <table:table-cell table:style-name="Default" office:value-type="float" office:value="-183.915684406361" calcext:value-type="float">
            <text:p>-183.9156844064</text:p>
          </table:table-cell>
          <table:table-cell table:style-name="Default" office:value-type="float" office:value="-180.001394470155" calcext:value-type="float">
            <text:p>-180.0013944702</text:p>
          </table:table-cell>
          <table:table-cell table:style-name="Default" office:value-type="float" office:value="-189.490207184993" calcext:value-type="float">
            <text:p>-189.490207185</text:p>
          </table:table-cell>
          <table:table-cell table:style-name="Default" office:value-type="float" office:value="-195.358874871559" calcext:value-type="float">
            <text:p>-195.3588748716</text:p>
          </table:table-cell>
          <table:table-cell table:style-name="Default" office:value-type="float" office:value="-203.969500231349" calcext:value-type="float">
            <text:p>-203.9695002313</text:p>
          </table:table-cell>
          <table:table-cell table:style-name="Default" office:value-type="float" office:value="-199.052514173284" calcext:value-type="float">
            <text:p>-199.0525141733</text:p>
          </table:table-cell>
          <table:table-cell table:style-name="Default" office:value-type="float" office:value="-194.314174486907" calcext:value-type="float">
            <text:p>-194.3141744869</text:p>
          </table:table-cell>
          <table:table-cell table:style-name="Default" office:value-type="float" office:value="-199.275624182732" calcext:value-type="float">
            <text:p>-199.2756241827</text:p>
          </table:table-cell>
          <table:table-cell table:style-name="Default" office:value-type="float" office:value="-189.095665018783" calcext:value-type="float">
            <text:p>-189.0956650188</text:p>
          </table:table-cell>
          <table:table-cell table:style-name="Default" office:value-type="float" office:value="-189.229313377154" calcext:value-type="float">
            <text:p>-189.2293133772</text:p>
          </table:table-cell>
          <table:table-cell table:style-name="Default" office:value-type="float" office:value="-178.174908991916" calcext:value-type="float">
            <text:p>-178.1749089919</text:p>
          </table:table-cell>
          <table:table-cell table:style-name="Default" office:value-type="float" office:value="-183.122425128673" calcext:value-type="float">
            <text:p>-183.1224251287</text:p>
          </table:table-cell>
          <table:table-cell table:style-name="Default" office:value-type="float" office:value="-180.421105507553" calcext:value-type="float">
            <text:p>-180.4211055076</text:p>
          </table:table-cell>
          <table:table-cell table:style-name="Default" office:value-type="float" office:value="-170.213405204274" calcext:value-type="float">
            <text:p>-170.2134052043</text:p>
          </table:table-cell>
          <table:table-cell table:style-name="Default" office:value-type="float" office:value="-175.051540077233" calcext:value-type="float">
            <text:p>-175.0515400772</text:p>
          </table:table-cell>
          <table:table-cell table:style-name="Default" office:value-type="float" office:value="-169.434591835634" calcext:value-type="float">
            <text:p>-169.4345918356</text:p>
          </table:table-cell>
          <table:table-cell table:style-name="Default" office:value-type="float" office:value="-176.314259076886" calcext:value-type="float">
            <text:p>-176.3142590769</text:p>
          </table:table-cell>
          <table:table-cell table:style-name="Default" office:value-type="float" office:value="-171.645259202621" calcext:value-type="float">
            <text:p>-171.6452592026</text:p>
          </table:table-cell>
          <table:table-cell table:style-name="Default" office:value-type="float" office:value="-184.076901364993" calcext:value-type="float">
            <text:p>-184.076901365</text:p>
          </table:table-cell>
          <table:table-cell table:style-name="Default" office:value-type="float" office:value="-185.537650326072" calcext:value-type="float">
            <text:p>-185.5376503261</text:p>
          </table:table-cell>
          <table:table-cell table:style-name="Default" office:value-type="float" office:value="-185.815451530308" calcext:value-type="float">
            <text:p>-185.8154515303</text:p>
          </table:table-cell>
          <table:table-cell table:style-name="Default" office:value-type="float" office:value="-185.088806612113" calcext:value-type="float">
            <text:p>-185.0888066121</text:p>
          </table:table-cell>
          <table:table-cell table:style-name="Default" office:value-type="float" office:value="-192.544217691631" calcext:value-type="float">
            <text:p>-192.5442176916</text:p>
          </table:table-cell>
          <table:table-cell table:style-name="Default" office:value-type="float" office:value="-194.44978726347" calcext:value-type="float">
            <text:p>-194.4497872635</text:p>
          </table:table-cell>
          <table:table-cell table:style-name="Default" office:value-type="float" office:value="-192.611228918982" calcext:value-type="float">
            <text:p>-192.611228919</text:p>
          </table:table-cell>
          <table:table-cell table:style-name="Default" office:value-type="float" office:value="-192.209622700881" calcext:value-type="float">
            <text:p>-192.2096227009</text:p>
          </table:table-cell>
          <table:table-cell table:style-name="Default" office:value-type="float" office:value="-182.856743488657" calcext:value-type="float">
            <text:p>-182.8567434887</text:p>
          </table:table-cell>
          <table:table-cell table:style-name="Default" office:value-type="float" office:value="-181.335676129173" calcext:value-type="float">
            <text:p>-181.3356761292</text:p>
          </table:table-cell>
          <table:table-cell table:style-name="Default" office:value-type="float" office:value="-173.170456041745" calcext:value-type="float">
            <text:p>-173.1704560417</text:p>
          </table:table-cell>
          <table:table-cell table:style-name="Default" office:value-type="float" office:value="-174.31374012026" calcext:value-type="float">
            <text:p>-174.3137401203</text:p>
          </table:table-cell>
          <table:table-cell table:style-name="Default" office:value-type="float" office:value="-162.088576487155" calcext:value-type="float">
            <text:p>-162.0885764872</text:p>
          </table:table-cell>
          <table:table-cell table:style-name="Default" office:value-type="float" office:value="-152.400394522133" calcext:value-type="float">
            <text:p>-152.4003945221</text:p>
          </table:table-cell>
          <table:table-cell table:style-name="Default" office:value-type="float" office:value="-157.326636098064" calcext:value-type="float">
            <text:p>-157.3266360981</text:p>
          </table:table-cell>
          <table:table-cell table:style-name="Default" office:value-type="float" office:value="-146.260311637629" calcext:value-type="float">
            <text:p>-146.2603116376</text:p>
          </table:table-cell>
          <table:table-cell table:style-name="Default" office:value-type="float" office:value="-149.391719975824" calcext:value-type="float">
            <text:p>-149.3917199758</text:p>
          </table:table-cell>
          <table:table-cell table:style-name="Default" office:value-type="float" office:value="-145.944024916978" calcext:value-type="float">
            <text:p>-145.944024917</text:p>
          </table:table-cell>
          <table:table-cell table:style-name="Default" office:value-type="float" office:value="-143.604972448732" calcext:value-type="float">
            <text:p>-143.6049724487</text:p>
          </table:table-cell>
          <table:table-cell table:style-name="Default" office:value-type="float" office:value="-146.202019850337" calcext:value-type="float">
            <text:p>-146.2020198503</text:p>
          </table:table-cell>
          <table:table-cell table:style-name="Default" office:value-type="float" office:value="-141.223896479157" calcext:value-type="float">
            <text:p>-141.2238964792</text:p>
          </table:table-cell>
          <table:table-cell table:style-name="Default" office:value-type="float" office:value="-141.977498603596" calcext:value-type="float">
            <text:p>-141.9774986036</text:p>
          </table:table-cell>
          <table:table-cell table:style-name="Default" office:value-type="float" office:value="-139.234828926018" calcext:value-type="float">
            <text:p>-139.234828926</text:p>
          </table:table-cell>
          <table:table-cell table:style-name="Default" office:value-type="float" office:value="-145.84920216538" calcext:value-type="float">
            <text:p>-145.8492021654</text:p>
          </table:table-cell>
          <table:table-cell table:style-name="Default" office:value-type="float" office:value="-136.54820596854" calcext:value-type="float">
            <text:p>-136.5482059685</text:p>
          </table:table-cell>
          <table:table-cell table:style-name="Default" office:value-type="float" office:value="-143.791279795421" calcext:value-type="float">
            <text:p>-143.7912797954</text:p>
          </table:table-cell>
          <table:table-cell table:style-name="Default" office:value-type="float" office:value="-138.999666713537" calcext:value-type="float">
            <text:p>-138.9996667135</text:p>
          </table:table-cell>
          <table:table-cell table:style-name="Default" office:value-type="float" office:value="-143.4240169542" calcext:value-type="float">
            <text:p>-143.4240169542</text:p>
          </table:table-cell>
          <table:table-cell table:style-name="Default" office:value-type="float" office:value="-147.835849224346" calcext:value-type="float">
            <text:p>-147.8358492243</text:p>
          </table:table-cell>
          <table:table-cell table:style-name="Default" office:value-type="float" office:value="-152.410487829786" calcext:value-type="float">
            <text:p>-152.4104878298</text:p>
          </table:table-cell>
          <table:table-cell table:number-columns-repeated="819"/>
        </table:table-row>
        <table:table-row table:style-name="ro1">
          <table:table-cell table:style-name="ce2" office:value-type="string" calcext:value-type="string">
            <text:p>calculated -dB/dr</text:p>
          </table:table-cell>
          <table:table-cell/>
          <table:table-cell table:formula="of:=ABS([.C33])" office:value-type="float" office:value="143.806518975765" calcext:value-type="float">
            <text:p>143.8065189758</text:p>
          </table:table-cell>
          <table:table-cell table:formula="of:=ABS([.D33])" office:value-type="float" office:value="137.516391616898" calcext:value-type="float">
            <text:p>137.5163916169</text:p>
          </table:table-cell>
          <table:table-cell table:formula="of:=ABS([.E33])" office:value-type="float" office:value="140.873266568847" calcext:value-type="float">
            <text:p>140.8732665688</text:p>
          </table:table-cell>
          <table:table-cell table:formula="of:=ABS([.F33])" office:value-type="float" office:value="146.543872927588" calcext:value-type="float">
            <text:p>146.5438729276</text:p>
          </table:table-cell>
          <table:table-cell table:formula="of:=ABS([.G33])" office:value-type="float" office:value="143.611559181966" calcext:value-type="float">
            <text:p>143.611559182</text:p>
          </table:table-cell>
          <table:table-cell table:formula="of:=ABS([.H33])" office:value-type="float" office:value="136.573579488822" calcext:value-type="float">
            <text:p>136.5735794888</text:p>
          </table:table-cell>
          <table:table-cell table:formula="of:=ABS([.I33])" office:value-type="float" office:value="142.09593680703" calcext:value-type="float">
            <text:p>142.095936807</text:p>
          </table:table-cell>
          <table:table-cell table:formula="of:=ABS([.J33])" office:value-type="float" office:value="140.098122722194" calcext:value-type="float">
            <text:p>140.0981227222</text:p>
          </table:table-cell>
          <table:table-cell table:formula="of:=ABS([.K33])" office:value-type="float" office:value="141.170391044112" calcext:value-type="float">
            <text:p>141.1703910441</text:p>
          </table:table-cell>
          <table:table-cell table:formula="of:=ABS([.L33])" office:value-type="float" office:value="140.87094510324" calcext:value-type="float">
            <text:p>140.8709451032</text:p>
          </table:table-cell>
          <table:table-cell table:formula="of:=ABS([.M33])" office:value-type="float" office:value="142.502621925716" calcext:value-type="float">
            <text:p>142.5026219257</text:p>
          </table:table-cell>
          <table:table-cell table:formula="of:=ABS([.N33])" office:value-type="float" office:value="148.204891216122" calcext:value-type="float">
            <text:p>148.2048912161</text:p>
          </table:table-cell>
          <table:table-cell table:formula="of:=ABS([.O33])" office:value-type="float" office:value="146.45141224147" calcext:value-type="float">
            <text:p>146.4514122415</text:p>
          </table:table-cell>
          <table:table-cell table:formula="of:=ABS([.P33])" office:value-type="float" office:value="142.717899866183" calcext:value-type="float">
            <text:p>142.7178998662</text:p>
          </table:table-cell>
          <table:table-cell table:formula="of:=ABS([.Q33])" office:value-type="float" office:value="150.643329119757" calcext:value-type="float">
            <text:p>150.6433291198</text:p>
          </table:table-cell>
          <table:table-cell table:formula="of:=ABS([.R33])" office:value-type="float" office:value="148.503295377024" calcext:value-type="float">
            <text:p>148.503295377</text:p>
          </table:table-cell>
          <table:table-cell table:formula="of:=ABS([.S33])" office:value-type="float" office:value="158.203753486518" calcext:value-type="float">
            <text:p>158.2037534865</text:p>
          </table:table-cell>
          <table:table-cell table:formula="of:=ABS([.T33])" office:value-type="float" office:value="167.184271381268" calcext:value-type="float">
            <text:p>167.1842713813</text:p>
          </table:table-cell>
          <table:table-cell table:formula="of:=ABS([.U33])" office:value-type="float" office:value="171.936939186225" calcext:value-type="float">
            <text:p>171.9369391862</text:p>
          </table:table-cell>
          <table:table-cell table:formula="of:=ABS([.V33])" office:value-type="float" office:value="177.009957035991" calcext:value-type="float">
            <text:p>177.009957036</text:p>
          </table:table-cell>
          <table:table-cell table:formula="of:=ABS([.W33])" office:value-type="float" office:value="182.029054794709" calcext:value-type="float">
            <text:p>182.0290547947</text:p>
          </table:table-cell>
          <table:table-cell table:formula="of:=ABS([.X33])" office:value-type="float" office:value="186.213227750374" calcext:value-type="float">
            <text:p>186.2132277504</text:p>
          </table:table-cell>
          <table:table-cell table:formula="of:=ABS([.Y33])" office:value-type="float" office:value="189.545689921267" calcext:value-type="float">
            <text:p>189.5456899213</text:p>
          </table:table-cell>
          <table:table-cell table:formula="of:=ABS([.Z33])" office:value-type="float" office:value="198.587843618369" calcext:value-type="float">
            <text:p>198.5878436184</text:p>
          </table:table-cell>
          <table:table-cell table:formula="of:=ABS([.AA33])" office:value-type="float" office:value="191.90067521174" calcext:value-type="float">
            <text:p>191.9006752117</text:p>
          </table:table-cell>
          <table:table-cell table:formula="of:=ABS([.AB33])" office:value-type="float" office:value="190.399831097041" calcext:value-type="float">
            <text:p>190.399831097</text:p>
          </table:table-cell>
          <table:table-cell table:formula="of:=ABS([.AC33])" office:value-type="float" office:value="189.687848077197" calcext:value-type="float">
            <text:p>189.6878480772</text:p>
          </table:table-cell>
          <table:table-cell table:formula="of:=ABS([.AD33])" office:value-type="float" office:value="190.353722057642" calcext:value-type="float">
            <text:p>190.3537220576</text:p>
          </table:table-cell>
          <table:table-cell table:formula="of:=ABS([.AE33])" office:value-type="float" office:value="188.258168693015" calcext:value-type="float">
            <text:p>188.258168693</text:p>
          </table:table-cell>
          <table:table-cell table:formula="of:=ABS([.AF33])" office:value-type="float" office:value="187.299705709033" calcext:value-type="float">
            <text:p>187.299705709</text:p>
          </table:table-cell>
          <table:table-cell table:formula="of:=ABS([.AG33])" office:value-type="float" office:value="168.894837339251" calcext:value-type="float">
            <text:p>168.8948373393</text:p>
          </table:table-cell>
          <table:table-cell table:formula="of:=ABS([.AH33])" office:value-type="float" office:value="174.278082461257" calcext:value-type="float">
            <text:p>174.2780824613</text:p>
          </table:table-cell>
          <table:table-cell table:formula="of:=ABS([.AI33])" office:value-type="float" office:value="175.149971619862" calcext:value-type="float">
            <text:p>175.1499716199</text:p>
          </table:table-cell>
          <table:table-cell table:formula="of:=ABS([.AJ33])" office:value-type="float" office:value="171.008633644599" calcext:value-type="float">
            <text:p>171.0086336446</text:p>
          </table:table-cell>
          <table:table-cell table:formula="of:=ABS([.AK33])" office:value-type="float" office:value="178.248225490499" calcext:value-type="float">
            <text:p>178.2482254905</text:p>
          </table:table-cell>
          <table:table-cell table:formula="of:=ABS([.AL33])" office:value-type="float" office:value="173.853888642532" calcext:value-type="float">
            <text:p>173.8538886425</text:p>
          </table:table-cell>
          <table:table-cell table:formula="of:=ABS([.AM33])" office:value-type="float" office:value="176.510633127627" calcext:value-type="float">
            <text:p>176.5106331276</text:p>
          </table:table-cell>
          <table:table-cell table:formula="of:=ABS([.AN33])" office:value-type="float" office:value="180.978711896387" calcext:value-type="float">
            <text:p>180.9787118964</text:p>
          </table:table-cell>
          <table:table-cell table:formula="of:=ABS([.AO33])" office:value-type="float" office:value="193.222218864631" calcext:value-type="float">
            <text:p>193.2222188646</text:p>
          </table:table-cell>
          <table:table-cell table:formula="of:=ABS([.AP33])" office:value-type="float" office:value="187.239590392408" calcext:value-type="float">
            <text:p>187.2395903924</text:p>
          </table:table-cell>
          <table:table-cell table:formula="of:=ABS([.AQ33])" office:value-type="float" office:value="197.862386746396" calcext:value-type="float">
            <text:p>197.8623867464</text:p>
          </table:table-cell>
          <table:table-cell table:formula="of:=ABS([.AR33])" office:value-type="float" office:value="199.094993190098" calcext:value-type="float">
            <text:p>199.0949931901</text:p>
          </table:table-cell>
          <table:table-cell table:formula="of:=ABS([.AS33])" office:value-type="float" office:value="199.108806844277" calcext:value-type="float">
            <text:p>199.1088068443</text:p>
          </table:table-cell>
          <table:table-cell table:formula="of:=ABS([.AT33])" office:value-type="float" office:value="196.964081001566" calcext:value-type="float">
            <text:p>196.9640810016</text:p>
          </table:table-cell>
          <table:table-cell table:formula="of:=ABS([.AU33])" office:value-type="float" office:value="196.578604935652" calcext:value-type="float">
            <text:p>196.5786049357</text:p>
          </table:table-cell>
          <table:table-cell table:formula="of:=ABS([.AV33])" office:value-type="float" office:value="191.988753459522" calcext:value-type="float">
            <text:p>191.9887534595</text:p>
          </table:table-cell>
          <table:table-cell table:formula="of:=ABS([.AW33])" office:value-type="float" office:value="189.272880685501" calcext:value-type="float">
            <text:p>189.2728806855</text:p>
          </table:table-cell>
          <table:table-cell table:formula="of:=ABS([.AX33])" office:value-type="float" office:value="186.235980206777" calcext:value-type="float">
            <text:p>186.2359802068</text:p>
          </table:table-cell>
          <table:table-cell table:formula="of:=ABS([.AY33])" office:value-type="float" office:value="179.764836900437" calcext:value-type="float">
            <text:p>179.7648369004</text:p>
          </table:table-cell>
          <table:table-cell table:formula="of:=ABS([.AZ33])" office:value-type="float" office:value="176.242149024524" calcext:value-type="float">
            <text:p>176.2421490245</text:p>
          </table:table-cell>
          <table:table-cell table:formula="of:=ABS([.BA33])" office:value-type="float" office:value="173.151766735585" calcext:value-type="float">
            <text:p>173.1517667356</text:p>
          </table:table-cell>
          <table:table-cell table:formula="of:=ABS([.BB33])" office:value-type="float" office:value="171.116648031277" calcext:value-type="float">
            <text:p>171.1166480313</text:p>
          </table:table-cell>
          <table:table-cell table:formula="of:=ABS([.BC33])" office:value-type="float" office:value="169.604094234157" calcext:value-type="float">
            <text:p>169.6040942342</text:p>
          </table:table-cell>
          <table:table-cell table:formula="of:=ABS([.BD33])" office:value-type="float" office:value="168.545319934784" calcext:value-type="float">
            <text:p>168.5453199348</text:p>
          </table:table-cell>
          <table:table-cell table:formula="of:=ABS([.BE33])" office:value-type="float" office:value="167.291814796726" calcext:value-type="float">
            <text:p>167.2918147967</text:p>
          </table:table-cell>
          <table:table-cell table:formula="of:=ABS([.BF33])" office:value-type="float" office:value="168.993587567624" calcext:value-type="float">
            <text:p>168.9935875676</text:p>
          </table:table-cell>
          <table:table-cell table:formula="of:=ABS([.BG33])" office:value-type="float" office:value="169.394885791597" calcext:value-type="float">
            <text:p>169.3948857916</text:p>
          </table:table-cell>
          <table:table-cell table:formula="of:=ABS([.BH33])" office:value-type="float" office:value="161.464899275376" calcext:value-type="float">
            <text:p>161.4648992754</text:p>
          </table:table-cell>
          <table:table-cell table:formula="of:=ABS([.BI33])" office:value-type="float" office:value="163.938054494748" calcext:value-type="float">
            <text:p>163.9380544947</text:p>
          </table:table-cell>
          <table:table-cell table:formula="of:=ABS([.BJ33])" office:value-type="float" office:value="166.878140293631" calcext:value-type="float">
            <text:p>166.8781402936</text:p>
          </table:table-cell>
          <table:table-cell table:formula="of:=ABS([.BK33])" office:value-type="float" office:value="169.948027721047" calcext:value-type="float">
            <text:p>169.948027721</text:p>
          </table:table-cell>
          <table:table-cell table:formula="of:=ABS([.BL33])" office:value-type="float" office:value="173.584114396827" calcext:value-type="float">
            <text:p>173.5841143968</text:p>
          </table:table-cell>
          <table:table-cell table:formula="of:=ABS([.BM33])" office:value-type="float" office:value="176.879477830996" calcext:value-type="float">
            <text:p>176.879477831</text:p>
          </table:table-cell>
          <table:table-cell table:formula="of:=ABS([.BN33])" office:value-type="float" office:value="186.477721663695" calcext:value-type="float">
            <text:p>186.4777216637</text:p>
          </table:table-cell>
          <table:table-cell table:formula="of:=ABS([.BO33])" office:value-type="float" office:value="191.507538118079" calcext:value-type="float">
            <text:p>191.5075381181</text:p>
          </table:table-cell>
          <table:table-cell table:formula="of:=ABS([.BP33])" office:value-type="float" office:value="197.264930121118" calcext:value-type="float">
            <text:p>197.2649301211</text:p>
          </table:table-cell>
          <table:table-cell table:formula="of:=ABS([.BQ33])" office:value-type="float" office:value="187.200493989143" calcext:value-type="float">
            <text:p>187.2004939891</text:p>
          </table:table-cell>
          <table:table-cell table:formula="of:=ABS([.BR33])" office:value-type="float" office:value="185.998664936604" calcext:value-type="float">
            <text:p>185.9986649366</text:p>
          </table:table-cell>
          <table:table-cell table:formula="of:=ABS([.BS33])" office:value-type="float" office:value="201.778371768608" calcext:value-type="float">
            <text:p>201.7783717686</text:p>
          </table:table-cell>
          <table:table-cell table:formula="of:=ABS([.BT33])" office:value-type="float" office:value="197.049522071302" calcext:value-type="float">
            <text:p>197.0495220713</text:p>
          </table:table-cell>
          <table:table-cell table:formula="of:=ABS([.BU33])" office:value-type="float" office:value="198.07584439401" calcext:value-type="float">
            <text:p>198.075844394</text:p>
          </table:table-cell>
          <table:table-cell table:formula="of:=ABS([.BV33])" office:value-type="float" office:value="187.754177083338" calcext:value-type="float">
            <text:p>187.7541770833</text:p>
          </table:table-cell>
          <table:table-cell table:formula="of:=ABS([.BW33])" office:value-type="float" office:value="187.772238618633" calcext:value-type="float">
            <text:p>187.7722386186</text:p>
          </table:table-cell>
          <table:table-cell table:formula="of:=ABS([.BX33])" office:value-type="float" office:value="186.495394764902" calcext:value-type="float">
            <text:p>186.4953947649</text:p>
          </table:table-cell>
          <table:table-cell table:formula="of:=ABS([.BY33])" office:value-type="float" office:value="179.990550626535" calcext:value-type="float">
            <text:p>179.9905506265</text:p>
          </table:table-cell>
          <table:table-cell table:formula="of:=ABS([.BZ33])" office:value-type="float" office:value="179.804692830776" calcext:value-type="float">
            <text:p>179.8046928308</text:p>
          </table:table-cell>
          <table:table-cell table:formula="of:=ABS([.CA33])" office:value-type="float" office:value="180.425165167186" calcext:value-type="float">
            <text:p>180.4251651672</text:p>
          </table:table-cell>
          <table:table-cell table:formula="of:=ABS([.CB33])" office:value-type="float" office:value="173.415550979991" calcext:value-type="float">
            <text:p>173.41555098</text:p>
          </table:table-cell>
          <table:table-cell table:formula="of:=ABS([.CC33])" office:value-type="float" office:value="176.785850478986" calcext:value-type="float">
            <text:p>176.785850479</text:p>
          </table:table-cell>
          <table:table-cell table:formula="of:=ABS([.CD33])" office:value-type="float" office:value="174.632186857753" calcext:value-type="float">
            <text:p>174.6321868578</text:p>
          </table:table-cell>
          <table:table-cell table:formula="of:=ABS([.CE33])" office:value-type="float" office:value="183.771510352224" calcext:value-type="float">
            <text:p>183.7715103522</text:p>
          </table:table-cell>
          <table:table-cell table:formula="of:=ABS([.CF33])" office:value-type="float" office:value="173.971701822785" calcext:value-type="float">
            <text:p>173.9717018228</text:p>
          </table:table-cell>
          <table:table-cell table:formula="of:=ABS([.CG33])" office:value-type="float" office:value="181.050309358176" calcext:value-type="float">
            <text:p>181.0503093582</text:p>
          </table:table-cell>
          <table:table-cell table:formula="of:=ABS([.CH33])" office:value-type="float" office:value="184.68469243123" calcext:value-type="float">
            <text:p>184.6846924312</text:p>
          </table:table-cell>
          <table:table-cell table:formula="of:=ABS([.CI33])" office:value-type="float" office:value="189.284903191815" calcext:value-type="float">
            <text:p>189.2849031918</text:p>
          </table:table-cell>
          <table:table-cell table:formula="of:=ABS([.CJ33])" office:value-type="float" office:value="191.839045819215" calcext:value-type="float">
            <text:p>191.8390458192</text:p>
          </table:table-cell>
          <table:table-cell table:formula="of:=ABS([.CK33])" office:value-type="float" office:value="195.447118832833" calcext:value-type="float">
            <text:p>195.4471188328</text:p>
          </table:table-cell>
          <table:table-cell table:formula="of:=ABS([.CL33])" office:value-type="float" office:value="194.869857462325" calcext:value-type="float">
            <text:p>194.8698574623</text:p>
          </table:table-cell>
          <table:table-cell table:formula="of:=ABS([.CM33])" office:value-type="float" office:value="194.027972594378" calcext:value-type="float">
            <text:p>194.0279725944</text:p>
          </table:table-cell>
          <table:table-cell table:formula="of:=ABS([.CN33])" office:value-type="float" office:value="188.851826525845" calcext:value-type="float">
            <text:p>188.8518265258</text:p>
          </table:table-cell>
          <table:table-cell table:formula="of:=ABS([.CO33])" office:value-type="float" office:value="186.755140305987" calcext:value-type="float">
            <text:p>186.755140306</text:p>
          </table:table-cell>
          <table:table-cell table:formula="of:=ABS([.CP33])" office:value-type="float" office:value="183.917338790536" calcext:value-type="float">
            <text:p>183.9173387905</text:p>
          </table:table-cell>
          <table:table-cell table:formula="of:=ABS([.CQ33])" office:value-type="float" office:value="180.665342614035" calcext:value-type="float">
            <text:p>180.665342614</text:p>
          </table:table-cell>
          <table:table-cell table:formula="of:=ABS([.CR33])" office:value-type="float" office:value="177.879167214692" calcext:value-type="float">
            <text:p>177.8791672147</text:p>
          </table:table-cell>
          <table:table-cell table:formula="of:=ABS([.CS33])" office:value-type="float" office:value="173.330194027001" calcext:value-type="float">
            <text:p>173.330194027</text:p>
          </table:table-cell>
          <table:table-cell table:formula="of:=ABS([.CT33])" office:value-type="float" office:value="170.860690649151" calcext:value-type="float">
            <text:p>170.8606906492</text:p>
          </table:table-cell>
          <table:table-cell table:formula="of:=ABS([.CU33])" office:value-type="float" office:value="168.04580846536" calcext:value-type="float">
            <text:p>168.0458084654</text:p>
          </table:table-cell>
          <table:table-cell table:formula="of:=ABS([.CV33])" office:value-type="float" office:value="168.914486663138" calcext:value-type="float">
            <text:p>168.9144866631</text:p>
          </table:table-cell>
          <table:table-cell table:formula="of:=ABS([.CW33])" office:value-type="float" office:value="165.689178973313" calcext:value-type="float">
            <text:p>165.6891789733</text:p>
          </table:table-cell>
          <table:table-cell table:formula="of:=ABS([.CX33])" office:value-type="float" office:value="166.079062867528" calcext:value-type="float">
            <text:p>166.0790628675</text:p>
          </table:table-cell>
          <table:table-cell table:formula="of:=ABS([.CY33])" office:value-type="float" office:value="165.216207919228" calcext:value-type="float">
            <text:p>165.2162079192</text:p>
          </table:table-cell>
          <table:table-cell table:formula="of:=ABS([.CZ33])" office:value-type="float" office:value="158.720776763547" calcext:value-type="float">
            <text:p>158.7207767635</text:p>
          </table:table-cell>
          <table:table-cell table:formula="of:=ABS([.DA33])" office:value-type="float" office:value="164.419297232163" calcext:value-type="float">
            <text:p>164.4192972322</text:p>
          </table:table-cell>
          <table:table-cell table:formula="of:=ABS([.DB33])" office:value-type="float" office:value="161.008183230793" calcext:value-type="float">
            <text:p>161.0081832308</text:p>
          </table:table-cell>
          <table:table-cell table:formula="of:=ABS([.DC33])" office:value-type="float" office:value="168.501825316343" calcext:value-type="float">
            <text:p>168.5018253163</text:p>
          </table:table-cell>
          <table:table-cell table:formula="of:=ABS([.DD33])" office:value-type="float" office:value="171.661400739167" calcext:value-type="float">
            <text:p>171.6614007392</text:p>
          </table:table-cell>
          <table:table-cell table:formula="of:=ABS([.DE33])" office:value-type="float" office:value="174.567177278801" calcext:value-type="float">
            <text:p>174.5671772788</text:p>
          </table:table-cell>
          <table:table-cell table:formula="of:=ABS([.DF33])" office:value-type="float" office:value="178.380074532512" calcext:value-type="float">
            <text:p>178.3800745325</text:p>
          </table:table-cell>
          <table:table-cell table:formula="of:=ABS([.DG33])" office:value-type="float" office:value="181.618195788037" calcext:value-type="float">
            <text:p>181.618195788</text:p>
          </table:table-cell>
          <table:table-cell table:formula="of:=ABS([.DH33])" office:value-type="float" office:value="185.533994127504" calcext:value-type="float">
            <text:p>185.5339941275</text:p>
          </table:table-cell>
          <table:table-cell table:formula="of:=ABS([.DI33])" office:value-type="float" office:value="188.783128363603" calcext:value-type="float">
            <text:p>188.7831283636</text:p>
          </table:table-cell>
          <table:table-cell table:formula="of:=ABS([.DJ33])" office:value-type="float" office:value="192.936916929548" calcext:value-type="float">
            <text:p>192.9369169295</text:p>
          </table:table-cell>
          <table:table-cell table:formula="of:=ABS([.DK33])" office:value-type="float" office:value="197.753615714373" calcext:value-type="float">
            <text:p>197.7536157144</text:p>
          </table:table-cell>
          <table:table-cell table:formula="of:=ABS([.DL33])" office:value-type="float" office:value="198.480335981368" calcext:value-type="float">
            <text:p>198.4803359814</text:p>
          </table:table-cell>
          <table:table-cell table:formula="of:=ABS([.DM33])" office:value-type="float" office:value="197.135283020812" calcext:value-type="float">
            <text:p>197.1352830208</text:p>
          </table:table-cell>
          <table:table-cell table:formula="of:=ABS([.DN33])" office:value-type="float" office:value="198.429478509648" calcext:value-type="float">
            <text:p>198.4294785096</text:p>
          </table:table-cell>
          <table:table-cell table:formula="of:=ABS([.DO33])" office:value-type="float" office:value="209.653690474877" calcext:value-type="float">
            <text:p>209.6536904749</text:p>
          </table:table-cell>
          <table:table-cell table:formula="of:=ABS([.DP33])" office:value-type="float" office:value="192.627942877108" calcext:value-type="float">
            <text:p>192.6279428771</text:p>
          </table:table-cell>
          <table:table-cell table:formula="of:=ABS([.DQ33])" office:value-type="float" office:value="187.993182718311" calcext:value-type="float">
            <text:p>187.9931827183</text:p>
          </table:table-cell>
          <table:table-cell table:formula="of:=ABS([.DR33])" office:value-type="float" office:value="183.718974682598" calcext:value-type="float">
            <text:p>183.7189746826</text:p>
          </table:table-cell>
          <table:table-cell table:formula="of:=ABS([.DS33])" office:value-type="float" office:value="182.182303767917" calcext:value-type="float">
            <text:p>182.1823037679</text:p>
          </table:table-cell>
          <table:table-cell table:formula="of:=ABS([.DT33])" office:value-type="float" office:value="178.897785488224" calcext:value-type="float">
            <text:p>178.8977854882</text:p>
          </table:table-cell>
          <table:table-cell table:formula="of:=ABS([.DU33])" office:value-type="float" office:value="178.788716622286" calcext:value-type="float">
            <text:p>178.7887166223</text:p>
          </table:table-cell>
          <table:table-cell table:formula="of:=ABS([.DV33])" office:value-type="float" office:value="177.770963362589" calcext:value-type="float">
            <text:p>177.7709633626</text:p>
          </table:table-cell>
          <table:table-cell table:formula="of:=ABS([.DW33])" office:value-type="float" office:value="179.038763083037" calcext:value-type="float">
            <text:p>179.038763083</text:p>
          </table:table-cell>
          <table:table-cell table:formula="of:=ABS([.DX33])" office:value-type="float" office:value="176.146760840569" calcext:value-type="float">
            <text:p>176.1467608406</text:p>
          </table:table-cell>
          <table:table-cell table:formula="of:=ABS([.DY33])" office:value-type="float" office:value="175.799133140914" calcext:value-type="float">
            <text:p>175.7991331409</text:p>
          </table:table-cell>
          <table:table-cell table:formula="of:=ABS([.DZ33])" office:value-type="float" office:value="180.549389617364" calcext:value-type="float">
            <text:p>180.5493896174</text:p>
          </table:table-cell>
          <table:table-cell table:formula="of:=ABS([.EA33])" office:value-type="float" office:value="186.403867373008" calcext:value-type="float">
            <text:p>186.403867373</text:p>
          </table:table-cell>
          <table:table-cell table:formula="of:=ABS([.EB33])" office:value-type="float" office:value="186.148770671522" calcext:value-type="float">
            <text:p>186.1487706715</text:p>
          </table:table-cell>
          <table:table-cell table:formula="of:=ABS([.EC33])" office:value-type="float" office:value="189.943143473933" calcext:value-type="float">
            <text:p>189.9431434739</text:p>
          </table:table-cell>
          <table:table-cell table:formula="of:=ABS([.ED33])" office:value-type="float" office:value="191.809263333815" calcext:value-type="float">
            <text:p>191.8092633338</text:p>
          </table:table-cell>
          <table:table-cell table:formula="of:=ABS([.EE33])" office:value-type="float" office:value="181.080603512446" calcext:value-type="float">
            <text:p>181.0806035124</text:p>
          </table:table-cell>
          <table:table-cell table:formula="of:=ABS([.EF33])" office:value-type="float" office:value="190.954863371978" calcext:value-type="float">
            <text:p>190.954863372</text:p>
          </table:table-cell>
          <table:table-cell table:formula="of:=ABS([.EG33])" office:value-type="float" office:value="189.816278797627" calcext:value-type="float">
            <text:p>189.8162787976</text:p>
          </table:table-cell>
          <table:table-cell table:formula="of:=ABS([.EH33])" office:value-type="float" office:value="192.418432552399" calcext:value-type="float">
            <text:p>192.4184325524</text:p>
          </table:table-cell>
          <table:table-cell table:formula="of:=ABS([.EI33])" office:value-type="float" office:value="186.822343893645" calcext:value-type="float">
            <text:p>186.8223438936</text:p>
          </table:table-cell>
          <table:table-cell table:formula="of:=ABS([.EJ33])" office:value-type="float" office:value="182.952518264462" calcext:value-type="float">
            <text:p>182.9525182645</text:p>
          </table:table-cell>
          <table:table-cell table:formula="of:=ABS([.EK33])" office:value-type="float" office:value="181.506964518044" calcext:value-type="float">
            <text:p>181.506964518</text:p>
          </table:table-cell>
          <table:table-cell table:formula="of:=ABS([.EL33])" office:value-type="float" office:value="174.544862568936" calcext:value-type="float">
            <text:p>174.5448625689</text:p>
          </table:table-cell>
          <table:table-cell table:formula="of:=ABS([.EM33])" office:value-type="float" office:value="174.46082993045" calcext:value-type="float">
            <text:p>174.4608299305</text:p>
          </table:table-cell>
          <table:table-cell table:formula="of:=ABS([.EN33])" office:value-type="float" office:value="166.376427519489" calcext:value-type="float">
            <text:p>166.3764275195</text:p>
          </table:table-cell>
          <table:table-cell table:formula="of:=ABS([.EO33])" office:value-type="float" office:value="165.271013100222" calcext:value-type="float">
            <text:p>165.2710131002</text:p>
          </table:table-cell>
          <table:table-cell table:formula="of:=ABS([.EP33])" office:value-type="float" office:value="162.789741512977" calcext:value-type="float">
            <text:p>162.789741513</text:p>
          </table:table-cell>
          <table:table-cell table:formula="of:=ABS([.EQ33])" office:value-type="float" office:value="166.764765988918" calcext:value-type="float">
            <text:p>166.7647659889</text:p>
          </table:table-cell>
          <table:table-cell table:formula="of:=ABS([.ER33])" office:value-type="float" office:value="165.033960714589" calcext:value-type="float">
            <text:p>165.0339607146</text:p>
          </table:table-cell>
          <table:table-cell table:formula="of:=ABS([.ES33])" office:value-type="float" office:value="170.972945019906" calcext:value-type="float">
            <text:p>170.9729450199</text:p>
          </table:table-cell>
          <table:table-cell table:formula="of:=ABS([.ET33])" office:value-type="float" office:value="167.07148490774" calcext:value-type="float">
            <text:p>167.0714849077</text:p>
          </table:table-cell>
          <table:table-cell table:formula="of:=ABS([.EU33])" office:value-type="float" office:value="174.395469992132" calcext:value-type="float">
            <text:p>174.3954699921</text:p>
          </table:table-cell>
          <table:table-cell table:formula="of:=ABS([.EV33])" office:value-type="float" office:value="174.361432053968" calcext:value-type="float">
            <text:p>174.361432054</text:p>
          </table:table-cell>
          <table:table-cell table:formula="of:=ABS([.EW33])" office:value-type="float" office:value="172.754752519609" calcext:value-type="float">
            <text:p>172.7547525196</text:p>
          </table:table-cell>
          <table:table-cell table:formula="of:=ABS([.EX33])" office:value-type="float" office:value="177.531706657465" calcext:value-type="float">
            <text:p>177.5317066575</text:p>
          </table:table-cell>
          <table:table-cell table:formula="of:=ABS([.EY33])" office:value-type="float" office:value="180.589427067344" calcext:value-type="float">
            <text:p>180.5894270673</text:p>
          </table:table-cell>
          <table:table-cell table:formula="of:=ABS([.EZ33])" office:value-type="float" office:value="183.915684406361" calcext:value-type="float">
            <text:p>183.9156844064</text:p>
          </table:table-cell>
          <table:table-cell table:formula="of:=ABS([.FA33])" office:value-type="float" office:value="180.001394470155" calcext:value-type="float">
            <text:p>180.0013944702</text:p>
          </table:table-cell>
          <table:table-cell table:formula="of:=ABS([.FB33])" office:value-type="float" office:value="189.490207184993" calcext:value-type="float">
            <text:p>189.490207185</text:p>
          </table:table-cell>
          <table:table-cell table:formula="of:=ABS([.FC33])" office:value-type="float" office:value="195.358874871559" calcext:value-type="float">
            <text:p>195.3588748716</text:p>
          </table:table-cell>
          <table:table-cell table:formula="of:=ABS([.FD33])" office:value-type="float" office:value="203.969500231349" calcext:value-type="float">
            <text:p>203.9695002313</text:p>
          </table:table-cell>
          <table:table-cell table:formula="of:=ABS([.FE33])" office:value-type="float" office:value="199.052514173284" calcext:value-type="float">
            <text:p>199.0525141733</text:p>
          </table:table-cell>
          <table:table-cell table:formula="of:=ABS([.FF33])" office:value-type="float" office:value="194.314174486907" calcext:value-type="float">
            <text:p>194.3141744869</text:p>
          </table:table-cell>
          <table:table-cell table:formula="of:=ABS([.FG33])" office:value-type="float" office:value="199.275624182732" calcext:value-type="float">
            <text:p>199.2756241827</text:p>
          </table:table-cell>
          <table:table-cell table:formula="of:=ABS([.FH33])" office:value-type="float" office:value="189.095665018783" calcext:value-type="float">
            <text:p>189.0956650188</text:p>
          </table:table-cell>
          <table:table-cell table:formula="of:=ABS([.FI33])" office:value-type="float" office:value="189.229313377154" calcext:value-type="float">
            <text:p>189.2293133772</text:p>
          </table:table-cell>
          <table:table-cell table:formula="of:=ABS([.FJ33])" office:value-type="float" office:value="178.174908991916" calcext:value-type="float">
            <text:p>178.1749089919</text:p>
          </table:table-cell>
          <table:table-cell table:formula="of:=ABS([.FK33])" office:value-type="float" office:value="183.122425128673" calcext:value-type="float">
            <text:p>183.1224251287</text:p>
          </table:table-cell>
          <table:table-cell table:formula="of:=ABS([.FL33])" office:value-type="float" office:value="180.421105507553" calcext:value-type="float">
            <text:p>180.4211055076</text:p>
          </table:table-cell>
          <table:table-cell table:formula="of:=ABS([.FM33])" office:value-type="float" office:value="170.213405204274" calcext:value-type="float">
            <text:p>170.2134052043</text:p>
          </table:table-cell>
          <table:table-cell table:formula="of:=ABS([.FN33])" office:value-type="float" office:value="175.051540077233" calcext:value-type="float">
            <text:p>175.0515400772</text:p>
          </table:table-cell>
          <table:table-cell table:formula="of:=ABS([.FO33])" office:value-type="float" office:value="169.434591835634" calcext:value-type="float">
            <text:p>169.4345918356</text:p>
          </table:table-cell>
          <table:table-cell table:formula="of:=ABS([.FP33])" office:value-type="float" office:value="176.314259076886" calcext:value-type="float">
            <text:p>176.3142590769</text:p>
          </table:table-cell>
          <table:table-cell table:formula="of:=ABS([.FQ33])" office:value-type="float" office:value="171.645259202621" calcext:value-type="float">
            <text:p>171.6452592026</text:p>
          </table:table-cell>
          <table:table-cell table:formula="of:=ABS([.FR33])" office:value-type="float" office:value="184.076901364993" calcext:value-type="float">
            <text:p>184.076901365</text:p>
          </table:table-cell>
          <table:table-cell table:formula="of:=ABS([.FS33])" office:value-type="float" office:value="185.537650326072" calcext:value-type="float">
            <text:p>185.5376503261</text:p>
          </table:table-cell>
          <table:table-cell table:formula="of:=ABS([.FT33])" office:value-type="float" office:value="185.815451530308" calcext:value-type="float">
            <text:p>185.8154515303</text:p>
          </table:table-cell>
          <table:table-cell table:formula="of:=ABS([.FU33])" office:value-type="float" office:value="185.088806612113" calcext:value-type="float">
            <text:p>185.0888066121</text:p>
          </table:table-cell>
          <table:table-cell table:formula="of:=ABS([.FV33])" office:value-type="float" office:value="192.544217691631" calcext:value-type="float">
            <text:p>192.5442176916</text:p>
          </table:table-cell>
          <table:table-cell table:formula="of:=ABS([.FW33])" office:value-type="float" office:value="194.44978726347" calcext:value-type="float">
            <text:p>194.4497872635</text:p>
          </table:table-cell>
          <table:table-cell table:formula="of:=ABS([.FX33])" office:value-type="float" office:value="192.611228918982" calcext:value-type="float">
            <text:p>192.611228919</text:p>
          </table:table-cell>
          <table:table-cell table:formula="of:=ABS([.FY33])" office:value-type="float" office:value="192.209622700881" calcext:value-type="float">
            <text:p>192.2096227009</text:p>
          </table:table-cell>
          <table:table-cell table:formula="of:=ABS([.FZ33])" office:value-type="float" office:value="182.856743488657" calcext:value-type="float">
            <text:p>182.8567434887</text:p>
          </table:table-cell>
          <table:table-cell table:formula="of:=ABS([.GA33])" office:value-type="float" office:value="181.335676129173" calcext:value-type="float">
            <text:p>181.3356761292</text:p>
          </table:table-cell>
          <table:table-cell table:formula="of:=ABS([.GB33])" office:value-type="float" office:value="173.170456041745" calcext:value-type="float">
            <text:p>173.1704560417</text:p>
          </table:table-cell>
          <table:table-cell table:formula="of:=ABS([.GC33])" office:value-type="float" office:value="174.31374012026" calcext:value-type="float">
            <text:p>174.3137401203</text:p>
          </table:table-cell>
          <table:table-cell table:formula="of:=ABS([.GD33])" office:value-type="float" office:value="162.088576487155" calcext:value-type="float">
            <text:p>162.0885764872</text:p>
          </table:table-cell>
          <table:table-cell table:formula="of:=ABS([.GE33])" office:value-type="float" office:value="152.400394522133" calcext:value-type="float">
            <text:p>152.4003945221</text:p>
          </table:table-cell>
          <table:table-cell table:formula="of:=ABS([.GF33])" office:value-type="float" office:value="157.326636098064" calcext:value-type="float">
            <text:p>157.3266360981</text:p>
          </table:table-cell>
          <table:table-cell table:formula="of:=ABS([.GG33])" office:value-type="float" office:value="146.260311637629" calcext:value-type="float">
            <text:p>146.2603116376</text:p>
          </table:table-cell>
          <table:table-cell table:formula="of:=ABS([.GH33])" office:value-type="float" office:value="149.391719975824" calcext:value-type="float">
            <text:p>149.3917199758</text:p>
          </table:table-cell>
          <table:table-cell table:formula="of:=ABS([.GI33])" office:value-type="float" office:value="145.944024916978" calcext:value-type="float">
            <text:p>145.944024917</text:p>
          </table:table-cell>
          <table:table-cell table:formula="of:=ABS([.GJ33])" office:value-type="float" office:value="143.604972448732" calcext:value-type="float">
            <text:p>143.6049724487</text:p>
          </table:table-cell>
          <table:table-cell table:formula="of:=ABS([.GK33])" office:value-type="float" office:value="146.202019850337" calcext:value-type="float">
            <text:p>146.2020198503</text:p>
          </table:table-cell>
          <table:table-cell table:formula="of:=ABS([.GL33])" office:value-type="float" office:value="141.223896479157" calcext:value-type="float">
            <text:p>141.2238964792</text:p>
          </table:table-cell>
          <table:table-cell table:formula="of:=ABS([.GM33])" office:value-type="float" office:value="141.977498603596" calcext:value-type="float">
            <text:p>141.9774986036</text:p>
          </table:table-cell>
          <table:table-cell table:formula="of:=ABS([.GN33])" office:value-type="float" office:value="139.234828926018" calcext:value-type="float">
            <text:p>139.234828926</text:p>
          </table:table-cell>
          <table:table-cell table:formula="of:=ABS([.GO33])" office:value-type="float" office:value="145.84920216538" calcext:value-type="float">
            <text:p>145.8492021654</text:p>
          </table:table-cell>
          <table:table-cell table:formula="of:=ABS([.GP33])" office:value-type="float" office:value="136.54820596854" calcext:value-type="float">
            <text:p>136.5482059685</text:p>
          </table:table-cell>
          <table:table-cell table:formula="of:=ABS([.GQ33])" office:value-type="float" office:value="143.791279795421" calcext:value-type="float">
            <text:p>143.7912797954</text:p>
          </table:table-cell>
          <table:table-cell table:formula="of:=ABS([.GR33])" office:value-type="float" office:value="138.999666713537" calcext:value-type="float">
            <text:p>138.9996667135</text:p>
          </table:table-cell>
          <table:table-cell table:formula="of:=ABS([.GS33])" office:value-type="float" office:value="143.4240169542" calcext:value-type="float">
            <text:p>143.4240169542</text:p>
          </table:table-cell>
          <table:table-cell table:formula="of:=ABS([.GT33])" office:value-type="float" office:value="147.835849224346" calcext:value-type="float">
            <text:p>147.8358492243</text:p>
          </table:table-cell>
          <table:table-cell table:formula="of:=ABS([.GU33])" office:value-type="float" office:value="152.410487829786" calcext:value-type="float">
            <text:p>152.4104878298</text:p>
          </table:table-cell>
          <table:table-cell table:number-columns-repeated="819"/>
        </table:table-row>
        <table:table-row table:style-name="ro1" table:number-rows-repeated="10">
          <table:table-cell table:number-columns-repeated="1022"/>
        </table:table-row>
        <table:table-row table:style-name="ro1" table:number-rows-repeated="3">
          <table:table-cell table:style-name="Default" table:number-columns-repeated="1022"/>
        </table:table-row>
        <table:table-row table:style-name="ro1" table:number-rows-repeated="1048504">
          <table:table-cell table:number-columns-repeated="1022"/>
        </table:table-row>
        <table:table-row table:style-name="ro3" table:number-rows-repeated="24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>
        <table:named-expression table:name="__shared_2_137_0" table:base-cell-address="$Sheet1_2.$A$4" table:expression="AVERAGE([.A1:.A3])"/>
        <table:named-expression table:name="__shared_2_14_0" table:base-cell-address="$Sheet1_2.$A$4" table:expression="AVERAGE([.A1:.A3])"/>
        <table:named-expression table:name="__shared_2_15_0" table:base-cell-address="$Sheet1_2.$A$4" table:expression="AVERAGE([.A1:.A3])"/>
        <table:named-expression table:name="__shared_2_16_0" table:base-cell-address="$Sheet1_2.$A$4" table:expression="AVERAGE([.A1:.A3])"/>
        <table:named-expression table:name="__shared_2_17_0" table:base-cell-address="$Sheet1_2.$A$4" table:expression="AVERAGE([.A1:.A3])"/>
        <table:named-expression table:name="__shared_2_18_0" table:base-cell-address="$Sheet1_2.$A$4" table:expression="AVERAGE([.A1:.A3])"/>
        <table:named-expression table:name="__shared_2_19_0" table:base-cell-address="$Sheet1_2.$A$4" table:expression="AVERAGE([.A1:.A3])"/>
        <table:named-expression table:name="__shared_2_20_0" table:base-cell-address="$Sheet1_2.$A$4" table:expression="AVERAGE([.A1:.A3])"/>
        <table:named-expression table:name="__shared_2_21_0" table:base-cell-address="$Sheet1_2.$A$4" table:expression="AVERAGE([.A1:.A3])"/>
        <table:named-expression table:name="__shared_2_22_0" table:base-cell-address="$Sheet1_2.$A$4" table:expression="AVERAGE([.A1:.A3])"/>
        <table:named-expression table:name="__shared_2_23_0" table:base-cell-address="$Sheet1_2.$A$4" table:expression="AVERAGE([.A1:.A3])"/>
        <table:named-expression table:name="__shared_2_24_0" table:base-cell-address="$Sheet1_2.$A$4" table:expression="AVERAGE([.A1:.A3])"/>
        <table:named-expression table:name="__shared_2_25_0" table:base-cell-address="$Sheet1_2.$A$4" table:expression="AVERAGE([.A1:.A3])"/>
        <table:named-expression table:name="__shared_2_26_0" table:base-cell-address="$Sheet1_2.$A$4" table:expression="AVERAGE([.A1:.A3])"/>
        <table:named-expression table:name="__shared_2_27_0" table:base-cell-address="$Sheet1_2.$A$4" table:expression="AVERAGE([.A1:.A3])"/>
        <table:named-expression table:name="__shared_2_28_0" table:base-cell-address="$Sheet1_2.$A$4" table:expression="AVERAGE([.A1:.A3])"/>
        <table:named-expression table:name="__shared_2_29_0" table:base-cell-address="$Sheet1_2.$A$4" table:expression="AVERAGE([.A1:.A3])"/>
        <table:named-expression table:name="__shared_2_30_0" table:base-cell-address="$Sheet1_2.$A$4" table:expression="AVERAGE([.A1:.A3])"/>
        <table:named-expression table:name="__shared_2_31_0" table:base-cell-address="$Sheet1_2.$A$4" table:expression="AVERAGE([.A1:.A3])"/>
        <table:named-expression table:name="__shared_2_32_0" table:base-cell-address="$Sheet1_2.$A$4" table:expression="AVERAGE([.A1:.A3])"/>
        <table:named-expression table:name="__shared_2_33_0" table:base-cell-address="$Sheet1_2.$A$4" table:expression="AVERAGE([.A1:.A3])"/>
        <table:named-expression table:name="__shared_2_34_0" table:base-cell-address="$Sheet1_2.$A$4" table:expression="AVERAGE([.A1:.A3])"/>
        <table:named-expression table:name="__shared_2_35_0" table:base-cell-address="$Sheet1_2.$A$4" table:expression="AVERAGE([.A1:.A3])"/>
        <table:named-expression table:name="__shared_2_36_0" table:base-cell-address="$Sheet1_2.$A$4" table:expression="AVERAGE([.A1:.A3])"/>
        <table:named-expression table:name="__shared_2_37_0" table:base-cell-address="$Sheet1_2.$A$4" table:expression="AVERAGE([.A1:.A3])"/>
        <table:named-expression table:name="__shared_2_38_0" table:base-cell-address="$Sheet1_2.$A$4" table:expression="AVERAGE([.A1:.A3])"/>
        <table:named-expression table:name="__shared_2_39_0" table:base-cell-address="$Sheet1_2.$A$4" table:expression="AVERAGE([.A1:.A3])"/>
        <table:named-expression table:name="__shared_2_40_0" table:base-cell-address="$Sheet1_2.$A$4" table:expression="AVERAGE([.A1:.A3])"/>
        <table:named-expression table:name="__shared_2_41_0" table:base-cell-address="$Sheet1_2.$A$4" table:expression="AVERAGE([.A1:.A3])"/>
        <table:named-expression table:name="__shared_2_42_0" table:base-cell-address="$Sheet1_2.$A$4" table:expression="AVERAGE([.A1:.A3])"/>
        <table:named-expression table:name="__shared_2_43_0" table:base-cell-address="$Sheet1_2.$A$4" table:expression="AVERAGE([.A1:.A3])"/>
        <table:named-expression table:name="__shared_2_44_0" table:base-cell-address="$Sheet1_2.$A$4" table:expression="AVERAGE([.A1:.A3])"/>
        <table:named-expression table:name="__shared_2_45_0" table:base-cell-address="$Sheet1_2.$A$4" table:expression="AVERAGE([.A1:.A3])"/>
        <table:named-expression table:name="__shared_2_46_0" table:base-cell-address="$Sheet1_2.$A$4" table:expression="AVERAGE([.A1:.A3])"/>
        <table:named-expression table:name="__shared_2_60_0" table:base-cell-address="$Sheet1_2.$A$4" table:expression="AVERAGE([.A1:.A3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Droid Sans Fallback'" style:font-family-generic="roman" style:font-pitch="variable" fo:font-size="12pt" fo:language="en" fo:country="US" style:letter-kerning="true" style:font-name-asian="Droid Sans Fallback" style:font-size-asian="24pt" style:language-asian="ja" style:country-asian="JP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4" number:min-integer-digits="1"/>
    </number:number-style>
    <number:number-style style:name="N111">
      <number:number number:decimal-places="12" number:min-integer-digits="1"/>
      <number:text> </number:text>
    </number:number-style>
    <number:number-style style:name="N113P0" style:volatile="true">
      <number:number number:decimal-places="7" number:min-integer-digits="1"/>
      <number:text> </number:text>
    </number:number-style>
    <number:number-style style:name="N113">
      <style:text-properties fo:color="#ff0000"/>
      <number:text>(</number:text>
      <number:number number:decimal-places="7" number:min-integer-digits="1"/>
      <number:text>)</number:text>
      <style:map style:condition="value()&gt;=0" style:apply-style-name="N113P0"/>
    </number:number-style>
    <number:number-style style:name="N115P0" style:volatile="true">
      <number:number number:decimal-places="18" number:min-integer-digits="1"/>
      <number:text> </number:text>
    </number:number-style>
    <number:number-style style:name="N115">
      <style:text-properties fo:color="#ff0000"/>
      <number:text>(</number:text>
      <number:number number:decimal-places="18" number:min-integer-digits="1"/>
      <number:text>)</number:text>
      <style:map style:condition="value()&gt;=0" style:apply-style-name="N115P0"/>
    </number:number-style>
    <number:number-style style:name="N117P0" style:volatile="true">
      <number:number number:decimal-places="17" number:min-integer-digits="1"/>
      <number:text> </number:text>
    </number:number-style>
    <number:number-style style:name="N117">
      <style:text-properties fo:color="#ff0000"/>
      <number:text>(</number:text>
      <number:number number:decimal-places="17" number:min-integer-digits="1"/>
      <number:text>)</number:text>
      <style:map style:condition="value()&gt;=0" style:apply-style-name="N117P0"/>
    </number:number-style>
    <number:number-style style:name="N118">
      <number:number number:decimal-places="5" number:min-integer-digits="1"/>
      <number:text> </number:text>
    </number:number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ja" number:country="JP">
      <number:minutes number:style="long"/>
      <number:text>:</number:text>
      <number:seconds number:style="long"/>
    </number:time-style>
    <number:time-style style:name="N10157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ja" number:country="JP">
      <number:minutes number:style="long"/>
      <number:text>:</number:text>
      <number:seconds number:style="long" number:decimal-places="1"/>
    </number:time-style>
    <number:number-style style:name="N10159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Fallback" style:font-family-complex="'Droid Sans Fallback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00/00/00</text:date>, <text:time style:data-style-name="N2" text:time-value="0000-00-00T22:47:37.04744325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4:50:12.991218806</meta:creation-date>
    <dc:date>2015-02-25T22:54:31.613137877</dc:date>
    <meta:editing-duration>PT1H59M44S</meta:editing-duration>
    <meta:editing-cycles>31</meta:editing-cycles>
    <meta:generator>LibreOffice/4.1.5.3$FreeBSD_X86_64 LibreOffice_project/410m0$Build-3</meta:generator>
    <meta:document-statistic meta:table-count="2" meta:cell-count="35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0" chart:maximum="10" chart:reverse-direction="false" text:line-break="false" chart:axis-position="start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cm" chart:symbol-height="0.1cm">
        <chart:symbol-image xlink:href="Pictures/2000000C000000FD000000FD5B94D82E.svm" xlink:type="simple" xlink:actuate="onLoad"/>
      </style:chart-properties>
      <style:graphic-properties draw:stroke="dash" draw:stroke-dash="Ultrafine_20_Dashed" svg:stroke-width="0.05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cm" chart:symbol-height="0.1cm">
        <chart:symbol-image xlink:href="Pictures/2000000C000000FD000000FD5927F5C1.svm" xlink:type="simple" xlink:actuate="onLoad"/>
      </style:chart-properties>
      <style:graphic-properties draw:stroke="dash" draw:stroke-dash="Ultrafine_20_Dashed" svg:stroke-width="0.05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cm" chart:symbol-height="0.1cm">
        <chart:symbol-image xlink:href="Pictures/2000000C000000FD000000FDD97D1AA5.svm" xlink:type="simple" xlink:actuate="onLoad"/>
      </style:chart-properties>
      <style:graphic-properties draw:stroke="dash" draw:stroke-dash="Ultrafine_20_Dashed" svg:stroke-width="0.051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cm" chart:symbol-height="0.1cm"/>
      <style:graphic-properties draw:stroke="dash" draw:stroke-dash="Ultrafine_20_Dashed" svg:stroke-width="0.051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draw:fill="hatch" draw:fill-color="#99284c" draw:fill-hatch-name="dd" draw:fill-hatch-solid="false" draw:opacity="25%" draw:textarea-horizontal-align="justify" draw:textarea-vertical-align="middle" draw:auto-grow-height="false" draw:shadow-opacity="25%"/>
    </style:style>
    <style:style style:name="P1" style:family="paragraph">
      <style:text-properties fo:font-size="24pt"/>
    </style:style>
  </office:automatic-styles>
  <office:body>
    <office:chart>
      <chart:chart svg:width="23.955cm" svg:height="12.306cm" xlink:href=".." xlink:type="simple" chart:class="chart:scatter" chart:style-name="ch1">
        <chart:legend svg:x="18.59cm" svg:y="3.826cm" style:legend-expansion="custom" chartooo:width="5.364cm" chartooo:height="7.163cm" style:legend-expansion-aspect-ratio="0.748848247940807" chart:style-name="ch2"/>
        <chart:plot-area chart:style-name="ch3" table:cell-range-address="Sheet1.C3:Sheet1.AQ3 Sheet1.A6:Sheet1.A6 Sheet1.C6:Sheet1.AQ6 Sheet1.A11:Sheet1.A11 Sheet1.C11:Sheet1.AQ11 Sheet1.A16:Sheet1.A16 Sheet1.C16:Sheet1.AQ16 Sheet1.A21:Sheet1.A21 Sheet1.C21:Sheet1.AQ21 Sheet1.A25:Sheet1.A26 Sheet1.C29:Sheet1.GU30 Sheet1.A28:Sheet1.A28 Sheet1.C32:Sheet1.GU32 Sheet1.A34:Sheet1.A34 Sheet1.C34:Sheet1.GU34" chart:data-source-has-labels="column" svg:x="1.157cm" svg:y="0.513cm" svg:width="17.671cm" svg:height="11.078cm">
          <chartooo:coordinate-region svg:x="2.255cm" svg:y="0.739cm" svg:width="16.333cm" svg:height="10.099cm"/>
          <chart:axis chart:dimension="x" chart:name="primary-x" chart:style-name="ch4">
            <chart:title svg:x="8.48cm" svg:y="11.404cm" chart:style-name="ch5">
              <text:p>Axial Position [ mm ]</text:p>
            </chart:title>
          </chart:axis>
          <chart:axis chart:dimension="y" chart:name="primary-y" chart:style-name="ch6">
            <chart:title svg:x="0.15cm" svg:y="10.829cm" chart:style-name="ch7">
              <text:p>	ΔR[ μm ] , B [ ×2 mT ] , -dB/dr [ T/m ]</text:p>
            </chart:title>
            <chart:grid chart:style-name="ch8" chart:class="major"/>
          </chart:axis>
          <chart:series chart:style-name="ch9" chart:values-cell-range-address="Sheet1.C6:Sheet1.AQ6" chart:label-cell-address="Sheet1.A6:Sheet1.A6" chart:class="chart:scatter">
            <chart:domain table:cell-range-address="Sheet1.C3:Sheet1.AQ3"/>
            <chart:data-point chart:repeated="41"/>
          </chart:series>
          <chart:series chart:style-name="ch10" chart:values-cell-range-address="Sheet1.C11:Sheet1.AQ11" chart:label-cell-address="Sheet1.A11:Sheet1.A11" chart:class="chart:scatter">
            <chart:data-point chart:repeated="41"/>
          </chart:series>
          <chart:series chart:style-name="ch11" chart:values-cell-range-address="Sheet1.C16:Sheet1.AQ16" chart:label-cell-address="Sheet1.A16:Sheet1.A16" chart:class="chart:scatter">
            <chart:data-point chart:repeated="41"/>
          </chart:series>
          <chart:series chart:style-name="ch12" chart:values-cell-range-address="Sheet1.C21:Sheet1.AQ21" chart:label-cell-address="Sheet1.A21:Sheet1.A21" chart:class="chart:scatter">
            <chart:data-point chart:repeated="41"/>
          </chart:series>
          <chart:series chart:style-name="ch13" chart:values-cell-range-address="Sheet1.C30:Sheet1.GU30" chart:label-cell-address="Sheet1.A26:Sheet1.A26" chart:class="chart:scatter">
            <chart:domain table:cell-range-address="Sheet1.C24:Sheet1.GU24"/>
            <chart:data-point chart:repeated="201"/>
          </chart:series>
          <chart:series chart:style-name="ch14" chart:values-cell-range-address="Sheet1.C32:Sheet1.GU32" chart:label-cell-address="Sheet1.A28:Sheet1.A28" chart:class="chart:scatter">
            <chart:domain table:cell-range-address="Sheet1.C24:Sheet1.GU24"/>
            <chart:data-point chart:repeated="201"/>
          </chart:series>
          <chart:series chart:style-name="ch15" chart:values-cell-range-address="Sheet1.C29:Sheet1.GU29" chart:label-cell-address="Sheet1.A25:Sheet1.A25" chart:class="chart:scatter">
            <chart:domain table:cell-range-address="Sheet1.C24:Sheet1.GU24"/>
            <chart:data-point chart:repeated="201"/>
          </chart:series>
          <chart:series chart:style-name="ch16" chart:values-cell-range-address="Sheet1.C34:Sheet1.GU34" chart:label-cell-address="Sheet1.A34:Sheet1.A34" chart:class="chart:scatter">
            <chart:domain table:cell-range-address="Sheet1.C24:Sheet1.GU24"/>
            <chart:data-point chart:repeated="201"/>
          </chart:series>
          <chart:wall chart:style-name="ch17"/>
          <chart:floor chart:style-name="ch18"/>
        </chart:plot-area>
        <draw:custom-shape draw:style-name="gr1" draw:text-style-name="P1" svg:width="2.072cm" svg:height="10.102cm" svg:x="16.518cm" svg:y="0.7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svg:width="2.49cm" svg:height="10.102cm" svg:x="5.46cm" svg:y="0.7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svg:width="2.49cm" svg:height="10.102cm" svg:x="12.841cm" svg:y="0.7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svg:width="2.49cm" svg:height="10.102cm" svg:x="9.193cm" svg:y="0.7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svg:width="2.072cm" svg:height="10.102cm" svg:x="2.255cm" svg:y="0.739cm">
          <text:p/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</table:table-row>
          </table:table-header-rows>
          <table:table-rows>
            <table:table-row>
              <table:table-cell office:value-type="string">
                <text:p>行 3</text:p>
                <draw:g>
                  <svg:desc/>
                </draw:g>
              </table:table-cell>
              <table:table-cell office:value-type="float" office:value="-10">
                <text:p>-10</text:p>
                <draw:g>
                  <svg:desc>Sheet1.C3:Sheet1.AQ3</svg:desc>
                </draw:g>
              </table:table-cell>
              <table:table-cell office:value-type="float" office:value="-9.5">
                <text:p>-9.5</text:p>
              </table:table-cell>
              <table:table-cell office:value-type="float" office:value="-9">
                <text:p>-9</text:p>
              </table:table-cell>
              <table:table-cell office:value-type="float" office:value="-8.5">
                <text:p>-8.5</text:p>
              </table:table-cell>
              <table:table-cell office:value-type="float" office:value="-8">
                <text:p>-8</text:p>
              </table:table-cell>
              <table:table-cell office:value-type="float" office:value="-7.5">
                <text:p>-7.5</text:p>
              </table:table-cell>
              <table:table-cell office:value-type="float" office:value="-7">
                <text:p>-7</text:p>
              </table:table-cell>
              <table:table-cell office:value-type="float" office:value="-6.5">
                <text:p>-6.5</text:p>
              </table:table-cell>
              <table:table-cell office:value-type="float" office:value="-6">
                <text:p>-6</text:p>
              </table:table-cell>
              <table:table-cell office:value-type="float" office:value="-5.5">
                <text:p>-5.5</text:p>
              </table:table-cell>
              <table:table-cell office:value-type="float" office:value="-5">
                <text:p>-5</text:p>
              </table:table-cell>
              <table:table-cell office:value-type="float" office:value="-4.5">
                <text:p>-4.5</text:p>
              </table:table-cell>
              <table:table-cell office:value-type="float" office:value="-4">
                <text:p>-4</text:p>
              </table:table-cell>
              <table:table-cell office:value-type="float" office:value="-3.5">
                <text:p>-3.5</text:p>
              </table:table-cell>
              <table:table-cell office:value-type="float" office:value="-3">
                <text:p>-3</text:p>
              </table:table-cell>
              <table:table-cell office:value-type="float" office:value="-2.5">
                <text:p>-2.5</text:p>
              </table:table-cell>
              <table:table-cell office:value-type="float" office:value="-2">
                <text:p>-2</text:p>
              </table:table-cell>
              <table:table-cell office:value-type="float" office:value="-1.5">
                <text:p>-1.5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asured ΔR       ( n=750rpm )</text:p>
                <draw:g>
                  <svg:desc>Sheet1.A6:Sheet1.A6</svg:desc>
                </draw:g>
              </table:table-cell>
              <table:table-cell office:value-type="float" office:value="-77.3333333333337">
                <text:p>-77.3333333333337</text:p>
                <draw:g>
                  <svg:desc>Sheet1.C6:Sheet1.AQ6</svg:desc>
                </draw:g>
              </table:table-cell>
              <table:table-cell office:value-type="float" office:value="-78.666666666667">
                <text:p>-78.666666666667</text:p>
              </table:table-cell>
              <table:table-cell office:value-type="float" office:value="-68">
                <text:p>-68</text:p>
              </table:table-cell>
              <table:table-cell office:value-type="float" office:value="-31.666666666666">
                <text:p>-31.666666666666</text:p>
              </table:table-cell>
              <table:table-cell office:value-type="float" office:value="5">
                <text:p>5</text:p>
              </table:table-cell>
              <table:table-cell office:value-type="float" office:value="-0.666666666666998">
                <text:p>-0.666666666666998</text:p>
              </table:table-cell>
              <table:table-cell office:value-type="float" office:value="1.666666666666">
                <text:p>1.666666666666</text:p>
              </table:table-cell>
              <table:table-cell office:value-type="float" office:value="-0.333333333333996">
                <text:p>-0.333333333333996</text:p>
              </table:table-cell>
              <table:table-cell office:value-type="float" office:value="-53.666666666667">
                <text:p>-53.666666666667</text:p>
              </table:table-cell>
              <table:table-cell office:value-type="float" office:value="-72.666666666667">
                <text:p>-72.666666666667</text:p>
              </table:table-cell>
              <table:table-cell office:value-type="float" office:value="-62">
                <text:p>-62</text:p>
              </table:table-cell>
              <table:table-cell office:value-type="float" office:value="-52.333333333333">
                <text:p>-52.333333333333</text:p>
              </table:table-cell>
              <table:table-cell office:value-type="float" office:value="-46.666666666666">
                <text:p>-46.666666666666</text:p>
              </table:table-cell>
              <table:table-cell office:value-type="float" office:value="-31.666666666667">
                <text:p>-31.666666666667</text:p>
              </table:table-cell>
              <table:table-cell office:value-type="float" office:value="-3.333333333333">
                <text:p>-3.333333333333</text:p>
              </table:table-cell>
              <table:table-cell office:value-type="float" office:value="4.666666666666">
                <text:p>4.666666666666</text:p>
              </table:table-cell>
              <table:table-cell office:value-type="float" office:value="-4">
                <text:p>-4</text:p>
              </table:table-cell>
              <table:table-cell office:value-type="float" office:value="-27.333333333333">
                <text:p>-27.333333333333</text:p>
              </table:table-cell>
              <table:table-cell office:value-type="float" office:value="-39.666666666667">
                <text:p>-39.666666666667</text:p>
              </table:table-cell>
              <table:table-cell office:value-type="float" office:value="-39.333333333333">
                <text:p>-39.333333333333</text:p>
              </table:table-cell>
              <table:table-cell office:value-type="float" office:value="-37.666666666666">
                <text:p>-37.666666666666</text:p>
              </table:table-cell>
              <table:table-cell office:value-type="float" office:value="-33.666666666667">
                <text:p>-33.666666666667</text:p>
              </table:table-cell>
              <table:table-cell office:value-type="float" office:value="-28.333333333333">
                <text:p>-28.3333333333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33333333333996">
                <text:p>0.333333333333996</text:p>
              </table:table-cell>
              <table:table-cell office:value-type="float" office:value="-20.333333333333">
                <text:p>-20.333333333333</text:p>
              </table:table-cell>
              <table:table-cell office:value-type="float" office:value="-41.9999999999997">
                <text:p>-41.9999999999997</text:p>
              </table:table-cell>
              <table:table-cell office:value-type="float" office:value="-44.333333333333">
                <text:p>-44.333333333333</text:p>
              </table:table-cell>
              <table:table-cell office:value-type="float" office:value="-52.3333333333337">
                <text:p>-52.3333333333337</text:p>
              </table:table-cell>
              <table:table-cell office:value-type="float" office:value="-53.333333333333">
                <text:p>-53.333333333333</text:p>
              </table:table-cell>
              <table:table-cell office:value-type="float" office:value="-54.0000000000003">
                <text:p>-54.0000000000003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-2.333333333334">
                <text:p>-2.333333333334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-46.0000000000003">
                <text:p>-46.0000000000003</text:p>
              </table:table-cell>
              <table:table-cell office:value-type="float" office:value="-43.666666666667">
                <text:p>-43.666666666667</text:p>
              </table:table-cell>
              <table:table-cell office:value-type="float" office:value="-46.3333333333333">
                <text:p>-46.3333333333333</text:p>
              </table:table-cell>
              <table:table-cell office:value-type="float" office:value="-57.3333333333337">
                <text:p>-57.3333333333337</text:p>
              </table:table-cell>
            </table:table-row>
            <table:table-row>
              <table:table-cell office:value-type="string">
                <text:p>measured ΔR       ( n=1000rpm )</text:p>
                <draw:g>
                  <svg:desc>Sheet1.A11:Sheet1.A11</svg:desc>
                </draw:g>
              </table:table-cell>
              <table:table-cell office:value-type="float" office:value="-71.6666666666663">
                <text:p>-71.6666666666663</text:p>
                <draw:g>
                  <svg:desc>Sheet1.C11:Sheet1.AQ11</svg:desc>
                </draw:g>
              </table:table-cell>
              <table:table-cell office:value-type="float" office:value="-64.3333333333333">
                <text:p>-64.3333333333333</text:p>
              </table:table-cell>
              <table:table-cell office:value-type="float" office:value="-58.333333333333">
                <text:p>-58.333333333333</text:p>
              </table:table-cell>
              <table:table-cell office:value-type="float" office:value="-46.6666666666666">
                <text:p>-46.6666666666666</text:p>
              </table:table-cell>
              <table:table-cell office:value-type="float" office:value="-38.6666666666663">
                <text:p>-38.6666666666663</text:p>
              </table:table-cell>
              <table:table-cell office:value-type="float" office:value="-49.6666666666667">
                <text:p>-49.6666666666667</text:p>
              </table:table-cell>
              <table:table-cell office:value-type="float" office:value="-42.6666666666667">
                <text:p>-42.6666666666667</text:p>
              </table:table-cell>
              <table:table-cell office:value-type="float" office:value="-55.666666666667">
                <text:p>-55.666666666667</text:p>
              </table:table-cell>
              <table:table-cell office:value-type="float" office:value="-66.6666666666666">
                <text:p>-66.6666666666666</text:p>
              </table:table-cell>
              <table:table-cell office:value-type="float" office:value="-65.6666666666666">
                <text:p>-65.6666666666666</text:p>
              </table:table-cell>
              <table:table-cell office:value-type="float" office:value="-46.3333333333333">
                <text:p>-46.3333333333333</text:p>
              </table:table-cell>
              <table:table-cell office:value-type="float" office:value="-50">
                <text:p>-50</text:p>
              </table:table-cell>
              <table:table-cell office:value-type="float" office:value="-37.3333333333334">
                <text:p>-37.3333333333334</text:p>
              </table:table-cell>
              <table:table-cell office:value-type="float" office:value="-23">
                <text:p>-23</text:p>
              </table:table-cell>
              <table:table-cell office:value-type="float" office:value="-7.3333333333334">
                <text:p>-7.3333333333334</text:p>
              </table:table-cell>
              <table:table-cell office:value-type="float" office:value="-12">
                <text:p>-12</text:p>
              </table:table-cell>
              <table:table-cell office:value-type="float" office:value="-22.6666666666666">
                <text:p>-22.6666666666666</text:p>
              </table:table-cell>
              <table:table-cell office:value-type="float" office:value="-43.3333333333334">
                <text:p>-43.3333333333334</text:p>
              </table:table-cell>
              <table:table-cell office:value-type="float" office:value="-65.3333333333334">
                <text:p>-65.3333333333334</text:p>
              </table:table-cell>
              <table:table-cell office:value-type="float" office:value="-55">
                <text:p>-55</text:p>
              </table:table-cell>
              <table:table-cell office:value-type="float" office:value="-77.3333333333333">
                <text:p>-77.3333333333333</text:p>
              </table:table-cell>
              <table:table-cell office:value-type="float" office:value="-75.8333333333333">
                <text:p>-75.8333333333333</text:p>
              </table:table-cell>
              <table:table-cell office:value-type="float" office:value="-60.3333333333333">
                <text:p>-60.3333333333333</text:p>
              </table:table-cell>
              <table:table-cell office:value-type="float" office:value="-26.6666666666667">
                <text:p>-26.6666666666667</text:p>
              </table:table-cell>
              <table:table-cell office:value-type="float" office:value="-22.6666666666666">
                <text:p>-22.6666666666666</text:p>
              </table:table-cell>
              <table:table-cell office:value-type="float" office:value="-16.6666666666667">
                <text:p>-16.6666666666667</text:p>
              </table:table-cell>
              <table:table-cell office:value-type="float" office:value="-107.666666666666">
                <text:p>-107.666666666666</text:p>
              </table:table-cell>
              <table:table-cell office:value-type="float" office:value="-46.6666666666667">
                <text:p>-46.6666666666667</text:p>
              </table:table-cell>
              <table:table-cell office:value-type="float" office:value="-36.6666666666666">
                <text:p>-36.6666666666666</text:p>
              </table:table-cell>
              <table:table-cell office:value-type="float" office:value="-42.3333333333334">
                <text:p>-42.3333333333334</text:p>
              </table:table-cell>
              <table:table-cell office:value-type="float" office:value="-42.6666666666667">
                <text:p>-42.6666666666667</text:p>
              </table:table-cell>
              <table:table-cell office:value-type="float" office:value="-52">
                <text:p>-52</text:p>
              </table:table-cell>
              <table:table-cell office:value-type="float" office:value="-16.1666666666667">
                <text:p>-16.1666666666667</text:p>
              </table:table-cell>
              <table:table-cell office:value-type="float" office:value="-7.3333333333333">
                <text:p>-7.3333333333333</text:p>
              </table:table-cell>
              <table:table-cell office:value-type="float" office:value="-7">
                <text:p>-7</text:p>
              </table:table-cell>
              <table:table-cell office:value-type="float" office:value="-14.6666666666667">
                <text:p>-14.6666666666667</text:p>
              </table:table-cell>
              <table:table-cell office:value-type="float" office:value="-22.6666666666666">
                <text:p>-22.6666666666666</text:p>
              </table:table-cell>
              <table:table-cell office:value-type="float" office:value="-44.3333333333333">
                <text:p>-44.3333333333333</text:p>
              </table:table-cell>
              <table:table-cell office:value-type="float" office:value="-30.3333333333333">
                <text:p>-30.3333333333333</text:p>
              </table:table-cell>
              <table:table-cell office:value-type="float" office:value="-31.3333333333333">
                <text:p>-31.333333333333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measured ΔR       ( n=1250rpm )</text:p>
                <draw:g>
                  <svg:desc>Sheet1.A16:Sheet1.A16</svg:desc>
                </draw:g>
              </table:table-cell>
              <table:table-cell office:value-type="float" office:value="-55.6666666666667">
                <text:p>-55.6666666666667</text:p>
                <draw:g>
                  <svg:desc>Sheet1.C16:Sheet1.AQ16</svg:desc>
                </draw:g>
              </table:table-cell>
              <table:table-cell office:value-type="float" office:value="-78.9999999999997">
                <text:p>-78.9999999999997</text:p>
              </table:table-cell>
              <table:table-cell office:value-type="float" office:value="-51.3333333333337">
                <text:p>-51.3333333333337</text:p>
              </table:table-cell>
              <table:table-cell office:value-type="float" office:value="-15.6666666666666">
                <text:p>-15.6666666666666</text:p>
              </table:table-cell>
              <table:table-cell office:value-type="float" office:value="-9">
                <text:p>-9</text:p>
              </table:table-cell>
              <table:table-cell office:value-type="float" office:value="-40">
                <text:p>-40</text:p>
              </table:table-cell>
              <table:table-cell office:value-type="float" office:value="-25.333333333333">
                <text:p>-25.333333333333</text:p>
              </table:table-cell>
              <table:table-cell office:value-type="float" office:value="-15">
                <text:p>-15</text:p>
              </table:table-cell>
              <table:table-cell office:value-type="float" office:value="-64.3333333333337">
                <text:p>-64.3333333333337</text:p>
              </table:table-cell>
              <table:table-cell office:value-type="float" office:value="-85.0000000000003">
                <text:p>-85.0000000000003</text:p>
              </table:table-cell>
              <table:table-cell office:value-type="float" office:value="-91.9999999999997">
                <text:p>-91.9999999999997</text:p>
              </table:table-cell>
              <table:table-cell office:value-type="float" office:value="-93.9999999999997">
                <text:p>-93.9999999999997</text:p>
              </table:table-cell>
              <table:table-cell office:value-type="float" office:value="-82.6666666666667">
                <text:p>-82.6666666666667</text:p>
              </table:table-cell>
              <table:table-cell office:value-type="float" office:value="-68">
                <text:p>-68</text:p>
              </table:table-cell>
              <table:table-cell office:value-type="float" office:value="-32.3333333333333">
                <text:p>-32.3333333333333</text:p>
              </table:table-cell>
              <table:table-cell office:value-type="float" office:value="-15.666666666667">
                <text:p>-15.666666666667</text:p>
              </table:table-cell>
              <table:table-cell office:value-type="float" office:value="-20.333333333333">
                <text:p>-20.333333333333</text:p>
              </table:table-cell>
              <table:table-cell office:value-type="float" office:value="-64.3333333333333">
                <text:p>-64.3333333333333</text:p>
              </table:table-cell>
              <table:table-cell office:value-type="float" office:value="-84.666666666667">
                <text:p>-84.666666666667</text:p>
              </table:table-cell>
              <table:table-cell office:value-type="float" office:value="-88">
                <text:p>-88</text:p>
              </table:table-cell>
              <table:table-cell office:value-type="float" office:value="-78.6666666666667">
                <text:p>-78.6666666666667</text:p>
              </table:table-cell>
              <table:table-cell office:value-type="float" office:value="-115.666666666666">
                <text:p>-115.666666666666</text:p>
              </table:table-cell>
              <table:table-cell office:value-type="float" office:value="-33.6666666666663">
                <text:p>-33.6666666666663</text:p>
              </table:table-cell>
              <table:table-cell office:value-type="float" office:value="-13.3333333333337">
                <text:p>-13.3333333333337</text:p>
              </table:table-cell>
              <table:table-cell office:value-type="float" office:value="8">
                <text:p>8</text:p>
              </table:table-cell>
              <table:table-cell office:value-type="float" office:value="-7.666666666667">
                <text:p>-7.666666666667</text:p>
              </table:table-cell>
              <table:table-cell office:value-type="float" office:value="-38.333333333333">
                <text:p>-38.333333333333</text:p>
              </table:table-cell>
              <table:table-cell office:value-type="float" office:value="-49.3333333333333">
                <text:p>-49.3333333333333</text:p>
              </table:table-cell>
              <table:table-cell office:value-type="float" office:value="-57">
                <text:p>-57</text:p>
              </table:table-cell>
              <table:table-cell office:value-type="float" office:value="-64.333333333333">
                <text:p>-64.333333333333</text:p>
              </table:table-cell>
              <table:table-cell office:value-type="float" office:value="-48.6666666666663">
                <text:p>-48.6666666666663</text:p>
              </table:table-cell>
              <table:table-cell office:value-type="float" office:value="-49.9999999999997">
                <text:p>-49.9999999999997</text:p>
              </table:table-cell>
              <table:table-cell office:value-type="float" office:value="-10.9999999999997">
                <text:p>-10.9999999999997</text:p>
              </table:table-cell>
              <table:table-cell office:value-type="float" office:value="-37.333333333333">
                <text:p>-37.333333333333</text:p>
              </table:table-cell>
              <table:table-cell office:value-type="float" office:value="6.333333333333">
                <text:p>6.333333333333</text:p>
              </table:table-cell>
              <table:table-cell office:value-type="float" office:value="-13.6666666666667">
                <text:p>-13.6666666666667</text:p>
              </table:table-cell>
              <table:table-cell office:value-type="float" office:value="-16.9999999999997">
                <text:p>-16.9999999999997</text:p>
              </table:table-cell>
              <table:table-cell office:value-type="float" office:value="-63.9999999999997">
                <text:p>-63.9999999999997</text:p>
              </table:table-cell>
              <table:table-cell office:value-type="float" office:value="-44.3333333333337">
                <text:p>-44.3333333333337</text:p>
              </table:table-cell>
              <table:table-cell office:value-type="float" office:value="-52.6666666666667">
                <text:p>-52.6666666666667</text:p>
              </table:table-cell>
              <table:table-cell office:value-type="float" office:value="-44.3333333333333">
                <text:p>-44.3333333333333</text:p>
              </table:table-cell>
            </table:table-row>
            <table:table-row>
              <table:table-cell office:value-type="string">
                <text:p>measured ΔR       ( n=1500rpm )</text:p>
                <draw:g>
                  <svg:desc>Sheet1.A21:Sheet1.A21</svg:desc>
                </draw:g>
              </table:table-cell>
              <table:table-cell office:value-type="float" office:value="-24.6666666666663">
                <text:p>-24.6666666666663</text:p>
                <draw:g>
                  <svg:desc>Sheet1.C21:Sheet1.AQ21</svg:desc>
                </draw:g>
              </table:table-cell>
              <table:table-cell office:value-type="float" office:value="-14.6666666666663">
                <text:p>-14.6666666666663</text:p>
              </table:table-cell>
              <table:table-cell office:value-type="float" office:value="-10.3333333333337">
                <text:p>-10.3333333333337</text:p>
              </table:table-cell>
              <table:table-cell office:value-type="float" office:value="-16.6666666666667">
                <text:p>-16.6666666666667</text:p>
              </table:table-cell>
              <table:table-cell office:value-type="float" office:value="-13">
                <text:p>-13</text:p>
              </table:table-cell>
              <table:table-cell office:value-type="float" office:value="-1.333333333333">
                <text:p>-1.333333333333</text:p>
              </table:table-cell>
              <table:table-cell office:value-type="float" office:value="-21.333333333334">
                <text:p>-21.333333333334</text:p>
              </table:table-cell>
              <table:table-cell office:value-type="float" office:value="-0.666666666666004">
                <text:p>-0.666666666666004</text:p>
              </table:table-cell>
              <table:table-cell office:value-type="float" office:value="-8.333333333334">
                <text:p>-8.333333333334</text:p>
              </table:table-cell>
              <table:table-cell office:value-type="float" office:value="-50.333333333333">
                <text:p>-50.333333333333</text:p>
              </table:table-cell>
              <table:table-cell office:value-type="float" office:value="-38.666666666667">
                <text:p>-38.666666666667</text:p>
              </table:table-cell>
              <table:table-cell office:value-type="float" office:value="-43.9999999999997">
                <text:p>-43.9999999999997</text:p>
              </table:table-cell>
              <table:table-cell office:value-type="float" office:value="-29.0000000000003">
                <text:p>-29.0000000000003</text:p>
              </table:table-cell>
              <table:table-cell office:value-type="float" office:value="-22.333333333334">
                <text:p>-22.333333333334</text:p>
              </table:table-cell>
              <table:table-cell office:value-type="float" office:value="-31.6666666666667">
                <text:p>-31.6666666666667</text:p>
              </table:table-cell>
              <table:table-cell office:value-type="float" office:value="-19.3333333333337">
                <text:p>-19.3333333333337</text:p>
              </table:table-cell>
              <table:table-cell office:value-type="float" office:value="-17.6666666666667">
                <text:p>-17.6666666666667</text:p>
              </table:table-cell>
              <table:table-cell office:value-type="float" office:value="-29.6666666666663">
                <text:p>-29.6666666666663</text:p>
              </table:table-cell>
              <table:table-cell office:value-type="float" office:value="-39.9999999999997">
                <text:p>-39.9999999999997</text:p>
              </table:table-cell>
              <table:table-cell office:value-type="float" office:value="-63.6666666666667">
                <text:p>-63.6666666666667</text:p>
              </table:table-cell>
              <table:table-cell office:value-type="float" office:value="-46.333333333333">
                <text:p>-46.333333333333</text:p>
              </table:table-cell>
              <table:table-cell office:value-type="float" office:value="-45.3333333333337">
                <text:p>-45.3333333333337</text:p>
              </table:table-cell>
              <table:table-cell office:value-type="float" office:value="-32.6666666666663">
                <text:p>-32.6666666666663</text:p>
              </table:table-cell>
              <table:table-cell office:value-type="float" office:value="-19.3333333333337">
                <text:p>-19.3333333333337</text:p>
              </table:table-cell>
              <table:table-cell office:value-type="float" office:value="-14.333333333334">
                <text:p>-14.333333333334</text:p>
              </table:table-cell>
              <table:table-cell office:value-type="float" office:value="-22.333333333333">
                <text:p>-22.333333333333</text:p>
              </table:table-cell>
              <table:table-cell office:value-type="float" office:value="-28.333333333333">
                <text:p>-28.333333333333</text:p>
              </table:table-cell>
              <table:table-cell office:value-type="float" office:value="-40.0000000000003">
                <text:p>-40.0000000000003</text:p>
              </table:table-cell>
              <table:table-cell office:value-type="float" office:value="-35">
                <text:p>-35</text:p>
              </table:table-cell>
              <table:table-cell office:value-type="float" office:value="-47.6666666666667">
                <text:p>-47.6666666666667</text:p>
              </table:table-cell>
              <table:table-cell office:value-type="float" office:value="-48.9999999999997">
                <text:p>-48.9999999999997</text:p>
              </table:table-cell>
              <table:table-cell office:value-type="float" office:value="-40.6666666666667">
                <text:p>-40.6666666666667</text:p>
              </table:table-cell>
              <table:table-cell office:value-type="float" office:value="-18">
                <text:p>-18</text:p>
              </table:table-cell>
              <table:table-cell office:value-type="float" office:value="-9">
                <text:p>-9</text:p>
              </table:table-cell>
              <table:table-cell office:value-type="float" office:value="-6.666666666667">
                <text:p>-6.666666666667</text:p>
              </table:table-cell>
              <table:table-cell office:value-type="float" office:value="-10.666666666667">
                <text:p>-10.666666666667</text:p>
              </table:table-cell>
              <table:table-cell office:value-type="float" office:value="-28.333333333334">
                <text:p>-28.333333333334</text:p>
              </table:table-cell>
              <table:table-cell office:value-type="float" office:value="-38.333333333333">
                <text:p>-38.333333333333</text:p>
              </table:table-cell>
              <table:table-cell office:value-type="float" office:value="-38.333333333333">
                <text:p>-38.333333333333</text:p>
              </table:table-cell>
              <table:table-cell office:value-type="float" office:value="-51.3333333333337">
                <text:p>-51.3333333333337</text:p>
              </table:table-cell>
              <table:table-cell office:value-type="float" office:value="-64.6666666666667">
                <text:p>-64.6666666666667</text:p>
              </table:table-cell>
            </table:table-row>
            <table:table-row>
              <table:table-cell office:value-type="string">
                <text:p>行 24</text:p>
                <draw:g>
                  <svg:desc/>
                </draw:g>
              </table:table-cell>
              <table:table-cell office:value-type="float" office:value="-10">
                <text:p>-10</text:p>
                <draw:g>
                  <svg:desc>Sheet1.C24:Sheet1.GU24</svg:desc>
                </draw:g>
              </table:table-cell>
              <table:table-cell office:value-type="float" office:value="-9.9">
                <text:p>-9.9</text:p>
              </table:table-cell>
              <table:table-cell office:value-type="float" office:value="-9.8">
                <text:p>-9.8</text:p>
              </table:table-cell>
              <table:table-cell office:value-type="float" office:value="-9.7">
                <text:p>-9.7</text:p>
              </table:table-cell>
              <table:table-cell office:value-type="float" office:value="-9.6">
                <text:p>-9.6</text:p>
              </table:table-cell>
              <table:table-cell office:value-type="float" office:value="-9.5">
                <text:p>-9.5</text:p>
              </table:table-cell>
              <table:table-cell office:value-type="float" office:value="-9.4">
                <text:p>-9.4</text:p>
              </table:table-cell>
              <table:table-cell office:value-type="float" office:value="-9.3">
                <text:p>-9.3</text:p>
              </table:table-cell>
              <table:table-cell office:value-type="float" office:value="-9.2">
                <text:p>-9.2</text:p>
              </table:table-cell>
              <table:table-cell office:value-type="float" office:value="-9.1">
                <text:p>-9.1</text:p>
              </table:table-cell>
              <table:table-cell office:value-type="float" office:value="-9">
                <text:p>-9</text:p>
              </table:table-cell>
              <table:table-cell office:value-type="float" office:value="-8.9">
                <text:p>-8.9</text:p>
              </table:table-cell>
              <table:table-cell office:value-type="float" office:value="-8.8">
                <text:p>-8.8</text:p>
              </table:table-cell>
              <table:table-cell office:value-type="float" office:value="-8.7">
                <text:p>-8.7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-5.80000000000001">
                <text:p>-5.80000000000001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-2.90000000000002">
                <text:p>-2.90000000000002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-2.30000000000002">
                <text:p>-2.30000000000002</text:p>
              </table:table-cell>
              <table:table-cell office:value-type="float" office:value="-2.20000000000002">
                <text:p>-2.20000000000002</text:p>
              </table:table-cell>
              <table:table-cell office:value-type="float" office:value="-2.10000000000002">
                <text:p>-2.10000000000002</text:p>
              </table:table-cell>
              <table:table-cell office:value-type="float" office:value="-2.00000000000002">
                <text:p>-2.00000000000002</text:p>
              </table:table-cell>
              <table:table-cell office:value-type="float" office:value="-1.90000000000002">
                <text:p>-1.90000000000002</text:p>
              </table:table-cell>
              <table:table-cell office:value-type="float" office:value="-1.80000000000002">
                <text:p>-1.80000000000002</text:p>
              </table:table-cell>
              <table:table-cell office:value-type="float" office:value="-1.70000000000002">
                <text:p>-1.70000000000002</text:p>
              </table:table-cell>
              <table:table-cell office:value-type="float" office:value="-1.60000000000002">
                <text:p>-1.60000000000002</text:p>
              </table:table-cell>
              <table:table-cell office:value-type="float" office:value="-1.50000000000002">
                <text:p>-1.50000000000002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-1.30000000000002">
                <text:p>-1.30000000000002</text:p>
              </table:table-cell>
              <table:table-cell office:value-type="float" office:value="-1.20000000000002">
                <text:p>-1.20000000000002</text:p>
              </table:table-cell>
              <table:table-cell office:value-type="float" office:value="-1.10000000000002">
                <text:p>-1.10000000000002</text:p>
              </table:table-cell>
              <table:table-cell office:value-type="float" office:value="-1.00000000000002">
                <text:p>-1.00000000000002</text:p>
              </table:table-cell>
              <table:table-cell office:value-type="float" office:value="-0.900000000000019">
                <text:p>-0.900000000000019</text:p>
              </table:table-cell>
              <table:table-cell office:value-type="float" office:value="-0.800000000000019">
                <text:p>-0.800000000000019</text:p>
              </table:table-cell>
              <table:table-cell office:value-type="float" office:value="-0.700000000000019">
                <text:p>-0.700000000000019</text:p>
              </table:table-cell>
              <table:table-cell office:value-type="float" office:value="-0.600000000000019">
                <text:p>-0.600000000000019</text:p>
              </table:table-cell>
              <table:table-cell office:value-type="float" office:value="-0.500000000000019">
                <text:p>-0.500000000000019</text:p>
              </table:table-cell>
              <table:table-cell office:value-type="float" office:value="-0.400000000000019">
                <text:p>-0.400000000000019</text:p>
              </table:table-cell>
              <table:table-cell office:value-type="float" office:value="-0.300000000000019">
                <text:p>-0.300000000000019</text:p>
              </table:table-cell>
              <table:table-cell office:value-type="float" office:value="-0.200000000000019">
                <text:p>-0.200000000000019</text:p>
              </table:table-cell>
              <table:table-cell office:value-type="float" office:value="-0.100000000000019">
                <text:p>-0.100000000000019</text:p>
              </table:table-cell>
              <table:table-cell office:value-type="float" office:value="-0.0000000000000187905246917808">
                <text:p>-0.0000000000000187905246917808</text:p>
              </table:table-cell>
              <table:table-cell office:value-type="float" office:value="0.0999999999999812">
                <text:p>0.0999999999999812</text:p>
              </table:table-cell>
              <table:table-cell office:value-type="float" office:value="0.199999999999981">
                <text:p>0.199999999999981</text:p>
              </table:table-cell>
              <table:table-cell office:value-type="float" office:value="0.299999999999981">
                <text:p>0.299999999999981</text:p>
              </table:table-cell>
              <table:table-cell office:value-type="float" office:value="0.399999999999981">
                <text:p>0.399999999999981</text:p>
              </table:table-cell>
              <table:table-cell office:value-type="float" office:value="0.499999999999981">
                <text:p>0.499999999999981</text:p>
              </table:table-cell>
              <table:table-cell office:value-type="float" office:value="0.599999999999981">
                <text:p>0.599999999999981</text:p>
              </table:table-cell>
              <table:table-cell office:value-type="float" office:value="0.699999999999981">
                <text:p>0.699999999999981</text:p>
              </table:table-cell>
              <table:table-cell office:value-type="float" office:value="0.799999999999981">
                <text:p>0.799999999999981</text:p>
              </table:table-cell>
              <table:table-cell office:value-type="float" office:value="0.899999999999981">
                <text:p>0.899999999999981</text:p>
              </table:table-cell>
              <table:table-cell office:value-type="float" office:value="0.999999999999981">
                <text:p>0.999999999999981</text:p>
              </table:table-cell>
              <table:table-cell office:value-type="float" office:value="1.09999999999998">
                <text:p>1.09999999999998</text:p>
              </table:table-cell>
              <table:table-cell office:value-type="float" office:value="1.19999999999998">
                <text:p>1.19999999999998</text:p>
              </table:table-cell>
              <table:table-cell office:value-type="float" office:value="1.29999999999998">
                <text:p>1.29999999999998</text:p>
              </table:table-cell>
              <table:table-cell office:value-type="float" office:value="1.39999999999998">
                <text:p>1.39999999999998</text:p>
              </table:table-cell>
              <table:table-cell office:value-type="float" office:value="1.49999999999998">
                <text:p>1.49999999999998</text:p>
              </table:table-cell>
              <table:table-cell office:value-type="float" office:value="1.59999999999998">
                <text:p>1.59999999999998</text:p>
              </table:table-cell>
              <table:table-cell office:value-type="float" office:value="1.69999999999998">
                <text:p>1.69999999999998</text:p>
              </table:table-cell>
              <table:table-cell office:value-type="float" office:value="1.79999999999998">
                <text:p>1.79999999999998</text:p>
              </table:table-cell>
              <table:table-cell office:value-type="float" office:value="1.89999999999998">
                <text:p>1.89999999999998</text:p>
              </table:table-cell>
              <table:table-cell office:value-type="float" office:value="1.99999999999998">
                <text:p>1.99999999999998</text:p>
              </table:table-cell>
              <table:table-cell office:value-type="float" office:value="2.09999999999998">
                <text:p>2.09999999999998</text:p>
              </table:table-cell>
              <table:table-cell office:value-type="float" office:value="2.19999999999998">
                <text:p>2.19999999999998</text:p>
              </table:table-cell>
              <table:table-cell office:value-type="float" office:value="2.29999999999998">
                <text:p>2.29999999999998</text:p>
              </table:table-cell>
              <table:table-cell office:value-type="float" office:value="2.39999999999998">
                <text:p>2.39999999999998</text:p>
              </table:table-cell>
              <table:table-cell office:value-type="float" office:value="2.49999999999998">
                <text:p>2.49999999999998</text:p>
              </table:table-cell>
              <table:table-cell office:value-type="float" office:value="2.59999999999998">
                <text:p>2.59999999999998</text:p>
              </table:table-cell>
              <table:table-cell office:value-type="float" office:value="2.69999999999998">
                <text:p>2.69999999999998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3.29999999999998">
                <text:p>3.29999999999998</text:p>
              </table:table-cell>
              <table:table-cell office:value-type="float" office:value="3.39999999999998">
                <text:p>3.39999999999998</text:p>
              </table:table-cell>
              <table:table-cell office:value-type="float" office:value="3.49999999999998">
                <text:p>3.49999999999998</text:p>
              </table:table-cell>
              <table:table-cell office:value-type="float" office:value="3.59999999999998">
                <text:p>3.59999999999998</text:p>
              </table:table-cell>
              <table:table-cell office:value-type="float" office:value="3.69999999999998">
                <text:p>3.69999999999998</text:p>
              </table:table-cell>
              <table:table-cell office:value-type="float" office:value="3.79999999999998">
                <text:p>3.79999999999998</text:p>
              </table:table-cell>
              <table:table-cell office:value-type="float" office:value="3.89999999999998">
                <text:p>3.89999999999998</text:p>
              </table:table-cell>
              <table:table-cell office:value-type="float" office:value="3.99999999999998">
                <text:p>3.99999999999998</text:p>
              </table:table-cell>
              <table:table-cell office:value-type="float" office:value="4.09999999999998">
                <text:p>4.09999999999998</text:p>
              </table:table-cell>
              <table:table-cell office:value-type="float" office:value="4.19999999999998">
                <text:p>4.19999999999998</text:p>
              </table:table-cell>
              <table:table-cell office:value-type="float" office:value="4.29999999999998">
                <text:p>4.29999999999998</text:p>
              </table:table-cell>
              <table:table-cell office:value-type="float" office:value="4.39999999999998">
                <text:p>4.39999999999998</text:p>
              </table:table-cell>
              <table:table-cell office:value-type="float" office:value="4.49999999999998">
                <text:p>4.49999999999998</text:p>
              </table:table-cell>
              <table:table-cell office:value-type="float" office:value="4.59999999999998">
                <text:p>4.59999999999998</text:p>
              </table:table-cell>
              <table:table-cell office:value-type="float" office:value="4.69999999999998">
                <text:p>4.69999999999998</text:p>
              </table:table-cell>
              <table:table-cell office:value-type="float" office:value="4.79999999999998">
                <text:p>4.79999999999998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4.99999999999998">
                <text:p>4.99999999999998</text:p>
              </table:table-cell>
              <table:table-cell office:value-type="float" office:value="5.09999999999998">
                <text:p>5.09999999999998</text:p>
              </table:table-cell>
              <table:table-cell office:value-type="float" office:value="5.19999999999998">
                <text:p>5.19999999999998</text:p>
              </table:table-cell>
              <table:table-cell office:value-type="float" office:value="5.29999999999998">
                <text:p>5.29999999999998</text:p>
              </table:table-cell>
              <table:table-cell office:value-type="float" office:value="5.39999999999998">
                <text:p>5.39999999999998</text:p>
              </table:table-cell>
              <table:table-cell office:value-type="float" office:value="5.49999999999998">
                <text:p>5.49999999999998</text:p>
              </table:table-cell>
              <table:table-cell office:value-type="float" office:value="5.59999999999998">
                <text:p>5.59999999999998</text:p>
              </table:table-cell>
              <table:table-cell office:value-type="float" office:value="5.69999999999998">
                <text:p>5.69999999999998</text:p>
              </table:table-cell>
              <table:table-cell office:value-type="float" office:value="5.79999999999998">
                <text:p>5.79999999999998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5.99999999999998">
                <text:p>5.99999999999998</text:p>
              </table:table-cell>
              <table:table-cell office:value-type="float" office:value="6.09999999999998">
                <text:p>6.09999999999998</text:p>
              </table:table-cell>
              <table:table-cell office:value-type="float" office:value="6.19999999999998">
                <text:p>6.19999999999998</text:p>
              </table:table-cell>
              <table:table-cell office:value-type="float" office:value="6.29999999999998">
                <text:p>6.29999999999998</text:p>
              </table:table-cell>
              <table:table-cell office:value-type="float" office:value="6.39999999999998">
                <text:p>6.39999999999998</text:p>
              </table:table-cell>
              <table:table-cell office:value-type="float" office:value="6.49999999999998">
                <text:p>6.49999999999998</text:p>
              </table:table-cell>
              <table:table-cell office:value-type="float" office:value="6.59999999999997">
                <text:p>6.59999999999997</text:p>
              </table:table-cell>
              <table:table-cell office:value-type="float" office:value="6.69999999999997">
                <text:p>6.69999999999997</text:p>
              </table:table-cell>
              <table:table-cell office:value-type="float" office:value="6.79999999999997">
                <text:p>6.79999999999997</text:p>
              </table:table-cell>
              <table:table-cell office:value-type="float" office:value="6.89999999999997">
                <text:p>6.89999999999997</text:p>
              </table:table-cell>
              <table:table-cell office:value-type="float" office:value="6.99999999999997">
                <text:p>6.99999999999997</text:p>
              </table:table-cell>
              <table:table-cell office:value-type="float" office:value="7.09999999999997">
                <text:p>7.09999999999997</text:p>
              </table:table-cell>
              <table:table-cell office:value-type="float" office:value="7.19999999999997">
                <text:p>7.19999999999997</text:p>
              </table:table-cell>
              <table:table-cell office:value-type="float" office:value="7.29999999999997">
                <text:p>7.29999999999997</text:p>
              </table:table-cell>
              <table:table-cell office:value-type="float" office:value="7.39999999999997">
                <text:p>7.39999999999997</text:p>
              </table:table-cell>
              <table:table-cell office:value-type="float" office:value="7.49999999999997">
                <text:p>7.49999999999997</text:p>
              </table:table-cell>
              <table:table-cell office:value-type="float" office:value="7.59999999999997">
                <text:p>7.59999999999997</text:p>
              </table:table-cell>
              <table:table-cell office:value-type="float" office:value="7.69999999999997">
                <text:p>7.69999999999997</text:p>
              </table:table-cell>
              <table:table-cell office:value-type="float" office:value="7.79999999999997">
                <text:p>7.79999999999997</text:p>
              </table:table-cell>
              <table:table-cell office:value-type="float" office:value="7.89999999999997">
                <text:p>7.89999999999997</text:p>
              </table:table-cell>
              <table:table-cell office:value-type="float" office:value="7.99999999999997">
                <text:p>7.99999999999997</text:p>
              </table:table-cell>
              <table:table-cell office:value-type="float" office:value="8.09999999999997">
                <text:p>8.09999999999997</text:p>
              </table:table-cell>
              <table:table-cell office:value-type="float" office:value="8.19999999999997">
                <text:p>8.19999999999997</text:p>
              </table:table-cell>
              <table:table-cell office:value-type="float" office:value="8.29999999999997">
                <text:p>8.29999999999997</text:p>
              </table:table-cell>
              <table:table-cell office:value-type="float" office:value="8.39999999999997">
                <text:p>8.39999999999997</text:p>
              </table:table-cell>
              <table:table-cell office:value-type="float" office:value="8.49999999999997">
                <text:p>8.49999999999997</text:p>
              </table:table-cell>
              <table:table-cell office:value-type="float" office:value="8.59999999999997">
                <text:p>8.59999999999997</text:p>
              </table:table-cell>
              <table:table-cell office:value-type="float" office:value="8.69999999999997">
                <text:p>8.69999999999997</text:p>
              </table:table-cell>
              <table:table-cell office:value-type="float" office:value="8.79999999999997">
                <text:p>8.79999999999997</text:p>
              </table:table-cell>
              <table:table-cell office:value-type="float" office:value="8.89999999999997">
                <text:p>8.89999999999997</text:p>
              </table:table-cell>
              <table:table-cell office:value-type="float" office:value="8.99999999999997">
                <text:p>8.99999999999997</text:p>
              </table:table-cell>
              <table:table-cell office:value-type="float" office:value="9.09999999999997">
                <text:p>9.09999999999997</text:p>
              </table:table-cell>
              <table:table-cell office:value-type="float" office:value="9.19999999999997">
                <text:p>9.19999999999997</text:p>
              </table:table-cell>
              <table:table-cell office:value-type="float" office:value="9.29999999999997">
                <text:p>9.29999999999997</text:p>
              </table:table-cell>
              <table:table-cell office:value-type="float" office:value="9.39999999999996">
                <text:p>9.39999999999996</text:p>
              </table:table-cell>
              <table:table-cell office:value-type="float" office:value="9.49999999999996">
                <text:p>9.49999999999996</text:p>
              </table:table-cell>
              <table:table-cell office:value-type="float" office:value="9.59999999999996">
                <text:p>9.59999999999996</text:p>
              </table:table-cell>
              <table:table-cell office:value-type="float" office:value="9.69999999999996">
                <text:p>9.69999999999996</text:p>
              </table:table-cell>
              <table:table-cell office:value-type="float" office:value="9.79999999999996">
                <text:p>9.79999999999996</text:p>
              </table:table-cell>
              <table:table-cell office:value-type="float" office:value="9.89999999999996">
                <text:p>9.89999999999996</text:p>
              </table:table-cell>
              <table:table-cell office:value-type="float" office:value="9.99999999999996">
                <text:p>9.99999999999996</text:p>
              </table:table-cell>
            </table:table-row>
            <table:table-row>
              <table:table-cell office:value-type="string">
                <text:p>calculated |Br|</text:p>
                <draw:g>
                  <svg:desc>Sheet1.A26:Sheet1.A26</svg:desc>
                </draw:g>
              </table:table-cell>
              <table:table-cell office:value-type="float" office:value="44.328953374195">
                <text:p>44.328953374195</text:p>
                <draw:g>
                  <svg:desc>Sheet1.C30:Sheet1.GU30</svg:desc>
                </draw:g>
              </table:table-cell>
              <table:table-cell office:value-type="float" office:value="38.3616993010444">
                <text:p>38.3616993010444</text:p>
              </table:table-cell>
              <table:table-cell office:value-type="float" office:value="32.3589142400684">
                <text:p>32.3589142400684</text:p>
              </table:table-cell>
              <table:table-cell office:value-type="float" office:value="25.9419928738007">
                <text:p>25.9419928738007</text:p>
              </table:table-cell>
              <table:table-cell office:value-type="float" office:value="19.3518950206936">
                <text:p>19.3518950206936</text:p>
              </table:table-cell>
              <table:table-cell office:value-type="float" office:value="12.6553483486">
                <text:p>12.6553483486</text:p>
              </table:table-cell>
              <table:table-cell office:value-type="float" office:value="5.6146225797844">
                <text:p>5.6146225797844</text:p>
              </table:table-cell>
              <table:table-cell office:value-type="float" office:value="1.34713465705998">
                <text:p>1.34713465705998</text:p>
              </table:table-cell>
              <table:table-cell office:value-type="float" office:value="8.3418854246536">
                <text:p>8.3418854246536</text:p>
              </table:table-cell>
              <table:table-cell office:value-type="float" office:value="15.4750072718911">
                <text:p>15.4750072718911</text:p>
              </table:table-cell>
              <table:table-cell office:value-type="float" office:value="22.653219206269">
                <text:p>22.653219206269</text:p>
              </table:table-cell>
              <table:table-cell office:value-type="float" office:value="29.9017990743474">
                <text:p>29.9017990743474</text:p>
              </table:table-cell>
              <table:table-cell office:value-type="float" office:value="37.107511726293">
                <text:p>37.107511726293</text:p>
              </table:table-cell>
              <table:table-cell office:value-type="float" office:value="44.4551973449775">
                <text:p>44.4551973449775</text:p>
              </table:table-cell>
              <table:table-cell office:value-type="float" office:value="51.7151407171226">
                <text:p>51.7151407171226</text:p>
              </table:table-cell>
              <table:table-cell office:value-type="float" office:value="59.1644793934621">
                <text:p>59.1644793934621</text:p>
              </table:table-cell>
              <table:table-cell office:value-type="float" office:value="66.4132552257443">
                <text:p>66.4132552257443</text:p>
              </table:table-cell>
              <table:table-cell office:value-type="float" office:value="73.6832382768343">
                <text:p>73.6832382768343</text:p>
              </table:table-cell>
              <table:table-cell office:value-type="float" office:value="80.7613183204211">
                <text:p>80.7613183204211</text:p>
              </table:table-cell>
              <table:table-cell office:value-type="float" office:value="87.6747562364331">
                <text:p>87.6747562364331</text:p>
              </table:table-cell>
              <table:table-cell office:value-type="float" office:value="94.3626233716934">
                <text:p>94.3626233716934</text:p>
              </table:table-cell>
              <table:table-cell office:value-type="float" office:value="100.662523370373">
                <text:p>100.662523370373</text:p>
              </table:table-cell>
              <table:table-cell office:value-type="float" office:value="106.531636166509">
                <text:p>106.531636166509</text:p>
              </table:table-cell>
              <table:table-cell office:value-type="float" office:value="111.683999592801">
                <text:p>111.683999592801</text:p>
              </table:table-cell>
              <table:table-cell office:value-type="float" office:value="116.455268163795">
                <text:p>116.455268163795</text:p>
              </table:table-cell>
              <table:table-cell office:value-type="float" office:value="120.323380422131">
                <text:p>120.323380422131</text:p>
              </table:table-cell>
              <table:table-cell office:value-type="float" office:value="123.469200035693">
                <text:p>123.469200035693</text:p>
              </table:table-cell>
              <table:table-cell office:value-type="float" office:value="125.901295566608">
                <text:p>125.901295566608</text:p>
              </table:table-cell>
              <table:table-cell office:value-type="float" office:value="127.707146264022">
                <text:p>127.707146264022</text:p>
              </table:table-cell>
              <table:table-cell office:value-type="float" office:value="128.868105662754">
                <text:p>128.868105662754</text:p>
              </table:table-cell>
              <table:table-cell office:value-type="float" office:value="129.425442901691">
                <text:p>129.425442901691</text:p>
              </table:table-cell>
              <table:table-cell office:value-type="float" office:value="129.948811840597">
                <text:p>129.948811840597</text:p>
              </table:table-cell>
              <table:table-cell office:value-type="float" office:value="129.91351388718">
                <text:p>129.91351388718</text:p>
              </table:table-cell>
              <table:table-cell office:value-type="float" office:value="129.583226391691">
                <text:p>129.583226391691</text:p>
              </table:table-cell>
              <table:table-cell office:value-type="float" office:value="128.911713049473">
                <text:p>128.911713049473</text:p>
              </table:table-cell>
              <table:table-cell office:value-type="float" office:value="127.881273961464">
                <text:p>127.881273961464</text:p>
              </table:table-cell>
              <table:table-cell office:value-type="float" office:value="126.481151028048">
                <text:p>126.481151028048</text:p>
              </table:table-cell>
              <table:table-cell office:value-type="float" office:value="124.556924898197">
                <text:p>124.556924898197</text:p>
              </table:table-cell>
              <table:table-cell office:value-type="float" office:value="122.209350851752">
                <text:p>122.209350851752</text:p>
              </table:table-cell>
              <table:table-cell office:value-type="float" office:value="118.961741171093">
                <text:p>118.961741171093</text:p>
              </table:table-cell>
              <table:table-cell office:value-type="float" office:value="115.168234405319">
                <text:p>115.168234405319</text:p>
              </table:table-cell>
              <table:table-cell office:value-type="float" office:value="110.567035253718">
                <text:p>110.567035253718</text:p>
              </table:table-cell>
              <table:table-cell office:value-type="float" office:value="105.210518317989">
                <text:p>105.210518317989</text:p>
              </table:table-cell>
              <table:table-cell office:value-type="float" office:value="99.170179066657">
                <text:p>99.170179066657</text:p>
              </table:table-cell>
              <table:table-cell office:value-type="float" office:value="92.5638794714726">
                <text:p>92.5638794714726</text:p>
              </table:table-cell>
              <table:table-cell office:value-type="float" office:value="85.446795860369">
                <text:p>85.446795860369</text:p>
              </table:table-cell>
              <table:table-cell office:value-type="float" office:value="78.0194145656692">
                <text:p>78.0194145656692</text:p>
              </table:table-cell>
              <table:table-cell office:value-type="float" office:value="70.2808886374606">
                <text:p>70.2808886374606</text:p>
              </table:table-cell>
              <table:table-cell office:value-type="float" office:value="62.3249770951907">
                <text:p>62.3249770951907</text:p>
              </table:table-cell>
              <table:table-cell office:value-type="float" office:value="54.2816438674926">
                <text:p>54.2816438674926</text:p>
              </table:table-cell>
              <table:table-cell office:value-type="float" office:value="46.1062628047989">
                <text:p>46.1062628047989</text:p>
              </table:table-cell>
              <table:table-cell office:value-type="float" office:value="37.8627693644787">
                <text:p>37.8627693644787</text:p>
              </table:table-cell>
              <table:table-cell office:value-type="float" office:value="29.6017953895491">
                <text:p>29.6017953895491</text:p>
              </table:table-cell>
              <table:table-cell office:value-type="float" office:value="21.3224580821726">
                <text:p>21.3224580821726</text:p>
              </table:table-cell>
              <table:table-cell office:value-type="float" office:value="13.0388119531569">
                <text:p>13.0388119531569</text:p>
              </table:table-cell>
              <table:table-cell office:value-type="float" office:value="4.78719196058205">
                <text:p>4.78719196058205</text:p>
              </table:table-cell>
              <table:table-cell office:value-type="float" office:value="3.51807526664825">
                <text:p>3.51807526664825</text:p>
              </table:table-cell>
              <table:table-cell office:value-type="float" office:value="11.8020438615767">
                <text:p>11.8020438615767</text:p>
              </table:table-cell>
              <table:table-cell office:value-type="float" office:value="20.0515689949611">
                <text:p>20.0515689949611</text:p>
              </table:table-cell>
              <table:table-cell office:value-type="float" office:value="28.3178783043168">
                <text:p>28.3178783043168</text:p>
              </table:table-cell>
              <table:table-cell office:value-type="float" office:value="36.4942215647864">
                <text:p>36.4942215647864</text:p>
              </table:table-cell>
              <table:table-cell office:value-type="float" office:value="44.6893658666713">
                <text:p>44.6893658666713</text:p>
              </table:table-cell>
              <table:table-cell office:value-type="float" office:value="52.7612743709755">
                <text:p>52.7612743709755</text:p>
              </table:table-cell>
              <table:table-cell office:value-type="float" office:value="60.6426825842961">
                <text:p>60.6426825842961</text:p>
              </table:table-cell>
              <table:table-cell office:value-type="float" office:value="68.3102511782373">
                <text:p>68.3102511782373</text:p>
              </table:table-cell>
              <table:table-cell office:value-type="float" office:value="75.6616998752537">
                <text:p>75.6616998752537</text:p>
              </table:table-cell>
              <table:table-cell office:value-type="float" office:value="82.5881608430231">
                <text:p>82.5881608430231</text:p>
              </table:table-cell>
              <table:table-cell office:value-type="float" office:value="89.4092777476493">
                <text:p>89.4092777476493</text:p>
              </table:table-cell>
              <table:table-cell office:value-type="float" office:value="95.1454705912467">
                <text:p>95.1454705912467</text:p>
              </table:table-cell>
              <table:table-cell office:value-type="float" office:value="100.198251687316">
                <text:p>100.198251687316</text:p>
              </table:table-cell>
              <table:table-cell office:value-type="float" office:value="104.717237213296">
                <text:p>104.717237213296</text:p>
              </table:table-cell>
              <table:table-cell office:value-type="float" office:value="108.397364072268">
                <text:p>108.397364072268</text:p>
              </table:table-cell>
              <table:table-cell office:value-type="float" office:value="111.374156169688">
                <text:p>111.374156169688</text:p>
              </table:table-cell>
              <table:table-cell office:value-type="float" office:value="113.718338496984">
                <text:p>113.718338496984</text:p>
              </table:table-cell>
              <table:table-cell office:value-type="float" office:value="115.440141869259">
                <text:p>115.440141869259</text:p>
              </table:table-cell>
              <table:table-cell office:value-type="float" office:value="116.597043044873">
                <text:p>116.597043044873</text:p>
              </table:table-cell>
              <table:table-cell office:value-type="float" office:value="117.461694058348">
                <text:p>117.461694058348</text:p>
              </table:table-cell>
              <table:table-cell office:value-type="float" office:value="117.847929428472">
                <text:p>117.847929428472</text:p>
              </table:table-cell>
              <table:table-cell office:value-type="float" office:value="117.963665410845">
                <text:p>117.963665410845</text:p>
              </table:table-cell>
              <table:table-cell office:value-type="float" office:value="117.672811659774">
                <text:p>117.672811659774</text:p>
              </table:table-cell>
              <table:table-cell office:value-type="float" office:value="117.077569694755">
                <text:p>117.077569694755</text:p>
              </table:table-cell>
              <table:table-cell office:value-type="float" office:value="116.193216088701">
                <text:p>116.193216088701</text:p>
              </table:table-cell>
              <table:table-cell office:value-type="float" office:value="114.640779123119">
                <text:p>114.640779123119</text:p>
              </table:table-cell>
              <table:table-cell office:value-type="float" office:value="112.539771077759">
                <text:p>112.539771077759</text:p>
              </table:table-cell>
              <table:table-cell office:value-type="float" office:value="109.763622126399">
                <text:p>109.763622126399</text:p>
              </table:table-cell>
              <table:table-cell office:value-type="float" office:value="106.230669028734">
                <text:p>106.230669028734</text:p>
              </table:table-cell>
              <table:table-cell office:value-type="float" office:value="101.960722033097">
                <text:p>101.960722033097</text:p>
              </table:table-cell>
              <table:table-cell office:value-type="float" office:value="96.9091229680501">
                <text:p>96.9091229680501</text:p>
              </table:table-cell>
              <table:table-cell office:value-type="float" office:value="91.174340571186">
                <text:p>91.174340571186</text:p>
              </table:table-cell>
              <table:table-cell office:value-type="float" office:value="84.8973038882729">
                <text:p>84.8973038882729</text:p>
              </table:table-cell>
              <table:table-cell office:value-type="float" office:value="78.1269524497363">
                <text:p>78.1269524497363</text:p>
              </table:table-cell>
              <table:table-cell office:value-type="float" office:value="70.9549205388142">
                <text:p>70.9549205388142</text:p>
              </table:table-cell>
              <table:table-cell office:value-type="float" office:value="63.4939085297827">
                <text:p>63.4939085297827</text:p>
              </table:table-cell>
              <table:table-cell office:value-type="float" office:value="55.8317333055981">
                <text:p>55.8317333055981</text:p>
              </table:table-cell>
              <table:table-cell office:value-type="float" office:value="48.006661313791">
                <text:p>48.006661313791</text:p>
              </table:table-cell>
              <table:table-cell office:value-type="float" office:value="40.1026453408981">
                <text:p>40.1026453408981</text:p>
              </table:table-cell>
              <table:table-cell office:value-type="float" office:value="32.0145361092667">
                <text:p>32.0145361092667</text:p>
              </table:table-cell>
              <table:table-cell office:value-type="float" office:value="24.1809243335696">
                <text:p>24.1809243335696</text:p>
              </table:table-cell>
              <table:table-cell office:value-type="float" office:value="15.9963287458132">
                <text:p>15.9963287458132</text:p>
              </table:table-cell>
              <table:table-cell office:value-type="float" office:value="8.13418487155594">
                <text:p>8.13418487155594</text:p>
              </table:table-cell>
              <table:table-cell office:value-type="float" office:value="NaN">
                <text:p>NaN</text:p>
              </table:table-cell>
              <table:table-cell office:value-type="float" office:value="7.97800110002711">
                <text:p>7.97800110002711</text:p>
              </table:table-cell>
              <table:table-cell office:value-type="float" office:value="16.0865867692529">
                <text:p>16.0865867692529</text:p>
              </table:table-cell>
              <table:table-cell office:value-type="float" office:value="24.1508836981782">
                <text:p>24.1508836981782</text:p>
              </table:table-cell>
              <table:table-cell office:value-type="float" office:value="32.1094765033162">
                <text:p>32.1094765033162</text:p>
              </table:table-cell>
              <table:table-cell office:value-type="float" office:value="40.1213267809347">
                <text:p>40.1213267809347</text:p>
              </table:table-cell>
              <table:table-cell office:value-type="float" office:value="48.060043037316">
                <text:p>48.060043037316</text:p>
              </table:table-cell>
              <table:table-cell office:value-type="float" office:value="55.8515451223786">
                <text:p>55.8515451223786</text:p>
              </table:table-cell>
              <table:table-cell office:value-type="float" office:value="63.5296271010929">
                <text:p>63.5296271010929</text:p>
              </table:table-cell>
              <table:table-cell office:value-type="float" office:value="70.977275496662">
                <text:p>70.977275496662</text:p>
              </table:table-cell>
              <table:table-cell office:value-type="float" office:value="78.1419306679198">
                <text:p>78.1419306679198</text:p>
              </table:table-cell>
              <table:table-cell office:value-type="float" office:value="84.9366209311694">
                <text:p>84.9366209311694</text:p>
              </table:table-cell>
              <table:table-cell office:value-type="float" office:value="91.3850109723022">
                <text:p>91.3850109723022</text:p>
              </table:table-cell>
              <table:table-cell office:value-type="float" office:value="96.8536724249182">
                <text:p>96.8536724249182</text:p>
              </table:table-cell>
              <table:table-cell office:value-type="float" office:value="101.92935947475">
                <text:p>101.92935947475</text:p>
              </table:table-cell>
              <table:table-cell office:value-type="float" office:value="106.251205304992">
                <text:p>106.251205304992</text:p>
              </table:table-cell>
              <table:table-cell office:value-type="float" office:value="109.343803795028">
                <text:p>109.343803795028</text:p>
              </table:table-cell>
              <table:table-cell office:value-type="float" office:value="112.598238868669">
                <text:p>112.598238868669</text:p>
              </table:table-cell>
              <table:table-cell office:value-type="float" office:value="114.649480901359">
                <text:p>114.649480901359</text:p>
              </table:table-cell>
              <table:table-cell office:value-type="float" office:value="116.113102268465">
                <text:p>116.113102268465</text:p>
              </table:table-cell>
              <table:table-cell office:value-type="float" office:value="117.138341652371">
                <text:p>117.138341652371</text:p>
              </table:table-cell>
              <table:table-cell office:value-type="float" office:value="117.744402980434">
                <text:p>117.744402980434</text:p>
              </table:table-cell>
              <table:table-cell office:value-type="float" office:value="117.973023981612">
                <text:p>117.973023981612</text:p>
              </table:table-cell>
              <table:table-cell office:value-type="float" office:value="117.798780452236">
                <text:p>117.798780452236</text:p>
              </table:table-cell>
              <table:table-cell office:value-type="float" office:value="117.406958337924">
                <text:p>117.406958337924</text:p>
              </table:table-cell>
              <table:table-cell office:value-type="float" office:value="116.659604580782">
                <text:p>116.659604580782</text:p>
              </table:table-cell>
              <table:table-cell office:value-type="float" office:value="115.429112350117">
                <text:p>115.429112350117</text:p>
              </table:table-cell>
              <table:table-cell office:value-type="float" office:value="113.67204402156">
                <text:p>113.67204402156</text:p>
              </table:table-cell>
              <table:table-cell office:value-type="float" office:value="111.418309809774">
                <text:p>111.418309809774</text:p>
              </table:table-cell>
              <table:table-cell office:value-type="float" office:value="108.577088460091">
                <text:p>108.577088460091</text:p>
              </table:table-cell>
              <table:table-cell office:value-type="float" office:value="104.703441493632">
                <text:p>104.703441493632</text:p>
              </table:table-cell>
              <table:table-cell office:value-type="float" office:value="100.274743577481">
                <text:p>100.274743577481</text:p>
              </table:table-cell>
              <table:table-cell office:value-type="float" office:value="94.6369427590166">
                <text:p>94.6369427590166</text:p>
              </table:table-cell>
              <table:table-cell office:value-type="float" office:value="89.1579708312027">
                <text:p>89.1579708312027</text:p>
              </table:table-cell>
              <table:table-cell office:value-type="float" office:value="82.5939007744151">
                <text:p>82.5939007744151</text:p>
              </table:table-cell>
              <table:table-cell office:value-type="float" office:value="75.7331894264977">
                <text:p>75.7331894264977</text:p>
              </table:table-cell>
              <table:table-cell office:value-type="float" office:value="68.1803357829749">
                <text:p>68.1803357829749</text:p>
              </table:table-cell>
              <table:table-cell office:value-type="float" office:value="60.5669694764181">
                <text:p>60.5669694764181</text:p>
              </table:table-cell>
              <table:table-cell office:value-type="float" office:value="52.6579000086153">
                <text:p>52.6579000086153</text:p>
              </table:table-cell>
              <table:table-cell office:value-type="float" office:value="44.6108535788071">
                <text:p>44.6108535788071</text:p>
              </table:table-cell>
              <table:table-cell office:value-type="float" office:value="36.4763183260906">
                <text:p>36.4763183260906</text:p>
              </table:table-cell>
              <table:table-cell office:value-type="float" office:value="28.3246667216524">
                <text:p>28.3246667216524</text:p>
              </table:table-cell>
              <table:table-cell office:value-type="float" office:value="19.9945044143014">
                <text:p>19.9945044143014</text:p>
              </table:table-cell>
              <table:table-cell office:value-type="float" office:value="11.8133942424665">
                <text:p>11.8133942424665</text:p>
              </table:table-cell>
              <table:table-cell office:value-type="float" office:value="3.59992512835638">
                <text:p>3.59992512835638</text:p>
              </table:table-cell>
              <table:table-cell office:value-type="float" office:value="4.80004849833701">
                <text:p>4.80004849833701</text:p>
              </table:table-cell>
              <table:table-cell office:value-type="float" office:value="12.9719377265613">
                <text:p>12.9719377265613</text:p>
              </table:table-cell>
              <table:table-cell office:value-type="float" office:value="21.3310965901996">
                <text:p>21.3310965901996</text:p>
              </table:table-cell>
              <table:table-cell office:value-type="float" office:value="29.5357832911449">
                <text:p>29.5357832911449</text:p>
              </table:table-cell>
              <table:table-cell office:value-type="float" office:value="37.8242344460597">
                <text:p>37.8242344460597</text:p>
              </table:table-cell>
              <table:table-cell office:value-type="float" office:value="46.1096740099785">
                <text:p>46.1096740099785</text:p>
              </table:table-cell>
              <table:table-cell office:value-type="float" office:value="54.1864690797094">
                <text:p>54.1864690797094</text:p>
              </table:table-cell>
              <table:table-cell office:value-type="float" office:value="62.2778072360284">
                <text:p>62.2778072360284</text:p>
              </table:table-cell>
              <table:table-cell office:value-type="float" office:value="70.2380258114869">
                <text:p>70.2380258114869</text:p>
              </table:table-cell>
              <table:table-cell office:value-type="float" office:value="78.0524413210827">
                <text:p>78.0524413210827</text:p>
              </table:table-cell>
              <table:table-cell office:value-type="float" office:value="85.5379946265523">
                <text:p>85.5379946265523</text:p>
              </table:table-cell>
              <table:table-cell office:value-type="float" office:value="92.6161861057105">
                <text:p>92.6161861057105</text:p>
              </table:table-cell>
              <table:table-cell office:value-type="float" office:value="99.2379595685139">
                <text:p>99.2379595685139</text:p>
              </table:table-cell>
              <table:table-cell office:value-type="float" office:value="105.183151261142">
                <text:p>105.183151261142</text:p>
              </table:table-cell>
              <table:table-cell office:value-type="float" office:value="110.562363386854">
                <text:p>110.562363386854</text:p>
              </table:table-cell>
              <table:table-cell office:value-type="float" office:value="115.164826153769">
                <text:p>115.164826153769</text:p>
              </table:table-cell>
              <table:table-cell office:value-type="float" office:value="119.136630657906">
                <text:p>119.136630657906</text:p>
              </table:table-cell>
              <table:table-cell office:value-type="float" office:value="122.176215452161">
                <text:p>122.176215452161</text:p>
              </table:table-cell>
              <table:table-cell office:value-type="float" office:value="124.489643664465">
                <text:p>124.489643664465</text:p>
              </table:table-cell>
              <table:table-cell office:value-type="float" office:value="126.564333761381">
                <text:p>126.564333761381</text:p>
              </table:table-cell>
              <table:table-cell office:value-type="float" office:value="127.949124411662">
                <text:p>127.949124411662</text:p>
              </table:table-cell>
              <table:table-cell office:value-type="float" office:value="128.841053955798">
                <text:p>128.841053955798</text:p>
              </table:table-cell>
              <table:table-cell office:value-type="float" office:value="129.583396449972">
                <text:p>129.583396449972</text:p>
              </table:table-cell>
              <table:table-cell office:value-type="float" office:value="129.818213930205">
                <text:p>129.818213930205</text:p>
              </table:table-cell>
              <table:table-cell office:value-type="float" office:value="129.949466029464">
                <text:p>129.949466029464</text:p>
              </table:table-cell>
              <table:table-cell office:value-type="float" office:value="129.511706407132">
                <text:p>129.511706407132</text:p>
              </table:table-cell>
              <table:table-cell office:value-type="float" office:value="128.909228450432">
                <text:p>128.909228450432</text:p>
              </table:table-cell>
              <table:table-cell office:value-type="float" office:value="127.758739388386">
                <text:p>127.758739388386</text:p>
              </table:table-cell>
              <table:table-cell office:value-type="float" office:value="126.036058228433">
                <text:p>126.036058228433</text:p>
              </table:table-cell>
              <table:table-cell office:value-type="float" office:value="123.446594638048">
                <text:p>123.446594638048</text:p>
              </table:table-cell>
              <table:table-cell office:value-type="float" office:value="120.326810210324">
                <text:p>120.326810210324</text:p>
              </table:table-cell>
              <table:table-cell office:value-type="float" office:value="116.410589342427">
                <text:p>116.410589342427</text:p>
              </table:table-cell>
              <table:table-cell office:value-type="float" office:value="111.807917155294">
                <text:p>111.807917155294</text:p>
              </table:table-cell>
              <table:table-cell office:value-type="float" office:value="106.494596950951">
                <text:p>106.494596950951</text:p>
              </table:table-cell>
              <table:table-cell office:value-type="float" office:value="100.725905379935">
                <text:p>100.725905379935</text:p>
              </table:table-cell>
              <table:table-cell office:value-type="float" office:value="94.3341077954846">
                <text:p>94.3341077954846</text:p>
              </table:table-cell>
              <table:table-cell office:value-type="float" office:value="87.7313007379719">
                <text:p>87.7313007379719</text:p>
              </table:table-cell>
              <table:table-cell office:value-type="float" office:value="80.7519509795406">
                <text:p>80.7519509795406</text:p>
              </table:table-cell>
              <table:table-cell office:value-type="float" office:value="73.6550769374011">
                <text:p>73.6550769374011</text:p>
              </table:table-cell>
              <table:table-cell office:value-type="float" office:value="66.3956264085827">
                <text:p>66.3956264085827</text:p>
              </table:table-cell>
              <table:table-cell office:value-type="float" office:value="59.0500068212696">
                <text:p>59.0500068212696</text:p>
              </table:table-cell>
              <table:table-cell office:value-type="float" office:value="51.7573769638283">
                <text:p>51.7573769638283</text:p>
              </table:table-cell>
              <table:table-cell office:value-type="float" office:value="44.3873586774566">
                <text:p>44.3873586774566</text:p>
              </table:table-cell>
              <table:table-cell office:value-type="float" office:value="37.1914081369821">
                <text:p>37.1914081369821</text:p>
              </table:table-cell>
              <table:table-cell office:value-type="float" office:value="29.8688874340129">
                <text:p>29.8688874340129</text:p>
              </table:table-cell>
              <table:table-cell office:value-type="float" office:value="22.6549193014057">
                <text:p>22.6549193014057</text:p>
              </table:table-cell>
              <table:table-cell office:value-type="float" office:value="15.5071118837997">
                <text:p>15.5071118837997</text:p>
              </table:table-cell>
              <table:table-cell office:value-type="float" office:value="8.35874054886222">
                <text:p>8.35874054886222</text:p>
              </table:table-cell>
              <table:table-cell office:value-type="float" office:value="1.29358938131395">
                <text:p>1.29358938131395</text:p>
              </table:table-cell>
              <table:table-cell office:value-type="float" office:value="5.75683554687486">
                <text:p>5.75683554687486</text:p>
              </table:table-cell>
              <table:table-cell office:value-type="float" office:value="12.6321742143724">
                <text:p>12.6321742143724</text:p>
              </table:table-cell>
              <table:table-cell office:value-type="float" office:value="19.2588441557735">
                <text:p>19.2588441557735</text:p>
              </table:table-cell>
              <table:table-cell office:value-type="float" office:value="25.9998928272309">
                <text:p>25.9998928272309</text:p>
              </table:table-cell>
              <table:table-cell office:value-type="float" office:value="32.3701591276485">
                <text:p>32.3701591276485</text:p>
              </table:table-cell>
              <table:table-cell office:value-type="float" office:value="38.5277033928311">
                <text:p>38.5277033928311</text:p>
              </table:table-cell>
              <table:table-cell office:value-type="float" office:value="44.2315365370076">
                <text:p>44.2315365370076</text:p>
              </table:table-cell>
            </table:table-row>
            <table:table-row>
              <table:table-cell office:value-type="string">
                <text:p>行 24</text:p>
                <draw:g>
                  <svg:desc/>
                </draw:g>
              </table:table-cell>
              <table:table-cell office:value-type="float" office:value="-10">
                <text:p>-10</text:p>
                <draw:g>
                  <svg:desc>Sheet1.C24:Sheet1.GU24</svg:desc>
                </draw:g>
              </table:table-cell>
              <table:table-cell office:value-type="float" office:value="-9.9">
                <text:p>-9.9</text:p>
              </table:table-cell>
              <table:table-cell office:value-type="float" office:value="-9.8">
                <text:p>-9.8</text:p>
              </table:table-cell>
              <table:table-cell office:value-type="float" office:value="-9.7">
                <text:p>-9.7</text:p>
              </table:table-cell>
              <table:table-cell office:value-type="float" office:value="-9.6">
                <text:p>-9.6</text:p>
              </table:table-cell>
              <table:table-cell office:value-type="float" office:value="-9.5">
                <text:p>-9.5</text:p>
              </table:table-cell>
              <table:table-cell office:value-type="float" office:value="-9.4">
                <text:p>-9.4</text:p>
              </table:table-cell>
              <table:table-cell office:value-type="float" office:value="-9.3">
                <text:p>-9.3</text:p>
              </table:table-cell>
              <table:table-cell office:value-type="float" office:value="-9.2">
                <text:p>-9.2</text:p>
              </table:table-cell>
              <table:table-cell office:value-type="float" office:value="-9.1">
                <text:p>-9.1</text:p>
              </table:table-cell>
              <table:table-cell office:value-type="float" office:value="-9">
                <text:p>-9</text:p>
              </table:table-cell>
              <table:table-cell office:value-type="float" office:value="-8.9">
                <text:p>-8.9</text:p>
              </table:table-cell>
              <table:table-cell office:value-type="float" office:value="-8.8">
                <text:p>-8.8</text:p>
              </table:table-cell>
              <table:table-cell office:value-type="float" office:value="-8.7">
                <text:p>-8.7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-5.80000000000001">
                <text:p>-5.80000000000001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-2.90000000000002">
                <text:p>-2.90000000000002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-2.30000000000002">
                <text:p>-2.30000000000002</text:p>
              </table:table-cell>
              <table:table-cell office:value-type="float" office:value="-2.20000000000002">
                <text:p>-2.20000000000002</text:p>
              </table:table-cell>
              <table:table-cell office:value-type="float" office:value="-2.10000000000002">
                <text:p>-2.10000000000002</text:p>
              </table:table-cell>
              <table:table-cell office:value-type="float" office:value="-2.00000000000002">
                <text:p>-2.00000000000002</text:p>
              </table:table-cell>
              <table:table-cell office:value-type="float" office:value="-1.90000000000002">
                <text:p>-1.90000000000002</text:p>
              </table:table-cell>
              <table:table-cell office:value-type="float" office:value="-1.80000000000002">
                <text:p>-1.80000000000002</text:p>
              </table:table-cell>
              <table:table-cell office:value-type="float" office:value="-1.70000000000002">
                <text:p>-1.70000000000002</text:p>
              </table:table-cell>
              <table:table-cell office:value-type="float" office:value="-1.60000000000002">
                <text:p>-1.60000000000002</text:p>
              </table:table-cell>
              <table:table-cell office:value-type="float" office:value="-1.50000000000002">
                <text:p>-1.50000000000002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-1.30000000000002">
                <text:p>-1.30000000000002</text:p>
              </table:table-cell>
              <table:table-cell office:value-type="float" office:value="-1.20000000000002">
                <text:p>-1.20000000000002</text:p>
              </table:table-cell>
              <table:table-cell office:value-type="float" office:value="-1.10000000000002">
                <text:p>-1.10000000000002</text:p>
              </table:table-cell>
              <table:table-cell office:value-type="float" office:value="-1.00000000000002">
                <text:p>-1.00000000000002</text:p>
              </table:table-cell>
              <table:table-cell office:value-type="float" office:value="-0.900000000000019">
                <text:p>-0.900000000000019</text:p>
              </table:table-cell>
              <table:table-cell office:value-type="float" office:value="-0.800000000000019">
                <text:p>-0.800000000000019</text:p>
              </table:table-cell>
              <table:table-cell office:value-type="float" office:value="-0.700000000000019">
                <text:p>-0.700000000000019</text:p>
              </table:table-cell>
              <table:table-cell office:value-type="float" office:value="-0.600000000000019">
                <text:p>-0.600000000000019</text:p>
              </table:table-cell>
              <table:table-cell office:value-type="float" office:value="-0.500000000000019">
                <text:p>-0.500000000000019</text:p>
              </table:table-cell>
              <table:table-cell office:value-type="float" office:value="-0.400000000000019">
                <text:p>-0.400000000000019</text:p>
              </table:table-cell>
              <table:table-cell office:value-type="float" office:value="-0.300000000000019">
                <text:p>-0.300000000000019</text:p>
              </table:table-cell>
              <table:table-cell office:value-type="float" office:value="-0.200000000000019">
                <text:p>-0.200000000000019</text:p>
              </table:table-cell>
              <table:table-cell office:value-type="float" office:value="-0.100000000000019">
                <text:p>-0.100000000000019</text:p>
              </table:table-cell>
              <table:table-cell office:value-type="float" office:value="-0.0000000000000187905246917808">
                <text:p>-0.0000000000000187905246917808</text:p>
              </table:table-cell>
              <table:table-cell office:value-type="float" office:value="0.0999999999999812">
                <text:p>0.0999999999999812</text:p>
              </table:table-cell>
              <table:table-cell office:value-type="float" office:value="0.199999999999981">
                <text:p>0.199999999999981</text:p>
              </table:table-cell>
              <table:table-cell office:value-type="float" office:value="0.299999999999981">
                <text:p>0.299999999999981</text:p>
              </table:table-cell>
              <table:table-cell office:value-type="float" office:value="0.399999999999981">
                <text:p>0.399999999999981</text:p>
              </table:table-cell>
              <table:table-cell office:value-type="float" office:value="0.499999999999981">
                <text:p>0.499999999999981</text:p>
              </table:table-cell>
              <table:table-cell office:value-type="float" office:value="0.599999999999981">
                <text:p>0.599999999999981</text:p>
              </table:table-cell>
              <table:table-cell office:value-type="float" office:value="0.699999999999981">
                <text:p>0.699999999999981</text:p>
              </table:table-cell>
              <table:table-cell office:value-type="float" office:value="0.799999999999981">
                <text:p>0.799999999999981</text:p>
              </table:table-cell>
              <table:table-cell office:value-type="float" office:value="0.899999999999981">
                <text:p>0.899999999999981</text:p>
              </table:table-cell>
              <table:table-cell office:value-type="float" office:value="0.999999999999981">
                <text:p>0.999999999999981</text:p>
              </table:table-cell>
              <table:table-cell office:value-type="float" office:value="1.09999999999998">
                <text:p>1.09999999999998</text:p>
              </table:table-cell>
              <table:table-cell office:value-type="float" office:value="1.19999999999998">
                <text:p>1.19999999999998</text:p>
              </table:table-cell>
              <table:table-cell office:value-type="float" office:value="1.29999999999998">
                <text:p>1.29999999999998</text:p>
              </table:table-cell>
              <table:table-cell office:value-type="float" office:value="1.39999999999998">
                <text:p>1.39999999999998</text:p>
              </table:table-cell>
              <table:table-cell office:value-type="float" office:value="1.49999999999998">
                <text:p>1.49999999999998</text:p>
              </table:table-cell>
              <table:table-cell office:value-type="float" office:value="1.59999999999998">
                <text:p>1.59999999999998</text:p>
              </table:table-cell>
              <table:table-cell office:value-type="float" office:value="1.69999999999998">
                <text:p>1.69999999999998</text:p>
              </table:table-cell>
              <table:table-cell office:value-type="float" office:value="1.79999999999998">
                <text:p>1.79999999999998</text:p>
              </table:table-cell>
              <table:table-cell office:value-type="float" office:value="1.89999999999998">
                <text:p>1.89999999999998</text:p>
              </table:table-cell>
              <table:table-cell office:value-type="float" office:value="1.99999999999998">
                <text:p>1.99999999999998</text:p>
              </table:table-cell>
              <table:table-cell office:value-type="float" office:value="2.09999999999998">
                <text:p>2.09999999999998</text:p>
              </table:table-cell>
              <table:table-cell office:value-type="float" office:value="2.19999999999998">
                <text:p>2.19999999999998</text:p>
              </table:table-cell>
              <table:table-cell office:value-type="float" office:value="2.29999999999998">
                <text:p>2.29999999999998</text:p>
              </table:table-cell>
              <table:table-cell office:value-type="float" office:value="2.39999999999998">
                <text:p>2.39999999999998</text:p>
              </table:table-cell>
              <table:table-cell office:value-type="float" office:value="2.49999999999998">
                <text:p>2.49999999999998</text:p>
              </table:table-cell>
              <table:table-cell office:value-type="float" office:value="2.59999999999998">
                <text:p>2.59999999999998</text:p>
              </table:table-cell>
              <table:table-cell office:value-type="float" office:value="2.69999999999998">
                <text:p>2.69999999999998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3.29999999999998">
                <text:p>3.29999999999998</text:p>
              </table:table-cell>
              <table:table-cell office:value-type="float" office:value="3.39999999999998">
                <text:p>3.39999999999998</text:p>
              </table:table-cell>
              <table:table-cell office:value-type="float" office:value="3.49999999999998">
                <text:p>3.49999999999998</text:p>
              </table:table-cell>
              <table:table-cell office:value-type="float" office:value="3.59999999999998">
                <text:p>3.59999999999998</text:p>
              </table:table-cell>
              <table:table-cell office:value-type="float" office:value="3.69999999999998">
                <text:p>3.69999999999998</text:p>
              </table:table-cell>
              <table:table-cell office:value-type="float" office:value="3.79999999999998">
                <text:p>3.79999999999998</text:p>
              </table:table-cell>
              <table:table-cell office:value-type="float" office:value="3.89999999999998">
                <text:p>3.89999999999998</text:p>
              </table:table-cell>
              <table:table-cell office:value-type="float" office:value="3.99999999999998">
                <text:p>3.99999999999998</text:p>
              </table:table-cell>
              <table:table-cell office:value-type="float" office:value="4.09999999999998">
                <text:p>4.09999999999998</text:p>
              </table:table-cell>
              <table:table-cell office:value-type="float" office:value="4.19999999999998">
                <text:p>4.19999999999998</text:p>
              </table:table-cell>
              <table:table-cell office:value-type="float" office:value="4.29999999999998">
                <text:p>4.29999999999998</text:p>
              </table:table-cell>
              <table:table-cell office:value-type="float" office:value="4.39999999999998">
                <text:p>4.39999999999998</text:p>
              </table:table-cell>
              <table:table-cell office:value-type="float" office:value="4.49999999999998">
                <text:p>4.49999999999998</text:p>
              </table:table-cell>
              <table:table-cell office:value-type="float" office:value="4.59999999999998">
                <text:p>4.59999999999998</text:p>
              </table:table-cell>
              <table:table-cell office:value-type="float" office:value="4.69999999999998">
                <text:p>4.69999999999998</text:p>
              </table:table-cell>
              <table:table-cell office:value-type="float" office:value="4.79999999999998">
                <text:p>4.79999999999998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4.99999999999998">
                <text:p>4.99999999999998</text:p>
              </table:table-cell>
              <table:table-cell office:value-type="float" office:value="5.09999999999998">
                <text:p>5.09999999999998</text:p>
              </table:table-cell>
              <table:table-cell office:value-type="float" office:value="5.19999999999998">
                <text:p>5.19999999999998</text:p>
              </table:table-cell>
              <table:table-cell office:value-type="float" office:value="5.29999999999998">
                <text:p>5.29999999999998</text:p>
              </table:table-cell>
              <table:table-cell office:value-type="float" office:value="5.39999999999998">
                <text:p>5.39999999999998</text:p>
              </table:table-cell>
              <table:table-cell office:value-type="float" office:value="5.49999999999998">
                <text:p>5.49999999999998</text:p>
              </table:table-cell>
              <table:table-cell office:value-type="float" office:value="5.59999999999998">
                <text:p>5.59999999999998</text:p>
              </table:table-cell>
              <table:table-cell office:value-type="float" office:value="5.69999999999998">
                <text:p>5.69999999999998</text:p>
              </table:table-cell>
              <table:table-cell office:value-type="float" office:value="5.79999999999998">
                <text:p>5.79999999999998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5.99999999999998">
                <text:p>5.99999999999998</text:p>
              </table:table-cell>
              <table:table-cell office:value-type="float" office:value="6.09999999999998">
                <text:p>6.09999999999998</text:p>
              </table:table-cell>
              <table:table-cell office:value-type="float" office:value="6.19999999999998">
                <text:p>6.19999999999998</text:p>
              </table:table-cell>
              <table:table-cell office:value-type="float" office:value="6.29999999999998">
                <text:p>6.29999999999998</text:p>
              </table:table-cell>
              <table:table-cell office:value-type="float" office:value="6.39999999999998">
                <text:p>6.39999999999998</text:p>
              </table:table-cell>
              <table:table-cell office:value-type="float" office:value="6.49999999999998">
                <text:p>6.49999999999998</text:p>
              </table:table-cell>
              <table:table-cell office:value-type="float" office:value="6.59999999999997">
                <text:p>6.59999999999997</text:p>
              </table:table-cell>
              <table:table-cell office:value-type="float" office:value="6.69999999999997">
                <text:p>6.69999999999997</text:p>
              </table:table-cell>
              <table:table-cell office:value-type="float" office:value="6.79999999999997">
                <text:p>6.79999999999997</text:p>
              </table:table-cell>
              <table:table-cell office:value-type="float" office:value="6.89999999999997">
                <text:p>6.89999999999997</text:p>
              </table:table-cell>
              <table:table-cell office:value-type="float" office:value="6.99999999999997">
                <text:p>6.99999999999997</text:p>
              </table:table-cell>
              <table:table-cell office:value-type="float" office:value="7.09999999999997">
                <text:p>7.09999999999997</text:p>
              </table:table-cell>
              <table:table-cell office:value-type="float" office:value="7.19999999999997">
                <text:p>7.19999999999997</text:p>
              </table:table-cell>
              <table:table-cell office:value-type="float" office:value="7.29999999999997">
                <text:p>7.29999999999997</text:p>
              </table:table-cell>
              <table:table-cell office:value-type="float" office:value="7.39999999999997">
                <text:p>7.39999999999997</text:p>
              </table:table-cell>
              <table:table-cell office:value-type="float" office:value="7.49999999999997">
                <text:p>7.49999999999997</text:p>
              </table:table-cell>
              <table:table-cell office:value-type="float" office:value="7.59999999999997">
                <text:p>7.59999999999997</text:p>
              </table:table-cell>
              <table:table-cell office:value-type="float" office:value="7.69999999999997">
                <text:p>7.69999999999997</text:p>
              </table:table-cell>
              <table:table-cell office:value-type="float" office:value="7.79999999999997">
                <text:p>7.79999999999997</text:p>
              </table:table-cell>
              <table:table-cell office:value-type="float" office:value="7.89999999999997">
                <text:p>7.89999999999997</text:p>
              </table:table-cell>
              <table:table-cell office:value-type="float" office:value="7.99999999999997">
                <text:p>7.99999999999997</text:p>
              </table:table-cell>
              <table:table-cell office:value-type="float" office:value="8.09999999999997">
                <text:p>8.09999999999997</text:p>
              </table:table-cell>
              <table:table-cell office:value-type="float" office:value="8.19999999999997">
                <text:p>8.19999999999997</text:p>
              </table:table-cell>
              <table:table-cell office:value-type="float" office:value="8.29999999999997">
                <text:p>8.29999999999997</text:p>
              </table:table-cell>
              <table:table-cell office:value-type="float" office:value="8.39999999999997">
                <text:p>8.39999999999997</text:p>
              </table:table-cell>
              <table:table-cell office:value-type="float" office:value="8.49999999999997">
                <text:p>8.49999999999997</text:p>
              </table:table-cell>
              <table:table-cell office:value-type="float" office:value="8.59999999999997">
                <text:p>8.59999999999997</text:p>
              </table:table-cell>
              <table:table-cell office:value-type="float" office:value="8.69999999999997">
                <text:p>8.69999999999997</text:p>
              </table:table-cell>
              <table:table-cell office:value-type="float" office:value="8.79999999999997">
                <text:p>8.79999999999997</text:p>
              </table:table-cell>
              <table:table-cell office:value-type="float" office:value="8.89999999999997">
                <text:p>8.89999999999997</text:p>
              </table:table-cell>
              <table:table-cell office:value-type="float" office:value="8.99999999999997">
                <text:p>8.99999999999997</text:p>
              </table:table-cell>
              <table:table-cell office:value-type="float" office:value="9.09999999999997">
                <text:p>9.09999999999997</text:p>
              </table:table-cell>
              <table:table-cell office:value-type="float" office:value="9.19999999999997">
                <text:p>9.19999999999997</text:p>
              </table:table-cell>
              <table:table-cell office:value-type="float" office:value="9.29999999999997">
                <text:p>9.29999999999997</text:p>
              </table:table-cell>
              <table:table-cell office:value-type="float" office:value="9.39999999999996">
                <text:p>9.39999999999996</text:p>
              </table:table-cell>
              <table:table-cell office:value-type="float" office:value="9.49999999999996">
                <text:p>9.49999999999996</text:p>
              </table:table-cell>
              <table:table-cell office:value-type="float" office:value="9.59999999999996">
                <text:p>9.59999999999996</text:p>
              </table:table-cell>
              <table:table-cell office:value-type="float" office:value="9.69999999999996">
                <text:p>9.69999999999996</text:p>
              </table:table-cell>
              <table:table-cell office:value-type="float" office:value="9.79999999999996">
                <text:p>9.79999999999996</text:p>
              </table:table-cell>
              <table:table-cell office:value-type="float" office:value="9.89999999999996">
                <text:p>9.89999999999996</text:p>
              </table:table-cell>
              <table:table-cell office:value-type="float" office:value="9.99999999999996">
                <text:p>9.99999999999996</text:p>
              </table:table-cell>
            </table:table-row>
            <table:table-row>
              <table:table-cell office:value-type="string">
                <text:p>calculated |Bz|</text:p>
                <draw:g>
                  <svg:desc>Sheet1.A28:Sheet1.A28</svg:desc>
                </draw:g>
              </table:table-cell>
              <table:table-cell office:value-type="float" office:value="79.3614672652105">
                <text:p>79.3614672652105</text:p>
                <draw:g>
                  <svg:desc>Sheet1.C32:Sheet1.GU32</svg:desc>
                </draw:g>
              </table:table-cell>
              <table:table-cell office:value-type="float" office:value="83.5877178816695">
                <text:p>83.5877178816695</text:p>
              </table:table-cell>
              <table:table-cell office:value-type="float" office:value="87.3928582639415">
                <text:p>87.3928582639415</text:p>
              </table:table-cell>
              <table:table-cell office:value-type="float" office:value="90.69383295817">
                <text:p>90.69383295817</text:p>
              </table:table-cell>
              <table:table-cell office:value-type="float" office:value="93.435771446328">
                <text:p>93.435771446328</text:p>
              </table:table-cell>
              <table:table-cell office:value-type="float" office:value="95.680102219305">
                <text:p>95.680102219305</text:p>
              </table:table-cell>
              <table:table-cell office:value-type="float" office:value="97.490967987862">
                <text:p>97.490967987862</text:p>
              </table:table-cell>
              <table:table-cell office:value-type="float" office:value="98.8492801297665">
                <text:p>98.8492801297665</text:p>
              </table:table-cell>
              <table:table-cell office:value-type="float" office:value="99.786342009768">
                <text:p>99.786342009768</text:p>
              </table:table-cell>
              <table:table-cell office:value-type="float" office:value="100.337873499046">
                <text:p>100.337873499046</text:p>
              </table:table-cell>
              <table:table-cell office:value-type="float" office:value="100.501218312009">
                <text:p>100.501218312009</text:p>
              </table:table-cell>
              <table:table-cell office:value-type="float" office:value="100.228330738525">
                <text:p>100.228330738525</text:p>
              </table:table-cell>
              <table:table-cell office:value-type="float" office:value="99.693114347679">
                <text:p>99.693114347679</text:p>
              </table:table-cell>
              <table:table-cell office:value-type="float" office:value="98.5031531873585">
                <text:p>98.5031531873585</text:p>
              </table:table-cell>
              <table:table-cell office:value-type="float" office:value="97.119600223055">
                <text:p>97.119600223055</text:p>
              </table:table-cell>
              <table:table-cell office:value-type="float" office:value="95.1708365082275">
                <text:p>95.1708365082275</text:p>
              </table:table-cell>
              <table:table-cell office:value-type="float" office:value="92.7309826126195">
                <text:p>92.7309826126195</text:p>
              </table:table-cell>
              <table:table-cell office:value-type="float" office:value="89.7845753285405">
                <text:p>89.7845753285405</text:p>
              </table:table-cell>
              <table:table-cell office:value-type="float" office:value="86.2577653601135">
                <text:p>86.2577653601135</text:p>
              </table:table-cell>
              <table:table-cell office:value-type="float" office:value="82.149443532864">
                <text:p>82.149443532864</text:p>
              </table:table-cell>
              <table:table-cell office:value-type="float" office:value="77.451040156755">
                <text:p>77.451040156755</text:p>
              </table:table-cell>
              <table:table-cell office:value-type="float" office:value="72.137132588847">
                <text:p>72.137132588847</text:p>
              </table:table-cell>
              <table:table-cell office:value-type="float" office:value="66.2558329765165">
                <text:p>66.2558329765165</text:p>
              </table:table-cell>
              <table:table-cell office:value-type="float" office:value="59.869432248002">
                <text:p>59.869432248002</text:p>
              </table:table-cell>
              <table:table-cell office:value-type="float" office:value="53.006665754873">
                <text:p>53.006665754873</text:p>
              </table:table-cell>
              <table:table-cell office:value-type="float" office:value="45.8041935203222">
                <text:p>45.8041935203222</text:p>
              </table:table-cell>
              <table:table-cell office:value-type="float" office:value="38.4950059573191">
                <text:p>38.4950059573191</text:p>
              </table:table-cell>
              <table:table-cell office:value-type="float" office:value="31.0993376540628">
                <text:p>31.0993376540628</text:p>
              </table:table-cell>
              <table:table-cell office:value-type="float" office:value="23.6845183354807">
                <text:p>23.6845183354807</text:p>
              </table:table-cell>
              <table:table-cell office:value-type="float" office:value="16.4938086537906">
                <text:p>16.4938086537906</text:p>
              </table:table-cell>
              <table:table-cell office:value-type="float" office:value="9.3202119467337">
                <text:p>9.3202119467337</text:p>
              </table:table-cell>
              <table:table-cell office:value-type="float" office:value="2.28270226333334">
                <text:p>2.28270226333334</text:p>
              </table:table-cell>
              <table:table-cell office:value-type="float" office:value="4.67400579213376">
                <text:p>4.67400579213376</text:p>
              </table:table-cell>
              <table:table-cell office:value-type="float" office:value="11.5679023119134">
                <text:p>11.5679023119134</text:p>
              </table:table-cell>
              <table:table-cell office:value-type="float" office:value="18.5059902383831">
                <text:p>18.5059902383831</text:p>
              </table:table-cell>
              <table:table-cell office:value-type="float" office:value="25.5385387231396">
                <text:p>25.5385387231396</text:p>
              </table:table-cell>
              <table:table-cell office:value-type="float" office:value="32.6715244139788">
                <text:p>32.6715244139788</text:p>
              </table:table-cell>
              <table:table-cell office:value-type="float" office:value="39.934784726284">
                <text:p>39.934784726284</text:p>
              </table:table-cell>
              <table:table-cell office:value-type="float" office:value="47.3322410474736">
                <text:p>47.3322410474736</text:p>
              </table:table-cell>
              <table:table-cell office:value-type="float" office:value="54.676078687207">
                <text:p>54.676078687207</text:p>
              </table:table-cell>
              <table:table-cell office:value-type="float" office:value="62.074163318386">
                <text:p>62.074163318386</text:p>
              </table:table-cell>
              <table:table-cell office:value-type="float" office:value="69.2732620368035">
                <text:p>69.2732620368035</text:p>
              </table:table-cell>
              <table:table-cell office:value-type="float" office:value="76.111807079296">
                <text:p>76.111807079296</text:p>
              </table:table-cell>
              <table:table-cell office:value-type="float" office:value="82.5197776623185">
                <text:p>82.5197776623185</text:p>
              </table:table-cell>
              <table:table-cell office:value-type="float" office:value="88.403636119068">
                <text:p>88.403636119068</text:p>
              </table:table-cell>
              <table:table-cell office:value-type="float" office:value="93.7111220069385">
                <text:p>93.7111220069385</text:p>
              </table:table-cell>
              <table:table-cell office:value-type="float" office:value="98.3703548815625">
                <text:p>98.3703548815625</text:p>
              </table:table-cell>
              <table:table-cell office:value-type="float" office:value="102.467315368783">
                <text:p>102.467315368783</text:p>
              </table:table-cell>
              <table:table-cell office:value-type="float" office:value="106.004612594301">
                <text:p>106.004612594301</text:p>
              </table:table-cell>
              <table:table-cell office:value-type="float" office:value="108.938285928198">
                <text:p>108.938285928198</text:p>
              </table:table-cell>
              <table:table-cell office:value-type="float" office:value="111.346510476493">
                <text:p>111.346510476493</text:p>
              </table:table-cell>
              <table:table-cell office:value-type="float" office:value="113.241868937255">
                <text:p>113.241868937255</text:p>
              </table:table-cell>
              <table:table-cell office:value-type="float" office:value="114.678730819653">
                <text:p>114.678730819653</text:p>
              </table:table-cell>
              <table:table-cell office:value-type="float" office:value="115.662146104871">
                <text:p>115.662146104871</text:p>
              </table:table-cell>
              <table:table-cell office:value-type="float" office:value="116.22431779559">
                <text:p>116.22431779559</text:p>
              </table:table-cell>
              <table:table-cell office:value-type="float" office:value="116.373917379545">
                <text:p>116.373917379545</text:p>
              </table:table-cell>
              <table:table-cell office:value-type="float" office:value="116.065577701128">
                <text:p>116.065577701128</text:p>
              </table:table-cell>
              <table:table-cell office:value-type="float" office:value="115.371383845728">
                <text:p>115.371383845728</text:p>
              </table:table-cell>
              <table:table-cell office:value-type="float" office:value="114.275557249202">
                <text:p>114.275557249202</text:p>
              </table:table-cell>
              <table:table-cell office:value-type="float" office:value="112.749470407765">
                <text:p>112.749470407765</text:p>
              </table:table-cell>
              <table:table-cell office:value-type="float" office:value="110.739556680343">
                <text:p>110.739556680343</text:p>
              </table:table-cell>
              <table:table-cell office:value-type="float" office:value="108.21844569557">
                <text:p>108.21844569557</text:p>
              </table:table-cell>
              <table:table-cell office:value-type="float" office:value="105.178468528255">
                <text:p>105.178468528255</text:p>
              </table:table-cell>
              <table:table-cell office:value-type="float" office:value="101.553753828306">
                <text:p>101.553753828306</text:p>
              </table:table-cell>
              <table:table-cell office:value-type="float" office:value="97.3287787715425">
                <text:p>97.3287787715425</text:p>
              </table:table-cell>
              <table:table-cell office:value-type="float" office:value="92.483712153795">
                <text:p>92.483712153795</text:p>
              </table:table-cell>
              <table:table-cell office:value-type="float" office:value="86.9637486474705">
                <text:p>86.9637486474705</text:p>
              </table:table-cell>
              <table:table-cell office:value-type="float" office:value="80.8338296927195">
                <text:p>80.8338296927195</text:p>
              </table:table-cell>
              <table:table-cell office:value-type="float" office:value="74.4851577292175">
                <text:p>74.4851577292175</text:p>
              </table:table-cell>
              <table:table-cell office:value-type="float" office:value="67.5493545301955">
                <text:p>67.5493545301955</text:p>
              </table:table-cell>
              <table:table-cell office:value-type="float" office:value="60.2753540026115">
                <text:p>60.2753540026115</text:p>
              </table:table-cell>
              <table:table-cell office:value-type="float" office:value="52.8021967820045">
                <text:p>52.8021967820045</text:p>
              </table:table-cell>
              <table:table-cell office:value-type="float" office:value="45.3234308040919">
                <text:p>45.3234308040919</text:p>
              </table:table-cell>
              <table:table-cell office:value-type="float" office:value="37.7789620377618">
                <text:p>37.7789620377618</text:p>
              </table:table-cell>
              <table:table-cell office:value-type="float" office:value="30.3998991243102">
                <text:p>30.3998991243102</text:p>
              </table:table-cell>
              <table:table-cell office:value-type="float" office:value="23.1430338584182">
                <text:p>23.1430338584182</text:p>
              </table:table-cell>
              <table:table-cell office:value-type="float" office:value="15.8383720880596">
                <text:p>15.8383720880596</text:p>
              </table:table-cell>
              <table:table-cell office:value-type="float" office:value="8.91276825009305">
                <text:p>8.91276825009305</text:p>
              </table:table-cell>
              <table:table-cell office:value-type="float" office:value="1.85857090124934">
                <text:p>1.85857090124934</text:p>
              </table:table-cell>
              <table:table-cell office:value-type="float" office:value="5.22691131468885">
                <text:p>5.22691131468885</text:p>
              </table:table-cell>
              <table:table-cell office:value-type="float" office:value="12.3130782497817">
                <text:p>12.3130782497817</text:p>
              </table:table-cell>
              <table:table-cell office:value-type="float" office:value="19.4254137812991">
                <text:p>19.4254137812991</text:p>
              </table:table-cell>
              <table:table-cell office:value-type="float" office:value="26.9958045080732">
                <text:p>26.9958045080732</text:p>
              </table:table-cell>
              <table:table-cell office:value-type="float" office:value="34.4841102853954">
                <text:p>34.4841102853954</text:p>
              </table:table-cell>
              <table:table-cell office:value-type="float" office:value="42.0413194120494">
                <text:p>42.0413194120494</text:p>
              </table:table-cell>
              <table:table-cell office:value-type="float" office:value="49.4978169805949">
                <text:p>49.4978169805949</text:p>
              </table:table-cell>
              <table:table-cell office:value-type="float" office:value="56.76105080157">
                <text:p>56.76105080157</text:p>
              </table:table-cell>
              <table:table-cell office:value-type="float" office:value="63.727525728268">
                <text:p>63.727525728268</text:p>
              </table:table-cell>
              <table:table-cell office:value-type="float" office:value="70.234442858054">
                <text:p>70.234442858054</text:p>
              </table:table-cell>
              <table:table-cell office:value-type="float" office:value="76.2152482379265">
                <text:p>76.2152482379265</text:p>
              </table:table-cell>
              <table:table-cell office:value-type="float" office:value="81.6031759105535">
                <text:p>81.6031759105535</text:p>
              </table:table-cell>
              <table:table-cell office:value-type="float" office:value="86.384445663915">
                <text:p>86.384445663915</text:p>
              </table:table-cell>
              <table:table-cell office:value-type="float" office:value="90.555625487714">
                <text:p>90.555625487714</text:p>
              </table:table-cell>
              <table:table-cell office:value-type="float" office:value="94.1287250735235">
                <text:p>94.1287250735235</text:p>
              </table:table-cell>
              <table:table-cell office:value-type="float" office:value="97.157716094441">
                <text:p>97.157716094441</text:p>
              </table:table-cell>
              <table:table-cell office:value-type="float" office:value="99.645542905738">
                <text:p>99.645542905738</text:p>
              </table:table-cell>
              <table:table-cell office:value-type="float" office:value="101.678256773884">
                <text:p>101.678256773884</text:p>
              </table:table-cell>
              <table:table-cell office:value-type="float" office:value="103.142892465404">
                <text:p>103.142892465404</text:p>
              </table:table-cell>
              <table:table-cell office:value-type="float" office:value="104.20455126212">
                <text:p>104.20455126212</text:p>
              </table:table-cell>
              <table:table-cell office:value-type="float" office:value="104.861613495396">
                <text:p>104.861613495396</text:p>
              </table:table-cell>
              <table:table-cell office:value-type="float" office:value="105.020614892061">
                <text:p>105.020614892061</text:p>
              </table:table-cell>
              <table:table-cell office:value-type="float" office:value="104.856771667323">
                <text:p>104.856771667323</text:p>
              </table:table-cell>
              <table:table-cell office:value-type="float" office:value="104.167107033192">
                <text:p>104.167107033192</text:p>
              </table:table-cell>
              <table:table-cell office:value-type="float" office:value="103.177214404614">
                <text:p>103.177214404614</text:p>
              </table:table-cell>
              <table:table-cell office:value-type="float" office:value="101.600881257124">
                <text:p>101.600881257124</text:p>
              </table:table-cell>
              <table:table-cell office:value-type="float" office:value="99.6634496824585">
                <text:p>99.6634496824585</text:p>
              </table:table-cell>
              <table:table-cell office:value-type="float" office:value="97.1728554496295">
                <text:p>97.1728554496295</text:p>
              </table:table-cell>
              <table:table-cell office:value-type="float" office:value="94.137827632183">
                <text:p>94.137827632183</text:p>
              </table:table-cell>
              <table:table-cell office:value-type="float" office:value="90.5642484490625">
                <text:p>90.5642484490625</text:p>
              </table:table-cell>
              <table:table-cell office:value-type="float" office:value="86.369704839987">
                <text:p>86.369704839987</text:p>
              </table:table-cell>
              <table:table-cell office:value-type="float" office:value="81.58345733401">
                <text:p>81.58345733401</text:p>
              </table:table-cell>
              <table:table-cell office:value-type="float" office:value="76.172800132109">
                <text:p>76.172800132109</text:p>
              </table:table-cell>
              <table:table-cell office:value-type="float" office:value="70.2710859884615">
                <text:p>70.2710859884615</text:p>
              </table:table-cell>
              <table:table-cell office:value-type="float" office:value="63.742854843951">
                <text:p>63.742854843951</text:p>
              </table:table-cell>
              <table:table-cell office:value-type="float" office:value="56.734046242194">
                <text:p>56.734046242194</text:p>
              </table:table-cell>
              <table:table-cell office:value-type="float" office:value="49.5290604893753">
                <text:p>49.5290604893753</text:p>
              </table:table-cell>
              <table:table-cell office:value-type="float" office:value="42.0284104800953">
                <text:p>42.0284104800953</text:p>
              </table:table-cell>
              <table:table-cell office:value-type="float" office:value="34.5317725900354">
                <text:p>34.5317725900354</text:p>
              </table:table-cell>
              <table:table-cell office:value-type="float" office:value="27.089612219628">
                <text:p>27.089612219628</text:p>
              </table:table-cell>
              <table:table-cell office:value-type="float" office:value="19.7113761244682">
                <text:p>19.7113761244682</text:p>
              </table:table-cell>
              <table:table-cell office:value-type="float" office:value="12.3376283767113">
                <text:p>12.3376283767113</text:p>
              </table:table-cell>
              <table:table-cell office:value-type="float" office:value="5.2153377118448">
                <text:p>5.2153377118448</text:p>
              </table:table-cell>
              <table:table-cell office:value-type="float" office:value="1.95058999426717">
                <text:p>1.95058999426717</text:p>
              </table:table-cell>
              <table:table-cell office:value-type="float" office:value="8.94960986897495">
                <text:p>8.94960986897495</text:p>
              </table:table-cell>
              <table:table-cell office:value-type="float" office:value="15.9592535495919">
                <text:p>15.9592535495919</text:p>
              </table:table-cell>
              <table:table-cell office:value-type="float" office:value="23.2760457527006">
                <text:p>23.2760457527006</text:p>
              </table:table-cell>
              <table:table-cell office:value-type="float" office:value="30.4094361790645">
                <text:p>30.4094361790645</text:p>
              </table:table-cell>
              <table:table-cell office:value-type="float" office:value="37.869998989071">
                <text:p>37.869998989071</text:p>
              </table:table-cell>
              <table:table-cell office:value-type="float" office:value="45.4431580203465">
                <text:p>45.4431580203465</text:p>
              </table:table-cell>
              <table:table-cell office:value-type="float" office:value="52.765324311337">
                <text:p>52.765324311337</text:p>
              </table:table-cell>
              <table:table-cell office:value-type="float" office:value="60.287089054925">
                <text:p>60.287089054925</text:p>
              </table:table-cell>
              <table:table-cell office:value-type="float" office:value="67.639217909667">
                <text:p>67.639217909667</text:p>
              </table:table-cell>
              <table:table-cell office:value-type="float" office:value="74.47145169435">
                <text:p>74.47145169435</text:p>
              </table:table-cell>
              <table:table-cell office:value-type="float" office:value="80.9772016254585">
                <text:p>80.9772016254585</text:p>
              </table:table-cell>
              <table:table-cell office:value-type="float" office:value="87.0547217258025">
                <text:p>87.0547217258025</text:p>
              </table:table-cell>
              <table:table-cell office:value-type="float" office:value="92.5469264923735">
                <text:p>92.5469264923735</text:p>
              </table:table-cell>
              <table:table-cell office:value-type="float" office:value="97.3227078348885">
                <text:p>97.3227078348885</text:p>
              </table:table-cell>
              <table:table-cell office:value-type="float" office:value="101.526880194521">
                <text:p>101.526880194521</text:p>
              </table:table-cell>
              <table:table-cell office:value-type="float" office:value="105.154010468672">
                <text:p>105.154010468672</text:p>
              </table:table-cell>
              <table:table-cell office:value-type="float" office:value="108.158857372086">
                <text:p>108.158857372086</text:p>
              </table:table-cell>
              <table:table-cell office:value-type="float" office:value="110.75373476342">
                <text:p>110.75373476342</text:p>
              </table:table-cell>
              <table:table-cell office:value-type="float" office:value="112.718078291934">
                <text:p>112.718078291934</text:p>
              </table:table-cell>
              <table:table-cell office:value-type="float" office:value="114.345953820099">
                <text:p>114.345953820099</text:p>
              </table:table-cell>
              <table:table-cell office:value-type="float" office:value="115.416039997244">
                <text:p>115.416039997244</text:p>
              </table:table-cell>
              <table:table-cell office:value-type="float" office:value="116.092886946915">
                <text:p>116.092886946915</text:p>
              </table:table-cell>
              <table:table-cell office:value-type="float" office:value="116.375907928515">
                <text:p>116.375907928515</text:p>
              </table:table-cell>
              <table:table-cell office:value-type="float" office:value="116.174254341939">
                <text:p>116.174254341939</text:p>
              </table:table-cell>
              <table:table-cell office:value-type="float" office:value="115.672843082098">
                <text:p>115.672843082098</text:p>
              </table:table-cell>
              <table:table-cell office:value-type="float" office:value="114.60082707716">
                <text:p>114.60082707716</text:p>
              </table:table-cell>
              <table:table-cell office:value-type="float" office:value="113.235179993532">
                <text:p>113.235179993532</text:p>
              </table:table-cell>
              <table:table-cell office:value-type="float" office:value="111.282521606259">
                <text:p>111.282521606259</text:p>
              </table:table-cell>
              <table:table-cell office:value-type="float" office:value="108.949959827423">
                <text:p>108.949959827423</text:p>
              </table:table-cell>
              <table:table-cell office:value-type="float" office:value="105.990021208975">
                <text:p>105.990021208975</text:p>
              </table:table-cell>
              <table:table-cell office:value-type="float" office:value="102.495596176388">
                <text:p>102.495596176388</text:p>
              </table:table-cell>
              <table:table-cell office:value-type="float" office:value="98.3092504575935">
                <text:p>98.3092504575935</text:p>
              </table:table-cell>
              <table:table-cell office:value-type="float" office:value="93.7020041995625">
                <text:p>93.7020041995625</text:p>
              </table:table-cell>
              <table:table-cell office:value-type="float" office:value="88.3851896051995">
                <text:p>88.3851896051995</text:p>
              </table:table-cell>
              <table:table-cell office:value-type="float" office:value="82.479259294733">
                <text:p>82.479259294733</text:p>
              </table:table-cell>
              <table:table-cell office:value-type="float" office:value="76.0732206373465">
                <text:p>76.0732206373465</text:p>
              </table:table-cell>
              <table:table-cell office:value-type="float" office:value="69.2028682466635">
                <text:p>69.2028682466635</text:p>
              </table:table-cell>
              <table:table-cell office:value-type="float" office:value="62.0607033029165">
                <text:p>62.0607033029165</text:p>
              </table:table-cell>
              <table:table-cell office:value-type="float" office:value="54.710337038977">
                <text:p>54.710337038977</text:p>
              </table:table-cell>
              <table:table-cell office:value-type="float" office:value="47.3379026352341">
                <text:p>47.3379026352341</text:p>
              </table:table-cell>
              <table:table-cell office:value-type="float" office:value="39.9900395979377">
                <text:p>39.9900395979377</text:p>
              </table:table-cell>
              <table:table-cell office:value-type="float" office:value="32.7198436494904">
                <text:p>32.7198436494904</text:p>
              </table:table-cell>
              <table:table-cell office:value-type="float" office:value="25.5210306279429">
                <text:p>25.5210306279429</text:p>
              </table:table-cell>
              <table:table-cell office:value-type="float" office:value="18.4843916618539">
                <text:p>18.4843916618539</text:p>
              </table:table-cell>
              <table:table-cell office:value-type="float" office:value="11.5711718769517">
                <text:p>11.5711718769517</text:p>
              </table:table-cell>
              <table:table-cell office:value-type="float" office:value="4.66461215833956">
                <text:p>4.66461215833956</text:p>
              </table:table-cell>
              <table:table-cell office:value-type="float" office:value="2.28191107566018">
                <text:p>2.28191107566018</text:p>
              </table:table-cell>
              <table:table-cell office:value-type="float" office:value="9.2808580179863">
                <text:p>9.2808580179863</text:p>
              </table:table-cell>
              <table:table-cell office:value-type="float" office:value="16.4268373086373">
                <text:p>16.4268373086373</text:p>
              </table:table-cell>
              <table:table-cell office:value-type="float" office:value="23.7689324802714">
                <text:p>23.7689324802714</text:p>
              </table:table-cell>
              <table:table-cell office:value-type="float" office:value="31.0527207208507">
                <text:p>31.0527207208507</text:p>
              </table:table-cell>
              <table:table-cell office:value-type="float" office:value="38.4206618924131">
                <text:p>38.4206618924131</text:p>
              </table:table-cell>
              <table:table-cell office:value-type="float" office:value="45.8177541853289">
                <text:p>45.8177541853289</text:p>
              </table:table-cell>
              <table:table-cell office:value-type="float" office:value="52.9804837961215">
                <text:p>52.9804837961215</text:p>
              </table:table-cell>
              <table:table-cell office:value-type="float" office:value="59.8177142077695">
                <text:p>59.8177142077695</text:p>
              </table:table-cell>
              <table:table-cell office:value-type="float" office:value="66.24501558174">
                <text:p>66.24501558174</text:p>
              </table:table-cell>
              <table:table-cell office:value-type="float" office:value="72.099374951565">
                <text:p>72.099374951565</text:p>
              </table:table-cell>
              <table:table-cell office:value-type="float" office:value="77.448832507615">
                <text:p>77.448832507615</text:p>
              </table:table-cell>
              <table:table-cell office:value-type="float" office:value="82.164026217803">
                <text:p>82.164026217803</text:p>
              </table:table-cell>
              <table:table-cell office:value-type="float" office:value="86.2468202056775">
                <text:p>86.2468202056775</text:p>
              </table:table-cell>
              <table:table-cell office:value-type="float" office:value="89.8042237843555">
                <text:p>89.8042237843555</text:p>
              </table:table-cell>
              <table:table-cell office:value-type="float" office:value="92.6619555793395">
                <text:p>92.6619555793395</text:p>
              </table:table-cell>
              <table:table-cell office:value-type="float" office:value="95.1927859192525">
                <text:p>95.1927859192525</text:p>
              </table:table-cell>
              <table:table-cell office:value-type="float" office:value="97.043456876248">
                <text:p>97.043456876248</text:p>
              </table:table-cell>
              <table:table-cell office:value-type="float" office:value="98.6179625769485">
                <text:p>98.6179625769485</text:p>
              </table:table-cell>
              <table:table-cell office:value-type="float" office:value="99.602222748078">
                <text:p>99.602222748078</text:p>
              </table:table-cell>
              <table:table-cell office:value-type="float" office:value="100.276268708374">
                <text:p>100.276268708374</text:p>
              </table:table-cell>
              <table:table-cell office:value-type="float" office:value="100.445830859884">
                <text:p>100.445830859884</text:p>
              </table:table-cell>
              <table:table-cell office:value-type="float" office:value="100.364429061868">
                <text:p>100.364429061868</text:p>
              </table:table-cell>
              <table:table-cell office:value-type="float" office:value="99.755843584493">
                <text:p>99.755843584493</text:p>
              </table:table-cell>
              <table:table-cell office:value-type="float" office:value="98.8558169953805">
                <text:p>98.8558169953805</text:p>
              </table:table-cell>
              <table:table-cell office:value-type="float" office:value="97.443520614654">
                <text:p>97.443520614654</text:p>
              </table:table-cell>
              <table:table-cell office:value-type="float" office:value="95.6577770710125">
                <text:p>95.6577770710125</text:p>
              </table:table-cell>
              <table:table-cell office:value-type="float" office:value="93.4463245438465">
                <text:p>93.4463245438465</text:p>
              </table:table-cell>
              <table:table-cell office:value-type="float" office:value="90.6516469185825">
                <text:p>90.6516469185825</text:p>
              </table:table-cell>
              <table:table-cell office:value-type="float" office:value="87.469339436421">
                <text:p>87.469339436421</text:p>
              </table:table-cell>
              <table:table-cell office:value-type="float" office:value="83.6597908151885">
                <text:p>83.6597908151885</text:p>
              </table:table-cell>
              <table:table-cell office:value-type="float" office:value="79.324725650993">
                <text:p>79.324725650993</text:p>
              </table:table-cell>
            </table:table-row>
            <table:table-row>
              <table:table-cell office:value-type="string">
                <text:p>行 24</text:p>
                <draw:g>
                  <svg:desc/>
                </draw:g>
              </table:table-cell>
              <table:table-cell office:value-type="float" office:value="-10">
                <text:p>-10</text:p>
                <draw:g>
                  <svg:desc>Sheet1.C24:Sheet1.GU24</svg:desc>
                </draw:g>
              </table:table-cell>
              <table:table-cell office:value-type="float" office:value="-9.9">
                <text:p>-9.9</text:p>
              </table:table-cell>
              <table:table-cell office:value-type="float" office:value="-9.8">
                <text:p>-9.8</text:p>
              </table:table-cell>
              <table:table-cell office:value-type="float" office:value="-9.7">
                <text:p>-9.7</text:p>
              </table:table-cell>
              <table:table-cell office:value-type="float" office:value="-9.6">
                <text:p>-9.6</text:p>
              </table:table-cell>
              <table:table-cell office:value-type="float" office:value="-9.5">
                <text:p>-9.5</text:p>
              </table:table-cell>
              <table:table-cell office:value-type="float" office:value="-9.4">
                <text:p>-9.4</text:p>
              </table:table-cell>
              <table:table-cell office:value-type="float" office:value="-9.3">
                <text:p>-9.3</text:p>
              </table:table-cell>
              <table:table-cell office:value-type="float" office:value="-9.2">
                <text:p>-9.2</text:p>
              </table:table-cell>
              <table:table-cell office:value-type="float" office:value="-9.1">
                <text:p>-9.1</text:p>
              </table:table-cell>
              <table:table-cell office:value-type="float" office:value="-9">
                <text:p>-9</text:p>
              </table:table-cell>
              <table:table-cell office:value-type="float" office:value="-8.9">
                <text:p>-8.9</text:p>
              </table:table-cell>
              <table:table-cell office:value-type="float" office:value="-8.8">
                <text:p>-8.8</text:p>
              </table:table-cell>
              <table:table-cell office:value-type="float" office:value="-8.7">
                <text:p>-8.7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-5.80000000000001">
                <text:p>-5.80000000000001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-2.90000000000002">
                <text:p>-2.90000000000002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-2.30000000000002">
                <text:p>-2.30000000000002</text:p>
              </table:table-cell>
              <table:table-cell office:value-type="float" office:value="-2.20000000000002">
                <text:p>-2.20000000000002</text:p>
              </table:table-cell>
              <table:table-cell office:value-type="float" office:value="-2.10000000000002">
                <text:p>-2.10000000000002</text:p>
              </table:table-cell>
              <table:table-cell office:value-type="float" office:value="-2.00000000000002">
                <text:p>-2.00000000000002</text:p>
              </table:table-cell>
              <table:table-cell office:value-type="float" office:value="-1.90000000000002">
                <text:p>-1.90000000000002</text:p>
              </table:table-cell>
              <table:table-cell office:value-type="float" office:value="-1.80000000000002">
                <text:p>-1.80000000000002</text:p>
              </table:table-cell>
              <table:table-cell office:value-type="float" office:value="-1.70000000000002">
                <text:p>-1.70000000000002</text:p>
              </table:table-cell>
              <table:table-cell office:value-type="float" office:value="-1.60000000000002">
                <text:p>-1.60000000000002</text:p>
              </table:table-cell>
              <table:table-cell office:value-type="float" office:value="-1.50000000000002">
                <text:p>-1.50000000000002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-1.30000000000002">
                <text:p>-1.30000000000002</text:p>
              </table:table-cell>
              <table:table-cell office:value-type="float" office:value="-1.20000000000002">
                <text:p>-1.20000000000002</text:p>
              </table:table-cell>
              <table:table-cell office:value-type="float" office:value="-1.10000000000002">
                <text:p>-1.10000000000002</text:p>
              </table:table-cell>
              <table:table-cell office:value-type="float" office:value="-1.00000000000002">
                <text:p>-1.00000000000002</text:p>
              </table:table-cell>
              <table:table-cell office:value-type="float" office:value="-0.900000000000019">
                <text:p>-0.900000000000019</text:p>
              </table:table-cell>
              <table:table-cell office:value-type="float" office:value="-0.800000000000019">
                <text:p>-0.800000000000019</text:p>
              </table:table-cell>
              <table:table-cell office:value-type="float" office:value="-0.700000000000019">
                <text:p>-0.700000000000019</text:p>
              </table:table-cell>
              <table:table-cell office:value-type="float" office:value="-0.600000000000019">
                <text:p>-0.600000000000019</text:p>
              </table:table-cell>
              <table:table-cell office:value-type="float" office:value="-0.500000000000019">
                <text:p>-0.500000000000019</text:p>
              </table:table-cell>
              <table:table-cell office:value-type="float" office:value="-0.400000000000019">
                <text:p>-0.400000000000019</text:p>
              </table:table-cell>
              <table:table-cell office:value-type="float" office:value="-0.300000000000019">
                <text:p>-0.300000000000019</text:p>
              </table:table-cell>
              <table:table-cell office:value-type="float" office:value="-0.200000000000019">
                <text:p>-0.200000000000019</text:p>
              </table:table-cell>
              <table:table-cell office:value-type="float" office:value="-0.100000000000019">
                <text:p>-0.100000000000019</text:p>
              </table:table-cell>
              <table:table-cell office:value-type="float" office:value="-0.0000000000000187905246917808">
                <text:p>-0.0000000000000187905246917808</text:p>
              </table:table-cell>
              <table:table-cell office:value-type="float" office:value="0.0999999999999812">
                <text:p>0.0999999999999812</text:p>
              </table:table-cell>
              <table:table-cell office:value-type="float" office:value="0.199999999999981">
                <text:p>0.199999999999981</text:p>
              </table:table-cell>
              <table:table-cell office:value-type="float" office:value="0.299999999999981">
                <text:p>0.299999999999981</text:p>
              </table:table-cell>
              <table:table-cell office:value-type="float" office:value="0.399999999999981">
                <text:p>0.399999999999981</text:p>
              </table:table-cell>
              <table:table-cell office:value-type="float" office:value="0.499999999999981">
                <text:p>0.499999999999981</text:p>
              </table:table-cell>
              <table:table-cell office:value-type="float" office:value="0.599999999999981">
                <text:p>0.599999999999981</text:p>
              </table:table-cell>
              <table:table-cell office:value-type="float" office:value="0.699999999999981">
                <text:p>0.699999999999981</text:p>
              </table:table-cell>
              <table:table-cell office:value-type="float" office:value="0.799999999999981">
                <text:p>0.799999999999981</text:p>
              </table:table-cell>
              <table:table-cell office:value-type="float" office:value="0.899999999999981">
                <text:p>0.899999999999981</text:p>
              </table:table-cell>
              <table:table-cell office:value-type="float" office:value="0.999999999999981">
                <text:p>0.999999999999981</text:p>
              </table:table-cell>
              <table:table-cell office:value-type="float" office:value="1.09999999999998">
                <text:p>1.09999999999998</text:p>
              </table:table-cell>
              <table:table-cell office:value-type="float" office:value="1.19999999999998">
                <text:p>1.19999999999998</text:p>
              </table:table-cell>
              <table:table-cell office:value-type="float" office:value="1.29999999999998">
                <text:p>1.29999999999998</text:p>
              </table:table-cell>
              <table:table-cell office:value-type="float" office:value="1.39999999999998">
                <text:p>1.39999999999998</text:p>
              </table:table-cell>
              <table:table-cell office:value-type="float" office:value="1.49999999999998">
                <text:p>1.49999999999998</text:p>
              </table:table-cell>
              <table:table-cell office:value-type="float" office:value="1.59999999999998">
                <text:p>1.59999999999998</text:p>
              </table:table-cell>
              <table:table-cell office:value-type="float" office:value="1.69999999999998">
                <text:p>1.69999999999998</text:p>
              </table:table-cell>
              <table:table-cell office:value-type="float" office:value="1.79999999999998">
                <text:p>1.79999999999998</text:p>
              </table:table-cell>
              <table:table-cell office:value-type="float" office:value="1.89999999999998">
                <text:p>1.89999999999998</text:p>
              </table:table-cell>
              <table:table-cell office:value-type="float" office:value="1.99999999999998">
                <text:p>1.99999999999998</text:p>
              </table:table-cell>
              <table:table-cell office:value-type="float" office:value="2.09999999999998">
                <text:p>2.09999999999998</text:p>
              </table:table-cell>
              <table:table-cell office:value-type="float" office:value="2.19999999999998">
                <text:p>2.19999999999998</text:p>
              </table:table-cell>
              <table:table-cell office:value-type="float" office:value="2.29999999999998">
                <text:p>2.29999999999998</text:p>
              </table:table-cell>
              <table:table-cell office:value-type="float" office:value="2.39999999999998">
                <text:p>2.39999999999998</text:p>
              </table:table-cell>
              <table:table-cell office:value-type="float" office:value="2.49999999999998">
                <text:p>2.49999999999998</text:p>
              </table:table-cell>
              <table:table-cell office:value-type="float" office:value="2.59999999999998">
                <text:p>2.59999999999998</text:p>
              </table:table-cell>
              <table:table-cell office:value-type="float" office:value="2.69999999999998">
                <text:p>2.69999999999998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3.29999999999998">
                <text:p>3.29999999999998</text:p>
              </table:table-cell>
              <table:table-cell office:value-type="float" office:value="3.39999999999998">
                <text:p>3.39999999999998</text:p>
              </table:table-cell>
              <table:table-cell office:value-type="float" office:value="3.49999999999998">
                <text:p>3.49999999999998</text:p>
              </table:table-cell>
              <table:table-cell office:value-type="float" office:value="3.59999999999998">
                <text:p>3.59999999999998</text:p>
              </table:table-cell>
              <table:table-cell office:value-type="float" office:value="3.69999999999998">
                <text:p>3.69999999999998</text:p>
              </table:table-cell>
              <table:table-cell office:value-type="float" office:value="3.79999999999998">
                <text:p>3.79999999999998</text:p>
              </table:table-cell>
              <table:table-cell office:value-type="float" office:value="3.89999999999998">
                <text:p>3.89999999999998</text:p>
              </table:table-cell>
              <table:table-cell office:value-type="float" office:value="3.99999999999998">
                <text:p>3.99999999999998</text:p>
              </table:table-cell>
              <table:table-cell office:value-type="float" office:value="4.09999999999998">
                <text:p>4.09999999999998</text:p>
              </table:table-cell>
              <table:table-cell office:value-type="float" office:value="4.19999999999998">
                <text:p>4.19999999999998</text:p>
              </table:table-cell>
              <table:table-cell office:value-type="float" office:value="4.29999999999998">
                <text:p>4.29999999999998</text:p>
              </table:table-cell>
              <table:table-cell office:value-type="float" office:value="4.39999999999998">
                <text:p>4.39999999999998</text:p>
              </table:table-cell>
              <table:table-cell office:value-type="float" office:value="4.49999999999998">
                <text:p>4.49999999999998</text:p>
              </table:table-cell>
              <table:table-cell office:value-type="float" office:value="4.59999999999998">
                <text:p>4.59999999999998</text:p>
              </table:table-cell>
              <table:table-cell office:value-type="float" office:value="4.69999999999998">
                <text:p>4.69999999999998</text:p>
              </table:table-cell>
              <table:table-cell office:value-type="float" office:value="4.79999999999998">
                <text:p>4.79999999999998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4.99999999999998">
                <text:p>4.99999999999998</text:p>
              </table:table-cell>
              <table:table-cell office:value-type="float" office:value="5.09999999999998">
                <text:p>5.09999999999998</text:p>
              </table:table-cell>
              <table:table-cell office:value-type="float" office:value="5.19999999999998">
                <text:p>5.19999999999998</text:p>
              </table:table-cell>
              <table:table-cell office:value-type="float" office:value="5.29999999999998">
                <text:p>5.29999999999998</text:p>
              </table:table-cell>
              <table:table-cell office:value-type="float" office:value="5.39999999999998">
                <text:p>5.39999999999998</text:p>
              </table:table-cell>
              <table:table-cell office:value-type="float" office:value="5.49999999999998">
                <text:p>5.49999999999998</text:p>
              </table:table-cell>
              <table:table-cell office:value-type="float" office:value="5.59999999999998">
                <text:p>5.59999999999998</text:p>
              </table:table-cell>
              <table:table-cell office:value-type="float" office:value="5.69999999999998">
                <text:p>5.69999999999998</text:p>
              </table:table-cell>
              <table:table-cell office:value-type="float" office:value="5.79999999999998">
                <text:p>5.79999999999998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5.99999999999998">
                <text:p>5.99999999999998</text:p>
              </table:table-cell>
              <table:table-cell office:value-type="float" office:value="6.09999999999998">
                <text:p>6.09999999999998</text:p>
              </table:table-cell>
              <table:table-cell office:value-type="float" office:value="6.19999999999998">
                <text:p>6.19999999999998</text:p>
              </table:table-cell>
              <table:table-cell office:value-type="float" office:value="6.29999999999998">
                <text:p>6.29999999999998</text:p>
              </table:table-cell>
              <table:table-cell office:value-type="float" office:value="6.39999999999998">
                <text:p>6.39999999999998</text:p>
              </table:table-cell>
              <table:table-cell office:value-type="float" office:value="6.49999999999998">
                <text:p>6.49999999999998</text:p>
              </table:table-cell>
              <table:table-cell office:value-type="float" office:value="6.59999999999997">
                <text:p>6.59999999999997</text:p>
              </table:table-cell>
              <table:table-cell office:value-type="float" office:value="6.69999999999997">
                <text:p>6.69999999999997</text:p>
              </table:table-cell>
              <table:table-cell office:value-type="float" office:value="6.79999999999997">
                <text:p>6.79999999999997</text:p>
              </table:table-cell>
              <table:table-cell office:value-type="float" office:value="6.89999999999997">
                <text:p>6.89999999999997</text:p>
              </table:table-cell>
              <table:table-cell office:value-type="float" office:value="6.99999999999997">
                <text:p>6.99999999999997</text:p>
              </table:table-cell>
              <table:table-cell office:value-type="float" office:value="7.09999999999997">
                <text:p>7.09999999999997</text:p>
              </table:table-cell>
              <table:table-cell office:value-type="float" office:value="7.19999999999997">
                <text:p>7.19999999999997</text:p>
              </table:table-cell>
              <table:table-cell office:value-type="float" office:value="7.29999999999997">
                <text:p>7.29999999999997</text:p>
              </table:table-cell>
              <table:table-cell office:value-type="float" office:value="7.39999999999997">
                <text:p>7.39999999999997</text:p>
              </table:table-cell>
              <table:table-cell office:value-type="float" office:value="7.49999999999997">
                <text:p>7.49999999999997</text:p>
              </table:table-cell>
              <table:table-cell office:value-type="float" office:value="7.59999999999997">
                <text:p>7.59999999999997</text:p>
              </table:table-cell>
              <table:table-cell office:value-type="float" office:value="7.69999999999997">
                <text:p>7.69999999999997</text:p>
              </table:table-cell>
              <table:table-cell office:value-type="float" office:value="7.79999999999997">
                <text:p>7.79999999999997</text:p>
              </table:table-cell>
              <table:table-cell office:value-type="float" office:value="7.89999999999997">
                <text:p>7.89999999999997</text:p>
              </table:table-cell>
              <table:table-cell office:value-type="float" office:value="7.99999999999997">
                <text:p>7.99999999999997</text:p>
              </table:table-cell>
              <table:table-cell office:value-type="float" office:value="8.09999999999997">
                <text:p>8.09999999999997</text:p>
              </table:table-cell>
              <table:table-cell office:value-type="float" office:value="8.19999999999997">
                <text:p>8.19999999999997</text:p>
              </table:table-cell>
              <table:table-cell office:value-type="float" office:value="8.29999999999997">
                <text:p>8.29999999999997</text:p>
              </table:table-cell>
              <table:table-cell office:value-type="float" office:value="8.39999999999997">
                <text:p>8.39999999999997</text:p>
              </table:table-cell>
              <table:table-cell office:value-type="float" office:value="8.49999999999997">
                <text:p>8.49999999999997</text:p>
              </table:table-cell>
              <table:table-cell office:value-type="float" office:value="8.59999999999997">
                <text:p>8.59999999999997</text:p>
              </table:table-cell>
              <table:table-cell office:value-type="float" office:value="8.69999999999997">
                <text:p>8.69999999999997</text:p>
              </table:table-cell>
              <table:table-cell office:value-type="float" office:value="8.79999999999997">
                <text:p>8.79999999999997</text:p>
              </table:table-cell>
              <table:table-cell office:value-type="float" office:value="8.89999999999997">
                <text:p>8.89999999999997</text:p>
              </table:table-cell>
              <table:table-cell office:value-type="float" office:value="8.99999999999997">
                <text:p>8.99999999999997</text:p>
              </table:table-cell>
              <table:table-cell office:value-type="float" office:value="9.09999999999997">
                <text:p>9.09999999999997</text:p>
              </table:table-cell>
              <table:table-cell office:value-type="float" office:value="9.19999999999997">
                <text:p>9.19999999999997</text:p>
              </table:table-cell>
              <table:table-cell office:value-type="float" office:value="9.29999999999997">
                <text:p>9.29999999999997</text:p>
              </table:table-cell>
              <table:table-cell office:value-type="float" office:value="9.39999999999996">
                <text:p>9.39999999999996</text:p>
              </table:table-cell>
              <table:table-cell office:value-type="float" office:value="9.49999999999996">
                <text:p>9.49999999999996</text:p>
              </table:table-cell>
              <table:table-cell office:value-type="float" office:value="9.59999999999996">
                <text:p>9.59999999999996</text:p>
              </table:table-cell>
              <table:table-cell office:value-type="float" office:value="9.69999999999996">
                <text:p>9.69999999999996</text:p>
              </table:table-cell>
              <table:table-cell office:value-type="float" office:value="9.79999999999996">
                <text:p>9.79999999999996</text:p>
              </table:table-cell>
              <table:table-cell office:value-type="float" office:value="9.89999999999996">
                <text:p>9.89999999999996</text:p>
              </table:table-cell>
              <table:table-cell office:value-type="float" office:value="9.99999999999996">
                <text:p>9.99999999999996</text:p>
              </table:table-cell>
            </table:table-row>
            <table:table-row>
              <table:table-cell office:value-type="string">
                <text:p>calculated ||B||</text:p>
                <draw:g>
                  <svg:desc>Sheet1.A25:Sheet1.A25</svg:desc>
                </draw:g>
              </table:table-cell>
              <table:table-cell office:value-type="float" office:value="90.9026874945875">
                <text:p>90.9026874945875</text:p>
                <draw:g>
                  <svg:desc>Sheet1.C29:Sheet1.GU29</svg:desc>
                </draw:g>
              </table:table-cell>
              <table:table-cell office:value-type="float" office:value="91.970248199781">
                <text:p>91.970248199781</text:p>
              </table:table-cell>
              <table:table-cell office:value-type="float" office:value="93.1912603538415">
                <text:p>93.1912603538415</text:p>
              </table:table-cell>
              <table:table-cell office:value-type="float" office:value="94.3311100905145">
                <text:p>94.3311100905145</text:p>
              </table:table-cell>
              <table:table-cell office:value-type="float" office:value="95.418757205606">
                <text:p>95.418757205606</text:p>
              </table:table-cell>
              <table:table-cell office:value-type="float" office:value="96.5134177330855">
                <text:p>96.5134177330855</text:p>
              </table:table-cell>
              <table:table-cell office:value-type="float" office:value="97.652510597136">
                <text:p>97.652510597136</text:p>
              </table:table-cell>
              <table:table-cell office:value-type="float" office:value="98.858459192713">
                <text:p>98.858459192713</text:p>
              </table:table-cell>
              <table:table-cell office:value-type="float" office:value="100.134415183435">
                <text:p>100.134415183435</text:p>
              </table:table-cell>
              <table:table-cell office:value-type="float" office:value="101.524207499372">
                <text:p>101.524207499372</text:p>
              </table:table-cell>
              <table:table-cell office:value-type="float" office:value="103.022634515943">
                <text:p>103.022634515943</text:p>
              </table:table-cell>
              <table:table-cell office:value-type="float" office:value="104.593670317633">
                <text:p>104.593670317633</text:p>
              </table:table-cell>
              <table:table-cell office:value-type="float" office:value="106.375206109584">
                <text:p>106.375206109584</text:p>
              </table:table-cell>
              <table:table-cell office:value-type="float" office:value="108.070050239801">
                <text:p>108.070050239801</text:p>
              </table:table-cell>
              <table:table-cell office:value-type="float" office:value="110.030325487467">
                <text:p>110.030325487467</text:p>
              </table:table-cell>
              <table:table-cell office:value-type="float" office:value="112.062142329938">
                <text:p>112.062142329938</text:p>
              </table:table-cell>
              <table:table-cell office:value-type="float" office:value="114.060315649142">
                <text:p>114.060315649142</text:p>
              </table:table-cell>
              <table:table-cell office:value-type="float" office:value="116.148566800831">
                <text:p>116.148566800831</text:p>
              </table:table-cell>
              <table:table-cell office:value-type="float" office:value="118.164261186591">
                <text:p>118.164261186591</text:p>
              </table:table-cell>
              <table:table-cell office:value-type="float" office:value="120.14738429894">
                <text:p>120.14738429894</text:p>
              </table:table-cell>
              <table:table-cell office:value-type="float" office:value="122.077714227255">
                <text:p>122.077714227255</text:p>
              </table:table-cell>
              <table:table-cell office:value-type="float" office:value="123.841469263861">
                <text:p>123.841469263861</text:p>
              </table:table-cell>
              <table:table-cell office:value-type="float" office:value="125.454473446448">
                <text:p>125.454473446448</text:p>
              </table:table-cell>
              <table:table-cell office:value-type="float" office:value="126.718841072443">
                <text:p>126.718841072443</text:p>
              </table:table-cell>
              <table:table-cell office:value-type="float" office:value="127.951303618018">
                <text:p>127.951303618018</text:p>
              </table:table-cell>
              <table:table-cell office:value-type="float" office:value="128.746805864286">
                <text:p>128.746805864286</text:p>
              </table:table-cell>
              <table:table-cell office:value-type="float" office:value="129.331004948961">
                <text:p>129.331004948961</text:p>
              </table:table-cell>
              <table:table-cell office:value-type="float" office:value="129.685407921908">
                <text:p>129.685407921908</text:p>
              </table:table-cell>
              <table:table-cell office:value-type="float" office:value="129.884839822375">
                <text:p>129.884839822375</text:p>
              </table:table-cell>
              <table:table-cell office:value-type="float" office:value="129.919337979435">
                <text:p>129.919337979435</text:p>
              </table:table-cell>
              <table:table-cell office:value-type="float" office:value="129.760593482887">
                <text:p>129.760593482887</text:p>
              </table:table-cell>
              <table:table-cell office:value-type="float" office:value="129.968859456432">
                <text:p>129.968859456432</text:p>
              </table:table-cell>
              <table:table-cell office:value-type="float" office:value="129.997566979769">
                <text:p>129.997566979769</text:p>
              </table:table-cell>
              <table:table-cell office:value-type="float" office:value="130.098535449013">
                <text:p>130.098535449013</text:p>
              </table:table-cell>
              <table:table-cell office:value-type="float" office:value="130.233257795591">
                <text:p>130.233257795591</text:p>
              </table:table-cell>
              <table:table-cell office:value-type="float" office:value="130.406430785143">
                <text:p>130.406430785143</text:p>
              </table:table-cell>
              <table:table-cell office:value-type="float" office:value="130.632729715463">
                <text:p>130.632729715463</text:p>
              </table:table-cell>
              <table:table-cell office:value-type="float" office:value="130.802196354763">
                <text:p>130.802196354763</text:p>
              </table:table-cell>
              <table:table-cell office:value-type="float" office:value="131.055203934002">
                <text:p>131.055203934002</text:p>
              </table:table-cell>
              <table:table-cell office:value-type="float" office:value="130.925052770918">
                <text:p>130.925052770918</text:p>
              </table:table-cell>
              <table:table-cell office:value-type="float" office:value="130.831662710967">
                <text:p>130.831662710967</text:p>
              </table:table-cell>
              <table:table-cell office:value-type="float" office:value="130.47549240381">
                <text:p>130.47549240381</text:p>
              </table:table-cell>
              <table:table-cell office:value-type="float" office:value="129.85476634154">
                <text:p>129.85476634154</text:p>
              </table:table-cell>
              <table:table-cell office:value-type="float" office:value="129.012550248227">
                <text:p>129.012550248227</text:p>
              </table:table-cell>
              <table:table-cell office:value-type="float" office:value="127.997166616616">
                <text:p>127.997166616616</text:p>
              </table:table-cell>
              <table:table-cell office:value-type="float" office:value="126.818489624356">
                <text:p>126.818489624356</text:p>
              </table:table-cell>
              <table:table-cell office:value-type="float" office:value="125.553796313351">
                <text:p>125.553796313351</text:p>
              </table:table-cell>
              <table:table-cell office:value-type="float" office:value="124.253587580225">
                <text:p>124.253587580225</text:p>
              </table:table-cell>
              <table:table-cell office:value-type="float" office:value="122.969023177318">
                <text:p>122.969023177318</text:p>
              </table:table-cell>
              <table:table-cell office:value-type="float" office:value="121.712969735896">
                <text:p>121.712969735896</text:p>
              </table:table-cell>
              <table:table-cell office:value-type="float" office:value="120.514865743264">
                <text:p>120.514865743264</text:p>
              </table:table-cell>
              <table:table-cell office:value-type="float" office:value="119.403978930143">
                <text:p>119.403978930143</text:p>
              </table:table-cell>
              <table:table-cell office:value-type="float" office:value="118.43765276588">
                <text:p>118.43765276588</text:p>
              </table:table-cell>
              <table:table-cell office:value-type="float" office:value="117.611135783354">
                <text:p>117.611135783354</text:p>
              </table:table-cell>
              <table:table-cell office:value-type="float" office:value="116.953420917048">
                <text:p>116.953420917048</text:p>
              </table:table-cell>
              <table:table-cell office:value-type="float" office:value="116.472339433569">
                <text:p>116.472339433569</text:p>
              </table:table-cell>
              <table:table-cell office:value-type="float" office:value="116.118883824632">
                <text:p>116.118883824632</text:p>
              </table:table-cell>
              <table:table-cell office:value-type="float" office:value="115.973464420913">
                <text:p>115.973464420913</text:p>
              </table:table-cell>
              <table:table-cell office:value-type="float" office:value="116.021413557047">
                <text:p>116.021413557047</text:p>
              </table:table-cell>
              <table:table-cell office:value-type="float" office:value="116.251216375957">
                <text:p>116.251216375957</text:p>
              </table:table-cell>
              <table:table-cell office:value-type="float" office:value="116.597931462692">
                <text:p>116.597931462692</text:p>
              </table:table-cell>
              <table:table-cell office:value-type="float" office:value="117.082754538532">
                <text:p>117.082754538532</text:p>
              </table:table-cell>
              <table:table-cell office:value-type="float" office:value="117.67014198682">
                <text:p>117.67014198682</text:p>
              </table:table-cell>
              <table:table-cell office:value-type="float" office:value="118.282288900916">
                <text:p>118.282288900916</text:p>
              </table:table-cell>
              <table:table-cell office:value-type="float" office:value="118.908290683172">
                <text:p>118.908290683172</text:p>
              </table:table-cell>
              <table:table-cell office:value-type="float" office:value="119.490291830588">
                <text:p>119.490291830588</text:p>
              </table:table-cell>
              <table:table-cell office:value-type="float" office:value="119.931221499047">
                <text:p>119.931221499047</text:p>
              </table:table-cell>
              <table:table-cell office:value-type="float" office:value="120.532680091948">
                <text:p>120.532680091948</text:p>
              </table:table-cell>
              <table:table-cell office:value-type="float" office:value="120.833353408636">
                <text:p>120.833353408636</text:p>
              </table:table-cell>
              <table:table-cell office:value-type="float" office:value="120.841238567969">
                <text:p>120.841238567969</text:p>
              </table:table-cell>
              <table:table-cell office:value-type="float" office:value="120.825568774684">
                <text:p>120.825568774684</text:p>
              </table:table-cell>
              <table:table-cell office:value-type="float" office:value="120.573879936002">
                <text:p>120.573879936002</text:p>
              </table:table-cell>
              <table:table-cell office:value-type="float" office:value="120.243153827415">
                <text:p>120.243153827415</text:p>
              </table:table-cell>
              <table:table-cell office:value-type="float" office:value="119.829505895524">
                <text:p>119.829505895524</text:p>
              </table:table-cell>
              <table:table-cell office:value-type="float" office:value="119.375794119088">
                <text:p>119.375794119088</text:p>
              </table:table-cell>
              <table:table-cell office:value-type="float" office:value="118.871655422897">
                <text:p>118.871655422897</text:p>
              </table:table-cell>
              <table:table-cell office:value-type="float" office:value="118.524696166904">
                <text:p>118.524696166904</text:p>
              </table:table-cell>
              <table:table-cell office:value-type="float" office:value="118.184482519737">
                <text:p>118.184482519737</text:p>
              </table:table-cell>
              <table:table-cell office:value-type="float" office:value="117.978305814911">
                <text:p>117.978305814911</text:p>
              </table:table-cell>
              <table:table-cell office:value-type="float" office:value="117.788841601436">
                <text:p>117.788841601436</text:p>
              </table:table-cell>
              <table:table-cell office:value-type="float" office:value="117.723273916484">
                <text:p>117.723273916484</text:p>
              </table:table-cell>
              <table:table-cell office:value-type="float" office:value="117.805815499958">
                <text:p>117.805815499958</text:p>
              </table:table-cell>
              <table:table-cell office:value-type="float" office:value="117.776405527567">
                <text:p>117.776405527567</text:p>
              </table:table-cell>
              <table:table-cell office:value-type="float" office:value="117.704519609103">
                <text:p>117.704519609103</text:p>
              </table:table-cell>
              <table:table-cell office:value-type="float" office:value="117.53946265069">
                <text:p>117.53946265069</text:p>
              </table:table-cell>
              <table:table-cell office:value-type="float" office:value="117.196369091098">
                <text:p>117.196369091098</text:p>
              </table:table-cell>
              <table:table-cell office:value-type="float" office:value="116.695354344588">
                <text:p>116.695354344588</text:p>
              </table:table-cell>
              <table:table-cell office:value-type="float" office:value="115.985238931011">
                <text:p>115.985238931011</text:p>
              </table:table-cell>
              <table:table-cell office:value-type="float" office:value="115.089692597434">
                <text:p>115.089692597434</text:p>
              </table:table-cell>
              <table:table-cell office:value-type="float" office:value="114.089071656608">
                <text:p>114.089071656608</text:p>
              </table:table-cell>
              <table:table-cell office:value-type="float" office:value="112.973001278058">
                <text:p>112.973001278058</text:p>
              </table:table-cell>
              <table:table-cell office:value-type="float" office:value="111.78941453166">
                <text:p>111.78941453166</text:p>
              </table:table-cell>
              <table:table-cell office:value-type="float" office:value="110.597458053337">
                <text:p>110.597458053337</text:p>
              </table:table-cell>
              <table:table-cell office:value-type="float" office:value="109.441305400998">
                <text:p>109.441305400998</text:p>
              </table:table-cell>
              <table:table-cell office:value-type="float" office:value="108.370943186747">
                <text:p>108.370943186747</text:p>
              </table:table-cell>
              <table:table-cell office:value-type="float" office:value="107.412552266098">
                <text:p>107.412552266098</text:p>
              </table:table-cell>
              <table:table-cell office:value-type="float" office:value="106.599242130831">
                <text:p>106.599242130831</text:p>
              </table:table-cell>
              <table:table-cell office:value-type="float" office:value="105.93947974082">
                <text:p>105.93947974082</text:p>
              </table:table-cell>
              <table:table-cell office:value-type="float" office:value="105.425191662543">
                <text:p>105.425191662543</text:p>
              </table:table-cell>
              <table:table-cell office:value-type="float" office:value="105.176627386423">
                <text:p>105.176627386423</text:p>
              </table:table-cell>
              <table:table-cell office:value-type="float" office:value="105.019438278056">
                <text:p>105.019438278056</text:p>
              </table:table-cell>
              <table:table-cell office:value-type="float" office:value="105.159835802673">
                <text:p>105.159835802673</text:p>
              </table:table-cell>
              <table:table-cell office:value-type="float" office:value="105.401918680588">
                <text:p>105.401918680588</text:p>
              </table:table-cell>
              <table:table-cell office:value-type="float" office:value="105.966045296117">
                <text:p>105.966045296117</text:p>
              </table:table-cell>
              <table:table-cell office:value-type="float" office:value="106.554012376547">
                <text:p>106.554012376547</text:p>
              </table:table-cell>
              <table:table-cell office:value-type="float" office:value="107.436139474902">
                <text:p>107.436139474902</text:p>
              </table:table-cell>
              <table:table-cell office:value-type="float" office:value="108.408171154131">
                <text:p>108.408171154131</text:p>
              </table:table-cell>
              <table:table-cell office:value-type="float" office:value="109.459242112595">
                <text:p>109.459242112595</text:p>
              </table:table-cell>
              <table:table-cell office:value-type="float" office:value="110.625027081341">
                <text:p>110.625027081341</text:p>
              </table:table-cell>
              <table:table-cell office:value-type="float" office:value="111.792215968177">
                <text:p>111.792215968177</text:p>
              </table:table-cell>
              <table:table-cell office:value-type="float" office:value="112.969118962132">
                <text:p>112.969118962132</text:p>
              </table:table-cell>
              <table:table-cell office:value-type="float" office:value="114.089986656023">
                <text:p>114.089986656023</text:p>
              </table:table-cell>
              <table:table-cell office:value-type="float" office:value="115.278990958481">
                <text:p>115.278990958481</text:p>
              </table:table-cell>
              <table:table-cell office:value-type="float" office:value="115.94733893389">
                <text:p>115.94733893389</text:p>
              </table:table-cell>
              <table:table-cell office:value-type="float" office:value="116.654816985602">
                <text:p>116.654816985602</text:p>
              </table:table-cell>
              <table:table-cell office:value-type="float" office:value="117.228181175534">
                <text:p>117.228181175534</text:p>
              </table:table-cell>
              <table:table-cell office:value-type="float" office:value="117.142881626879">
                <text:p>117.142881626879</text:p>
              </table:table-cell>
              <table:table-cell office:value-type="float" office:value="117.774389043356">
                <text:p>117.774389043356</text:p>
              </table:table-cell>
              <table:table-cell office:value-type="float" office:value="117.806411375447">
                <text:p>117.806411375447</text:p>
              </table:table-cell>
              <table:table-cell office:value-type="float" office:value="117.774321764667">
                <text:p>117.774321764667</text:p>
              </table:table-cell>
              <table:table-cell office:value-type="float" office:value="117.786281709839">
                <text:p>117.786281709839</text:p>
              </table:table-cell>
              <table:table-cell office:value-type="float" office:value="117.859849739712">
                <text:p>117.859849739712</text:p>
              </table:table-cell>
              <table:table-cell office:value-type="float" office:value="117.989148605674">
                <text:p>117.989148605674</text:p>
              </table:table-cell>
              <table:table-cell office:value-type="float" office:value="118.138258802307">
                <text:p>118.138258802307</text:p>
              </table:table-cell>
              <table:table-cell office:value-type="float" office:value="118.486672837173">
                <text:p>118.486672837173</text:p>
              </table:table-cell>
              <table:table-cell office:value-type="float" office:value="118.958974637588">
                <text:p>118.958974637588</text:p>
              </table:table-cell>
              <table:table-cell office:value-type="float" office:value="119.36755751319">
                <text:p>119.36755751319</text:p>
              </table:table-cell>
              <table:table-cell office:value-type="float" office:value="119.814316404475">
                <text:p>119.814316404475</text:p>
              </table:table-cell>
              <table:table-cell office:value-type="float" office:value="120.329216617283">
                <text:p>120.329216617283</text:p>
              </table:table-cell>
              <table:table-cell office:value-type="float" office:value="120.71935879614">
                <text:p>120.71935879614</text:p>
              </table:table-cell>
              <table:table-cell office:value-type="float" office:value="120.819467666957">
                <text:p>120.819467666957</text:p>
              </table:table-cell>
              <table:table-cell office:value-type="float" office:value="120.95490068187">
                <text:p>120.95490068187</text:p>
              </table:table-cell>
              <table:table-cell office:value-type="float" office:value="120.424864759058">
                <text:p>120.424864759058</text:p>
              </table:table-cell>
              <table:table-cell office:value-type="float" office:value="120.442728903939">
                <text:p>120.442728903939</text:p>
              </table:table-cell>
              <table:table-cell office:value-type="float" office:value="120.001154243994">
                <text:p>120.001154243994</text:p>
              </table:table-cell>
              <table:table-cell office:value-type="float" office:value="119.584487220938">
                <text:p>119.584487220938</text:p>
              </table:table-cell>
              <table:table-cell office:value-type="float" office:value="118.828732416846">
                <text:p>118.828732416846</text:p>
              </table:table-cell>
              <table:table-cell office:value-type="float" office:value="118.220409378373">
                <text:p>118.220409378373</text:p>
              </table:table-cell>
              <table:table-cell office:value-type="float" office:value="117.601957258215">
                <text:p>117.601957258215</text:p>
              </table:table-cell>
              <table:table-cell office:value-type="float" office:value="116.997720854147">
                <text:p>116.997720854147</text:p>
              </table:table-cell>
              <table:table-cell office:value-type="float" office:value="116.60579557926">
                <text:p>116.60579557926</text:p>
              </table:table-cell>
              <table:table-cell office:value-type="float" office:value="116.222424336783">
                <text:p>116.222424336783</text:p>
              </table:table-cell>
              <table:table-cell office:value-type="float" office:value="116.080908687871">
                <text:p>116.080908687871</text:p>
              </table:table-cell>
              <table:table-cell office:value-type="float" office:value="116.019044006462">
                <text:p>116.019044006462</text:p>
              </table:table-cell>
              <table:table-cell office:value-type="float" office:value="116.148688587513">
                <text:p>116.148688587513</text:p>
              </table:table-cell>
              <table:table-cell office:value-type="float" office:value="116.474857423276">
                <text:p>116.474857423276</text:p>
              </table:table-cell>
              <table:table-cell office:value-type="float" office:value="116.896229795008">
                <text:p>116.896229795008</text:p>
              </table:table-cell>
              <table:table-cell office:value-type="float" office:value="117.623221807754">
                <text:p>117.623221807754</text:p>
              </table:table-cell>
              <table:table-cell office:value-type="float" office:value="118.345731065343">
                <text:p>118.345731065343</text:p>
              </table:table-cell>
              <table:table-cell office:value-type="float" office:value="119.385420800021">
                <text:p>119.385420800021</text:p>
              </table:table-cell>
              <table:table-cell office:value-type="float" office:value="120.457053144903">
                <text:p>120.457053144903</text:p>
              </table:table-cell>
              <table:table-cell office:value-type="float" office:value="121.681005821465">
                <text:p>121.681005821465</text:p>
              </table:table-cell>
              <table:table-cell office:value-type="float" office:value="122.932541948855">
                <text:p>122.932541948855</text:p>
              </table:table-cell>
              <table:table-cell office:value-type="float" office:value="124.252676049445">
                <text:p>124.252676049445</text:p>
              </table:table-cell>
              <table:table-cell office:value-type="float" office:value="125.526460643623">
                <text:p>125.526460643623</text:p>
              </table:table-cell>
              <table:table-cell office:value-type="float" office:value="126.873220640713">
                <text:p>126.873220640713</text:p>
              </table:table-cell>
              <table:table-cell office:value-type="float" office:value="128.022262401173">
                <text:p>128.022262401173</text:p>
              </table:table-cell>
              <table:table-cell office:value-type="float" office:value="129.038757096966">
                <text:p>129.038757096966</text:p>
              </table:table-cell>
              <table:table-cell office:value-type="float" office:value="129.809977302836">
                <text:p>129.809977302836</text:p>
              </table:table-cell>
              <table:table-cell office:value-type="float" office:value="130.434171792716">
                <text:p>130.434171792716</text:p>
              </table:table-cell>
              <table:table-cell office:value-type="float" office:value="130.822276686658">
                <text:p>130.822276686658</text:p>
              </table:table-cell>
              <table:table-cell office:value-type="float" office:value="131.098275135247">
                <text:p>131.098275135247</text:p>
              </table:table-cell>
              <table:table-cell office:value-type="float" office:value="131.026350968482">
                <text:p>131.026350968482</text:p>
              </table:table-cell>
              <table:table-cell office:value-type="float" office:value="130.75501767332">
                <text:p>130.75501767332</text:p>
              </table:table-cell>
              <table:table-cell office:value-type="float" office:value="130.725356181995">
                <text:p>130.725356181995</text:p>
              </table:table-cell>
              <table:table-cell office:value-type="float" office:value="130.469542200559">
                <text:p>130.469542200559</text:p>
              </table:table-cell>
              <table:table-cell office:value-type="float" office:value="130.160247078552">
                <text:p>130.160247078552</text:p>
              </table:table-cell>
              <table:table-cell office:value-type="float" office:value="130.098995592266">
                <text:p>130.098995592266</text:p>
              </table:table-cell>
              <table:table-cell office:value-type="float" office:value="129.901991034073">
                <text:p>129.901991034073</text:p>
              </table:table-cell>
              <table:table-cell office:value-type="float" office:value="129.96949965088">
                <text:p>129.96949965088</text:p>
              </table:table-cell>
              <table:table-cell office:value-type="float" office:value="129.843815493989">
                <text:p>129.843815493989</text:p>
              </table:table-cell>
              <table:table-cell office:value-type="float" office:value="129.951645482657">
                <text:p>129.951645482657</text:p>
              </table:table-cell>
              <table:table-cell office:value-type="float" office:value="129.950981686794">
                <text:p>129.950981686794</text:p>
              </table:table-cell>
              <table:table-cell office:value-type="float" office:value="129.805082481111">
                <text:p>129.805082481111</text:p>
              </table:table-cell>
              <table:table-cell office:value-type="float" office:value="129.287311782641">
                <text:p>129.287311782641</text:p>
              </table:table-cell>
              <table:table-cell office:value-type="float" office:value="128.754836235299">
                <text:p>128.754836235299</text:p>
              </table:table-cell>
              <table:table-cell office:value-type="float" office:value="127.89979270633">
                <text:p>127.89979270633</text:p>
              </table:table-cell>
              <table:table-cell office:value-type="float" office:value="126.803664267432">
                <text:p>126.803664267432</text:p>
              </table:table-cell>
              <table:table-cell office:value-type="float" office:value="125.417308491175">
                <text:p>125.417308491175</text:p>
              </table:table-cell>
              <table:table-cell office:value-type="float" office:value="123.87101308625">
                <text:p>123.87101308625</text:p>
              </table:table-cell>
              <table:table-cell office:value-type="float" office:value="122.054272970522">
                <text:p>122.054272970522</text:p>
              </table:table-cell>
              <table:table-cell office:value-type="float" office:value="120.198620347724">
                <text:p>120.198620347724</text:p>
              </table:table-cell>
              <table:table-cell office:value-type="float" office:value="118.149869160286">
                <text:p>118.149869160286</text:p>
              </table:table-cell>
              <table:table-cell office:value-type="float" office:value="116.145895184312">
                <text:p>116.145895184312</text:p>
              </table:table-cell>
              <table:table-cell office:value-type="float" office:value="113.993935005226">
                <text:p>113.993935005226</text:p>
              </table:table-cell>
              <table:table-cell office:value-type="float" office:value="112.020399020271">
                <text:p>112.020399020271</text:p>
              </table:table-cell>
              <table:table-cell office:value-type="float" office:value="109.982992288208">
                <text:p>109.982992288208</text:p>
              </table:table-cell>
              <table:table-cell office:value-type="float" office:value="108.146845322412">
                <text:p>108.146845322412</text:p>
              </table:table-cell>
              <table:table-cell office:value-type="float" office:value="106.31934732479">
                <text:p>106.31934732479</text:p>
              </table:table-cell>
              <table:table-cell office:value-type="float" office:value="104.630208365556">
                <text:p>104.630208365556</text:p>
              </table:table-cell>
              <table:table-cell office:value-type="float" office:value="102.968977394581">
                <text:p>102.968977394581</text:p>
              </table:table-cell>
              <table:table-cell office:value-type="float" office:value="101.555350129333">
                <text:p>101.555350129333</text:p>
              </table:table-cell>
              <table:table-cell office:value-type="float" office:value="100.105428787939">
                <text:p>100.105428787939</text:p>
              </table:table-cell>
              <table:table-cell office:value-type="float" office:value="98.864280340837">
                <text:p>98.864280340837</text:p>
              </table:table-cell>
              <table:table-cell office:value-type="float" office:value="97.6134256405965">
                <text:p>97.6134256405965</text:p>
              </table:table-cell>
              <table:table-cell office:value-type="float" office:value="96.4882487122125">
                <text:p>96.4882487122125</text:p>
              </table:table-cell>
              <table:table-cell office:value-type="float" office:value="95.4102649035745">
                <text:p>95.4102649035745</text:p>
              </table:table-cell>
              <table:table-cell office:value-type="float" office:value="94.3064977404995">
                <text:p>94.3064977404995</text:p>
              </table:table-cell>
              <table:table-cell office:value-type="float" office:value="93.266888783711">
                <text:p>93.266888783711</text:p>
              </table:table-cell>
              <table:table-cell office:value-type="float" office:value="92.1050733020015">
                <text:p>92.1050733020015</text:p>
              </table:table-cell>
              <table:table-cell office:value-type="float" office:value="90.823129895583">
                <text:p>90.823129895583</text:p>
              </table:table-cell>
            </table:table-row>
            <table:table-row>
              <table:table-cell office:value-type="string">
                <text:p>行 24</text:p>
                <draw:g>
                  <svg:desc/>
                </draw:g>
              </table:table-cell>
              <table:table-cell office:value-type="float" office:value="-10">
                <text:p>-10</text:p>
                <draw:g>
                  <svg:desc>Sheet1.C24:Sheet1.GU24</svg:desc>
                </draw:g>
              </table:table-cell>
              <table:table-cell office:value-type="float" office:value="-9.9">
                <text:p>-9.9</text:p>
              </table:table-cell>
              <table:table-cell office:value-type="float" office:value="-9.8">
                <text:p>-9.8</text:p>
              </table:table-cell>
              <table:table-cell office:value-type="float" office:value="-9.7">
                <text:p>-9.7</text:p>
              </table:table-cell>
              <table:table-cell office:value-type="float" office:value="-9.6">
                <text:p>-9.6</text:p>
              </table:table-cell>
              <table:table-cell office:value-type="float" office:value="-9.5">
                <text:p>-9.5</text:p>
              </table:table-cell>
              <table:table-cell office:value-type="float" office:value="-9.4">
                <text:p>-9.4</text:p>
              </table:table-cell>
              <table:table-cell office:value-type="float" office:value="-9.3">
                <text:p>-9.3</text:p>
              </table:table-cell>
              <table:table-cell office:value-type="float" office:value="-9.2">
                <text:p>-9.2</text:p>
              </table:table-cell>
              <table:table-cell office:value-type="float" office:value="-9.1">
                <text:p>-9.1</text:p>
              </table:table-cell>
              <table:table-cell office:value-type="float" office:value="-9">
                <text:p>-9</text:p>
              </table:table-cell>
              <table:table-cell office:value-type="float" office:value="-8.9">
                <text:p>-8.9</text:p>
              </table:table-cell>
              <table:table-cell office:value-type="float" office:value="-8.8">
                <text:p>-8.8</text:p>
              </table:table-cell>
              <table:table-cell office:value-type="float" office:value="-8.7">
                <text:p>-8.7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-5.80000000000001">
                <text:p>-5.80000000000001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-2.90000000000002">
                <text:p>-2.90000000000002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-2.30000000000002">
                <text:p>-2.30000000000002</text:p>
              </table:table-cell>
              <table:table-cell office:value-type="float" office:value="-2.20000000000002">
                <text:p>-2.20000000000002</text:p>
              </table:table-cell>
              <table:table-cell office:value-type="float" office:value="-2.10000000000002">
                <text:p>-2.10000000000002</text:p>
              </table:table-cell>
              <table:table-cell office:value-type="float" office:value="-2.00000000000002">
                <text:p>-2.00000000000002</text:p>
              </table:table-cell>
              <table:table-cell office:value-type="float" office:value="-1.90000000000002">
                <text:p>-1.90000000000002</text:p>
              </table:table-cell>
              <table:table-cell office:value-type="float" office:value="-1.80000000000002">
                <text:p>-1.80000000000002</text:p>
              </table:table-cell>
              <table:table-cell office:value-type="float" office:value="-1.70000000000002">
                <text:p>-1.70000000000002</text:p>
              </table:table-cell>
              <table:table-cell office:value-type="float" office:value="-1.60000000000002">
                <text:p>-1.60000000000002</text:p>
              </table:table-cell>
              <table:table-cell office:value-type="float" office:value="-1.50000000000002">
                <text:p>-1.50000000000002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-1.30000000000002">
                <text:p>-1.30000000000002</text:p>
              </table:table-cell>
              <table:table-cell office:value-type="float" office:value="-1.20000000000002">
                <text:p>-1.20000000000002</text:p>
              </table:table-cell>
              <table:table-cell office:value-type="float" office:value="-1.10000000000002">
                <text:p>-1.10000000000002</text:p>
              </table:table-cell>
              <table:table-cell office:value-type="float" office:value="-1.00000000000002">
                <text:p>-1.00000000000002</text:p>
              </table:table-cell>
              <table:table-cell office:value-type="float" office:value="-0.900000000000019">
                <text:p>-0.900000000000019</text:p>
              </table:table-cell>
              <table:table-cell office:value-type="float" office:value="-0.800000000000019">
                <text:p>-0.800000000000019</text:p>
              </table:table-cell>
              <table:table-cell office:value-type="float" office:value="-0.700000000000019">
                <text:p>-0.700000000000019</text:p>
              </table:table-cell>
              <table:table-cell office:value-type="float" office:value="-0.600000000000019">
                <text:p>-0.600000000000019</text:p>
              </table:table-cell>
              <table:table-cell office:value-type="float" office:value="-0.500000000000019">
                <text:p>-0.500000000000019</text:p>
              </table:table-cell>
              <table:table-cell office:value-type="float" office:value="-0.400000000000019">
                <text:p>-0.400000000000019</text:p>
              </table:table-cell>
              <table:table-cell office:value-type="float" office:value="-0.300000000000019">
                <text:p>-0.300000000000019</text:p>
              </table:table-cell>
              <table:table-cell office:value-type="float" office:value="-0.200000000000019">
                <text:p>-0.200000000000019</text:p>
              </table:table-cell>
              <table:table-cell office:value-type="float" office:value="-0.100000000000019">
                <text:p>-0.100000000000019</text:p>
              </table:table-cell>
              <table:table-cell office:value-type="float" office:value="-0.0000000000000187905246917808">
                <text:p>-0.0000000000000187905246917808</text:p>
              </table:table-cell>
              <table:table-cell office:value-type="float" office:value="0.0999999999999812">
                <text:p>0.0999999999999812</text:p>
              </table:table-cell>
              <table:table-cell office:value-type="float" office:value="0.199999999999981">
                <text:p>0.199999999999981</text:p>
              </table:table-cell>
              <table:table-cell office:value-type="float" office:value="0.299999999999981">
                <text:p>0.299999999999981</text:p>
              </table:table-cell>
              <table:table-cell office:value-type="float" office:value="0.399999999999981">
                <text:p>0.399999999999981</text:p>
              </table:table-cell>
              <table:table-cell office:value-type="float" office:value="0.499999999999981">
                <text:p>0.499999999999981</text:p>
              </table:table-cell>
              <table:table-cell office:value-type="float" office:value="0.599999999999981">
                <text:p>0.599999999999981</text:p>
              </table:table-cell>
              <table:table-cell office:value-type="float" office:value="0.699999999999981">
                <text:p>0.699999999999981</text:p>
              </table:table-cell>
              <table:table-cell office:value-type="float" office:value="0.799999999999981">
                <text:p>0.799999999999981</text:p>
              </table:table-cell>
              <table:table-cell office:value-type="float" office:value="0.899999999999981">
                <text:p>0.899999999999981</text:p>
              </table:table-cell>
              <table:table-cell office:value-type="float" office:value="0.999999999999981">
                <text:p>0.999999999999981</text:p>
              </table:table-cell>
              <table:table-cell office:value-type="float" office:value="1.09999999999998">
                <text:p>1.09999999999998</text:p>
              </table:table-cell>
              <table:table-cell office:value-type="float" office:value="1.19999999999998">
                <text:p>1.19999999999998</text:p>
              </table:table-cell>
              <table:table-cell office:value-type="float" office:value="1.29999999999998">
                <text:p>1.29999999999998</text:p>
              </table:table-cell>
              <table:table-cell office:value-type="float" office:value="1.39999999999998">
                <text:p>1.39999999999998</text:p>
              </table:table-cell>
              <table:table-cell office:value-type="float" office:value="1.49999999999998">
                <text:p>1.49999999999998</text:p>
              </table:table-cell>
              <table:table-cell office:value-type="float" office:value="1.59999999999998">
                <text:p>1.59999999999998</text:p>
              </table:table-cell>
              <table:table-cell office:value-type="float" office:value="1.69999999999998">
                <text:p>1.69999999999998</text:p>
              </table:table-cell>
              <table:table-cell office:value-type="float" office:value="1.79999999999998">
                <text:p>1.79999999999998</text:p>
              </table:table-cell>
              <table:table-cell office:value-type="float" office:value="1.89999999999998">
                <text:p>1.89999999999998</text:p>
              </table:table-cell>
              <table:table-cell office:value-type="float" office:value="1.99999999999998">
                <text:p>1.99999999999998</text:p>
              </table:table-cell>
              <table:table-cell office:value-type="float" office:value="2.09999999999998">
                <text:p>2.09999999999998</text:p>
              </table:table-cell>
              <table:table-cell office:value-type="float" office:value="2.19999999999998">
                <text:p>2.19999999999998</text:p>
              </table:table-cell>
              <table:table-cell office:value-type="float" office:value="2.29999999999998">
                <text:p>2.29999999999998</text:p>
              </table:table-cell>
              <table:table-cell office:value-type="float" office:value="2.39999999999998">
                <text:p>2.39999999999998</text:p>
              </table:table-cell>
              <table:table-cell office:value-type="float" office:value="2.49999999999998">
                <text:p>2.49999999999998</text:p>
              </table:table-cell>
              <table:table-cell office:value-type="float" office:value="2.59999999999998">
                <text:p>2.59999999999998</text:p>
              </table:table-cell>
              <table:table-cell office:value-type="float" office:value="2.69999999999998">
                <text:p>2.69999999999998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3.29999999999998">
                <text:p>3.29999999999998</text:p>
              </table:table-cell>
              <table:table-cell office:value-type="float" office:value="3.39999999999998">
                <text:p>3.39999999999998</text:p>
              </table:table-cell>
              <table:table-cell office:value-type="float" office:value="3.49999999999998">
                <text:p>3.49999999999998</text:p>
              </table:table-cell>
              <table:table-cell office:value-type="float" office:value="3.59999999999998">
                <text:p>3.59999999999998</text:p>
              </table:table-cell>
              <table:table-cell office:value-type="float" office:value="3.69999999999998">
                <text:p>3.69999999999998</text:p>
              </table:table-cell>
              <table:table-cell office:value-type="float" office:value="3.79999999999998">
                <text:p>3.79999999999998</text:p>
              </table:table-cell>
              <table:table-cell office:value-type="float" office:value="3.89999999999998">
                <text:p>3.89999999999998</text:p>
              </table:table-cell>
              <table:table-cell office:value-type="float" office:value="3.99999999999998">
                <text:p>3.99999999999998</text:p>
              </table:table-cell>
              <table:table-cell office:value-type="float" office:value="4.09999999999998">
                <text:p>4.09999999999998</text:p>
              </table:table-cell>
              <table:table-cell office:value-type="float" office:value="4.19999999999998">
                <text:p>4.19999999999998</text:p>
              </table:table-cell>
              <table:table-cell office:value-type="float" office:value="4.29999999999998">
                <text:p>4.29999999999998</text:p>
              </table:table-cell>
              <table:table-cell office:value-type="float" office:value="4.39999999999998">
                <text:p>4.39999999999998</text:p>
              </table:table-cell>
              <table:table-cell office:value-type="float" office:value="4.49999999999998">
                <text:p>4.49999999999998</text:p>
              </table:table-cell>
              <table:table-cell office:value-type="float" office:value="4.59999999999998">
                <text:p>4.59999999999998</text:p>
              </table:table-cell>
              <table:table-cell office:value-type="float" office:value="4.69999999999998">
                <text:p>4.69999999999998</text:p>
              </table:table-cell>
              <table:table-cell office:value-type="float" office:value="4.79999999999998">
                <text:p>4.79999999999998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4.99999999999998">
                <text:p>4.99999999999998</text:p>
              </table:table-cell>
              <table:table-cell office:value-type="float" office:value="5.09999999999998">
                <text:p>5.09999999999998</text:p>
              </table:table-cell>
              <table:table-cell office:value-type="float" office:value="5.19999999999998">
                <text:p>5.19999999999998</text:p>
              </table:table-cell>
              <table:table-cell office:value-type="float" office:value="5.29999999999998">
                <text:p>5.29999999999998</text:p>
              </table:table-cell>
              <table:table-cell office:value-type="float" office:value="5.39999999999998">
                <text:p>5.39999999999998</text:p>
              </table:table-cell>
              <table:table-cell office:value-type="float" office:value="5.49999999999998">
                <text:p>5.49999999999998</text:p>
              </table:table-cell>
              <table:table-cell office:value-type="float" office:value="5.59999999999998">
                <text:p>5.59999999999998</text:p>
              </table:table-cell>
              <table:table-cell office:value-type="float" office:value="5.69999999999998">
                <text:p>5.69999999999998</text:p>
              </table:table-cell>
              <table:table-cell office:value-type="float" office:value="5.79999999999998">
                <text:p>5.79999999999998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5.99999999999998">
                <text:p>5.99999999999998</text:p>
              </table:table-cell>
              <table:table-cell office:value-type="float" office:value="6.09999999999998">
                <text:p>6.09999999999998</text:p>
              </table:table-cell>
              <table:table-cell office:value-type="float" office:value="6.19999999999998">
                <text:p>6.19999999999998</text:p>
              </table:table-cell>
              <table:table-cell office:value-type="float" office:value="6.29999999999998">
                <text:p>6.29999999999998</text:p>
              </table:table-cell>
              <table:table-cell office:value-type="float" office:value="6.39999999999998">
                <text:p>6.39999999999998</text:p>
              </table:table-cell>
              <table:table-cell office:value-type="float" office:value="6.49999999999998">
                <text:p>6.49999999999998</text:p>
              </table:table-cell>
              <table:table-cell office:value-type="float" office:value="6.59999999999997">
                <text:p>6.59999999999997</text:p>
              </table:table-cell>
              <table:table-cell office:value-type="float" office:value="6.69999999999997">
                <text:p>6.69999999999997</text:p>
              </table:table-cell>
              <table:table-cell office:value-type="float" office:value="6.79999999999997">
                <text:p>6.79999999999997</text:p>
              </table:table-cell>
              <table:table-cell office:value-type="float" office:value="6.89999999999997">
                <text:p>6.89999999999997</text:p>
              </table:table-cell>
              <table:table-cell office:value-type="float" office:value="6.99999999999997">
                <text:p>6.99999999999997</text:p>
              </table:table-cell>
              <table:table-cell office:value-type="float" office:value="7.09999999999997">
                <text:p>7.09999999999997</text:p>
              </table:table-cell>
              <table:table-cell office:value-type="float" office:value="7.19999999999997">
                <text:p>7.19999999999997</text:p>
              </table:table-cell>
              <table:table-cell office:value-type="float" office:value="7.29999999999997">
                <text:p>7.29999999999997</text:p>
              </table:table-cell>
              <table:table-cell office:value-type="float" office:value="7.39999999999997">
                <text:p>7.39999999999997</text:p>
              </table:table-cell>
              <table:table-cell office:value-type="float" office:value="7.49999999999997">
                <text:p>7.49999999999997</text:p>
              </table:table-cell>
              <table:table-cell office:value-type="float" office:value="7.59999999999997">
                <text:p>7.59999999999997</text:p>
              </table:table-cell>
              <table:table-cell office:value-type="float" office:value="7.69999999999997">
                <text:p>7.69999999999997</text:p>
              </table:table-cell>
              <table:table-cell office:value-type="float" office:value="7.79999999999997">
                <text:p>7.79999999999997</text:p>
              </table:table-cell>
              <table:table-cell office:value-type="float" office:value="7.89999999999997">
                <text:p>7.89999999999997</text:p>
              </table:table-cell>
              <table:table-cell office:value-type="float" office:value="7.99999999999997">
                <text:p>7.99999999999997</text:p>
              </table:table-cell>
              <table:table-cell office:value-type="float" office:value="8.09999999999997">
                <text:p>8.09999999999997</text:p>
              </table:table-cell>
              <table:table-cell office:value-type="float" office:value="8.19999999999997">
                <text:p>8.19999999999997</text:p>
              </table:table-cell>
              <table:table-cell office:value-type="float" office:value="8.29999999999997">
                <text:p>8.29999999999997</text:p>
              </table:table-cell>
              <table:table-cell office:value-type="float" office:value="8.39999999999997">
                <text:p>8.39999999999997</text:p>
              </table:table-cell>
              <table:table-cell office:value-type="float" office:value="8.49999999999997">
                <text:p>8.49999999999997</text:p>
              </table:table-cell>
              <table:table-cell office:value-type="float" office:value="8.59999999999997">
                <text:p>8.59999999999997</text:p>
              </table:table-cell>
              <table:table-cell office:value-type="float" office:value="8.69999999999997">
                <text:p>8.69999999999997</text:p>
              </table:table-cell>
              <table:table-cell office:value-type="float" office:value="8.79999999999997">
                <text:p>8.79999999999997</text:p>
              </table:table-cell>
              <table:table-cell office:value-type="float" office:value="8.89999999999997">
                <text:p>8.89999999999997</text:p>
              </table:table-cell>
              <table:table-cell office:value-type="float" office:value="8.99999999999997">
                <text:p>8.99999999999997</text:p>
              </table:table-cell>
              <table:table-cell office:value-type="float" office:value="9.09999999999997">
                <text:p>9.09999999999997</text:p>
              </table:table-cell>
              <table:table-cell office:value-type="float" office:value="9.19999999999997">
                <text:p>9.19999999999997</text:p>
              </table:table-cell>
              <table:table-cell office:value-type="float" office:value="9.29999999999997">
                <text:p>9.29999999999997</text:p>
              </table:table-cell>
              <table:table-cell office:value-type="float" office:value="9.39999999999996">
                <text:p>9.39999999999996</text:p>
              </table:table-cell>
              <table:table-cell office:value-type="float" office:value="9.49999999999996">
                <text:p>9.49999999999996</text:p>
              </table:table-cell>
              <table:table-cell office:value-type="float" office:value="9.59999999999996">
                <text:p>9.59999999999996</text:p>
              </table:table-cell>
              <table:table-cell office:value-type="float" office:value="9.69999999999996">
                <text:p>9.69999999999996</text:p>
              </table:table-cell>
              <table:table-cell office:value-type="float" office:value="9.79999999999996">
                <text:p>9.79999999999996</text:p>
              </table:table-cell>
              <table:table-cell office:value-type="float" office:value="9.89999999999996">
                <text:p>9.89999999999996</text:p>
              </table:table-cell>
              <table:table-cell office:value-type="float" office:value="9.99999999999996">
                <text:p>9.99999999999996</text:p>
              </table:table-cell>
            </table:table-row>
            <table:table-row>
              <table:table-cell office:value-type="string">
                <text:p>calculated -dB/dr</text:p>
                <draw:g>
                  <svg:desc>Sheet1.A34:Sheet1.A34</svg:desc>
                </draw:g>
              </table:table-cell>
              <table:table-cell office:value-type="float" office:value="143.806518975765">
                <text:p>143.806518975765</text:p>
                <draw:g>
                  <svg:desc>Sheet1.C34:Sheet1.GU34</svg:desc>
                </draw:g>
              </table:table-cell>
              <table:table-cell office:value-type="float" office:value="137.516391616898">
                <text:p>137.516391616898</text:p>
              </table:table-cell>
              <table:table-cell office:value-type="float" office:value="140.873266568847">
                <text:p>140.873266568847</text:p>
              </table:table-cell>
              <table:table-cell office:value-type="float" office:value="146.543872927588">
                <text:p>146.543872927588</text:p>
              </table:table-cell>
              <table:table-cell office:value-type="float" office:value="143.611559181966">
                <text:p>143.611559181966</text:p>
              </table:table-cell>
              <table:table-cell office:value-type="float" office:value="136.573579488822">
                <text:p>136.573579488822</text:p>
              </table:table-cell>
              <table:table-cell office:value-type="float" office:value="142.09593680703">
                <text:p>142.09593680703</text:p>
              </table:table-cell>
              <table:table-cell office:value-type="float" office:value="140.098122722194">
                <text:p>140.098122722194</text:p>
              </table:table-cell>
              <table:table-cell office:value-type="float" office:value="141.170391044112">
                <text:p>141.170391044112</text:p>
              </table:table-cell>
              <table:table-cell office:value-type="float" office:value="140.87094510324">
                <text:p>140.87094510324</text:p>
              </table:table-cell>
              <table:table-cell office:value-type="float" office:value="142.502621925716">
                <text:p>142.502621925716</text:p>
              </table:table-cell>
              <table:table-cell office:value-type="float" office:value="148.204891216122">
                <text:p>148.204891216122</text:p>
              </table:table-cell>
              <table:table-cell office:value-type="float" office:value="146.45141224147">
                <text:p>146.45141224147</text:p>
              </table:table-cell>
              <table:table-cell office:value-type="float" office:value="142.717899866183">
                <text:p>142.717899866183</text:p>
              </table:table-cell>
              <table:table-cell office:value-type="float" office:value="150.643329119757">
                <text:p>150.643329119757</text:p>
              </table:table-cell>
              <table:table-cell office:value-type="float" office:value="148.503295377024">
                <text:p>148.503295377024</text:p>
              </table:table-cell>
              <table:table-cell office:value-type="float" office:value="158.203753486518">
                <text:p>158.203753486518</text:p>
              </table:table-cell>
              <table:table-cell office:value-type="float" office:value="167.184271381268">
                <text:p>167.184271381268</text:p>
              </table:table-cell>
              <table:table-cell office:value-type="float" office:value="171.936939186225">
                <text:p>171.936939186225</text:p>
              </table:table-cell>
              <table:table-cell office:value-type="float" office:value="177.009957035991">
                <text:p>177.009957035991</text:p>
              </table:table-cell>
              <table:table-cell office:value-type="float" office:value="182.029054794709">
                <text:p>182.029054794709</text:p>
              </table:table-cell>
              <table:table-cell office:value-type="float" office:value="186.213227750374">
                <text:p>186.213227750374</text:p>
              </table:table-cell>
              <table:table-cell office:value-type="float" office:value="189.545689921267">
                <text:p>189.545689921267</text:p>
              </table:table-cell>
              <table:table-cell office:value-type="float" office:value="198.587843618369">
                <text:p>198.587843618369</text:p>
              </table:table-cell>
              <table:table-cell office:value-type="float" office:value="191.90067521174">
                <text:p>191.90067521174</text:p>
              </table:table-cell>
              <table:table-cell office:value-type="float" office:value="190.399831097041">
                <text:p>190.399831097041</text:p>
              </table:table-cell>
              <table:table-cell office:value-type="float" office:value="189.687848077197">
                <text:p>189.687848077197</text:p>
              </table:table-cell>
              <table:table-cell office:value-type="float" office:value="190.353722057642">
                <text:p>190.353722057642</text:p>
              </table:table-cell>
              <table:table-cell office:value-type="float" office:value="188.258168693015">
                <text:p>188.258168693015</text:p>
              </table:table-cell>
              <table:table-cell office:value-type="float" office:value="187.299705709033">
                <text:p>187.299705709033</text:p>
              </table:table-cell>
              <table:table-cell office:value-type="float" office:value="168.894837339251">
                <text:p>168.894837339251</text:p>
              </table:table-cell>
              <table:table-cell office:value-type="float" office:value="174.278082461257">
                <text:p>174.278082461257</text:p>
              </table:table-cell>
              <table:table-cell office:value-type="float" office:value="175.149971619862">
                <text:p>175.149971619862</text:p>
              </table:table-cell>
              <table:table-cell office:value-type="float" office:value="171.008633644599">
                <text:p>171.008633644599</text:p>
              </table:table-cell>
              <table:table-cell office:value-type="float" office:value="178.248225490499">
                <text:p>178.248225490499</text:p>
              </table:table-cell>
              <table:table-cell office:value-type="float" office:value="173.853888642532">
                <text:p>173.853888642532</text:p>
              </table:table-cell>
              <table:table-cell office:value-type="float" office:value="176.510633127627">
                <text:p>176.510633127627</text:p>
              </table:table-cell>
              <table:table-cell office:value-type="float" office:value="180.978711896387">
                <text:p>180.978711896387</text:p>
              </table:table-cell>
              <table:table-cell office:value-type="float" office:value="193.222218864631">
                <text:p>193.222218864631</text:p>
              </table:table-cell>
              <table:table-cell office:value-type="float" office:value="187.239590392408">
                <text:p>187.239590392408</text:p>
              </table:table-cell>
              <table:table-cell office:value-type="float" office:value="197.862386746396">
                <text:p>197.862386746396</text:p>
              </table:table-cell>
              <table:table-cell office:value-type="float" office:value="199.094993190098">
                <text:p>199.094993190098</text:p>
              </table:table-cell>
              <table:table-cell office:value-type="float" office:value="199.108806844277">
                <text:p>199.108806844277</text:p>
              </table:table-cell>
              <table:table-cell office:value-type="float" office:value="196.964081001566">
                <text:p>196.964081001566</text:p>
              </table:table-cell>
              <table:table-cell office:value-type="float" office:value="196.578604935652">
                <text:p>196.578604935652</text:p>
              </table:table-cell>
              <table:table-cell office:value-type="float" office:value="191.988753459522">
                <text:p>191.988753459522</text:p>
              </table:table-cell>
              <table:table-cell office:value-type="float" office:value="189.272880685501">
                <text:p>189.272880685501</text:p>
              </table:table-cell>
              <table:table-cell office:value-type="float" office:value="186.235980206777">
                <text:p>186.235980206777</text:p>
              </table:table-cell>
              <table:table-cell office:value-type="float" office:value="179.764836900437">
                <text:p>179.764836900437</text:p>
              </table:table-cell>
              <table:table-cell office:value-type="float" office:value="176.242149024524">
                <text:p>176.242149024524</text:p>
              </table:table-cell>
              <table:table-cell office:value-type="float" office:value="173.151766735585">
                <text:p>173.151766735585</text:p>
              </table:table-cell>
              <table:table-cell office:value-type="float" office:value="171.116648031277">
                <text:p>171.116648031277</text:p>
              </table:table-cell>
              <table:table-cell office:value-type="float" office:value="169.604094234157">
                <text:p>169.604094234157</text:p>
              </table:table-cell>
              <table:table-cell office:value-type="float" office:value="168.545319934784">
                <text:p>168.545319934784</text:p>
              </table:table-cell>
              <table:table-cell office:value-type="float" office:value="167.291814796726">
                <text:p>167.291814796726</text:p>
              </table:table-cell>
              <table:table-cell office:value-type="float" office:value="168.993587567624">
                <text:p>168.993587567624</text:p>
              </table:table-cell>
              <table:table-cell office:value-type="float" office:value="169.394885791597">
                <text:p>169.394885791597</text:p>
              </table:table-cell>
              <table:table-cell office:value-type="float" office:value="161.464899275376">
                <text:p>161.464899275376</text:p>
              </table:table-cell>
              <table:table-cell office:value-type="float" office:value="163.938054494748">
                <text:p>163.938054494748</text:p>
              </table:table-cell>
              <table:table-cell office:value-type="float" office:value="166.878140293631">
                <text:p>166.878140293631</text:p>
              </table:table-cell>
              <table:table-cell office:value-type="float" office:value="169.948027721047">
                <text:p>169.948027721047</text:p>
              </table:table-cell>
              <table:table-cell office:value-type="float" office:value="173.584114396827">
                <text:p>173.584114396827</text:p>
              </table:table-cell>
              <table:table-cell office:value-type="float" office:value="176.879477830996">
                <text:p>176.879477830996</text:p>
              </table:table-cell>
              <table:table-cell office:value-type="float" office:value="186.477721663695">
                <text:p>186.477721663695</text:p>
              </table:table-cell>
              <table:table-cell office:value-type="float" office:value="191.507538118079">
                <text:p>191.507538118079</text:p>
              </table:table-cell>
              <table:table-cell office:value-type="float" office:value="197.264930121118">
                <text:p>197.264930121118</text:p>
              </table:table-cell>
              <table:table-cell office:value-type="float" office:value="187.200493989143">
                <text:p>187.200493989143</text:p>
              </table:table-cell>
              <table:table-cell office:value-type="float" office:value="185.998664936604">
                <text:p>185.998664936604</text:p>
              </table:table-cell>
              <table:table-cell office:value-type="float" office:value="201.778371768608">
                <text:p>201.778371768608</text:p>
              </table:table-cell>
              <table:table-cell office:value-type="float" office:value="197.049522071302">
                <text:p>197.049522071302</text:p>
              </table:table-cell>
              <table:table-cell office:value-type="float" office:value="198.07584439401">
                <text:p>198.07584439401</text:p>
              </table:table-cell>
              <table:table-cell office:value-type="float" office:value="187.754177083338">
                <text:p>187.754177083338</text:p>
              </table:table-cell>
              <table:table-cell office:value-type="float" office:value="187.772238618633">
                <text:p>187.772238618633</text:p>
              </table:table-cell>
              <table:table-cell office:value-type="float" office:value="186.495394764902">
                <text:p>186.495394764902</text:p>
              </table:table-cell>
              <table:table-cell office:value-type="float" office:value="179.990550626535">
                <text:p>179.990550626535</text:p>
              </table:table-cell>
              <table:table-cell office:value-type="float" office:value="179.804692830776">
                <text:p>179.804692830776</text:p>
              </table:table-cell>
              <table:table-cell office:value-type="float" office:value="180.425165167186">
                <text:p>180.425165167186</text:p>
              </table:table-cell>
              <table:table-cell office:value-type="float" office:value="173.415550979991">
                <text:p>173.415550979991</text:p>
              </table:table-cell>
              <table:table-cell office:value-type="float" office:value="176.785850478986">
                <text:p>176.785850478986</text:p>
              </table:table-cell>
              <table:table-cell office:value-type="float" office:value="174.632186857753">
                <text:p>174.632186857753</text:p>
              </table:table-cell>
              <table:table-cell office:value-type="float" office:value="183.771510352224">
                <text:p>183.771510352224</text:p>
              </table:table-cell>
              <table:table-cell office:value-type="float" office:value="173.971701822785">
                <text:p>173.971701822785</text:p>
              </table:table-cell>
              <table:table-cell office:value-type="float" office:value="181.050309358176">
                <text:p>181.050309358176</text:p>
              </table:table-cell>
              <table:table-cell office:value-type="float" office:value="184.68469243123">
                <text:p>184.68469243123</text:p>
              </table:table-cell>
              <table:table-cell office:value-type="float" office:value="189.284903191815">
                <text:p>189.284903191815</text:p>
              </table:table-cell>
              <table:table-cell office:value-type="float" office:value="191.839045819215">
                <text:p>191.839045819215</text:p>
              </table:table-cell>
              <table:table-cell office:value-type="float" office:value="195.447118832833">
                <text:p>195.447118832833</text:p>
              </table:table-cell>
              <table:table-cell office:value-type="float" office:value="194.869857462325">
                <text:p>194.869857462325</text:p>
              </table:table-cell>
              <table:table-cell office:value-type="float" office:value="194.027972594378">
                <text:p>194.027972594378</text:p>
              </table:table-cell>
              <table:table-cell office:value-type="float" office:value="188.851826525845">
                <text:p>188.851826525845</text:p>
              </table:table-cell>
              <table:table-cell office:value-type="float" office:value="186.755140305987">
                <text:p>186.755140305987</text:p>
              </table:table-cell>
              <table:table-cell office:value-type="float" office:value="183.917338790536">
                <text:p>183.917338790536</text:p>
              </table:table-cell>
              <table:table-cell office:value-type="float" office:value="180.665342614035">
                <text:p>180.665342614035</text:p>
              </table:table-cell>
              <table:table-cell office:value-type="float" office:value="177.879167214692">
                <text:p>177.879167214692</text:p>
              </table:table-cell>
              <table:table-cell office:value-type="float" office:value="173.330194027001">
                <text:p>173.330194027001</text:p>
              </table:table-cell>
              <table:table-cell office:value-type="float" office:value="170.860690649151">
                <text:p>170.860690649151</text:p>
              </table:table-cell>
              <table:table-cell office:value-type="float" office:value="168.04580846536">
                <text:p>168.04580846536</text:p>
              </table:table-cell>
              <table:table-cell office:value-type="float" office:value="168.914486663138">
                <text:p>168.914486663138</text:p>
              </table:table-cell>
              <table:table-cell office:value-type="float" office:value="165.689178973313">
                <text:p>165.689178973313</text:p>
              </table:table-cell>
              <table:table-cell office:value-type="float" office:value="166.079062867528">
                <text:p>166.079062867528</text:p>
              </table:table-cell>
              <table:table-cell office:value-type="float" office:value="165.216207919228">
                <text:p>165.216207919228</text:p>
              </table:table-cell>
              <table:table-cell office:value-type="float" office:value="158.720776763547">
                <text:p>158.720776763547</text:p>
              </table:table-cell>
              <table:table-cell office:value-type="float" office:value="164.419297232163">
                <text:p>164.419297232163</text:p>
              </table:table-cell>
              <table:table-cell office:value-type="float" office:value="161.008183230793">
                <text:p>161.008183230793</text:p>
              </table:table-cell>
              <table:table-cell office:value-type="float" office:value="168.501825316343">
                <text:p>168.501825316343</text:p>
              </table:table-cell>
              <table:table-cell office:value-type="float" office:value="171.661400739167">
                <text:p>171.661400739167</text:p>
              </table:table-cell>
              <table:table-cell office:value-type="float" office:value="174.567177278801">
                <text:p>174.567177278801</text:p>
              </table:table-cell>
              <table:table-cell office:value-type="float" office:value="178.380074532512">
                <text:p>178.380074532512</text:p>
              </table:table-cell>
              <table:table-cell office:value-type="float" office:value="181.618195788037">
                <text:p>181.618195788037</text:p>
              </table:table-cell>
              <table:table-cell office:value-type="float" office:value="185.533994127504">
                <text:p>185.533994127504</text:p>
              </table:table-cell>
              <table:table-cell office:value-type="float" office:value="188.783128363603">
                <text:p>188.783128363603</text:p>
              </table:table-cell>
              <table:table-cell office:value-type="float" office:value="192.936916929548">
                <text:p>192.936916929548</text:p>
              </table:table-cell>
              <table:table-cell office:value-type="float" office:value="197.753615714373">
                <text:p>197.753615714373</text:p>
              </table:table-cell>
              <table:table-cell office:value-type="float" office:value="198.480335981368">
                <text:p>198.480335981368</text:p>
              </table:table-cell>
              <table:table-cell office:value-type="float" office:value="197.135283020812">
                <text:p>197.135283020812</text:p>
              </table:table-cell>
              <table:table-cell office:value-type="float" office:value="198.429478509648">
                <text:p>198.429478509648</text:p>
              </table:table-cell>
              <table:table-cell office:value-type="float" office:value="209.653690474877">
                <text:p>209.653690474877</text:p>
              </table:table-cell>
              <table:table-cell office:value-type="float" office:value="192.627942877108">
                <text:p>192.627942877108</text:p>
              </table:table-cell>
              <table:table-cell office:value-type="float" office:value="187.993182718311">
                <text:p>187.993182718311</text:p>
              </table:table-cell>
              <table:table-cell office:value-type="float" office:value="183.718974682598">
                <text:p>183.718974682598</text:p>
              </table:table-cell>
              <table:table-cell office:value-type="float" office:value="182.182303767917">
                <text:p>182.182303767917</text:p>
              </table:table-cell>
              <table:table-cell office:value-type="float" office:value="178.897785488224">
                <text:p>178.897785488224</text:p>
              </table:table-cell>
              <table:table-cell office:value-type="float" office:value="178.788716622286">
                <text:p>178.788716622286</text:p>
              </table:table-cell>
              <table:table-cell office:value-type="float" office:value="177.770963362589">
                <text:p>177.770963362589</text:p>
              </table:table-cell>
              <table:table-cell office:value-type="float" office:value="179.038763083037">
                <text:p>179.038763083037</text:p>
              </table:table-cell>
              <table:table-cell office:value-type="float" office:value="176.146760840569">
                <text:p>176.146760840569</text:p>
              </table:table-cell>
              <table:table-cell office:value-type="float" office:value="175.799133140914">
                <text:p>175.799133140914</text:p>
              </table:table-cell>
              <table:table-cell office:value-type="float" office:value="180.549389617364">
                <text:p>180.549389617364</text:p>
              </table:table-cell>
              <table:table-cell office:value-type="float" office:value="186.403867373008">
                <text:p>186.403867373008</text:p>
              </table:table-cell>
              <table:table-cell office:value-type="float" office:value="186.148770671522">
                <text:p>186.148770671522</text:p>
              </table:table-cell>
              <table:table-cell office:value-type="float" office:value="189.943143473933">
                <text:p>189.943143473933</text:p>
              </table:table-cell>
              <table:table-cell office:value-type="float" office:value="191.809263333815">
                <text:p>191.809263333815</text:p>
              </table:table-cell>
              <table:table-cell office:value-type="float" office:value="181.080603512446">
                <text:p>181.080603512446</text:p>
              </table:table-cell>
              <table:table-cell office:value-type="float" office:value="190.954863371978">
                <text:p>190.954863371978</text:p>
              </table:table-cell>
              <table:table-cell office:value-type="float" office:value="189.816278797627">
                <text:p>189.816278797627</text:p>
              </table:table-cell>
              <table:table-cell office:value-type="float" office:value="192.418432552399">
                <text:p>192.418432552399</text:p>
              </table:table-cell>
              <table:table-cell office:value-type="float" office:value="186.822343893645">
                <text:p>186.822343893645</text:p>
              </table:table-cell>
              <table:table-cell office:value-type="float" office:value="182.952518264462">
                <text:p>182.952518264462</text:p>
              </table:table-cell>
              <table:table-cell office:value-type="float" office:value="181.506964518044">
                <text:p>181.506964518044</text:p>
              </table:table-cell>
              <table:table-cell office:value-type="float" office:value="174.544862568936">
                <text:p>174.544862568936</text:p>
              </table:table-cell>
              <table:table-cell office:value-type="float" office:value="174.46082993045">
                <text:p>174.46082993045</text:p>
              </table:table-cell>
              <table:table-cell office:value-type="float" office:value="166.376427519489">
                <text:p>166.376427519489</text:p>
              </table:table-cell>
              <table:table-cell office:value-type="float" office:value="165.271013100222">
                <text:p>165.271013100222</text:p>
              </table:table-cell>
              <table:table-cell office:value-type="float" office:value="162.789741512977">
                <text:p>162.789741512977</text:p>
              </table:table-cell>
              <table:table-cell office:value-type="float" office:value="166.764765988918">
                <text:p>166.764765988918</text:p>
              </table:table-cell>
              <table:table-cell office:value-type="float" office:value="165.033960714589">
                <text:p>165.033960714589</text:p>
              </table:table-cell>
              <table:table-cell office:value-type="float" office:value="170.972945019906">
                <text:p>170.972945019906</text:p>
              </table:table-cell>
              <table:table-cell office:value-type="float" office:value="167.07148490774">
                <text:p>167.07148490774</text:p>
              </table:table-cell>
              <table:table-cell office:value-type="float" office:value="174.395469992132">
                <text:p>174.395469992132</text:p>
              </table:table-cell>
              <table:table-cell office:value-type="float" office:value="174.361432053968">
                <text:p>174.361432053968</text:p>
              </table:table-cell>
              <table:table-cell office:value-type="float" office:value="172.754752519609">
                <text:p>172.754752519609</text:p>
              </table:table-cell>
              <table:table-cell office:value-type="float" office:value="177.531706657465">
                <text:p>177.531706657465</text:p>
              </table:table-cell>
              <table:table-cell office:value-type="float" office:value="180.589427067344">
                <text:p>180.589427067344</text:p>
              </table:table-cell>
              <table:table-cell office:value-type="float" office:value="183.915684406361">
                <text:p>183.915684406361</text:p>
              </table:table-cell>
              <table:table-cell office:value-type="float" office:value="180.001394470155">
                <text:p>180.001394470155</text:p>
              </table:table-cell>
              <table:table-cell office:value-type="float" office:value="189.490207184993">
                <text:p>189.490207184993</text:p>
              </table:table-cell>
              <table:table-cell office:value-type="float" office:value="195.358874871559">
                <text:p>195.358874871559</text:p>
              </table:table-cell>
              <table:table-cell office:value-type="float" office:value="203.969500231349">
                <text:p>203.969500231349</text:p>
              </table:table-cell>
              <table:table-cell office:value-type="float" office:value="199.052514173284">
                <text:p>199.052514173284</text:p>
              </table:table-cell>
              <table:table-cell office:value-type="float" office:value="194.314174486907">
                <text:p>194.314174486907</text:p>
              </table:table-cell>
              <table:table-cell office:value-type="float" office:value="199.275624182732">
                <text:p>199.275624182732</text:p>
              </table:table-cell>
              <table:table-cell office:value-type="float" office:value="189.095665018783">
                <text:p>189.095665018783</text:p>
              </table:table-cell>
              <table:table-cell office:value-type="float" office:value="189.229313377154">
                <text:p>189.229313377154</text:p>
              </table:table-cell>
              <table:table-cell office:value-type="float" office:value="178.174908991916">
                <text:p>178.174908991916</text:p>
              </table:table-cell>
              <table:table-cell office:value-type="float" office:value="183.122425128673">
                <text:p>183.122425128673</text:p>
              </table:table-cell>
              <table:table-cell office:value-type="float" office:value="180.421105507553">
                <text:p>180.421105507553</text:p>
              </table:table-cell>
              <table:table-cell office:value-type="float" office:value="170.213405204274">
                <text:p>170.213405204274</text:p>
              </table:table-cell>
              <table:table-cell office:value-type="float" office:value="175.051540077233">
                <text:p>175.051540077233</text:p>
              </table:table-cell>
              <table:table-cell office:value-type="float" office:value="169.434591835634">
                <text:p>169.434591835634</text:p>
              </table:table-cell>
              <table:table-cell office:value-type="float" office:value="176.314259076886">
                <text:p>176.314259076886</text:p>
              </table:table-cell>
              <table:table-cell office:value-type="float" office:value="171.645259202621">
                <text:p>171.645259202621</text:p>
              </table:table-cell>
              <table:table-cell office:value-type="float" office:value="184.076901364993">
                <text:p>184.076901364993</text:p>
              </table:table-cell>
              <table:table-cell office:value-type="float" office:value="185.537650326072">
                <text:p>185.537650326072</text:p>
              </table:table-cell>
              <table:table-cell office:value-type="float" office:value="185.815451530308">
                <text:p>185.815451530308</text:p>
              </table:table-cell>
              <table:table-cell office:value-type="float" office:value="185.088806612113">
                <text:p>185.088806612113</text:p>
              </table:table-cell>
              <table:table-cell office:value-type="float" office:value="192.544217691631">
                <text:p>192.544217691631</text:p>
              </table:table-cell>
              <table:table-cell office:value-type="float" office:value="194.44978726347">
                <text:p>194.44978726347</text:p>
              </table:table-cell>
              <table:table-cell office:value-type="float" office:value="192.611228918982">
                <text:p>192.611228918982</text:p>
              </table:table-cell>
              <table:table-cell office:value-type="float" office:value="192.209622700881">
                <text:p>192.209622700881</text:p>
              </table:table-cell>
              <table:table-cell office:value-type="float" office:value="182.856743488657">
                <text:p>182.856743488657</text:p>
              </table:table-cell>
              <table:table-cell office:value-type="float" office:value="181.335676129173">
                <text:p>181.335676129173</text:p>
              </table:table-cell>
              <table:table-cell office:value-type="float" office:value="173.170456041745">
                <text:p>173.170456041745</text:p>
              </table:table-cell>
              <table:table-cell office:value-type="float" office:value="174.31374012026">
                <text:p>174.31374012026</text:p>
              </table:table-cell>
              <table:table-cell office:value-type="float" office:value="162.088576487155">
                <text:p>162.088576487155</text:p>
              </table:table-cell>
              <table:table-cell office:value-type="float" office:value="152.400394522133">
                <text:p>152.400394522133</text:p>
              </table:table-cell>
              <table:table-cell office:value-type="float" office:value="157.326636098064">
                <text:p>157.326636098064</text:p>
              </table:table-cell>
              <table:table-cell office:value-type="float" office:value="146.260311637629">
                <text:p>146.260311637629</text:p>
              </table:table-cell>
              <table:table-cell office:value-type="float" office:value="149.391719975824">
                <text:p>149.391719975824</text:p>
              </table:table-cell>
              <table:table-cell office:value-type="float" office:value="145.944024916978">
                <text:p>145.944024916978</text:p>
              </table:table-cell>
              <table:table-cell office:value-type="float" office:value="143.604972448732">
                <text:p>143.604972448732</text:p>
              </table:table-cell>
              <table:table-cell office:value-type="float" office:value="146.202019850337">
                <text:p>146.202019850337</text:p>
              </table:table-cell>
              <table:table-cell office:value-type="float" office:value="141.223896479157">
                <text:p>141.223896479157</text:p>
              </table:table-cell>
              <table:table-cell office:value-type="float" office:value="141.977498603596">
                <text:p>141.977498603596</text:p>
              </table:table-cell>
              <table:table-cell office:value-type="float" office:value="139.234828926018">
                <text:p>139.234828926018</text:p>
              </table:table-cell>
              <table:table-cell office:value-type="float" office:value="145.84920216538">
                <text:p>145.84920216538</text:p>
              </table:table-cell>
              <table:table-cell office:value-type="float" office:value="136.54820596854">
                <text:p>136.54820596854</text:p>
              </table:table-cell>
              <table:table-cell office:value-type="float" office:value="143.791279795421">
                <text:p>143.791279795421</text:p>
              </table:table-cell>
              <table:table-cell office:value-type="float" office:value="138.999666713537">
                <text:p>138.999666713537</text:p>
              </table:table-cell>
              <table:table-cell office:value-type="float" office:value="143.4240169542">
                <text:p>143.4240169542</text:p>
              </table:table-cell>
              <table:table-cell office:value-type="float" office:value="147.835849224346">
                <text:p>147.835849224346</text:p>
              </table:table-cell>
              <table:table-cell office:value-type="float" office:value="152.410487829786">
                <text:p>152.410487829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FreeBSD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ing_20_91" draw:display-name="Hatching 91" draw:style="single" draw:color="#000000" draw:distance="0cm" draw:rotation="0"/>
    <draw:hatch draw:name="dd" draw:style="double" draw:color="#cc99ff" draw:distance="0.14cm" draw:rotation="45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